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E1E1E"/>
    </style:style>
    <style:style style:name="T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 style:parent-style-name="Normal" style:family="paragraph">
      <style:paragraph-properties fo:margin-bottom="0in" style:line-height-at-least="0.1979in" fo:background-color="#1E1E1E"/>
    </style:style>
    <style:style style:name="T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 style:parent-style-name="Normal" style:family="paragraph">
      <style:paragraph-properties fo:margin-bottom="0in" style:line-height-at-least="0.1979in" fo:background-color="#1E1E1E"/>
    </style:style>
    <style:style style:name="T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 style:parent-style-name="Normal" style:family="paragraph">
      <style:paragraph-properties fo:margin-bottom="0in" style:line-height-at-least="0.1979in" fo:background-color="#1E1E1E"/>
    </style:style>
    <style:style style:name="T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 style:parent-style-name="Normal" style:family="paragraph">
      <style:paragraph-properties fo:margin-bottom="0in" style:line-height-at-least="0.1979in" fo:background-color="#1E1E1E"/>
    </style:style>
    <style:style style:name="T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 style:parent-style-name="Normal" style:family="paragraph">
      <style:paragraph-properties fo:margin-bottom="0in" style:line-height-at-least="0.1979in" fo:background-color="#1E1E1E"/>
    </style:style>
    <style:style style:name="T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 style:parent-style-name="Normal" style:family="paragraph">
      <style:paragraph-properties fo:margin-bottom="0in" style:line-height-at-least="0.1979in" fo:background-color="#1E1E1E"/>
    </style:style>
    <style:style style:name="T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8" style:parent-style-name="Normal" style:family="paragraph">
      <style:paragraph-properties fo:margin-bottom="0in" style:line-height-at-least="0.1979in" fo:background-color="#1E1E1E"/>
    </style:style>
    <style:style style:name="T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71" style:parent-style-name="Normal" style:family="paragraph">
      <style:paragraph-properties fo:margin-bottom="0in" style:line-height-at-least="0.1979in" fo:background-color="#1E1E1E"/>
    </style:style>
    <style:style style:name="T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82" style:parent-style-name="Normal" style:family="paragraph">
      <style:paragraph-properties fo:margin-bottom="0in" style:line-height-at-least="0.1979in" fo:background-color="#1E1E1E"/>
    </style:style>
    <style:style style:name="T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85" style:parent-style-name="Normal" style:family="paragraph">
      <style:paragraph-properties fo:margin-bottom="0in" style:line-height-at-least="0.1979in" fo:background-color="#1E1E1E"/>
    </style:style>
    <style:style style:name="T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6" style:parent-style-name="Normal" style:family="paragraph">
      <style:paragraph-properties fo:margin-bottom="0in" style:line-height-at-least="0.1979in" fo:background-color="#1E1E1E"/>
    </style:style>
    <style:style style:name="T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99" style:parent-style-name="Normal" style:family="paragraph">
      <style:paragraph-properties fo:margin-bottom="0in" style:line-height-at-least="0.1979in" fo:background-color="#1E1E1E"/>
    </style:style>
    <style:style style:name="T1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2" style:parent-style-name="Normal" style:family="paragraph">
      <style:paragraph-properties fo:margin-bottom="0in" style:line-height-at-least="0.1979in" fo:background-color="#1E1E1E"/>
    </style:style>
    <style:style style:name="T1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17" style:parent-style-name="Normal" style:family="paragraph">
      <style:paragraph-properties fo:margin-bottom="0in" style:line-height-at-least="0.1979in" fo:background-color="#1E1E1E"/>
    </style:style>
    <style:style style:name="T1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21" style:parent-style-name="Normal" style:family="paragraph">
      <style:paragraph-properties fo:margin-bottom="0in" style:line-height-at-least="0.1979in" fo:background-color="#1E1E1E"/>
    </style:style>
    <style:style style:name="T12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23" style:parent-style-name="Normal" style:family="paragraph">
      <style:paragraph-properties fo:margin-bottom="0in" style:line-height-at-least="0.1979in" fo:background-color="#1E1E1E"/>
    </style:style>
    <style:style style:name="T1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25" style:parent-style-name="Normal" style:family="paragraph">
      <style:paragraph-properties fo:margin-bottom="0in" style:line-height-at-least="0.1979in" fo:background-color="#1E1E1E"/>
    </style:style>
    <style:style style:name="T1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5" style:parent-style-name="Normal" style:family="paragraph">
      <style:paragraph-properties fo:margin-bottom="0in" style:line-height-at-least="0.1979in" fo:background-color="#1E1E1E"/>
    </style:style>
    <style:style style:name="T1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4" style:parent-style-name="Normal" style:family="paragraph">
      <style:paragraph-properties fo:margin-bottom="0in" style:line-height-at-least="0.1979in" fo:background-color="#1E1E1E"/>
    </style:style>
    <style:style style:name="T1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7" style:parent-style-name="Normal" style:family="paragraph">
      <style:paragraph-properties fo:margin-bottom="0in" style:line-height-at-least="0.1979in" fo:background-color="#1E1E1E"/>
    </style:style>
    <style:style style:name="T1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4" style:parent-style-name="Normal" style:family="paragraph">
      <style:paragraph-properties fo:margin-bottom="0in" style:line-height-at-least="0.1979in" fo:background-color="#1E1E1E"/>
    </style:style>
    <style:style style:name="T1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9" style:parent-style-name="Normal" style:family="paragraph">
      <style:paragraph-properties fo:margin-bottom="0in" style:line-height-at-least="0.1979in" fo:background-color="#1E1E1E"/>
    </style:style>
    <style:style style:name="T1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8" style:parent-style-name="Normal" style:family="paragraph">
      <style:paragraph-properties fo:margin-bottom="0in" style:line-height-at-least="0.1979in" fo:background-color="#1E1E1E"/>
    </style:style>
    <style:style style:name="T2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9" style:parent-style-name="Normal" style:family="paragraph">
      <style:paragraph-properties fo:margin-bottom="0in" style:line-height-at-least="0.1979in" fo:background-color="#1E1E1E"/>
    </style:style>
    <style:style style:name="T2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3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0" style:parent-style-name="Normal" style:family="paragraph">
      <style:paragraph-properties fo:margin-bottom="0in" style:line-height-at-least="0.1979in" fo:background-color="#1E1E1E"/>
    </style:style>
    <style:style style:name="T2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1" style:parent-style-name="Normal" style:family="paragraph">
      <style:paragraph-properties fo:margin-bottom="0in" style:line-height-at-least="0.1979in" fo:background-color="#1E1E1E"/>
    </style:style>
    <style:style style:name="T2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6" style:parent-style-name="Normal" style:family="paragraph">
      <style:paragraph-properties fo:margin-bottom="0in" style:line-height-at-least="0.1979in" fo:background-color="#1E1E1E"/>
    </style:style>
    <style:style style:name="T2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1" style:parent-style-name="Normal" style:family="paragraph">
      <style:paragraph-properties fo:margin-bottom="0in" style:line-height-at-least="0.1979in" fo:background-color="#1E1E1E"/>
    </style:style>
    <style:style style:name="T2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4" style:parent-style-name="Normal" style:family="paragraph">
      <style:paragraph-properties fo:margin-bottom="0in" style:line-height-at-least="0.1979in" fo:background-color="#1E1E1E"/>
    </style:style>
    <style:style style:name="T2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3" style:parent-style-name="Normal" style:family="paragraph">
      <style:paragraph-properties fo:margin-bottom="0in" style:line-height-at-least="0.1979in" fo:background-color="#1E1E1E"/>
    </style:style>
    <style:style style:name="T2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01" style:parent-style-name="Normal" style:family="paragraph">
      <style:paragraph-properties fo:margin-bottom="0in" style:line-height-at-least="0.1979in" fo:background-color="#1E1E1E"/>
    </style:style>
    <style:style style:name="T3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2" style:parent-style-name="Normal" style:family="paragraph">
      <style:paragraph-properties fo:margin-bottom="0in" style:line-height-at-least="0.1979in" fo:background-color="#1E1E1E"/>
    </style:style>
    <style:style style:name="T3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7" style:parent-style-name="Normal" style:family="paragraph">
      <style:paragraph-properties fo:margin-bottom="0in" style:line-height-at-least="0.1979in" fo:background-color="#1E1E1E"/>
    </style:style>
    <style:style style:name="T3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3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5" style:parent-style-name="Normal" style:family="paragraph">
      <style:paragraph-properties fo:margin-bottom="0in" style:line-height-at-least="0.1979in" fo:background-color="#1E1E1E"/>
    </style:style>
    <style:style style:name="T3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6" style:parent-style-name="Normal" style:family="paragraph">
      <style:paragraph-properties fo:margin-bottom="0in" style:line-height-at-least="0.1979in" fo:background-color="#1E1E1E"/>
    </style:style>
    <style:style style:name="T3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1" style:parent-style-name="Normal" style:family="paragraph">
      <style:paragraph-properties fo:margin-bottom="0in" style:line-height-at-least="0.1979in" fo:background-color="#1E1E1E"/>
    </style:style>
    <style:style style:name="T3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69" style:parent-style-name="Normal" style:family="paragraph">
      <style:paragraph-properties fo:margin-bottom="0in" style:line-height-at-least="0.1979in" fo:background-color="#1E1E1E"/>
    </style:style>
    <style:style style:name="T3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0" style:parent-style-name="Normal" style:family="paragraph">
      <style:paragraph-properties fo:margin-bottom="0in" style:line-height-at-least="0.1979in" fo:background-color="#1E1E1E"/>
    </style:style>
    <style:style style:name="T3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5" style:parent-style-name="Normal" style:family="paragraph">
      <style:paragraph-properties fo:margin-bottom="0in" style:line-height-at-least="0.1979in" fo:background-color="#1E1E1E"/>
    </style:style>
    <style:style style:name="T3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99" style:parent-style-name="Normal" style:family="paragraph">
      <style:paragraph-properties fo:margin-bottom="0in" style:line-height-at-least="0.1979in" fo:background-color="#1E1E1E"/>
    </style:style>
    <style:style style:name="T4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0" style:parent-style-name="Normal" style:family="paragraph">
      <style:paragraph-properties fo:margin-bottom="0in" style:line-height-at-least="0.1979in" fo:background-color="#1E1E1E"/>
    </style:style>
    <style:style style:name="T4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5" style:parent-style-name="Normal" style:family="paragraph">
      <style:paragraph-properties fo:margin-bottom="0in" style:line-height-at-least="0.1979in" fo:background-color="#1E1E1E"/>
    </style:style>
    <style:style style:name="T4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29" style:parent-style-name="Normal" style:family="paragraph">
      <style:paragraph-properties fo:margin-bottom="0in" style:line-height-at-least="0.1979in" fo:background-color="#1E1E1E"/>
    </style:style>
    <style:style style:name="T4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0" style:parent-style-name="Normal" style:family="paragraph">
      <style:paragraph-properties fo:margin-bottom="0in" style:line-height-at-least="0.1979in" fo:background-color="#1E1E1E"/>
    </style:style>
    <style:style style:name="T4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5" style:parent-style-name="Normal" style:family="paragraph">
      <style:paragraph-properties fo:margin-bottom="0in" style:line-height-at-least="0.1979in" fo:background-color="#1E1E1E"/>
    </style:style>
    <style:style style:name="T4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4" style:parent-style-name="Normal" style:family="paragraph">
      <style:paragraph-properties fo:margin-bottom="0in" style:line-height-at-least="0.1979in" fo:background-color="#1E1E1E"/>
    </style:style>
    <style:style style:name="T4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64" style:parent-style-name="Normal" style:family="paragraph">
      <style:paragraph-properties fo:margin-bottom="0in" style:line-height-at-least="0.1979in" fo:background-color="#1E1E1E"/>
    </style:style>
    <style:style style:name="T4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9" style:parent-style-name="Normal" style:family="paragraph">
      <style:paragraph-properties fo:margin-bottom="0in" style:line-height-at-least="0.1979in" fo:background-color="#1E1E1E"/>
    </style:style>
    <style:style style:name="T4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8" style:parent-style-name="Normal" style:family="paragraph">
      <style:paragraph-properties fo:margin-bottom="0in" style:line-height-at-least="0.1979in" fo:background-color="#1E1E1E"/>
    </style:style>
    <style:style style:name="T4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8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88" style:parent-style-name="Normal" style:family="paragraph">
      <style:paragraph-properties fo:margin-bottom="0in" style:line-height-at-least="0.1979in" fo:background-color="#1E1E1E"/>
    </style:style>
    <style:style style:name="T4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3" style:parent-style-name="Normal" style:family="paragraph">
      <style:paragraph-properties fo:margin-bottom="0in" style:line-height-at-least="0.1979in" fo:background-color="#1E1E1E"/>
    </style:style>
    <style:style style:name="T4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3" style:parent-style-name="Normal" style:family="paragraph">
      <style:paragraph-properties fo:margin-bottom="0in" style:line-height-at-least="0.1979in" fo:background-color="#1E1E1E"/>
    </style:style>
    <style:style style:name="T5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8" style:parent-style-name="Normal" style:family="paragraph">
      <style:paragraph-properties fo:margin-bottom="0in" style:line-height-at-least="0.1979in" fo:background-color="#1E1E1E"/>
    </style:style>
    <style:style style:name="T5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18" style:parent-style-name="Normal" style:family="paragraph">
      <style:paragraph-properties fo:margin-bottom="0in" style:line-height-at-least="0.1979in" fo:background-color="#1E1E1E"/>
    </style:style>
    <style:style style:name="T5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3" style:parent-style-name="Normal" style:family="paragraph">
      <style:paragraph-properties fo:margin-bottom="0in" style:line-height-at-least="0.1979in" fo:background-color="#1E1E1E"/>
    </style:style>
    <style:style style:name="T5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32" style:parent-style-name="Normal" style:family="paragraph">
      <style:paragraph-properties fo:margin-bottom="0in" style:line-height-at-least="0.1979in" fo:background-color="#1E1E1E"/>
    </style:style>
    <style:style style:name="T5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42" style:parent-style-name="Normal" style:family="paragraph">
      <style:paragraph-properties fo:margin-bottom="0in" style:line-height-at-least="0.1979in" fo:background-color="#1E1E1E"/>
    </style:style>
    <style:style style:name="T5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7" style:parent-style-name="Normal" style:family="paragraph">
      <style:paragraph-properties fo:margin-bottom="0in" style:line-height-at-least="0.1979in" fo:background-color="#1E1E1E"/>
    </style:style>
    <style:style style:name="T5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3" style:parent-style-name="Normal" style:family="paragraph">
      <style:paragraph-properties fo:margin-bottom="0in" style:line-height-at-least="0.1979in" fo:background-color="#1E1E1E"/>
    </style:style>
    <style:style style:name="T5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9" style:parent-style-name="Normal" style:family="paragraph">
      <style:paragraph-properties fo:margin-bottom="0in" style:line-height-at-least="0.1979in" fo:background-color="#1E1E1E"/>
    </style:style>
    <style:style style:name="T5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5" style:parent-style-name="Normal" style:family="paragraph">
      <style:paragraph-properties fo:margin-bottom="0in" style:line-height-at-least="0.1979in" fo:background-color="#1E1E1E"/>
    </style:style>
    <style:style style:name="T5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4" style:parent-style-name="Normal" style:family="paragraph">
      <style:paragraph-properties fo:margin-bottom="0in" style:line-height-at-least="0.1979in" fo:background-color="#1E1E1E"/>
    </style:style>
    <style:style style:name="T5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83" style:parent-style-name="Normal" style:family="paragraph">
      <style:paragraph-properties fo:margin-bottom="0in" style:line-height-at-least="0.1979in" fo:background-color="#1E1E1E"/>
    </style:style>
    <style:style style:name="T5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8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92" style:parent-style-name="Normal" style:family="paragraph">
      <style:paragraph-properties fo:margin-bottom="0in" style:line-height-at-least="0.1979in" fo:background-color="#1E1E1E"/>
    </style:style>
    <style:style style:name="T5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9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0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0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05" style:parent-style-name="Normal" style:family="paragraph">
      <style:paragraph-properties fo:margin-bottom="0in" style:line-height-at-least="0.1979in" fo:background-color="#1E1E1E"/>
    </style:style>
    <style:style style:name="T6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0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10" style:parent-style-name="Normal" style:family="paragraph">
      <style:paragraph-properties fo:margin-bottom="0in" style:line-height-at-least="0.1979in" fo:background-color="#1E1E1E"/>
    </style:style>
    <style:style style:name="T6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15" style:parent-style-name="Normal" style:family="paragraph">
      <style:paragraph-properties fo:margin-bottom="0in" style:line-height-at-least="0.1979in" fo:background-color="#1E1E1E"/>
    </style:style>
    <style:style style:name="T6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1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2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621" style:parent-style-name="Normal" style:family="paragraph">
      <style:paragraph-properties fo:margin-bottom="0in" style:line-height-at-least="0.1979in" fo:background-color="#1E1E1E"/>
    </style:style>
    <style:style style:name="T6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2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627" style:parent-style-name="Normal" style:family="paragraph">
      <style:paragraph-properties fo:margin-bottom="0in" style:line-height-at-least="0.1979in" fo:background-color="#1E1E1E"/>
    </style:style>
    <style:style style:name="T6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31" style:parent-style-name="Normal" style:family="paragraph">
      <style:paragraph-properties fo:margin-bottom="0in" style:line-height-at-least="0.1979in" fo:background-color="#1E1E1E"/>
    </style:style>
    <style:style style:name="T6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6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635" style:parent-style-name="Normal" style:family="paragraph">
      <style:paragraph-properties fo:margin-bottom="0in" style:line-height-at-least="0.1979in" fo:background-color="#1E1E1E"/>
    </style:style>
    <style:style style:name="T6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3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4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45" style:parent-style-name="Normal" style:family="paragraph">
      <style:paragraph-properties fo:margin-bottom="0in" style:line-height-at-least="0.1979in" fo:background-color="#1E1E1E"/>
    </style:style>
    <style:style style:name="T6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4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648" style:parent-style-name="Normal" style:family="paragraph">
      <style:paragraph-properties fo:margin-bottom="0in" style:line-height-at-least="0.1979in" fo:background-color="#1E1E1E"/>
    </style:style>
    <style:style style:name="T6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50"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54"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58" style:parent-style-name="Normal" style:family="paragraph">
      <style:paragraph-properties fo:margin-bottom="0in" style:line-height-at-least="0.1979in" fo:background-color="#1E1E1E"/>
    </style:style>
    <style:style style:name="T6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6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661" style:parent-style-name="Normal" style:family="paragraph">
      <style:paragraph-properties fo:margin-bottom="0in" style:line-height-at-least="0.1979in" fo:background-color="#1E1E1E"/>
    </style:style>
    <style:style style:name="T6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63" style:parent-style-name="DefaultParagraphFont" style:family="text">
      <style:text-properties style:font-name="Consolas" style:font-name-asian="Times New Roman" style:font-name-complex="Times New Roman" fo:color="#C586C0" fo:font-size="10.5pt" style:font-size-asian="10.5pt" style:font-size-complex="10.5pt" fo:language="en" fo:country="AT" style:language-asian="en" style:country-asian="AT"/>
    </style:style>
    <style:style style:name="T6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65"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6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69"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71"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6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73" style:parent-style-name="Normal" style:family="paragraph">
      <style:paragraph-properties fo:margin-bottom="0in" style:line-height-at-least="0.1979in" fo:background-color="#1E1E1E"/>
    </style:style>
    <style:style style:name="T6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7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8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8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8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88" style:parent-style-name="Normal" style:family="paragraph">
      <style:paragraph-properties fo:margin-bottom="0in" style:line-height-at-least="0.1979in" fo:background-color="#1E1E1E"/>
    </style:style>
    <style:style style:name="T6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90" style:parent-style-name="DefaultParagraphFont" style:family="text">
      <style:text-properties style:font-name="Consolas" style:font-name-asian="Times New Roman" style:font-name-complex="Times New Roman" fo:color="#C586C0" fo:font-size="10.5pt" style:font-size-asian="10.5pt" style:font-size-complex="10.5pt" fo:language="en" fo:country="AT" style:language-asian="en" style:country-asian="AT"/>
    </style:style>
    <style:style style:name="P69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692" style:parent-style-name="Normal" style:family="paragraph">
      <style:paragraph-properties fo:margin-bottom="0in" style:line-height-at-least="0.1979in" fo:background-color="#1E1E1E"/>
    </style:style>
    <style:style style:name="T6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6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96"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6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6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6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0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0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08" style:parent-style-name="Normal" style:family="paragraph">
      <style:paragraph-properties fo:margin-bottom="0in" style:line-height-at-least="0.1979in" fo:background-color="#1E1E1E"/>
    </style:style>
    <style:style style:name="T7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1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711" style:parent-style-name="Normal" style:family="paragraph">
      <style:paragraph-properties fo:margin-bottom="0in" style:line-height-at-least="0.1979in" fo:background-color="#1E1E1E"/>
    </style:style>
    <style:style style:name="T7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13"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1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7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2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22" style:parent-style-name="Normal" style:family="paragraph">
      <style:paragraph-properties fo:margin-bottom="0in" style:line-height-at-least="0.1979in" fo:background-color="#1E1E1E"/>
    </style:style>
    <style:style style:name="T7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725" style:parent-style-name="Normal" style:family="paragraph">
      <style:paragraph-properties fo:margin-bottom="0in" style:line-height-at-least="0.1979in" fo:background-color="#1E1E1E"/>
    </style:style>
    <style:style style:name="T7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2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3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35" style:parent-style-name="Normal" style:family="paragraph">
      <style:paragraph-properties fo:margin-bottom="0in" style:line-height-at-least="0.1979in" fo:background-color="#1E1E1E"/>
    </style:style>
    <style:style style:name="T7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3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4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4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4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47" style:parent-style-name="Normal" style:family="paragraph">
      <style:paragraph-properties fo:margin-bottom="0in" style:line-height-at-least="0.1979in" fo:background-color="#1E1E1E"/>
    </style:style>
    <style:style style:name="T7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4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750" style:parent-style-name="Normal" style:family="paragraph">
      <style:paragraph-properties fo:margin-bottom="0in" style:line-height-at-least="0.1979in" fo:background-color="#1E1E1E"/>
    </style:style>
    <style:style style:name="T7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52"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56"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7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6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61" style:parent-style-name="Normal" style:family="paragraph">
      <style:paragraph-properties fo:margin-bottom="0in" style:line-height-at-least="0.1979in" fo:background-color="#1E1E1E"/>
    </style:style>
    <style:style style:name="T7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6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764" style:parent-style-name="Normal" style:family="paragraph">
      <style:paragraph-properties fo:margin-bottom="0in" style:line-height-at-least="0.1979in" fo:background-color="#1E1E1E"/>
    </style:style>
    <style:style style:name="T7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66"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70"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7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75" style:parent-style-name="Normal" style:family="paragraph">
      <style:paragraph-properties fo:margin-bottom="0in" style:line-height-at-least="0.1979in" fo:background-color="#1E1E1E"/>
    </style:style>
    <style:style style:name="T7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7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7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8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7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8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788" style:parent-style-name="Normal" style:family="paragraph">
      <style:paragraph-properties fo:margin-bottom="0in" style:line-height-at-least="0.1979in" fo:background-color="#1E1E1E"/>
    </style:style>
    <style:style style:name="T7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90" style:parent-style-name="DefaultParagraphFont" style:family="text">
      <style:text-properties style:font-name="Consolas" style:font-name-asian="Times New Roman" style:font-name-complex="Times New Roman" fo:color="#C586C0" fo:font-size="10.5pt" style:font-size-asian="10.5pt" style:font-size-complex="10.5pt" fo:language="en" fo:country="AT" style:language-asian="en" style:country-asian="AT"/>
    </style:style>
    <style:style style:name="T7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92"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7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798"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7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02" style:parent-style-name="Normal" style:family="paragraph">
      <style:paragraph-properties fo:margin-bottom="0in" style:line-height-at-least="0.1979in" fo:background-color="#1E1E1E"/>
    </style:style>
    <style:style style:name="T8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0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805" style:parent-style-name="Normal" style:family="paragraph">
      <style:paragraph-properties fo:margin-bottom="0in" style:line-height-at-least="0.1979in" fo:background-color="#1E1E1E"/>
    </style:style>
    <style:style style:name="T8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0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1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1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15" style:parent-style-name="Normal" style:family="paragraph">
      <style:paragraph-properties fo:margin-bottom="0in" style:line-height-at-least="0.1979in" fo:background-color="#1E1E1E"/>
    </style:style>
    <style:style style:name="T8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1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2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25" style:parent-style-name="Normal" style:family="paragraph">
      <style:paragraph-properties fo:margin-bottom="0in" style:line-height-at-least="0.1979in" fo:background-color="#1E1E1E"/>
    </style:style>
    <style:style style:name="T8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2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3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8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3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3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37" style:parent-style-name="Normal" style:family="paragraph">
      <style:paragraph-properties fo:margin-bottom="0in" style:line-height-at-least="0.1979in" fo:background-color="#1E1E1E"/>
    </style:style>
    <style:style style:name="T8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841" style:parent-style-name="Normal" style:family="paragraph">
      <style:paragraph-properties fo:margin-bottom="0.1666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842" style:parent-style-name="Normal" style:family="paragraph">
      <style:paragraph-properties fo:margin-bottom="0in" style:line-height-at-least="0.1979in" fo:background-color="#1E1E1E"/>
    </style:style>
    <style:style style:name="T8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5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852" style:parent-style-name="Normal" style:family="paragraph">
      <style:paragraph-properties fo:margin-bottom="0in" style:line-height-at-least="0.1979in" fo:background-color="#1E1E1E"/>
    </style:style>
    <style:style style:name="T85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854" style:parent-style-name="Normal" style:family="paragraph">
      <style:paragraph-properties fo:margin-bottom="0in" style:line-height-at-least="0.1979in" fo:background-color="#1E1E1E"/>
    </style:style>
    <style:style style:name="T8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6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6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867" style:parent-style-name="Normal" style:family="paragraph">
      <style:paragraph-properties fo:margin-bottom="0in" style:line-height-at-least="0.1979in" fo:background-color="#1E1E1E"/>
    </style:style>
    <style:style style:name="T8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7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7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880" style:parent-style-name="Normal" style:family="paragraph">
      <style:paragraph-properties fo:margin-bottom="0in" style:line-height-at-least="0.1979in" fo:background-color="#1E1E1E"/>
    </style:style>
    <style:style style:name="T8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8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8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9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8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893" style:parent-style-name="Normal" style:family="paragraph">
      <style:paragraph-properties fo:margin-bottom="0in" style:line-height-at-least="0.1979in" fo:background-color="#1E1E1E"/>
    </style:style>
    <style:style style:name="T8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8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8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8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8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09" style:parent-style-name="Normal" style:family="paragraph">
      <style:paragraph-properties fo:margin-bottom="0in" style:line-height-at-least="0.1979in" fo:background-color="#1E1E1E"/>
    </style:style>
    <style:style style:name="T9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26" style:parent-style-name="Normal" style:family="paragraph">
      <style:paragraph-properties fo:margin-bottom="0in" style:line-height-at-least="0.1979in" fo:background-color="#1E1E1E"/>
    </style:style>
    <style:style style:name="T9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43" style:parent-style-name="Normal" style:family="paragraph">
      <style:paragraph-properties fo:margin-bottom="0in" style:line-height-at-least="0.1979in" fo:background-color="#1E1E1E"/>
    </style:style>
    <style:style style:name="T9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5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56" style:parent-style-name="Normal" style:family="paragraph">
      <style:paragraph-properties fo:margin-bottom="0in" style:line-height-at-least="0.1979in" fo:background-color="#1E1E1E"/>
    </style:style>
    <style:style style:name="T9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66" style:parent-style-name="Normal" style:family="paragraph">
      <style:paragraph-properties fo:margin-bottom="0in" style:line-height-at-least="0.1979in" fo:background-color="#1E1E1E"/>
    </style:style>
    <style:style style:name="T9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71" style:parent-style-name="Normal" style:family="paragraph">
      <style:paragraph-properties fo:margin-bottom="0in" style:line-height-at-least="0.1979in" fo:background-color="#1E1E1E"/>
    </style:style>
    <style:style style:name="T9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7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76" style:parent-style-name="Normal" style:family="paragraph">
      <style:paragraph-properties fo:margin-bottom="0in" style:line-height-at-least="0.1979in" fo:background-color="#1E1E1E"/>
    </style:style>
    <style:style style:name="T9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7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8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8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989" style:parent-style-name="Normal" style:family="paragraph">
      <style:paragraph-properties fo:margin-bottom="0in" style:line-height-at-least="0.1979in" fo:background-color="#1E1E1E"/>
    </style:style>
    <style:style style:name="T9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99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9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9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9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9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05" style:parent-style-name="Normal" style:family="paragraph">
      <style:paragraph-properties fo:margin-bottom="0in" style:line-height-at-least="0.1979in" fo:background-color="#1E1E1E"/>
    </style:style>
    <style:style style:name="T10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0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26" style:parent-style-name="Normal" style:family="paragraph">
      <style:paragraph-properties fo:margin-bottom="0in" style:line-height-at-least="0.1979in" fo:background-color="#1E1E1E"/>
    </style:style>
    <style:style style:name="T10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43" style:parent-style-name="Normal" style:family="paragraph">
      <style:paragraph-properties fo:margin-bottom="0in" style:line-height-at-least="0.1979in" fo:background-color="#1E1E1E"/>
    </style:style>
    <style:style style:name="T10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5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56" style:parent-style-name="Normal" style:family="paragraph">
      <style:paragraph-properties fo:margin-bottom="0in" style:line-height-at-least="0.1979in" fo:background-color="#1E1E1E"/>
    </style:style>
    <style:style style:name="T10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65" style:parent-style-name="Normal" style:family="paragraph">
      <style:paragraph-properties fo:margin-bottom="0in" style:line-height-at-least="0.1979in" fo:background-color="#1E1E1E"/>
    </style:style>
    <style:style style:name="T10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70" style:parent-style-name="Normal" style:family="paragraph">
      <style:paragraph-properties fo:margin-bottom="0in" style:line-height-at-least="0.1979in" fo:background-color="#1E1E1E"/>
    </style:style>
    <style:style style:name="T10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75" style:parent-style-name="Normal" style:family="paragraph">
      <style:paragraph-properties fo:margin-bottom="0in" style:line-height-at-least="0.1979in" fo:background-color="#1E1E1E"/>
    </style:style>
    <style:style style:name="T10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088" style:parent-style-name="Normal" style:family="paragraph">
      <style:paragraph-properties fo:margin-bottom="0in" style:line-height-at-least="0.1979in" fo:background-color="#1E1E1E"/>
    </style:style>
    <style:style style:name="T10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0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0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0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0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0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0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04" style:parent-style-name="Normal" style:family="paragraph">
      <style:paragraph-properties fo:margin-bottom="0in" style:line-height-at-least="0.1979in" fo:background-color="#1E1E1E"/>
    </style:style>
    <style:style style:name="T11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21" style:parent-style-name="Normal" style:family="paragraph">
      <style:paragraph-properties fo:margin-bottom="0in" style:line-height-at-least="0.1979in" fo:background-color="#1E1E1E"/>
    </style:style>
    <style:style style:name="T11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38" style:parent-style-name="Normal" style:family="paragraph">
      <style:paragraph-properties fo:margin-bottom="0in" style:line-height-at-least="0.1979in" fo:background-color="#1E1E1E"/>
    </style:style>
    <style:style style:name="T11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4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4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4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51" style:parent-style-name="Normal" style:family="paragraph">
      <style:paragraph-properties fo:margin-bottom="0in" style:line-height-at-least="0.1979in" fo:background-color="#1E1E1E"/>
    </style:style>
    <style:style style:name="T11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5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60" style:parent-style-name="Normal" style:family="paragraph">
      <style:paragraph-properties fo:margin-bottom="0in" style:line-height-at-least="0.1979in" fo:background-color="#1E1E1E"/>
    </style:style>
    <style:style style:name="T11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65" style:parent-style-name="Normal" style:family="paragraph">
      <style:paragraph-properties fo:margin-bottom="0in" style:line-height-at-least="0.1979in" fo:background-color="#1E1E1E"/>
    </style:style>
    <style:style style:name="T11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70" style:parent-style-name="Normal" style:family="paragraph">
      <style:paragraph-properties fo:margin-bottom="0in" style:line-height-at-least="0.1979in" fo:background-color="#1E1E1E"/>
    </style:style>
    <style:style style:name="T11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7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176" style:parent-style-name="Normal" style:family="paragraph">
      <style:paragraph-properties fo:margin-bottom="0in" style:line-height-at-least="0.1979in" fo:background-color="#1E1E1E"/>
    </style:style>
    <style:style style:name="T11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7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179" style:parent-style-name="Normal" style:family="paragraph">
      <style:paragraph-properties fo:margin-bottom="0in" style:line-height-at-least="0.1979in" fo:background-color="#1E1E1E"/>
    </style:style>
    <style:style style:name="T11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1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190" style:parent-style-name="Normal" style:family="paragraph">
      <style:paragraph-properties fo:margin-bottom="0in" style:line-height-at-least="0.1979in" fo:background-color="#1E1E1E"/>
    </style:style>
    <style:style style:name="T11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9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193" style:parent-style-name="Normal" style:family="paragraph">
      <style:paragraph-properties fo:margin-bottom="0in" style:line-height-at-least="0.1979in" fo:background-color="#1E1E1E"/>
    </style:style>
    <style:style style:name="T11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1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1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1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1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208" style:parent-style-name="Normal" style:family="paragraph">
      <style:paragraph-properties fo:margin-bottom="0in" style:line-height-at-least="0.1979in" fo:background-color="#1E1E1E"/>
    </style:style>
    <style:style style:name="T12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1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223" style:parent-style-name="Normal" style:family="paragraph">
      <style:paragraph-properties fo:margin-bottom="0in" style:line-height-at-least="0.1979in" fo:background-color="#1E1E1E"/>
    </style:style>
    <style:style style:name="T12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227" style:parent-style-name="Normal" style:family="paragraph">
      <style:paragraph-properties fo:margin-bottom="0in" style:line-height-at-least="0.1979in" fo:background-color="#1E1E1E"/>
    </style:style>
    <style:style style:name="T122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229" style:parent-style-name="Normal" style:family="paragraph">
      <style:paragraph-properties fo:margin-bottom="0in" style:line-height-at-least="0.1979in" fo:background-color="#1E1E1E"/>
    </style:style>
    <style:style style:name="T12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2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233" style:parent-style-name="Normal" style:family="paragraph">
      <style:paragraph-properties fo:margin-bottom="0in" style:line-height-at-least="0.1979in" fo:background-color="#1E1E1E"/>
    </style:style>
    <style:style style:name="T12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41"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12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45" style:parent-style-name="Normal" style:family="paragraph">
      <style:paragraph-properties fo:margin-bottom="0in" style:line-height-at-least="0.1979in" fo:background-color="#1E1E1E"/>
    </style:style>
    <style:style style:name="T12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4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4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12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51" style:parent-style-name="Normal" style:family="paragraph">
      <style:paragraph-properties fo:margin-bottom="0in" style:line-height-at-least="0.1979in" fo:background-color="#1E1E1E"/>
    </style:style>
    <style:style style:name="T12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5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57" style:parent-style-name="Normal" style:family="paragraph">
      <style:paragraph-properties fo:margin-bottom="0in" style:line-height-at-least="0.1979in" fo:background-color="#1E1E1E"/>
    </style:style>
    <style:style style:name="T12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6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62" style:parent-style-name="Normal" style:family="paragraph">
      <style:paragraph-properties fo:margin-bottom="0in" style:line-height-at-least="0.1979in" fo:background-color="#1E1E1E"/>
    </style:style>
    <style:style style:name="T12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67" style:parent-style-name="Normal" style:family="paragraph">
      <style:paragraph-properties fo:margin-bottom="0in" style:line-height-at-least="0.1979in" fo:background-color="#1E1E1E"/>
    </style:style>
    <style:style style:name="T12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71" style:parent-style-name="Normal" style:family="paragraph">
      <style:paragraph-properties fo:margin-bottom="0in" style:line-height-at-least="0.1979in" fo:background-color="#1E1E1E"/>
    </style:style>
    <style:style style:name="T12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77" style:parent-style-name="Normal" style:family="paragraph">
      <style:paragraph-properties fo:margin-bottom="0in" style:line-height-at-least="0.1979in" fo:background-color="#1E1E1E"/>
    </style:style>
    <style:style style:name="T12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8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2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8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84" style:parent-style-name="Normal" style:family="paragraph">
      <style:paragraph-properties fo:margin-bottom="0in" style:line-height-at-least="0.1979in" fo:background-color="#1E1E1E"/>
    </style:style>
    <style:style style:name="T12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88" style:parent-style-name="Normal" style:family="paragraph">
      <style:paragraph-properties fo:margin-bottom="0in" style:line-height-at-least="0.1979in" fo:background-color="#1E1E1E"/>
    </style:style>
    <style:style style:name="T12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294" style:parent-style-name="Normal" style:family="paragraph">
      <style:paragraph-properties fo:margin-bottom="0in" style:line-height-at-least="0.1979in" fo:background-color="#1E1E1E"/>
    </style:style>
    <style:style style:name="T12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2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2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2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0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01" style:parent-style-name="Normal" style:family="paragraph">
      <style:paragraph-properties fo:margin-bottom="0in" style:line-height-at-least="0.1979in" fo:background-color="#1E1E1E"/>
    </style:style>
    <style:style style:name="T13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05" style:parent-style-name="Normal" style:family="paragraph">
      <style:paragraph-properties fo:margin-bottom="0in" style:line-height-at-least="0.1979in" fo:background-color="#1E1E1E"/>
    </style:style>
    <style:style style:name="T13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0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13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11" style:parent-style-name="Normal" style:family="paragraph">
      <style:paragraph-properties fo:margin-bottom="0in" style:line-height-at-least="0.1979in" fo:background-color="#1E1E1E"/>
    </style:style>
    <style:style style:name="T13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1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1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19" style:parent-style-name="Normal" style:family="paragraph">
      <style:paragraph-properties fo:margin-bottom="0in" style:line-height-at-least="0.1979in" fo:background-color="#1E1E1E"/>
    </style:style>
    <style:style style:name="T13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23" style:parent-style-name="Normal" style:family="paragraph">
      <style:paragraph-properties fo:margin-bottom="0in" style:line-height-at-least="0.1979in" fo:background-color="#1E1E1E"/>
    </style:style>
    <style:style style:name="T13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32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326" style:parent-style-name="Normal" style:family="paragraph">
      <style:paragraph-properties fo:margin-bottom="0in" style:line-height-at-least="0.1979in" fo:background-color="#1E1E1E"/>
    </style:style>
    <style:style style:name="T13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34" style:parent-style-name="Normal" style:family="paragraph">
      <style:paragraph-properties fo:margin-bottom="0in" style:line-height-at-least="0.1979in" fo:background-color="#1E1E1E"/>
    </style:style>
    <style:style style:name="T13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43" style:parent-style-name="Normal" style:family="paragraph">
      <style:paragraph-properties fo:margin-bottom="0in" style:line-height-at-least="0.1979in" fo:background-color="#1E1E1E"/>
    </style:style>
    <style:style style:name="T13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5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52" style:parent-style-name="Normal" style:family="paragraph">
      <style:paragraph-properties fo:margin-bottom="0in" style:line-height-at-least="0.1979in" fo:background-color="#1E1E1E"/>
    </style:style>
    <style:style style:name="T13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5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355" style:parent-style-name="Normal" style:family="paragraph">
      <style:paragraph-properties fo:margin-bottom="0in" style:line-height-at-least="0.1979in" fo:background-color="#1E1E1E"/>
    </style:style>
    <style:style style:name="T13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64" style:parent-style-name="Normal" style:family="paragraph">
      <style:paragraph-properties fo:margin-bottom="0in" style:line-height-at-least="0.1979in" fo:background-color="#1E1E1E"/>
    </style:style>
    <style:style style:name="T13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7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77" style:parent-style-name="Normal" style:family="paragraph">
      <style:paragraph-properties fo:margin-bottom="0in" style:line-height-at-least="0.1979in" fo:background-color="#1E1E1E"/>
    </style:style>
    <style:style style:name="T13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7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380" style:parent-style-name="Normal" style:family="paragraph">
      <style:paragraph-properties fo:margin-bottom="0in" style:line-height-at-least="0.1979in" fo:background-color="#1E1E1E"/>
    </style:style>
    <style:style style:name="T13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3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8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3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3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396" style:parent-style-name="Normal" style:family="paragraph">
      <style:paragraph-properties fo:margin-bottom="0in" style:line-height-at-least="0.1979in" fo:background-color="#1E1E1E"/>
    </style:style>
    <style:style style:name="T13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3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3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01" style:parent-style-name="Normal" style:family="paragraph">
      <style:paragraph-properties fo:margin-bottom="0in" style:line-height-at-least="0.1979in" fo:background-color="#1E1E1E"/>
    </style:style>
    <style:style style:name="T14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14" style:parent-style-name="Normal" style:family="paragraph">
      <style:paragraph-properties fo:margin-bottom="0in" style:line-height-at-least="0.1979in" fo:background-color="#1E1E1E"/>
    </style:style>
    <style:style style:name="T14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19" style:parent-style-name="Normal" style:family="paragraph">
      <style:paragraph-properties fo:margin-bottom="0in" style:line-height-at-least="0.1979in" fo:background-color="#1E1E1E"/>
    </style:style>
    <style:style style:name="T14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24" style:parent-style-name="Normal" style:family="paragraph">
      <style:paragraph-properties fo:margin-bottom="0in" style:line-height-at-least="0.1979in" fo:background-color="#1E1E1E"/>
    </style:style>
    <style:style style:name="T14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2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427" style:parent-style-name="Normal" style:family="paragraph">
      <style:paragraph-properties fo:margin-bottom="0in" style:line-height-at-least="0.1979in" fo:background-color="#1E1E1E"/>
    </style:style>
    <style:style style:name="T14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3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3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36" style:parent-style-name="Normal" style:family="paragraph">
      <style:paragraph-properties fo:margin-bottom="0in" style:line-height-at-least="0.1979in" fo:background-color="#1E1E1E"/>
    </style:style>
    <style:style style:name="T14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49" style:parent-style-name="Normal" style:family="paragraph">
      <style:paragraph-properties fo:margin-bottom="0in" style:line-height-at-least="0.1979in" fo:background-color="#1E1E1E"/>
    </style:style>
    <style:style style:name="T14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54" style:parent-style-name="Normal" style:family="paragraph">
      <style:paragraph-properties fo:margin-bottom="0in" style:line-height-at-least="0.1979in" fo:background-color="#1E1E1E"/>
    </style:style>
    <style:style style:name="T14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66"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14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6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7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479" style:parent-style-name="Normal" style:family="paragraph">
      <style:paragraph-properties fo:margin-bottom="0in" style:line-height-at-least="0.1979in" fo:background-color="#1E1E1E"/>
    </style:style>
    <style:style style:name="T14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91"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14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4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4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4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4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4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0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0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04" style:parent-style-name="Normal" style:family="paragraph">
      <style:paragraph-properties fo:margin-bottom="0in" style:line-height-at-least="0.1979in" fo:background-color="#1E1E1E"/>
    </style:style>
    <style:style style:name="T15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09" style:parent-style-name="Normal" style:family="paragraph">
      <style:paragraph-properties fo:margin-bottom="0in" style:line-height-at-least="0.1979in" fo:background-color="#1E1E1E"/>
    </style:style>
    <style:style style:name="T15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14" style:parent-style-name="Normal" style:family="paragraph">
      <style:paragraph-properties fo:margin-bottom="0in" style:line-height-at-least="0.1979in" fo:background-color="#1E1E1E"/>
    </style:style>
    <style:style style:name="T15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1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2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23" style:parent-style-name="Normal" style:family="paragraph">
      <style:paragraph-properties fo:margin-bottom="0in" style:line-height-at-least="0.1979in" fo:background-color="#1E1E1E"/>
    </style:style>
    <style:style style:name="T15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2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526" style:parent-style-name="Normal" style:family="paragraph">
      <style:paragraph-properties fo:margin-bottom="0in" style:line-height-at-least="0.1979in" fo:background-color="#1E1E1E"/>
    </style:style>
    <style:style style:name="T15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39" style:parent-style-name="Normal" style:family="paragraph">
      <style:paragraph-properties fo:margin-bottom="0in" style:line-height-at-least="0.1979in" fo:background-color="#1E1E1E"/>
    </style:style>
    <style:style style:name="T15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4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4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4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5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52" style:parent-style-name="Normal" style:family="paragraph">
      <style:paragraph-properties fo:margin-bottom="0in" style:line-height-at-least="0.1979in" fo:background-color="#1E1E1E"/>
    </style:style>
    <style:style style:name="T15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5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5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5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5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65" style:parent-style-name="Normal" style:family="paragraph">
      <style:paragraph-properties fo:margin-bottom="0in" style:line-height-at-least="0.1979in" fo:background-color="#1E1E1E"/>
    </style:style>
    <style:style style:name="T15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7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8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586" style:parent-style-name="Normal" style:family="paragraph">
      <style:paragraph-properties fo:margin-bottom="0in" style:line-height-at-least="0.1979in" fo:background-color="#1E1E1E"/>
    </style:style>
    <style:style style:name="T15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8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5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9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5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59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5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5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0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0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07" style:parent-style-name="Normal" style:family="paragraph">
      <style:paragraph-properties fo:margin-bottom="0in" style:line-height-at-least="0.1979in" fo:background-color="#1E1E1E"/>
    </style:style>
    <style:style style:name="T16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1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1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2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2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2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28" style:parent-style-name="Normal" style:family="paragraph">
      <style:paragraph-properties fo:margin-bottom="0in" style:line-height-at-least="0.1979in" fo:background-color="#1E1E1E"/>
    </style:style>
    <style:style style:name="T16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4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4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49" style:parent-style-name="Normal" style:family="paragraph">
      <style:paragraph-properties fo:margin-bottom="0in" style:line-height-at-least="0.1979in" fo:background-color="#1E1E1E"/>
    </style:style>
    <style:style style:name="T16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70" style:parent-style-name="Normal" style:family="paragraph">
      <style:paragraph-properties fo:margin-bottom="0in" style:line-height-at-least="0.1979in" fo:background-color="#1E1E1E"/>
    </style:style>
    <style:style style:name="T16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7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8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8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691" style:parent-style-name="Normal" style:family="paragraph">
      <style:paragraph-properties fo:margin-bottom="0in" style:line-height-at-least="0.1979in" fo:background-color="#1E1E1E"/>
    </style:style>
    <style:style style:name="T16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69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6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6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6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6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712" style:parent-style-name="Normal" style:family="paragraph">
      <style:paragraph-properties fo:margin-bottom="0in" style:line-height-at-least="0.1979in" fo:background-color="#1E1E1E"/>
    </style:style>
    <style:style style:name="T17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1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733" style:parent-style-name="Normal" style:family="paragraph">
      <style:paragraph-properties fo:margin-bottom="0in" style:line-height-at-least="0.1979in" fo:background-color="#1E1E1E"/>
    </style:style>
    <style:style style:name="T17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3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4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5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754" style:parent-style-name="Normal" style:family="paragraph">
      <style:paragraph-properties fo:margin-bottom="0in" style:line-height-at-least="0.1979in" fo:background-color="#1E1E1E"/>
    </style:style>
    <style:style style:name="T17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7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775" style:parent-style-name="Normal" style:family="paragraph">
      <style:paragraph-properties fo:margin-bottom="0in" style:line-height-at-least="0.1979in" fo:background-color="#1E1E1E"/>
    </style:style>
    <style:style style:name="T17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7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7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9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7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796" style:parent-style-name="Normal" style:family="paragraph">
      <style:paragraph-properties fo:margin-bottom="0in" style:line-height-at-least="0.1979in" fo:background-color="#1E1E1E"/>
    </style:style>
    <style:style style:name="T17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7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7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01" style:parent-style-name="Normal" style:family="paragraph">
      <style:paragraph-properties fo:margin-bottom="0in" style:line-height-at-least="0.1979in" fo:background-color="#1E1E1E"/>
    </style:style>
    <style:style style:name="T18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0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804" style:parent-style-name="Normal" style:family="paragraph">
      <style:paragraph-properties fo:margin-bottom="0in" style:line-height-at-least="0.1979in" fo:background-color="#1E1E1E"/>
    </style:style>
    <style:style style:name="T18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15" style:parent-style-name="Normal" style:family="paragraph">
      <style:paragraph-properties fo:margin-bottom="0in" style:line-height-at-least="0.1979in" fo:background-color="#1E1E1E"/>
    </style:style>
    <style:style style:name="T18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1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818" style:parent-style-name="Normal" style:family="paragraph">
      <style:paragraph-properties fo:margin-bottom="0in" style:line-height-at-least="0.1979in" fo:background-color="#1E1E1E"/>
    </style:style>
    <style:style style:name="T18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33" style:parent-style-name="Normal" style:family="paragraph">
      <style:paragraph-properties fo:margin-bottom="0in" style:line-height-at-least="0.1979in" fo:background-color="#1E1E1E"/>
    </style:style>
    <style:style style:name="T18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3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4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48" style:parent-style-name="Normal" style:family="paragraph">
      <style:paragraph-properties fo:margin-bottom="0in" style:line-height-at-least="0.1979in" fo:background-color="#1E1E1E"/>
    </style:style>
    <style:style style:name="T18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5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53" style:parent-style-name="Normal" style:family="paragraph">
      <style:paragraph-properties fo:margin-bottom="0in" style:line-height-at-least="0.1979in" fo:background-color="#1E1E1E"/>
    </style:style>
    <style:style style:name="T18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5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856" style:parent-style-name="Normal" style:family="paragraph">
      <style:paragraph-properties fo:margin-bottom="0in" style:line-height-at-least="0.1979in" fo:background-color="#1E1E1E"/>
    </style:style>
    <style:style style:name="T18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8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861" style:parent-style-name="Normal" style:family="paragraph">
      <style:paragraph-properties fo:margin-bottom="0in" style:line-height-at-least="0.1979in" fo:background-color="#1E1E1E"/>
    </style:style>
    <style:style style:name="T18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8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69"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18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7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873" style:parent-style-name="Normal" style:family="paragraph">
      <style:paragraph-properties fo:margin-bottom="0in" style:line-height-at-least="0.1979in" fo:background-color="#1E1E1E"/>
    </style:style>
    <style:style style:name="T18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7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8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879" style:parent-style-name="Normal" style:family="paragraph">
      <style:paragraph-properties fo:margin-bottom="0in" style:line-height-at-least="0.1979in" fo:background-color="#1E1E1E"/>
    </style:style>
    <style:style style:name="T18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83"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18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885" style:parent-style-name="Normal" style:family="paragraph">
      <style:paragraph-properties fo:margin-bottom="0in" style:line-height-at-least="0.1979in" fo:background-color="#1E1E1E"/>
    </style:style>
    <style:style style:name="T18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8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18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891" style:parent-style-name="Normal" style:family="paragraph">
      <style:paragraph-properties fo:margin-bottom="0in" style:line-height-at-least="0.1979in" fo:background-color="#1E1E1E"/>
    </style:style>
    <style:style style:name="T18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8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95"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18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897" style:parent-style-name="Normal" style:family="paragraph">
      <style:paragraph-properties fo:margin-bottom="0in" style:line-height-at-least="0.1979in" fo:background-color="#1E1E1E"/>
    </style:style>
    <style:style style:name="T18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89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0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02" style:parent-style-name="Normal" style:family="paragraph">
      <style:paragraph-properties fo:margin-bottom="0in" style:line-height-at-least="0.1979in" fo:background-color="#1E1E1E"/>
    </style:style>
    <style:style style:name="T19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06" style:parent-style-name="Normal" style:family="paragraph">
      <style:paragraph-properties fo:margin-bottom="0in" style:line-height-at-least="0.1979in" fo:background-color="#1E1E1E"/>
    </style:style>
    <style:style style:name="T19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12" style:parent-style-name="Normal" style:family="paragraph">
      <style:paragraph-properties fo:margin-bottom="0in" style:line-height-at-least="0.1979in" fo:background-color="#1E1E1E"/>
    </style:style>
    <style:style style:name="T19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1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18" style:parent-style-name="Normal" style:family="paragraph">
      <style:paragraph-properties fo:margin-bottom="0in" style:line-height-at-least="0.1979in" fo:background-color="#1E1E1E"/>
    </style:style>
    <style:style style:name="T19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2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2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24" style:parent-style-name="Normal" style:family="paragraph">
      <style:paragraph-properties fo:margin-bottom="0in" style:line-height-at-least="0.1979in" fo:background-color="#1E1E1E"/>
    </style:style>
    <style:style style:name="T19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28" style:parent-style-name="Normal" style:family="paragraph">
      <style:paragraph-properties fo:margin-bottom="0in" style:line-height-at-least="0.1979in" fo:background-color="#1E1E1E"/>
    </style:style>
    <style:style style:name="T19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34" style:parent-style-name="Normal" style:family="paragraph">
      <style:paragraph-properties fo:margin-bottom="0in" style:line-height-at-least="0.1979in" fo:background-color="#1E1E1E"/>
    </style:style>
    <style:style style:name="T19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3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3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4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4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1942" style:parent-style-name="Normal" style:family="paragraph">
      <style:paragraph-properties fo:margin-bottom="0in" style:line-height-at-least="0.1979in" fo:background-color="#1E1E1E"/>
    </style:style>
    <style:style style:name="T19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947" style:parent-style-name="Normal" style:family="paragraph">
      <style:paragraph-properties fo:margin-bottom="0in" style:line-height-at-least="0.1979in" fo:background-color="#1E1E1E"/>
    </style:style>
    <style:style style:name="T19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952" style:parent-style-name="Normal" style:family="paragraph">
      <style:paragraph-properties fo:margin-bottom="0in" style:line-height-at-least="0.1979in" fo:background-color="#1E1E1E"/>
    </style:style>
    <style:style style:name="T19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5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955" style:parent-style-name="Normal" style:family="paragraph">
      <style:paragraph-properties fo:margin-bottom="0in" style:line-height-at-least="0.1979in" fo:background-color="#1E1E1E"/>
    </style:style>
    <style:style style:name="T19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5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1958" style:parent-style-name="Normal" style:family="paragraph">
      <style:paragraph-properties fo:margin-bottom="0in" style:line-height-at-least="0.1979in" fo:background-color="#1E1E1E"/>
    </style:style>
    <style:style style:name="T19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6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975" style:parent-style-name="Normal" style:family="paragraph">
      <style:paragraph-properties fo:margin-bottom="0in" style:line-height-at-least="0.1979in" fo:background-color="#1E1E1E"/>
    </style:style>
    <style:style style:name="T19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1988" style:parent-style-name="Normal" style:family="paragraph">
      <style:paragraph-properties fo:margin-bottom="0in" style:line-height-at-least="0.1979in" fo:background-color="#1E1E1E"/>
    </style:style>
    <style:style style:name="T19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19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19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19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19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19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002" style:parent-style-name="Normal" style:family="paragraph">
      <style:paragraph-properties fo:margin-bottom="0in" style:line-height-at-least="0.1979in" fo:background-color="#1E1E1E"/>
    </style:style>
    <style:style style:name="T20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1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1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1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023" style:parent-style-name="Normal" style:family="paragraph">
      <style:paragraph-properties fo:margin-bottom="0in" style:line-height-at-least="0.1979in" fo:background-color="#1E1E1E"/>
    </style:style>
    <style:style style:name="T20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2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2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3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3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3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3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4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4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044" style:parent-style-name="Normal" style:family="paragraph">
      <style:paragraph-properties fo:margin-bottom="0in" style:line-height-at-least="0.1979in" fo:background-color="#1E1E1E"/>
    </style:style>
    <style:style style:name="T20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4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5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5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065" style:parent-style-name="Normal" style:family="paragraph">
      <style:paragraph-properties fo:margin-bottom="0in" style:line-height-at-least="0.1979in" fo:background-color="#1E1E1E"/>
    </style:style>
    <style:style style:name="T20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7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8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086" style:parent-style-name="Normal" style:family="paragraph">
      <style:paragraph-properties fo:margin-bottom="0in" style:line-height-at-least="0.1979in" fo:background-color="#1E1E1E"/>
    </style:style>
    <style:style style:name="T20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8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0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9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0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09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0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0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0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0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07" style:parent-style-name="Normal" style:family="paragraph">
      <style:paragraph-properties fo:margin-bottom="0in" style:line-height-at-least="0.1979in" fo:background-color="#1E1E1E"/>
    </style:style>
    <style:style style:name="T21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1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1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2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2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2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28" style:parent-style-name="Normal" style:family="paragraph">
      <style:paragraph-properties fo:margin-bottom="0in" style:line-height-at-least="0.1979in" fo:background-color="#1E1E1E"/>
    </style:style>
    <style:style style:name="T21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4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4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49" style:parent-style-name="Normal" style:family="paragraph">
      <style:paragraph-properties fo:margin-bottom="0in" style:line-height-at-least="0.1979in" fo:background-color="#1E1E1E"/>
    </style:style>
    <style:style style:name="T21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70" style:parent-style-name="Normal" style:family="paragraph">
      <style:paragraph-properties fo:margin-bottom="0in" style:line-height-at-least="0.1979in" fo:background-color="#1E1E1E"/>
    </style:style>
    <style:style style:name="T21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7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8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8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8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191" style:parent-style-name="Normal" style:family="paragraph">
      <style:paragraph-properties fo:margin-bottom="0in" style:line-height-at-least="0.1979in" fo:background-color="#1E1E1E"/>
    </style:style>
    <style:style style:name="T21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19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1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1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1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1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12" style:parent-style-name="Normal" style:family="paragraph">
      <style:paragraph-properties fo:margin-bottom="0in" style:line-height-at-least="0.1979in" fo:background-color="#1E1E1E"/>
    </style:style>
    <style:style style:name="T22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1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33" style:parent-style-name="Normal" style:family="paragraph">
      <style:paragraph-properties fo:margin-bottom="0in" style:line-height-at-least="0.1979in" fo:background-color="#1E1E1E"/>
    </style:style>
    <style:style style:name="T22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38" style:parent-style-name="Normal" style:family="paragraph">
      <style:paragraph-properties fo:margin-bottom="0in" style:line-height-at-least="0.1979in" fo:background-color="#1E1E1E"/>
    </style:style>
    <style:style style:name="T22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4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241" style:parent-style-name="Normal" style:family="paragraph">
      <style:paragraph-properties fo:margin-bottom="0in" style:line-height-at-least="0.1979in" fo:background-color="#1E1E1E"/>
    </style:style>
    <style:style style:name="T22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52" style:parent-style-name="Normal" style:family="paragraph">
      <style:paragraph-properties fo:margin-bottom="0in" style:line-height-at-least="0.1979in" fo:background-color="#1E1E1E"/>
    </style:style>
    <style:style style:name="T22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5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255" style:parent-style-name="Normal" style:family="paragraph">
      <style:paragraph-properties fo:margin-bottom="0in" style:line-height-at-least="0.1979in" fo:background-color="#1E1E1E"/>
    </style:style>
    <style:style style:name="T22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70" style:parent-style-name="Normal" style:family="paragraph">
      <style:paragraph-properties fo:margin-bottom="0in" style:line-height-at-least="0.1979in" fo:background-color="#1E1E1E"/>
    </style:style>
    <style:style style:name="T22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7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2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2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85" style:parent-style-name="Normal" style:family="paragraph">
      <style:paragraph-properties fo:margin-bottom="0in" style:line-height-at-least="0.1979in" fo:background-color="#1E1E1E"/>
    </style:style>
    <style:style style:name="T22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90" style:parent-style-name="Normal" style:family="paragraph">
      <style:paragraph-properties fo:margin-bottom="0in" style:line-height-at-least="0.1979in" fo:background-color="#1E1E1E"/>
    </style:style>
    <style:style style:name="T22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9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293" style:parent-style-name="Normal" style:family="paragraph">
      <style:paragraph-properties fo:margin-bottom="0in" style:line-height-at-least="0.1979in" fo:background-color="#1E1E1E"/>
    </style:style>
    <style:style style:name="T22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2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2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2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298" style:parent-style-name="Normal" style:family="paragraph">
      <style:paragraph-properties fo:margin-bottom="0in" style:line-height-at-least="0.1979in" fo:background-color="#1E1E1E"/>
    </style:style>
    <style:style style:name="T22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0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06"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23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10" style:parent-style-name="Normal" style:family="paragraph">
      <style:paragraph-properties fo:margin-bottom="0in" style:line-height-at-least="0.1979in" fo:background-color="#1E1E1E"/>
    </style:style>
    <style:style style:name="T23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1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1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16" style:parent-style-name="Normal" style:family="paragraph">
      <style:paragraph-properties fo:margin-bottom="0in" style:line-height-at-least="0.1979in" fo:background-color="#1E1E1E"/>
    </style:style>
    <style:style style:name="T23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20"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3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22" style:parent-style-name="Normal" style:family="paragraph">
      <style:paragraph-properties fo:margin-bottom="0in" style:line-height-at-least="0.1979in" fo:background-color="#1E1E1E"/>
    </style:style>
    <style:style style:name="T23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26"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3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28" style:parent-style-name="Normal" style:family="paragraph">
      <style:paragraph-properties fo:margin-bottom="0in" style:line-height-at-least="0.1979in" fo:background-color="#1E1E1E"/>
    </style:style>
    <style:style style:name="T23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32"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3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34" style:parent-style-name="Normal" style:family="paragraph">
      <style:paragraph-properties fo:margin-bottom="0in" style:line-height-at-least="0.1979in" fo:background-color="#1E1E1E"/>
    </style:style>
    <style:style style:name="T23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3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39" style:parent-style-name="Normal" style:family="paragraph">
      <style:paragraph-properties fo:margin-bottom="0in" style:line-height-at-least="0.1979in" fo:background-color="#1E1E1E"/>
    </style:style>
    <style:style style:name="T23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43" style:parent-style-name="Normal" style:family="paragraph">
      <style:paragraph-properties fo:margin-bottom="0in" style:line-height-at-least="0.1979in" fo:background-color="#1E1E1E"/>
    </style:style>
    <style:style style:name="T23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49" style:parent-style-name="Normal" style:family="paragraph">
      <style:paragraph-properties fo:margin-bottom="0in" style:line-height-at-least="0.1979in" fo:background-color="#1E1E1E"/>
    </style:style>
    <style:style style:name="T23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5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55" style:parent-style-name="Normal" style:family="paragraph">
      <style:paragraph-properties fo:margin-bottom="0in" style:line-height-at-least="0.1979in" fo:background-color="#1E1E1E"/>
    </style:style>
    <style:style style:name="T23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5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6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61" style:parent-style-name="Normal" style:family="paragraph">
      <style:paragraph-properties fo:margin-bottom="0in" style:line-height-at-least="0.1979in" fo:background-color="#1E1E1E"/>
    </style:style>
    <style:style style:name="T23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65" style:parent-style-name="Normal" style:family="paragraph">
      <style:paragraph-properties fo:margin-bottom="0in" style:line-height-at-least="0.1979in" fo:background-color="#1E1E1E"/>
    </style:style>
    <style:style style:name="T23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71" style:parent-style-name="Normal" style:family="paragraph">
      <style:paragraph-properties fo:margin-bottom="0in" style:line-height-at-least="0.1979in" fo:background-color="#1E1E1E"/>
    </style:style>
    <style:style style:name="T23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3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3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7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7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379" style:parent-style-name="Normal" style:family="paragraph">
      <style:paragraph-properties fo:margin-bottom="0in" style:line-height-at-least="0.1979in" fo:background-color="#1E1E1E"/>
    </style:style>
    <style:style style:name="T23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3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384" style:parent-style-name="Normal" style:family="paragraph">
      <style:paragraph-properties fo:margin-bottom="0in" style:line-height-at-least="0.1979in" fo:background-color="#1E1E1E"/>
    </style:style>
    <style:style style:name="T23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38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8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389" style:parent-style-name="Normal" style:family="paragraph">
      <style:paragraph-properties fo:margin-bottom="0in" style:line-height-at-least="0.1979in" fo:background-color="#1E1E1E"/>
    </style:style>
    <style:style style:name="T23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9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392" style:parent-style-name="Normal" style:family="paragraph">
      <style:paragraph-properties fo:margin-bottom="0in" style:line-height-at-least="0.1979in" fo:background-color="#1E1E1E"/>
    </style:style>
    <style:style style:name="T23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39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39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397" style:parent-style-name="Normal" style:family="paragraph">
      <style:paragraph-properties fo:margin-bottom="0in" style:line-height-at-least="0.1979in" fo:background-color="#1E1E1E"/>
    </style:style>
    <style:style style:name="T23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39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400" style:parent-style-name="Normal" style:family="paragraph">
      <style:paragraph-properties fo:margin-bottom="0in" style:line-height-at-least="0.1979in" fo:background-color="#1E1E1E"/>
    </style:style>
    <style:style style:name="T24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05" style:parent-style-name="Normal" style:family="paragraph">
      <style:paragraph-properties fo:margin-bottom="0in" style:line-height-at-least="0.1979in" fo:background-color="#1E1E1E"/>
    </style:style>
    <style:style style:name="T24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0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408" style:parent-style-name="Normal" style:family="paragraph">
      <style:paragraph-properties fo:margin-bottom="0in" style:line-height-at-least="0.1979in" fo:background-color="#1E1E1E"/>
    </style:style>
    <style:style style:name="T24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13" style:parent-style-name="Normal" style:family="paragraph">
      <style:paragraph-properties fo:margin-bottom="0in" style:line-height-at-least="0.1979in" fo:background-color="#1E1E1E"/>
    </style:style>
    <style:style style:name="T24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1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416" style:parent-style-name="Normal" style:family="paragraph">
      <style:paragraph-properties fo:margin-bottom="0in" style:line-height-at-least="0.1979in" fo:background-color="#1E1E1E"/>
    </style:style>
    <style:style style:name="T24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21" style:parent-style-name="Normal" style:family="paragraph">
      <style:paragraph-properties fo:margin-bottom="0in" style:line-height-at-least="0.1979in" fo:background-color="#1E1E1E"/>
    </style:style>
    <style:style style:name="T24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2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424" style:parent-style-name="Normal" style:family="paragraph">
      <style:paragraph-properties fo:margin-bottom="0in" style:line-height-at-least="0.1979in" fo:background-color="#1E1E1E"/>
    </style:style>
    <style:style style:name="T24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2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427" style:parent-style-name="Normal" style:family="paragraph">
      <style:paragraph-properties fo:margin-bottom="0in" style:line-height-at-least="0.1979in" fo:background-color="#1E1E1E"/>
    </style:style>
    <style:style style:name="T24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P2431" style:parent-style-name="Normal" style:family="paragraph">
      <style:paragraph-properties fo:margin-bottom="0in" style:line-height-at-least="0.1979in" fo:background-color="#1E1E1E"/>
    </style:style>
    <style:style style:name="T24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37" style:parent-style-name="Normal" style:family="paragraph">
      <style:paragraph-properties fo:margin-bottom="0in" style:line-height-at-least="0.1979in" fo:background-color="#1E1E1E"/>
    </style:style>
    <style:style style:name="T24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4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50" style:parent-style-name="Normal" style:family="paragraph">
      <style:paragraph-properties fo:margin-bottom="0in" style:line-height-at-least="0.1979in" fo:background-color="#1E1E1E"/>
    </style:style>
    <style:style style:name="T24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5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5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59" style:parent-style-name="Normal" style:family="paragraph">
      <style:paragraph-properties fo:margin-bottom="0in" style:line-height-at-least="0.1979in" fo:background-color="#1E1E1E"/>
    </style:style>
    <style:style style:name="T24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6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7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72" style:parent-style-name="Normal" style:family="paragraph">
      <style:paragraph-properties fo:margin-bottom="0in" style:line-height-at-least="0.1979in" fo:background-color="#1E1E1E"/>
    </style:style>
    <style:style style:name="T24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477" style:parent-style-name="Normal" style:family="paragraph">
      <style:paragraph-properties fo:margin-bottom="0in" style:line-height-at-least="0.1979in" fo:background-color="#1E1E1E"/>
    </style:style>
    <style:style style:name="T24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89"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24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4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4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9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4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4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4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0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02" style:parent-style-name="Normal" style:family="paragraph">
      <style:paragraph-properties fo:margin-bottom="0in" style:line-height-at-least="0.1979in" fo:background-color="#1E1E1E"/>
    </style:style>
    <style:style style:name="T25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1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1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14"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25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1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27" style:parent-style-name="Normal" style:family="paragraph">
      <style:paragraph-properties fo:margin-bottom="0in" style:line-height-at-least="0.1979in" fo:background-color="#1E1E1E"/>
    </style:style>
    <style:style style:name="T25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32" style:parent-style-name="Normal" style:family="paragraph">
      <style:paragraph-properties fo:margin-bottom="0in" style:line-height-at-least="0.1979in" fo:background-color="#1E1E1E"/>
    </style:style>
    <style:style style:name="T25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37" style:parent-style-name="Normal" style:family="paragraph">
      <style:paragraph-properties fo:margin-bottom="0in" style:line-height-at-least="0.1979in" fo:background-color="#1E1E1E"/>
    </style:style>
    <style:style style:name="T25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4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46" style:parent-style-name="Normal" style:family="paragraph">
      <style:paragraph-properties fo:margin-bottom="0in" style:line-height-at-least="0.1979in" fo:background-color="#1E1E1E"/>
    </style:style>
    <style:style style:name="T25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4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549" style:parent-style-name="Normal" style:family="paragraph">
      <style:paragraph-properties fo:margin-bottom="0in" style:line-height-at-least="0.1979in" fo:background-color="#1E1E1E"/>
    </style:style>
    <style:style style:name="T25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62" style:parent-style-name="Normal" style:family="paragraph">
      <style:paragraph-properties fo:margin-bottom="0in" style:line-height-at-least="0.1979in" fo:background-color="#1E1E1E"/>
    </style:style>
    <style:style style:name="T25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75" style:parent-style-name="Normal" style:family="paragraph">
      <style:paragraph-properties fo:margin-bottom="0in" style:line-height-at-least="0.1979in" fo:background-color="#1E1E1E"/>
    </style:style>
    <style:style style:name="T25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7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8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588" style:parent-style-name="Normal" style:family="paragraph">
      <style:paragraph-properties fo:margin-bottom="0in" style:line-height-at-least="0.1979in" fo:background-color="#1E1E1E"/>
    </style:style>
    <style:style style:name="T25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5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5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5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5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5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09" style:parent-style-name="Normal" style:family="paragraph">
      <style:paragraph-properties fo:margin-bottom="0in" style:line-height-at-least="0.1979in" fo:background-color="#1E1E1E"/>
    </style:style>
    <style:style style:name="T26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2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30" style:parent-style-name="Normal" style:family="paragraph">
      <style:paragraph-properties fo:margin-bottom="0in" style:line-height-at-least="0.1979in" fo:background-color="#1E1E1E"/>
    </style:style>
    <style:style style:name="T26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51" style:parent-style-name="Normal" style:family="paragraph">
      <style:paragraph-properties fo:margin-bottom="0in" style:line-height-at-least="0.1979in" fo:background-color="#1E1E1E"/>
    </style:style>
    <style:style style:name="T26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5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5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72" style:parent-style-name="Normal" style:family="paragraph">
      <style:paragraph-properties fo:margin-bottom="0in" style:line-height-at-least="0.1979in" fo:background-color="#1E1E1E"/>
    </style:style>
    <style:style style:name="T26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7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8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6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693" style:parent-style-name="Normal" style:family="paragraph">
      <style:paragraph-properties fo:margin-bottom="0in" style:line-height-at-least="0.1979in" fo:background-color="#1E1E1E"/>
    </style:style>
    <style:style style:name="T26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6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6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6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6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14" style:parent-style-name="Normal" style:family="paragraph">
      <style:paragraph-properties fo:margin-bottom="0in" style:line-height-at-least="0.1979in" fo:background-color="#1E1E1E"/>
    </style:style>
    <style:style style:name="T27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1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2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2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2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2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35" style:parent-style-name="Normal" style:family="paragraph">
      <style:paragraph-properties fo:margin-bottom="0in" style:line-height-at-least="0.1979in" fo:background-color="#1E1E1E"/>
    </style:style>
    <style:style style:name="T27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4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4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56" style:parent-style-name="Normal" style:family="paragraph">
      <style:paragraph-properties fo:margin-bottom="0in" style:line-height-at-least="0.1979in" fo:background-color="#1E1E1E"/>
    </style:style>
    <style:style style:name="T27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77" style:parent-style-name="Normal" style:family="paragraph">
      <style:paragraph-properties fo:margin-bottom="0in" style:line-height-at-least="0.1979in" fo:background-color="#1E1E1E"/>
    </style:style>
    <style:style style:name="T27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9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7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7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7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7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7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798" style:parent-style-name="Normal" style:family="paragraph">
      <style:paragraph-properties fo:margin-bottom="0in" style:line-height-at-least="0.1979in" fo:background-color="#1E1E1E"/>
    </style:style>
    <style:style style:name="T27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19" style:parent-style-name="Normal" style:family="paragraph">
      <style:paragraph-properties fo:margin-bottom="0in" style:line-height-at-least="0.1979in" fo:background-color="#1E1E1E"/>
    </style:style>
    <style:style style:name="T28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24" style:parent-style-name="Normal" style:family="paragraph">
      <style:paragraph-properties fo:margin-bottom="0in" style:line-height-at-least="0.1979in" fo:background-color="#1E1E1E"/>
    </style:style>
    <style:style style:name="T28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2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827" style:parent-style-name="Normal" style:family="paragraph">
      <style:paragraph-properties fo:margin-bottom="0in" style:line-height-at-least="0.1979in" fo:background-color="#1E1E1E"/>
    </style:style>
    <style:style style:name="T28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3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3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3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38" style:parent-style-name="Normal" style:family="paragraph">
      <style:paragraph-properties fo:margin-bottom="0in" style:line-height-at-least="0.1979in" fo:background-color="#1E1E1E"/>
    </style:style>
    <style:style style:name="T28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4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841" style:parent-style-name="Normal" style:family="paragraph">
      <style:paragraph-properties fo:margin-bottom="0in" style:line-height-at-least="0.1979in" fo:background-color="#1E1E1E"/>
    </style:style>
    <style:style style:name="T28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56" style:parent-style-name="Normal" style:family="paragraph">
      <style:paragraph-properties fo:margin-bottom="0in" style:line-height-at-least="0.1979in" fo:background-color="#1E1E1E"/>
    </style:style>
    <style:style style:name="T28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71" style:parent-style-name="Normal" style:family="paragraph">
      <style:paragraph-properties fo:margin-bottom="0in" style:line-height-at-least="0.1979in" fo:background-color="#1E1E1E"/>
    </style:style>
    <style:style style:name="T28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7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76" style:parent-style-name="Normal" style:family="paragraph">
      <style:paragraph-properties fo:margin-bottom="0in" style:line-height-at-least="0.1979in" fo:background-color="#1E1E1E"/>
    </style:style>
    <style:style style:name="T28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7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879" style:parent-style-name="Normal" style:family="paragraph">
      <style:paragraph-properties fo:margin-bottom="0in" style:line-height-at-least="0.1979in" fo:background-color="#1E1E1E"/>
    </style:style>
    <style:style style:name="T28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8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884" style:parent-style-name="Normal" style:family="paragraph">
      <style:paragraph-properties fo:margin-bottom="0in" style:line-height-at-least="0.1979in" fo:background-color="#1E1E1E"/>
    </style:style>
    <style:style style:name="T28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8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9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8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92"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28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8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896" style:parent-style-name="Normal" style:family="paragraph">
      <style:paragraph-properties fo:margin-bottom="0in" style:line-height-at-least="0.1979in" fo:background-color="#1E1E1E"/>
    </style:style>
    <style:style style:name="T28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8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8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02" style:parent-style-name="Normal" style:family="paragraph">
      <style:paragraph-properties fo:margin-bottom="0in" style:line-height-at-least="0.1979in" fo:background-color="#1E1E1E"/>
    </style:style>
    <style:style style:name="T29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06"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9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08" style:parent-style-name="Normal" style:family="paragraph">
      <style:paragraph-properties fo:margin-bottom="0in" style:line-height-at-least="0.1979in" fo:background-color="#1E1E1E"/>
    </style:style>
    <style:style style:name="T29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12"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9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14" style:parent-style-name="Normal" style:family="paragraph">
      <style:paragraph-properties fo:margin-bottom="0in" style:line-height-at-least="0.1979in" fo:background-color="#1E1E1E"/>
    </style:style>
    <style:style style:name="T29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18"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29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20" style:parent-style-name="Normal" style:family="paragraph">
      <style:paragraph-properties fo:margin-bottom="0in" style:line-height-at-least="0.1979in" fo:background-color="#1E1E1E"/>
    </style:style>
    <style:style style:name="T29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2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25" style:parent-style-name="Normal" style:family="paragraph">
      <style:paragraph-properties fo:margin-bottom="0in" style:line-height-at-least="0.1979in" fo:background-color="#1E1E1E"/>
    </style:style>
    <style:style style:name="T29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29" style:parent-style-name="Normal" style:family="paragraph">
      <style:paragraph-properties fo:margin-bottom="0in" style:line-height-at-least="0.1979in" fo:background-color="#1E1E1E"/>
    </style:style>
    <style:style style:name="T29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35" style:parent-style-name="Normal" style:family="paragraph">
      <style:paragraph-properties fo:margin-bottom="0in" style:line-height-at-least="0.1979in" fo:background-color="#1E1E1E"/>
    </style:style>
    <style:style style:name="T29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41" style:parent-style-name="Normal" style:family="paragraph">
      <style:paragraph-properties fo:margin-bottom="0in" style:line-height-at-least="0.1979in" fo:background-color="#1E1E1E"/>
    </style:style>
    <style:style style:name="T29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4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47" style:parent-style-name="Normal" style:family="paragraph">
      <style:paragraph-properties fo:margin-bottom="0in" style:line-height-at-least="0.1979in" fo:background-color="#1E1E1E"/>
    </style:style>
    <style:style style:name="T29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51" style:parent-style-name="Normal" style:family="paragraph">
      <style:paragraph-properties fo:margin-bottom="0in" style:line-height-at-least="0.1979in" fo:background-color="#1E1E1E"/>
    </style:style>
    <style:style style:name="T29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5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57" style:parent-style-name="Normal" style:family="paragraph">
      <style:paragraph-properties fo:margin-bottom="0in" style:line-height-at-least="0.1979in" fo:background-color="#1E1E1E"/>
    </style:style>
    <style:style style:name="T29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6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6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2965" style:parent-style-name="Normal" style:family="paragraph">
      <style:paragraph-properties fo:margin-bottom="0in" style:line-height-at-least="0.1979in" fo:background-color="#1E1E1E"/>
    </style:style>
    <style:style style:name="T29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9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970" style:parent-style-name="Normal" style:family="paragraph">
      <style:paragraph-properties fo:margin-bottom="0in" style:line-height-at-least="0.1979in" fo:background-color="#1E1E1E"/>
    </style:style>
    <style:style style:name="T29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9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975" style:parent-style-name="Normal" style:family="paragraph">
      <style:paragraph-properties fo:margin-bottom="0in" style:line-height-at-least="0.1979in" fo:background-color="#1E1E1E"/>
    </style:style>
    <style:style style:name="T29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7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978" style:parent-style-name="Normal" style:family="paragraph">
      <style:paragraph-properties fo:margin-bottom="0in" style:line-height-at-least="0.1979in" fo:background-color="#1E1E1E"/>
    </style:style>
    <style:style style:name="T29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8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2981" style:parent-style-name="Normal" style:family="paragraph">
      <style:paragraph-properties fo:margin-bottom="0in" style:line-height-at-least="0.1979in" fo:background-color="#1E1E1E"/>
    </style:style>
    <style:style style:name="T29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298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29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29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29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29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2998" style:parent-style-name="Normal" style:family="paragraph">
      <style:paragraph-properties fo:margin-bottom="0in" style:line-height-at-least="0.1979in" fo:background-color="#1E1E1E"/>
    </style:style>
    <style:style style:name="T29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11" style:parent-style-name="Normal" style:family="paragraph">
      <style:paragraph-properties fo:margin-bottom="0in" style:line-height-at-least="0.1979in" fo:background-color="#1E1E1E"/>
    </style:style>
    <style:style style:name="T30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2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2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25" style:parent-style-name="Normal" style:family="paragraph">
      <style:paragraph-properties fo:margin-bottom="0in" style:line-height-at-least="0.1979in" fo:background-color="#1E1E1E"/>
    </style:style>
    <style:style style:name="T30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46" style:parent-style-name="Normal" style:family="paragraph">
      <style:paragraph-properties fo:margin-bottom="0in" style:line-height-at-least="0.1979in" fo:background-color="#1E1E1E"/>
    </style:style>
    <style:style style:name="T30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5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5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5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5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67" style:parent-style-name="Normal" style:family="paragraph">
      <style:paragraph-properties fo:margin-bottom="0in" style:line-height-at-least="0.1979in" fo:background-color="#1E1E1E"/>
    </style:style>
    <style:style style:name="T30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7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7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8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088" style:parent-style-name="Normal" style:family="paragraph">
      <style:paragraph-properties fo:margin-bottom="0in" style:line-height-at-least="0.1979in" fo:background-color="#1E1E1E"/>
    </style:style>
    <style:style style:name="T30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0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0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0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0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0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09" style:parent-style-name="Normal" style:family="paragraph">
      <style:paragraph-properties fo:margin-bottom="0in" style:line-height-at-least="0.1979in" fo:background-color="#1E1E1E"/>
    </style:style>
    <style:style style:name="T31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2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30" style:parent-style-name="Normal" style:family="paragraph">
      <style:paragraph-properties fo:margin-bottom="0in" style:line-height-at-least="0.1979in" fo:background-color="#1E1E1E"/>
    </style:style>
    <style:style style:name="T31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51" style:parent-style-name="Normal" style:family="paragraph">
      <style:paragraph-properties fo:margin-bottom="0in" style:line-height-at-least="0.1979in" fo:background-color="#1E1E1E"/>
    </style:style>
    <style:style style:name="T31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5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5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72" style:parent-style-name="Normal" style:family="paragraph">
      <style:paragraph-properties fo:margin-bottom="0in" style:line-height-at-least="0.1979in" fo:background-color="#1E1E1E"/>
    </style:style>
    <style:style style:name="T31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7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8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1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193" style:parent-style-name="Normal" style:family="paragraph">
      <style:paragraph-properties fo:margin-bottom="0in" style:line-height-at-least="0.1979in" fo:background-color="#1E1E1E"/>
    </style:style>
    <style:style style:name="T31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1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1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1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1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14" style:parent-style-name="Normal" style:family="paragraph">
      <style:paragraph-properties fo:margin-bottom="0in" style:line-height-at-least="0.1979in" fo:background-color="#1E1E1E"/>
    </style:style>
    <style:style style:name="T32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1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2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2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2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2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35" style:parent-style-name="Normal" style:family="paragraph">
      <style:paragraph-properties fo:margin-bottom="0in" style:line-height-at-least="0.1979in" fo:background-color="#1E1E1E"/>
    </style:style>
    <style:style style:name="T32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4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4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56" style:parent-style-name="Normal" style:family="paragraph">
      <style:paragraph-properties fo:margin-bottom="0in" style:line-height-at-least="0.1979in" fo:background-color="#1E1E1E"/>
    </style:style>
    <style:style style:name="T32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61" style:parent-style-name="Normal" style:family="paragraph">
      <style:paragraph-properties fo:margin-bottom="0in" style:line-height-at-least="0.1979in" fo:background-color="#1E1E1E"/>
    </style:style>
    <style:style style:name="T32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6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264" style:parent-style-name="Normal" style:family="paragraph">
      <style:paragraph-properties fo:margin-bottom="0in" style:line-height-at-least="0.1979in" fo:background-color="#1E1E1E"/>
    </style:style>
    <style:style style:name="T32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7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75" style:parent-style-name="Normal" style:family="paragraph">
      <style:paragraph-properties fo:margin-bottom="0in" style:line-height-at-least="0.1979in" fo:background-color="#1E1E1E"/>
    </style:style>
    <style:style style:name="T32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7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278" style:parent-style-name="Normal" style:family="paragraph">
      <style:paragraph-properties fo:margin-bottom="0in" style:line-height-at-least="0.1979in" fo:background-color="#1E1E1E"/>
    </style:style>
    <style:style style:name="T32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8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2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293" style:parent-style-name="Normal" style:family="paragraph">
      <style:paragraph-properties fo:margin-bottom="0in" style:line-height-at-least="0.1979in" fo:background-color="#1E1E1E"/>
    </style:style>
    <style:style style:name="T32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2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2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2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2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3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308" style:parent-style-name="Normal" style:family="paragraph">
      <style:paragraph-properties fo:margin-bottom="0in" style:line-height-at-least="0.1979in" fo:background-color="#1E1E1E"/>
    </style:style>
    <style:style style:name="T33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3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313" style:parent-style-name="Normal" style:family="paragraph">
      <style:paragraph-properties fo:margin-bottom="0in" style:line-height-at-least="0.1979in" fo:background-color="#1E1E1E"/>
    </style:style>
    <style:style style:name="T33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1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316" style:parent-style-name="Normal" style:family="paragraph">
      <style:paragraph-properties fo:margin-bottom="0in" style:line-height-at-least="0.1979in" fo:background-color="#1E1E1E"/>
    </style:style>
    <style:style style:name="T33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3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321" style:parent-style-name="Normal" style:family="paragraph">
      <style:paragraph-properties fo:margin-bottom="0in" style:line-height-at-least="0.1979in" fo:background-color="#1E1E1E"/>
    </style:style>
    <style:style style:name="T33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2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29"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33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33" style:parent-style-name="Normal" style:family="paragraph">
      <style:paragraph-properties fo:margin-bottom="0in" style:line-height-at-least="0.1979in" fo:background-color="#1E1E1E"/>
    </style:style>
    <style:style style:name="T33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39" style:parent-style-name="Normal" style:family="paragraph">
      <style:paragraph-properties fo:margin-bottom="0in" style:line-height-at-least="0.1979in" fo:background-color="#1E1E1E"/>
    </style:style>
    <style:style style:name="T33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43"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33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45" style:parent-style-name="Normal" style:family="paragraph">
      <style:paragraph-properties fo:margin-bottom="0in" style:line-height-at-least="0.1979in" fo:background-color="#1E1E1E"/>
    </style:style>
    <style:style style:name="T33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4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4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33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51" style:parent-style-name="Normal" style:family="paragraph">
      <style:paragraph-properties fo:margin-bottom="0in" style:line-height-at-least="0.1979in" fo:background-color="#1E1E1E"/>
    </style:style>
    <style:style style:name="T33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55"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33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57" style:parent-style-name="Normal" style:family="paragraph">
      <style:paragraph-properties fo:margin-bottom="0in" style:line-height-at-least="0.1979in" fo:background-color="#1E1E1E"/>
    </style:style>
    <style:style style:name="T33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5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6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62" style:parent-style-name="Normal" style:family="paragraph">
      <style:paragraph-properties fo:margin-bottom="0in" style:line-height-at-least="0.1979in" fo:background-color="#1E1E1E"/>
    </style:style>
    <style:style style:name="T33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66" style:parent-style-name="Normal" style:family="paragraph">
      <style:paragraph-properties fo:margin-bottom="0in" style:line-height-at-least="0.1979in" fo:background-color="#1E1E1E"/>
    </style:style>
    <style:style style:name="T33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6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7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72" style:parent-style-name="Normal" style:family="paragraph">
      <style:paragraph-properties fo:margin-bottom="0in" style:line-height-at-least="0.1979in" fo:background-color="#1E1E1E"/>
    </style:style>
    <style:style style:name="T33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7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78" style:parent-style-name="Normal" style:family="paragraph">
      <style:paragraph-properties fo:margin-bottom="0in" style:line-height-at-least="0.1979in" fo:background-color="#1E1E1E"/>
    </style:style>
    <style:style style:name="T33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8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8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3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8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84" style:parent-style-name="Normal" style:family="paragraph">
      <style:paragraph-properties fo:margin-bottom="0in" style:line-height-at-least="0.1979in" fo:background-color="#1E1E1E"/>
    </style:style>
    <style:style style:name="T33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88" style:parent-style-name="Normal" style:family="paragraph">
      <style:paragraph-properties fo:margin-bottom="0in" style:line-height-at-least="0.1979in" fo:background-color="#1E1E1E"/>
    </style:style>
    <style:style style:name="T33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394" style:parent-style-name="Normal" style:family="paragraph">
      <style:paragraph-properties fo:margin-bottom="0in" style:line-height-at-least="0.1979in" fo:background-color="#1E1E1E"/>
    </style:style>
    <style:style style:name="T33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3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39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3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40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40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3402" style:parent-style-name="Normal" style:family="paragraph">
      <style:paragraph-properties fo:margin-bottom="0in" style:line-height-at-least="0.1979in" fo:background-color="#1E1E1E"/>
    </style:style>
    <style:style style:name="T34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07" style:parent-style-name="Normal" style:family="paragraph">
      <style:paragraph-properties fo:margin-bottom="0in" style:line-height-at-least="0.1979in" fo:background-color="#1E1E1E"/>
    </style:style>
    <style:style style:name="T34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0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1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12" style:parent-style-name="Normal" style:family="paragraph">
      <style:paragraph-properties fo:margin-bottom="0in" style:line-height-at-least="0.1979in" fo:background-color="#1E1E1E"/>
    </style:style>
    <style:style style:name="T34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1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15" style:parent-style-name="Normal" style:family="paragraph">
      <style:paragraph-properties fo:margin-bottom="0in" style:line-height-at-least="0.1979in" fo:background-color="#1E1E1E"/>
    </style:style>
    <style:style style:name="T34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1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20" style:parent-style-name="Normal" style:family="paragraph">
      <style:paragraph-properties fo:margin-bottom="0in" style:line-height-at-least="0.1979in" fo:background-color="#1E1E1E"/>
    </style:style>
    <style:style style:name="T34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2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23" style:parent-style-name="Normal" style:family="paragraph">
      <style:paragraph-properties fo:margin-bottom="0in" style:line-height-at-least="0.1979in" fo:background-color="#1E1E1E"/>
    </style:style>
    <style:style style:name="T34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2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2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28" style:parent-style-name="Normal" style:family="paragraph">
      <style:paragraph-properties fo:margin-bottom="0in" style:line-height-at-least="0.1979in" fo:background-color="#1E1E1E"/>
    </style:style>
    <style:style style:name="T34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3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31" style:parent-style-name="Normal" style:family="paragraph">
      <style:paragraph-properties fo:margin-bottom="0in" style:line-height-at-least="0.1979in" fo:background-color="#1E1E1E"/>
    </style:style>
    <style:style style:name="T34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3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34" style:parent-style-name="Normal" style:family="paragraph">
      <style:paragraph-properties fo:margin-bottom="0in" style:line-height-at-least="0.1979in" fo:background-color="#1E1E1E"/>
    </style:style>
    <style:style style:name="T34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50" style:parent-style-name="Normal" style:family="paragraph">
      <style:paragraph-properties fo:margin-bottom="0in" style:line-height-at-least="0.1979in" fo:background-color="#1E1E1E"/>
    </style:style>
    <style:style style:name="T34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5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55" style:parent-style-name="Normal" style:family="paragraph">
      <style:paragraph-properties fo:margin-bottom="0in" style:line-height-at-least="0.1979in" fo:background-color="#1E1E1E"/>
    </style:style>
    <style:style style:name="T34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4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6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4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68" style:parent-style-name="Normal" style:family="paragraph">
      <style:paragraph-properties fo:margin-bottom="0in" style:line-height-at-least="0.1979in" fo:background-color="#1E1E1E"/>
    </style:style>
    <style:style style:name="T34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7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73" style:parent-style-name="Normal" style:family="paragraph">
      <style:paragraph-properties fo:margin-bottom="0in" style:line-height-at-least="0.1979in" fo:background-color="#1E1E1E"/>
    </style:style>
    <style:style style:name="T34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7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7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7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78" style:parent-style-name="Normal" style:family="paragraph">
      <style:paragraph-properties fo:margin-bottom="0in" style:line-height-at-least="0.1979in" fo:background-color="#1E1E1E"/>
    </style:style>
    <style:style style:name="T34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8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81" style:parent-style-name="Normal" style:family="paragraph">
      <style:paragraph-properties fo:margin-bottom="0in" style:line-height-at-least="0.1979in" fo:background-color="#1E1E1E"/>
    </style:style>
    <style:style style:name="T34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8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8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86" style:parent-style-name="Normal" style:family="paragraph">
      <style:paragraph-properties fo:margin-bottom="0in" style:line-height-at-least="0.1979in" fo:background-color="#1E1E1E"/>
    </style:style>
    <style:style style:name="T34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8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89" style:parent-style-name="Normal" style:family="paragraph">
      <style:paragraph-properties fo:margin-bottom="0in" style:line-height-at-least="0.1979in" fo:background-color="#1E1E1E"/>
    </style:style>
    <style:style style:name="T34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49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4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494" style:parent-style-name="Normal" style:family="paragraph">
      <style:paragraph-properties fo:margin-bottom="0in" style:line-height-at-least="0.1979in" fo:background-color="#1E1E1E"/>
    </style:style>
    <style:style style:name="T34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9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497" style:parent-style-name="Normal" style:family="paragraph">
      <style:paragraph-properties fo:margin-bottom="0in" style:line-height-at-least="0.1979in" fo:background-color="#1E1E1E"/>
    </style:style>
    <style:style style:name="T34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49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500" style:parent-style-name="Normal" style:family="paragraph">
      <style:paragraph-properties fo:margin-bottom="0in" style:line-height-at-least="0.1979in" fo:background-color="#1E1E1E"/>
    </style:style>
    <style:style style:name="T35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0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0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09" style:parent-style-name="Normal" style:family="paragraph">
      <style:paragraph-properties fo:margin-bottom="0in" style:line-height-at-least="0.1979in" fo:background-color="#1E1E1E"/>
    </style:style>
    <style:style style:name="T35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22" style:parent-style-name="Normal" style:family="paragraph">
      <style:paragraph-properties fo:margin-bottom="0in" style:line-height-at-least="0.1979in" fo:background-color="#1E1E1E"/>
    </style:style>
    <style:style style:name="T35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525" style:parent-style-name="Normal" style:family="paragraph">
      <style:paragraph-properties fo:margin-bottom="0in" style:line-height-at-least="0.1979in" fo:background-color="#1E1E1E"/>
    </style:style>
    <style:style style:name="T35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3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4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42" style:parent-style-name="Normal" style:family="paragraph">
      <style:paragraph-properties fo:margin-bottom="0in" style:line-height-at-least="0.1979in" fo:background-color="#1E1E1E"/>
    </style:style>
    <style:style style:name="T35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47" style:parent-style-name="Normal" style:family="paragraph">
      <style:paragraph-properties fo:margin-bottom="0in" style:line-height-at-least="0.1979in" fo:background-color="#1E1E1E"/>
    </style:style>
    <style:style style:name="T35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5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5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5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60" style:parent-style-name="Normal" style:family="paragraph">
      <style:paragraph-properties fo:margin-bottom="0in" style:line-height-at-least="0.1979in" fo:background-color="#1E1E1E"/>
    </style:style>
    <style:style style:name="T35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65" style:parent-style-name="Normal" style:family="paragraph">
      <style:paragraph-properties fo:margin-bottom="0in" style:line-height-at-least="0.1979in" fo:background-color="#1E1E1E"/>
    </style:style>
    <style:style style:name="T35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6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70" style:parent-style-name="Normal" style:family="paragraph">
      <style:paragraph-properties fo:margin-bottom="0in" style:line-height-at-least="0.1979in" fo:background-color="#1E1E1E"/>
    </style:style>
    <style:style style:name="T35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7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573" style:parent-style-name="Normal" style:family="paragraph">
      <style:paragraph-properties fo:margin-bottom="0in" style:line-height-at-least="0.1979in" fo:background-color="#1E1E1E"/>
    </style:style>
    <style:style style:name="T35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7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7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7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8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82" style:parent-style-name="Normal" style:family="paragraph">
      <style:paragraph-properties fo:margin-bottom="0in" style:line-height-at-least="0.1979in" fo:background-color="#1E1E1E"/>
    </style:style>
    <style:style style:name="T35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5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5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595" style:parent-style-name="Normal" style:family="paragraph">
      <style:paragraph-properties fo:margin-bottom="0in" style:line-height-at-least="0.1979in" fo:background-color="#1E1E1E"/>
    </style:style>
    <style:style style:name="T35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5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5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5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00" style:parent-style-name="Normal" style:family="paragraph">
      <style:paragraph-properties fo:margin-bottom="0in" style:line-height-at-least="0.1979in" fo:background-color="#1E1E1E"/>
    </style:style>
    <style:style style:name="T36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0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0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12"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361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25" style:parent-style-name="Normal" style:family="paragraph">
      <style:paragraph-properties fo:margin-bottom="0in" style:line-height-at-least="0.1979in" fo:background-color="#1E1E1E"/>
    </style:style>
    <style:style style:name="T36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37"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363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4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4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50" style:parent-style-name="Normal" style:family="paragraph">
      <style:paragraph-properties fo:margin-bottom="0in" style:line-height-at-least="0.1979in" fo:background-color="#1E1E1E"/>
    </style:style>
    <style:style style:name="T36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5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55" style:parent-style-name="Normal" style:family="paragraph">
      <style:paragraph-properties fo:margin-bottom="0in" style:line-height-at-least="0.1979in" fo:background-color="#1E1E1E"/>
    </style:style>
    <style:style style:name="T36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5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60" style:parent-style-name="Normal" style:family="paragraph">
      <style:paragraph-properties fo:margin-bottom="0in" style:line-height-at-least="0.1979in" fo:background-color="#1E1E1E"/>
    </style:style>
    <style:style style:name="T36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6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6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69" style:parent-style-name="Normal" style:family="paragraph">
      <style:paragraph-properties fo:margin-bottom="0in" style:line-height-at-least="0.1979in" fo:background-color="#1E1E1E"/>
    </style:style>
    <style:style style:name="T36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7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672" style:parent-style-name="Normal" style:family="paragraph">
      <style:paragraph-properties fo:margin-bottom="0in" style:line-height-at-least="0.1979in" fo:background-color="#1E1E1E"/>
    </style:style>
    <style:style style:name="T36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7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8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85" style:parent-style-name="Normal" style:family="paragraph">
      <style:paragraph-properties fo:margin-bottom="0in" style:line-height-at-least="0.1979in" fo:background-color="#1E1E1E"/>
    </style:style>
    <style:style style:name="T36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6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6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9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6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6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6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698" style:parent-style-name="Normal" style:family="paragraph">
      <style:paragraph-properties fo:margin-bottom="0in" style:line-height-at-least="0.1979in" fo:background-color="#1E1E1E"/>
    </style:style>
    <style:style style:name="T36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711" style:parent-style-name="Normal" style:family="paragraph">
      <style:paragraph-properties fo:margin-bottom="0in" style:line-height-at-least="0.1979in" fo:background-color="#1E1E1E"/>
    </style:style>
    <style:style style:name="T37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2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2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732" style:parent-style-name="Normal" style:family="paragraph">
      <style:paragraph-properties fo:margin-bottom="0in" style:line-height-at-least="0.1979in" fo:background-color="#1E1E1E"/>
    </style:style>
    <style:style style:name="T37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4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4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5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753" style:parent-style-name="Normal" style:family="paragraph">
      <style:paragraph-properties fo:margin-bottom="0in" style:line-height-at-least="0.1979in" fo:background-color="#1E1E1E"/>
    </style:style>
    <style:style style:name="T37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6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6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6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6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7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774" style:parent-style-name="Normal" style:family="paragraph">
      <style:paragraph-properties fo:margin-bottom="0in" style:line-height-at-least="0.1979in" fo:background-color="#1E1E1E"/>
    </style:style>
    <style:style style:name="T37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8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8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8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8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7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9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7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9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795" style:parent-style-name="Normal" style:family="paragraph">
      <style:paragraph-properties fo:margin-bottom="0in" style:line-height-at-least="0.1979in" fo:background-color="#1E1E1E"/>
    </style:style>
    <style:style style:name="T37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7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7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7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0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0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16" style:parent-style-name="Normal" style:family="paragraph">
      <style:paragraph-properties fo:margin-bottom="0in" style:line-height-at-least="0.1979in" fo:background-color="#1E1E1E"/>
    </style:style>
    <style:style style:name="T38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2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2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37" style:parent-style-name="Normal" style:family="paragraph">
      <style:paragraph-properties fo:margin-bottom="0in" style:line-height-at-least="0.1979in" fo:background-color="#1E1E1E"/>
    </style:style>
    <style:style style:name="T38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4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58" style:parent-style-name="Normal" style:family="paragraph">
      <style:paragraph-properties fo:margin-bottom="0in" style:line-height-at-least="0.1979in" fo:background-color="#1E1E1E"/>
    </style:style>
    <style:style style:name="T38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6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7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879" style:parent-style-name="Normal" style:family="paragraph">
      <style:paragraph-properties fo:margin-bottom="0in" style:line-height-at-least="0.1979in" fo:background-color="#1E1E1E"/>
    </style:style>
    <style:style style:name="T38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9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8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89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8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8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8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00" style:parent-style-name="Normal" style:family="paragraph">
      <style:paragraph-properties fo:margin-bottom="0in" style:line-height-at-least="0.1979in" fo:background-color="#1E1E1E"/>
    </style:style>
    <style:style style:name="T39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0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0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1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1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21" style:parent-style-name="Normal" style:family="paragraph">
      <style:paragraph-properties fo:margin-bottom="0in" style:line-height-at-least="0.1979in" fo:background-color="#1E1E1E"/>
    </style:style>
    <style:style style:name="T39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3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3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3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4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42" style:parent-style-name="Normal" style:family="paragraph">
      <style:paragraph-properties fo:margin-bottom="0in" style:line-height-at-least="0.1979in" fo:background-color="#1E1E1E"/>
    </style:style>
    <style:style style:name="T39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47" style:parent-style-name="Normal" style:family="paragraph">
      <style:paragraph-properties fo:margin-bottom="0in" style:line-height-at-least="0.1979in" fo:background-color="#1E1E1E"/>
    </style:style>
    <style:style style:name="T39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4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950" style:parent-style-name="Normal" style:family="paragraph">
      <style:paragraph-properties fo:margin-bottom="0in" style:line-height-at-least="0.1979in" fo:background-color="#1E1E1E"/>
    </style:style>
    <style:style style:name="T39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5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5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61" style:parent-style-name="Normal" style:family="paragraph">
      <style:paragraph-properties fo:margin-bottom="0in" style:line-height-at-least="0.1979in" fo:background-color="#1E1E1E"/>
    </style:style>
    <style:style style:name="T39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6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3964" style:parent-style-name="Normal" style:family="paragraph">
      <style:paragraph-properties fo:margin-bottom="0in" style:line-height-at-least="0.1979in" fo:background-color="#1E1E1E"/>
    </style:style>
    <style:style style:name="T39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7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79" style:parent-style-name="Normal" style:family="paragraph">
      <style:paragraph-properties fo:margin-bottom="0in" style:line-height-at-least="0.1979in" fo:background-color="#1E1E1E"/>
    </style:style>
    <style:style style:name="T39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39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9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399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9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9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94" style:parent-style-name="Normal" style:family="paragraph">
      <style:paragraph-properties fo:margin-bottom="0in" style:line-height-at-least="0.1979in" fo:background-color="#1E1E1E"/>
    </style:style>
    <style:style style:name="T39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399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399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39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3999" style:parent-style-name="Normal" style:family="paragraph">
      <style:paragraph-properties fo:margin-bottom="0in" style:line-height-at-least="0.1979in" fo:background-color="#1E1E1E"/>
    </style:style>
    <style:style style:name="T40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0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002" style:parent-style-name="Normal" style:family="paragraph">
      <style:paragraph-properties fo:margin-bottom="0in" style:line-height-at-least="0.1979in" fo:background-color="#1E1E1E"/>
    </style:style>
    <style:style style:name="T40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007" style:parent-style-name="Normal" style:family="paragraph">
      <style:paragraph-properties fo:margin-bottom="0in" style:line-height-at-least="0.1979in" fo:background-color="#1E1E1E"/>
    </style:style>
    <style:style style:name="T40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0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1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15"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40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1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19" style:parent-style-name="Normal" style:family="paragraph">
      <style:paragraph-properties fo:margin-bottom="0in" style:line-height-at-least="0.1979in" fo:background-color="#1E1E1E"/>
    </style:style>
    <style:style style:name="T40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25" style:parent-style-name="Normal" style:family="paragraph">
      <style:paragraph-properties fo:margin-bottom="0in" style:line-height-at-least="0.1979in" fo:background-color="#1E1E1E"/>
    </style:style>
    <style:style style:name="T40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2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0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31" style:parent-style-name="Normal" style:family="paragraph">
      <style:paragraph-properties fo:margin-bottom="0in" style:line-height-at-least="0.1979in" fo:background-color="#1E1E1E"/>
    </style:style>
    <style:style style:name="T40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35"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0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37" style:parent-style-name="Normal" style:family="paragraph">
      <style:paragraph-properties fo:margin-bottom="0in" style:line-height-at-least="0.1979in" fo:background-color="#1E1E1E"/>
    </style:style>
    <style:style style:name="T40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41"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0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43" style:parent-style-name="Normal" style:family="paragraph">
      <style:paragraph-properties fo:margin-bottom="0in" style:line-height-at-least="0.1979in" fo:background-color="#1E1E1E"/>
    </style:style>
    <style:style style:name="T40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48" style:parent-style-name="Normal" style:family="paragraph">
      <style:paragraph-properties fo:margin-bottom="0in" style:line-height-at-least="0.1979in" fo:background-color="#1E1E1E"/>
    </style:style>
    <style:style style:name="T40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52" style:parent-style-name="Normal" style:family="paragraph">
      <style:paragraph-properties fo:margin-bottom="0in" style:line-height-at-least="0.1979in" fo:background-color="#1E1E1E"/>
    </style:style>
    <style:style style:name="T40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58" style:parent-style-name="Normal" style:family="paragraph">
      <style:paragraph-properties fo:margin-bottom="0in" style:line-height-at-least="0.1979in" fo:background-color="#1E1E1E"/>
    </style:style>
    <style:style style:name="T40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64" style:parent-style-name="Normal" style:family="paragraph">
      <style:paragraph-properties fo:margin-bottom="0in" style:line-height-at-least="0.1979in" fo:background-color="#1E1E1E"/>
    </style:style>
    <style:style style:name="T40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6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70" style:parent-style-name="Normal" style:family="paragraph">
      <style:paragraph-properties fo:margin-bottom="0in" style:line-height-at-least="0.1979in" fo:background-color="#1E1E1E"/>
    </style:style>
    <style:style style:name="T40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7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74" style:parent-style-name="Normal" style:family="paragraph">
      <style:paragraph-properties fo:margin-bottom="0in" style:line-height-at-least="0.1979in" fo:background-color="#1E1E1E"/>
    </style:style>
    <style:style style:name="T40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80" style:parent-style-name="Normal" style:family="paragraph">
      <style:paragraph-properties fo:margin-bottom="0in" style:line-height-at-least="0.1979in" fo:background-color="#1E1E1E"/>
    </style:style>
    <style:style style:name="T40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0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0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8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8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088" style:parent-style-name="Normal" style:family="paragraph">
      <style:paragraph-properties fo:margin-bottom="0in" style:line-height-at-least="0.1979in" fo:background-color="#1E1E1E"/>
    </style:style>
    <style:style style:name="T40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093" style:parent-style-name="Normal" style:family="paragraph">
      <style:paragraph-properties fo:margin-bottom="0in" style:line-height-at-least="0.1979in" fo:background-color="#1E1E1E"/>
    </style:style>
    <style:style style:name="T40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0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0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0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098" style:parent-style-name="Normal" style:family="paragraph">
      <style:paragraph-properties fo:margin-bottom="0in" style:line-height-at-least="0.1979in" fo:background-color="#1E1E1E"/>
    </style:style>
    <style:style style:name="T40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0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101" style:parent-style-name="Normal" style:family="paragraph">
      <style:paragraph-properties fo:margin-bottom="0in" style:line-height-at-least="0.1979in" fo:background-color="#1E1E1E"/>
    </style:style>
    <style:style style:name="T41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0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104" style:parent-style-name="Normal" style:family="paragraph">
      <style:paragraph-properties fo:margin-bottom="0in" style:line-height-at-least="0.1979in" fo:background-color="#1E1E1E"/>
    </style:style>
    <style:style style:name="T41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1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1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21" style:parent-style-name="Normal" style:family="paragraph">
      <style:paragraph-properties fo:margin-bottom="0in" style:line-height-at-least="0.1979in" fo:background-color="#1E1E1E"/>
    </style:style>
    <style:style style:name="T41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34" style:parent-style-name="Normal" style:family="paragraph">
      <style:paragraph-properties fo:margin-bottom="0in" style:line-height-at-least="0.1979in" fo:background-color="#1E1E1E"/>
    </style:style>
    <style:style style:name="T41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4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48" style:parent-style-name="Normal" style:family="paragraph">
      <style:paragraph-properties fo:margin-bottom="0in" style:line-height-at-least="0.1979in" fo:background-color="#1E1E1E"/>
    </style:style>
    <style:style style:name="T41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5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5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5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5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6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6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69" style:parent-style-name="Normal" style:family="paragraph">
      <style:paragraph-properties fo:margin-bottom="0in" style:line-height-at-least="0.1979in" fo:background-color="#1E1E1E"/>
    </style:style>
    <style:style style:name="T41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7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7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8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8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190" style:parent-style-name="Normal" style:family="paragraph">
      <style:paragraph-properties fo:margin-bottom="0in" style:line-height-at-least="0.1979in" fo:background-color="#1E1E1E"/>
    </style:style>
    <style:style style:name="T41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19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1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9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1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9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1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19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0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0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0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0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0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11" style:parent-style-name="Normal" style:family="paragraph">
      <style:paragraph-properties fo:margin-bottom="0in" style:line-height-at-least="0.1979in" fo:background-color="#1E1E1E"/>
    </style:style>
    <style:style style:name="T42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2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2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2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2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2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3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32" style:parent-style-name="Normal" style:family="paragraph">
      <style:paragraph-properties fo:margin-bottom="0in" style:line-height-at-least="0.1979in" fo:background-color="#1E1E1E"/>
    </style:style>
    <style:style style:name="T42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4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4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5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53" style:parent-style-name="Normal" style:family="paragraph">
      <style:paragraph-properties fo:margin-bottom="0in" style:line-height-at-least="0.1979in" fo:background-color="#1E1E1E"/>
    </style:style>
    <style:style style:name="T42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6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6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6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6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7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74" style:parent-style-name="Normal" style:family="paragraph">
      <style:paragraph-properties fo:margin-bottom="0in" style:line-height-at-least="0.1979in" fo:background-color="#1E1E1E"/>
    </style:style>
    <style:style style:name="T42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8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8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8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8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2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9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2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9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295" style:parent-style-name="Normal" style:family="paragraph">
      <style:paragraph-properties fo:margin-bottom="0in" style:line-height-at-least="0.1979in" fo:background-color="#1E1E1E"/>
    </style:style>
    <style:style style:name="T42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2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2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2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0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0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0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16" style:parent-style-name="Normal" style:family="paragraph">
      <style:paragraph-properties fo:margin-bottom="0in" style:line-height-at-least="0.1979in" fo:background-color="#1E1E1E"/>
    </style:style>
    <style:style style:name="T43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2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2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3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37" style:parent-style-name="Normal" style:family="paragraph">
      <style:paragraph-properties fo:margin-bottom="0in" style:line-height-at-least="0.1979in" fo:background-color="#1E1E1E"/>
    </style:style>
    <style:style style:name="T43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4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4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4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4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4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4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5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5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58" style:parent-style-name="Normal" style:family="paragraph">
      <style:paragraph-properties fo:margin-bottom="0in" style:line-height-at-least="0.1979in" fo:background-color="#1E1E1E"/>
    </style:style>
    <style:style style:name="T43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6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7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7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7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79" style:parent-style-name="Normal" style:family="paragraph">
      <style:paragraph-properties fo:margin-bottom="0in" style:line-height-at-least="0.1979in" fo:background-color="#1E1E1E"/>
    </style:style>
    <style:style style:name="T43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84" style:parent-style-name="Normal" style:family="paragraph">
      <style:paragraph-properties fo:margin-bottom="0in" style:line-height-at-least="0.1979in" fo:background-color="#1E1E1E"/>
    </style:style>
    <style:style style:name="T43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86"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387" style:parent-style-name="Normal" style:family="paragraph">
      <style:paragraph-properties fo:margin-bottom="0in" style:line-height-at-least="0.1979in" fo:background-color="#1E1E1E"/>
    </style:style>
    <style:style style:name="T43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9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3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3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3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3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3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398" style:parent-style-name="Normal" style:family="paragraph">
      <style:paragraph-properties fo:margin-bottom="0in" style:line-height-at-least="0.1979in" fo:background-color="#1E1E1E"/>
    </style:style>
    <style:style style:name="T43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0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401" style:parent-style-name="Normal" style:family="paragraph">
      <style:paragraph-properties fo:margin-bottom="0in" style:line-height-at-least="0.1979in" fo:background-color="#1E1E1E"/>
    </style:style>
    <style:style style:name="T44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1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1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16" style:parent-style-name="Normal" style:family="paragraph">
      <style:paragraph-properties fo:margin-bottom="0in" style:line-height-at-least="0.1979in" fo:background-color="#1E1E1E"/>
    </style:style>
    <style:style style:name="T44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1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2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2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2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31" style:parent-style-name="Normal" style:family="paragraph">
      <style:paragraph-properties fo:margin-bottom="0in" style:line-height-at-least="0.1979in" fo:background-color="#1E1E1E"/>
    </style:style>
    <style:style style:name="T44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3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3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36" style:parent-style-name="Normal" style:family="paragraph">
      <style:paragraph-properties fo:margin-bottom="0in" style:line-height-at-least="0.1979in" fo:background-color="#1E1E1E"/>
    </style:style>
    <style:style style:name="T44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38"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439" style:parent-style-name="Normal" style:family="paragraph">
      <style:paragraph-properties fo:margin-bottom="0in" style:line-height-at-least="0.1979in" fo:background-color="#1E1E1E"/>
    </style:style>
    <style:style style:name="T44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44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444" style:parent-style-name="Normal" style:family="paragraph">
      <style:paragraph-properties fo:margin-bottom="0in" style:line-height-at-least="0.1979in" fo:background-color="#1E1E1E"/>
    </style:style>
    <style:style style:name="T44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4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5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52"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44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5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56" style:parent-style-name="Normal" style:family="paragraph">
      <style:paragraph-properties fo:margin-bottom="0in" style:line-height-at-least="0.1979in" fo:background-color="#1E1E1E"/>
    </style:style>
    <style:style style:name="T44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5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6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62" style:parent-style-name="Normal" style:family="paragraph">
      <style:paragraph-properties fo:margin-bottom="0in" style:line-height-at-least="0.1979in" fo:background-color="#1E1E1E"/>
    </style:style>
    <style:style style:name="T44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6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66"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4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68" style:parent-style-name="Normal" style:family="paragraph">
      <style:paragraph-properties fo:margin-bottom="0in" style:line-height-at-least="0.1979in" fo:background-color="#1E1E1E"/>
    </style:style>
    <style:style style:name="T44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72"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4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74" style:parent-style-name="Normal" style:family="paragraph">
      <style:paragraph-properties fo:margin-bottom="0in" style:line-height-at-least="0.1979in" fo:background-color="#1E1E1E"/>
    </style:style>
    <style:style style:name="T44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78"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44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80" style:parent-style-name="Normal" style:family="paragraph">
      <style:paragraph-properties fo:margin-bottom="0in" style:line-height-at-least="0.1979in" fo:background-color="#1E1E1E"/>
    </style:style>
    <style:style style:name="T44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48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85" style:parent-style-name="Normal" style:family="paragraph">
      <style:paragraph-properties fo:margin-bottom="0in" style:line-height-at-least="0.1979in" fo:background-color="#1E1E1E"/>
    </style:style>
    <style:style style:name="T44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89" style:parent-style-name="Normal" style:family="paragraph">
      <style:paragraph-properties fo:margin-bottom="0in" style:line-height-at-least="0.1979in" fo:background-color="#1E1E1E"/>
    </style:style>
    <style:style style:name="T44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4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495" style:parent-style-name="Normal" style:family="paragraph">
      <style:paragraph-properties fo:margin-bottom="0in" style:line-height-at-least="0.1979in" fo:background-color="#1E1E1E"/>
    </style:style>
    <style:style style:name="T44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4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4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01" style:parent-style-name="Normal" style:family="paragraph">
      <style:paragraph-properties fo:margin-bottom="0in" style:line-height-at-least="0.1979in" fo:background-color="#1E1E1E"/>
    </style:style>
    <style:style style:name="T45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0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07" style:parent-style-name="Normal" style:family="paragraph">
      <style:paragraph-properties fo:margin-bottom="0in" style:line-height-at-least="0.1979in" fo:background-color="#1E1E1E"/>
    </style:style>
    <style:style style:name="T45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11" style:parent-style-name="Normal" style:family="paragraph">
      <style:paragraph-properties fo:margin-bottom="0in" style:line-height-at-least="0.1979in" fo:background-color="#1E1E1E"/>
    </style:style>
    <style:style style:name="T45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17" style:parent-style-name="Normal" style:family="paragraph">
      <style:paragraph-properties fo:margin-bottom="0in" style:line-height-at-least="0.1979in" fo:background-color="#1E1E1E"/>
    </style:style>
    <style:style style:name="T45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1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2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2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2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4525" style:parent-style-name="Normal" style:family="paragraph">
      <style:paragraph-properties fo:margin-bottom="0in" style:line-height-at-least="0.1979in" fo:background-color="#1E1E1E"/>
    </style:style>
    <style:style style:name="T45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2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30" style:parent-style-name="Normal" style:family="paragraph">
      <style:paragraph-properties fo:margin-bottom="0in" style:line-height-at-least="0.1979in" fo:background-color="#1E1E1E"/>
    </style:style>
    <style:style style:name="T45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35" style:parent-style-name="Normal" style:family="paragraph">
      <style:paragraph-properties fo:margin-bottom="0in" style:line-height-at-least="0.1979in" fo:background-color="#1E1E1E"/>
    </style:style>
    <style:style style:name="T45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3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38" style:parent-style-name="Normal" style:family="paragraph">
      <style:paragraph-properties fo:margin-bottom="0in" style:line-height-at-least="0.1979in" fo:background-color="#1E1E1E"/>
    </style:style>
    <style:style style:name="T45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43" style:parent-style-name="Normal" style:family="paragraph">
      <style:paragraph-properties fo:margin-bottom="0in" style:line-height-at-least="0.1979in" fo:background-color="#1E1E1E"/>
    </style:style>
    <style:style style:name="T45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4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46" style:parent-style-name="Normal" style:family="paragraph">
      <style:paragraph-properties fo:margin-bottom="0in" style:line-height-at-least="0.1979in" fo:background-color="#1E1E1E"/>
    </style:style>
    <style:style style:name="T454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4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51" style:parent-style-name="Normal" style:family="paragraph">
      <style:paragraph-properties fo:margin-bottom="0in" style:line-height-at-least="0.1979in" fo:background-color="#1E1E1E"/>
    </style:style>
    <style:style style:name="T45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5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54" style:parent-style-name="Normal" style:family="paragraph">
      <style:paragraph-properties fo:margin-bottom="0in" style:line-height-at-least="0.1979in" fo:background-color="#1E1E1E"/>
    </style:style>
    <style:style style:name="T45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59" style:parent-style-name="Normal" style:family="paragraph">
      <style:paragraph-properties fo:margin-bottom="0in" style:line-height-at-least="0.1979in" fo:background-color="#1E1E1E"/>
    </style:style>
    <style:style style:name="T45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6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62" style:parent-style-name="Normal" style:family="paragraph">
      <style:paragraph-properties fo:margin-bottom="0in" style:line-height-at-least="0.1979in" fo:background-color="#1E1E1E"/>
    </style:style>
    <style:style style:name="T45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67" style:parent-style-name="Normal" style:family="paragraph">
      <style:paragraph-properties fo:margin-bottom="0in" style:line-height-at-least="0.1979in" fo:background-color="#1E1E1E"/>
    </style:style>
    <style:style style:name="T45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6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70" style:parent-style-name="Normal" style:family="paragraph">
      <style:paragraph-properties fo:margin-bottom="0in" style:line-height-at-least="0.1979in" fo:background-color="#1E1E1E"/>
    </style:style>
    <style:style style:name="T45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7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573" style:parent-style-name="Normal" style:family="paragraph">
      <style:paragraph-properties fo:margin-bottom="0in" style:line-height-at-least="0.1979in" fo:background-color="#1E1E1E"/>
    </style:style>
    <style:style style:name="T45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7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7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7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8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82" style:parent-style-name="Normal" style:family="paragraph">
      <style:paragraph-properties fo:margin-bottom="0in" style:line-height-at-least="0.1979in" fo:background-color="#1E1E1E"/>
    </style:style>
    <style:style style:name="T45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5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5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595" style:parent-style-name="Normal" style:family="paragraph">
      <style:paragraph-properties fo:margin-bottom="0in" style:line-height-at-least="0.1979in" fo:background-color="#1E1E1E"/>
    </style:style>
    <style:style style:name="T45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5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59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5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04" style:parent-style-name="Normal" style:family="paragraph">
      <style:paragraph-properties fo:margin-bottom="0in" style:line-height-at-least="0.1979in" fo:background-color="#1E1E1E"/>
    </style:style>
    <style:style style:name="T46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0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0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1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17" style:parent-style-name="Normal" style:family="paragraph">
      <style:paragraph-properties fo:margin-bottom="0in" style:line-height-at-least="0.1979in" fo:background-color="#1E1E1E"/>
    </style:style>
    <style:style style:name="T46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22" style:parent-style-name="Normal" style:family="paragraph">
      <style:paragraph-properties fo:margin-bottom="0in" style:line-height-at-least="0.1979in" fo:background-color="#1E1E1E"/>
    </style:style>
    <style:style style:name="T46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34"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46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3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3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4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4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4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4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4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48" style:parent-style-name="Normal" style:family="paragraph">
      <style:paragraph-properties fo:margin-bottom="0in" style:line-height-at-least="0.1979in" fo:background-color="#1E1E1E"/>
    </style:style>
    <style:style style:name="T46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5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5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5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5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5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5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60" style:parent-style-name="DefaultParagraphFont" style:family="text">
      <style:text-properties style:font-name="Consolas" style:font-name-asian="Times New Roman" style:font-name-complex="Times New Roman" fo:color="#DCDCAA" fo:font-size="10.5pt" style:font-size-asian="10.5pt" style:font-size-complex="10.5pt" fo:language="en" fo:country="AT" style:language-asian="en" style:country-asian="AT"/>
    </style:style>
    <style:style style:name="T466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6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6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7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74" style:parent-style-name="Normal" style:family="paragraph">
      <style:paragraph-properties fo:margin-bottom="0in" style:line-height-at-least="0.1979in" fo:background-color="#1E1E1E"/>
    </style:style>
    <style:style style:name="T46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79" style:parent-style-name="Normal" style:family="paragraph">
      <style:paragraph-properties fo:margin-bottom="0in" style:line-height-at-least="0.1979in" fo:background-color="#1E1E1E"/>
    </style:style>
    <style:style style:name="T4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84" style:parent-style-name="Normal" style:family="paragraph">
      <style:paragraph-properties fo:margin-bottom="0in" style:line-height-at-least="0.1979in" fo:background-color="#1E1E1E"/>
    </style:style>
    <style:style style:name="T46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8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8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6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8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6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9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6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693" style:parent-style-name="Normal" style:family="paragraph">
      <style:paragraph-properties fo:margin-bottom="0in" style:line-height-at-least="0.1979in" fo:background-color="#1E1E1E"/>
    </style:style>
    <style:style style:name="T46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9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696" style:parent-style-name="Normal" style:family="paragraph">
      <style:paragraph-properties fo:margin-bottom="0in" style:line-height-at-least="0.1979in" fo:background-color="#1E1E1E"/>
    </style:style>
    <style:style style:name="T46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6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6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0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0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0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0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0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09" style:parent-style-name="Normal" style:family="paragraph">
      <style:paragraph-properties fo:margin-bottom="0in" style:line-height-at-least="0.1979in" fo:background-color="#1E1E1E"/>
    </style:style>
    <style:style style:name="T47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1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1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22" style:parent-style-name="Normal" style:family="paragraph">
      <style:paragraph-properties fo:margin-bottom="0in" style:line-height-at-least="0.1979in" fo:background-color="#1E1E1E"/>
    </style:style>
    <style:style style:name="T47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2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2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3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3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35" style:parent-style-name="Normal" style:family="paragraph">
      <style:paragraph-properties fo:margin-bottom="0in" style:line-height-at-least="0.1979in" fo:background-color="#1E1E1E"/>
    </style:style>
    <style:style style:name="T47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4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4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56" style:parent-style-name="Normal" style:family="paragraph">
      <style:paragraph-properties fo:margin-bottom="0in" style:line-height-at-least="0.1979in" fo:background-color="#1E1E1E"/>
    </style:style>
    <style:style style:name="T47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77" style:parent-style-name="Normal" style:family="paragraph">
      <style:paragraph-properties fo:margin-bottom="0in" style:line-height-at-least="0.1979in" fo:background-color="#1E1E1E"/>
    </style:style>
    <style:style style:name="T47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9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7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7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7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7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7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798" style:parent-style-name="Normal" style:family="paragraph">
      <style:paragraph-properties fo:margin-bottom="0in" style:line-height-at-least="0.1979in" fo:background-color="#1E1E1E"/>
    </style:style>
    <style:style style:name="T47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819" style:parent-style-name="Normal" style:family="paragraph">
      <style:paragraph-properties fo:margin-bottom="0in" style:line-height-at-least="0.1979in" fo:background-color="#1E1E1E"/>
    </style:style>
    <style:style style:name="T48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2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2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3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3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840" style:parent-style-name="Normal" style:family="paragraph">
      <style:paragraph-properties fo:margin-bottom="0in" style:line-height-at-least="0.1979in" fo:background-color="#1E1E1E"/>
    </style:style>
    <style:style style:name="T48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5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5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5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861" style:parent-style-name="Normal" style:family="paragraph">
      <style:paragraph-properties fo:margin-bottom="0in" style:line-height-at-least="0.1979in" fo:background-color="#1E1E1E"/>
    </style:style>
    <style:style style:name="T48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882" style:parent-style-name="Normal" style:family="paragraph">
      <style:paragraph-properties fo:margin-bottom="0in" style:line-height-at-least="0.1979in" fo:background-color="#1E1E1E"/>
    </style:style>
    <style:style style:name="T48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8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89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8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8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8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03" style:parent-style-name="Normal" style:family="paragraph">
      <style:paragraph-properties fo:margin-bottom="0in" style:line-height-at-least="0.1979in" fo:background-color="#1E1E1E"/>
    </style:style>
    <style:style style:name="T49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1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1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1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1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2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24" style:parent-style-name="Normal" style:family="paragraph">
      <style:paragraph-properties fo:margin-bottom="0in" style:line-height-at-least="0.1979in" fo:background-color="#1E1E1E"/>
    </style:style>
    <style:style style:name="T49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2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3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45" style:parent-style-name="Normal" style:family="paragraph">
      <style:paragraph-properties fo:margin-bottom="0in" style:line-height-at-least="0.1979in" fo:background-color="#1E1E1E"/>
    </style:style>
    <style:style style:name="T49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6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6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66" style:parent-style-name="Normal" style:family="paragraph">
      <style:paragraph-properties fo:margin-bottom="0in" style:line-height-at-least="0.1979in" fo:background-color="#1E1E1E"/>
    </style:style>
    <style:style style:name="T49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7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71" style:parent-style-name="Normal" style:family="paragraph">
      <style:paragraph-properties fo:margin-bottom="0in" style:line-height-at-least="0.1979in" fo:background-color="#1E1E1E"/>
    </style:style>
    <style:style style:name="T49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7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974" style:parent-style-name="Normal" style:family="paragraph">
      <style:paragraph-properties fo:margin-bottom="0in" style:line-height-at-least="0.1979in" fo:background-color="#1E1E1E"/>
    </style:style>
    <style:style style:name="T49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7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7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8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8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8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4985" style:parent-style-name="Normal" style:family="paragraph">
      <style:paragraph-properties fo:margin-bottom="0in" style:line-height-at-least="0.1979in" fo:background-color="#1E1E1E"/>
    </style:style>
    <style:style style:name="T49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8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4988" style:parent-style-name="Normal" style:family="paragraph">
      <style:paragraph-properties fo:margin-bottom="0in" style:line-height-at-least="0.1979in" fo:background-color="#1E1E1E"/>
    </style:style>
    <style:style style:name="T49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49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49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49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49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49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03" style:parent-style-name="Normal" style:family="paragraph">
      <style:paragraph-properties fo:margin-bottom="0in" style:line-height-at-least="0.1979in" fo:background-color="#1E1E1E"/>
    </style:style>
    <style:style style:name="T50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1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1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1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1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18" style:parent-style-name="Normal" style:family="paragraph">
      <style:paragraph-properties fo:margin-bottom="0in" style:line-height-at-least="0.1979in" fo:background-color="#1E1E1E"/>
    </style:style>
    <style:style style:name="T501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2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2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23" style:parent-style-name="Normal" style:family="paragraph">
      <style:paragraph-properties fo:margin-bottom="0in" style:line-height-at-least="0.1979in" fo:background-color="#1E1E1E"/>
    </style:style>
    <style:style style:name="T50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2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026" style:parent-style-name="Normal" style:family="paragraph">
      <style:paragraph-properties fo:margin-bottom="0in" style:line-height-at-least="0.1979in" fo:background-color="#1E1E1E"/>
    </style:style>
    <style:style style:name="T50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02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031" style:parent-style-name="Normal" style:family="paragraph">
      <style:paragraph-properties fo:margin-bottom="0in" style:line-height-at-least="0.1979in" fo:background-color="#1E1E1E"/>
    </style:style>
    <style:style style:name="T50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3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39"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50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4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43" style:parent-style-name="Normal" style:family="paragraph">
      <style:paragraph-properties fo:margin-bottom="0in" style:line-height-at-least="0.1979in" fo:background-color="#1E1E1E"/>
    </style:style>
    <style:style style:name="T50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49" style:parent-style-name="Normal" style:family="paragraph">
      <style:paragraph-properties fo:margin-bottom="0in" style:line-height-at-least="0.1979in" fo:background-color="#1E1E1E"/>
    </style:style>
    <style:style style:name="T50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5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5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53"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0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55" style:parent-style-name="Normal" style:family="paragraph">
      <style:paragraph-properties fo:margin-bottom="0in" style:line-height-at-least="0.1979in" fo:background-color="#1E1E1E"/>
    </style:style>
    <style:style style:name="T50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5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59"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0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61" style:parent-style-name="Normal" style:family="paragraph">
      <style:paragraph-properties fo:margin-bottom="0in" style:line-height-at-least="0.1979in" fo:background-color="#1E1E1E"/>
    </style:style>
    <style:style style:name="T50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65"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0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67" style:parent-style-name="Normal" style:family="paragraph">
      <style:paragraph-properties fo:margin-bottom="0in" style:line-height-at-least="0.1979in" fo:background-color="#1E1E1E"/>
    </style:style>
    <style:style style:name="T50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6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72" style:parent-style-name="Normal" style:family="paragraph">
      <style:paragraph-properties fo:margin-bottom="0in" style:line-height-at-least="0.1979in" fo:background-color="#1E1E1E"/>
    </style:style>
    <style:style style:name="T50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7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76" style:parent-style-name="Normal" style:family="paragraph">
      <style:paragraph-properties fo:margin-bottom="0in" style:line-height-at-least="0.1979in" fo:background-color="#1E1E1E"/>
    </style:style>
    <style:style style:name="T50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7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8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0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82" style:parent-style-name="Normal" style:family="paragraph">
      <style:paragraph-properties fo:margin-bottom="0in" style:line-height-at-least="0.1979in" fo:background-color="#1E1E1E"/>
    </style:style>
    <style:style style:name="T50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8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88" style:parent-style-name="Normal" style:family="paragraph">
      <style:paragraph-properties fo:margin-bottom="0in" style:line-height-at-least="0.1979in" fo:background-color="#1E1E1E"/>
    </style:style>
    <style:style style:name="T50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9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0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9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94" style:parent-style-name="Normal" style:family="paragraph">
      <style:paragraph-properties fo:margin-bottom="0in" style:line-height-at-least="0.1979in" fo:background-color="#1E1E1E"/>
    </style:style>
    <style:style style:name="T50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09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0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098" style:parent-style-name="Normal" style:family="paragraph">
      <style:paragraph-properties fo:margin-bottom="0in" style:line-height-at-least="0.1979in" fo:background-color="#1E1E1E"/>
    </style:style>
    <style:style style:name="T50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0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104" style:parent-style-name="Normal" style:family="paragraph">
      <style:paragraph-properties fo:margin-bottom="0in" style:line-height-at-least="0.1979in" fo:background-color="#1E1E1E"/>
    </style:style>
    <style:style style:name="T51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0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11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11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112" style:parent-style-name="Normal" style:family="paragraph">
      <style:paragraph-properties fo:margin-bottom="0in" style:line-height-at-least="0.1979in" fo:background-color="#1E1E1E"/>
    </style:style>
    <style:style style:name="T511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1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17" style:parent-style-name="Normal" style:family="paragraph">
      <style:paragraph-properties fo:margin-bottom="0in" style:line-height-at-least="0.1979in" fo:background-color="#1E1E1E"/>
    </style:style>
    <style:style style:name="T51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22" style:parent-style-name="Normal" style:family="paragraph">
      <style:paragraph-properties fo:margin-bottom="0in" style:line-height-at-least="0.1979in" fo:background-color="#1E1E1E"/>
    </style:style>
    <style:style style:name="T51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125" style:parent-style-name="Normal" style:family="paragraph">
      <style:paragraph-properties fo:margin-bottom="0in" style:line-height-at-least="0.1979in" fo:background-color="#1E1E1E"/>
    </style:style>
    <style:style style:name="T51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2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128" style:parent-style-name="Normal" style:family="paragraph">
      <style:paragraph-properties fo:margin-bottom="0in" style:line-height-at-least="0.1979in" fo:background-color="#1E1E1E"/>
    </style:style>
    <style:style style:name="T51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4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4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45" style:parent-style-name="Normal" style:family="paragraph">
      <style:paragraph-properties fo:margin-bottom="0in" style:line-height-at-least="0.1979in" fo:background-color="#1E1E1E"/>
    </style:style>
    <style:style style:name="T51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5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5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58" style:parent-style-name="Normal" style:family="paragraph">
      <style:paragraph-properties fo:margin-bottom="0in" style:line-height-at-least="0.1979in" fo:background-color="#1E1E1E"/>
    </style:style>
    <style:style style:name="T515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6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6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6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6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6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7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72" style:parent-style-name="Normal" style:family="paragraph">
      <style:paragraph-properties fo:margin-bottom="0in" style:line-height-at-least="0.1979in" fo:background-color="#1E1E1E"/>
    </style:style>
    <style:style style:name="T51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7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7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8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8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1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9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193" style:parent-style-name="Normal" style:family="paragraph">
      <style:paragraph-properties fo:margin-bottom="0in" style:line-height-at-least="0.1979in" fo:background-color="#1E1E1E"/>
    </style:style>
    <style:style style:name="T51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1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1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19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1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0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0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0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0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1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1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1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14" style:parent-style-name="Normal" style:family="paragraph">
      <style:paragraph-properties fo:margin-bottom="0in" style:line-height-at-least="0.1979in" fo:background-color="#1E1E1E"/>
    </style:style>
    <style:style style:name="T52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1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2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2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2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2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2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3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3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3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35" style:parent-style-name="Normal" style:family="paragraph">
      <style:paragraph-properties fo:margin-bottom="0in" style:line-height-at-least="0.1979in" fo:background-color="#1E1E1E"/>
    </style:style>
    <style:style style:name="T52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3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4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4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4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4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4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4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4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4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5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5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5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5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5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56" style:parent-style-name="Normal" style:family="paragraph">
      <style:paragraph-properties fo:margin-bottom="0in" style:line-height-at-least="0.1979in" fo:background-color="#1E1E1E"/>
    </style:style>
    <style:style style:name="T525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6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6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6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6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6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7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7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77" style:parent-style-name="Normal" style:family="paragraph">
      <style:paragraph-properties fo:margin-bottom="0in" style:line-height-at-least="0.1979in" fo:background-color="#1E1E1E"/>
    </style:style>
    <style:style style:name="T527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8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9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9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2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29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29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29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29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298" style:parent-style-name="Normal" style:family="paragraph">
      <style:paragraph-properties fo:margin-bottom="0in" style:line-height-at-least="0.1979in" fo:background-color="#1E1E1E"/>
    </style:style>
    <style:style style:name="T52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1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1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1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1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1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1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319" style:parent-style-name="Normal" style:family="paragraph">
      <style:paragraph-properties fo:margin-bottom="0in" style:line-height-at-least="0.1979in" fo:background-color="#1E1E1E"/>
    </style:style>
    <style:style style:name="T53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2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2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2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2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30"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3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340" style:parent-style-name="Normal" style:family="paragraph">
      <style:paragraph-properties fo:margin-bottom="0in" style:line-height-at-least="0.1979in" fo:background-color="#1E1E1E"/>
    </style:style>
    <style:style style:name="T53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5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5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5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5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5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6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361" style:parent-style-name="Normal" style:family="paragraph">
      <style:paragraph-properties fo:margin-bottom="0in" style:line-height-at-least="0.1979in" fo:background-color="#1E1E1E"/>
    </style:style>
    <style:style style:name="T536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6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6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6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6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6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7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7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7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7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7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8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382" style:parent-style-name="Normal" style:family="paragraph">
      <style:paragraph-properties fo:margin-bottom="0in" style:line-height-at-least="0.1979in" fo:background-color="#1E1E1E"/>
    </style:style>
    <style:style style:name="T53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8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8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8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8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8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8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9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9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39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39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39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9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3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39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0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0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03" style:parent-style-name="Normal" style:family="paragraph">
      <style:paragraph-properties fo:margin-bottom="0in" style:line-height-at-least="0.1979in" fo:background-color="#1E1E1E"/>
    </style:style>
    <style:style style:name="T540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0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0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08" style:parent-style-name="Normal" style:family="paragraph">
      <style:paragraph-properties fo:margin-bottom="0in" style:line-height-at-least="0.1979in" fo:background-color="#1E1E1E"/>
    </style:style>
    <style:style style:name="T540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1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411" style:parent-style-name="Normal" style:family="paragraph">
      <style:paragraph-properties fo:margin-bottom="0in" style:line-height-at-least="0.1979in" fo:background-color="#1E1E1E"/>
    </style:style>
    <style:style style:name="T54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1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1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1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1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1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1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2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22" style:parent-style-name="Normal" style:family="paragraph">
      <style:paragraph-properties fo:margin-bottom="0in" style:line-height-at-least="0.1979in" fo:background-color="#1E1E1E"/>
    </style:style>
    <style:style style:name="T542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24"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425" style:parent-style-name="Normal" style:family="paragraph">
      <style:paragraph-properties fo:margin-bottom="0in" style:line-height-at-least="0.1979in" fo:background-color="#1E1E1E"/>
    </style:style>
    <style:style style:name="T54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2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3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3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32"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3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3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3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3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3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3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40" style:parent-style-name="Normal" style:family="paragraph">
      <style:paragraph-properties fo:margin-bottom="0in" style:line-height-at-least="0.1979in" fo:background-color="#1E1E1E"/>
    </style:style>
    <style:style style:name="T544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4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4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4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4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4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5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5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5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5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55" style:parent-style-name="Normal" style:family="paragraph">
      <style:paragraph-properties fo:margin-bottom="0in" style:line-height-at-least="0.1979in" fo:background-color="#1E1E1E"/>
    </style:style>
    <style:style style:name="T545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5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5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5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60" style:parent-style-name="Normal" style:family="paragraph">
      <style:paragraph-properties fo:margin-bottom="0in" style:line-height-at-least="0.1979in" fo:background-color="#1E1E1E"/>
    </style:style>
    <style:style style:name="T546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62"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463" style:parent-style-name="Normal" style:family="paragraph">
      <style:paragraph-properties fo:margin-bottom="0in" style:line-height-at-least="0.1979in" fo:background-color="#1E1E1E"/>
    </style:style>
    <style:style style:name="T546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6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466"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6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468" style:parent-style-name="Normal" style:family="paragraph">
      <style:paragraph-properties fo:margin-bottom="0in" style:line-height-at-least="0.1979in" fo:background-color="#1E1E1E"/>
    </style:style>
    <style:style style:name="T546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7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7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7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7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47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76" style:parent-style-name="DefaultParagraphFont" style:family="text">
      <style:text-properties style:font-name="Consolas" style:font-name-asian="Times New Roman" style:font-name-complex="Times New Roman" fo:color="#4EC9B0" fo:font-size="10.5pt" style:font-size-asian="10.5pt" style:font-size-complex="10.5pt" fo:language="en" fo:country="AT" style:language-asian="en" style:country-asian="AT"/>
    </style:style>
    <style:style style:name="T547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7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480" style:parent-style-name="Normal" style:family="paragraph">
      <style:paragraph-properties fo:margin-bottom="0in" style:line-height-at-least="0.1979in" fo:background-color="#1E1E1E"/>
    </style:style>
    <style:style style:name="T548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82"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84"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4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486" style:parent-style-name="Normal" style:family="paragraph">
      <style:paragraph-properties fo:margin-bottom="0in" style:line-height-at-least="0.1979in" fo:background-color="#1E1E1E"/>
    </style:style>
    <style:style style:name="T54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88"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90"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49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492" style:parent-style-name="Normal" style:family="paragraph">
      <style:paragraph-properties fo:margin-bottom="0in" style:line-height-at-least="0.1979in" fo:background-color="#1E1E1E"/>
    </style:style>
    <style:style style:name="T549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9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49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496"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4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498" style:parent-style-name="Normal" style:family="paragraph">
      <style:paragraph-properties fo:margin-bottom="0in" style:line-height-at-least="0.1979in" fo:background-color="#1E1E1E"/>
    </style:style>
    <style:style style:name="T549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00"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0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02" style:parent-style-name="DefaultParagraphFont" style:family="text">
      <style:text-properties style:font-name="Consolas" style:font-name-asian="Times New Roman" style:font-name-complex="Times New Roman" fo:color="#B5CEA8" fo:font-size="10.5pt" style:font-size-asian="10.5pt" style:font-size-complex="10.5pt" fo:language="en" fo:country="AT" style:language-asian="en" style:country-asian="AT"/>
    </style:style>
    <style:style style:name="T55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04" style:parent-style-name="Normal" style:family="paragraph">
      <style:paragraph-properties fo:margin-bottom="0in" style:line-height-at-least="0.1979in" fo:background-color="#1E1E1E"/>
    </style:style>
    <style:style style:name="T550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0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0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09" style:parent-style-name="Normal" style:family="paragraph">
      <style:paragraph-properties fo:margin-bottom="0in" style:line-height-at-least="0.1979in" fo:background-color="#1E1E1E"/>
    </style:style>
    <style:style style:name="T55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1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13" style:parent-style-name="Normal" style:family="paragraph">
      <style:paragraph-properties fo:margin-bottom="0in" style:line-height-at-least="0.1979in" fo:background-color="#1E1E1E"/>
    </style:style>
    <style:style style:name="T551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1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1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1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19" style:parent-style-name="Normal" style:family="paragraph">
      <style:paragraph-properties fo:margin-bottom="0in" style:line-height-at-least="0.1979in" fo:background-color="#1E1E1E"/>
    </style:style>
    <style:style style:name="T55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2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2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2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25" style:parent-style-name="Normal" style:family="paragraph">
      <style:paragraph-properties fo:margin-bottom="0in" style:line-height-at-least="0.1979in" fo:background-color="#1E1E1E"/>
    </style:style>
    <style:style style:name="T55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2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2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3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31" style:parent-style-name="Normal" style:family="paragraph">
      <style:paragraph-properties fo:margin-bottom="0in" style:line-height-at-least="0.1979in" fo:background-color="#1E1E1E"/>
    </style:style>
    <style:style style:name="T553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3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35" style:parent-style-name="Normal" style:family="paragraph">
      <style:paragraph-properties fo:margin-bottom="0in" style:line-height-at-least="0.1979in" fo:background-color="#1E1E1E"/>
    </style:style>
    <style:style style:name="T553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3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3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3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4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41" style:parent-style-name="Normal" style:family="paragraph">
      <style:paragraph-properties fo:margin-bottom="0in" style:line-height-at-least="0.1979in" fo:background-color="#1E1E1E"/>
    </style:style>
    <style:style style:name="T55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4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4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4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4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4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4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549" style:parent-style-name="Normal" style:family="paragraph">
      <style:paragraph-properties fo:margin-bottom="0in" style:line-height-at-least="0.1979in" fo:background-color="#1E1E1E"/>
    </style:style>
    <style:style style:name="T55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5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5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5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554" style:parent-style-name="Normal" style:family="paragraph">
      <style:paragraph-properties fo:margin-bottom="0in" style:line-height-at-least="0.1979in" fo:background-color="#1E1E1E"/>
    </style:style>
    <style:style style:name="T555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5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5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559" style:parent-style-name="Normal" style:family="paragraph">
      <style:paragraph-properties fo:margin-bottom="0in" style:line-height-at-least="0.1979in" fo:background-color="#1E1E1E"/>
    </style:style>
    <style:style style:name="T556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6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62" style:parent-style-name="Normal" style:family="paragraph">
      <style:paragraph-properties fo:margin-bottom="0in" style:line-height-at-least="0.1979in" fo:background-color="#1E1E1E"/>
    </style:style>
    <style:style style:name="T556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6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6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6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567" style:parent-style-name="Normal" style:family="paragraph">
      <style:paragraph-properties fo:margin-bottom="0in" style:line-height-at-least="0.1979in" fo:background-color="#1E1E1E"/>
    </style:style>
    <style:style style:name="T556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6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70" style:parent-style-name="Normal" style:family="paragraph">
      <style:paragraph-properties fo:margin-bottom="0in" style:line-height-at-least="0.1979in" fo:background-color="#1E1E1E"/>
    </style:style>
    <style:style style:name="T557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7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7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7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575" style:parent-style-name="Normal" style:family="paragraph">
      <style:paragraph-properties fo:margin-bottom="0in" style:line-height-at-least="0.1979in" fo:background-color="#1E1E1E"/>
    </style:style>
    <style:style style:name="T55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7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78" style:parent-style-name="Normal" style:family="paragraph">
      <style:paragraph-properties fo:margin-bottom="0in" style:line-height-at-least="0.1979in" fo:background-color="#1E1E1E"/>
    </style:style>
    <style:style style:name="T557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80"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581" style:parent-style-name="Normal" style:family="paragraph">
      <style:paragraph-properties fo:margin-bottom="0in" style:line-height-at-least="0.1979in" fo:background-color="#1E1E1E"/>
    </style:style>
    <style:style style:name="T558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8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58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5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86"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8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88"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89"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9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91"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5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59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597" style:parent-style-name="Normal" style:family="paragraph">
      <style:paragraph-properties fo:margin-bottom="0in" style:line-height-at-least="0.1979in" fo:background-color="#1E1E1E"/>
    </style:style>
    <style:style style:name="T559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59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00"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0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02" style:parent-style-name="Normal" style:family="paragraph">
      <style:paragraph-properties fo:margin-bottom="0in" style:line-height-at-least="0.1979in" fo:background-color="#1E1E1E"/>
    </style:style>
    <style:style style:name="T560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0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0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0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07"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0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09"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1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1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1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1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15" style:parent-style-name="Normal" style:family="paragraph">
      <style:paragraph-properties fo:margin-bottom="0in" style:line-height-at-least="0.1979in" fo:background-color="#1E1E1E"/>
    </style:style>
    <style:style style:name="T56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1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20" style:parent-style-name="Normal" style:family="paragraph">
      <style:paragraph-properties fo:margin-bottom="0in" style:line-height-at-least="0.1979in" fo:background-color="#1E1E1E"/>
    </style:style>
    <style:style style:name="T562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2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2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2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25" style:parent-style-name="Normal" style:family="paragraph">
      <style:paragraph-properties fo:margin-bottom="0in" style:line-height-at-least="0.1979in" fo:background-color="#1E1E1E"/>
    </style:style>
    <style:style style:name="T562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27"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28" style:parent-style-name="Normal" style:family="paragraph">
      <style:paragraph-properties fo:margin-bottom="0in" style:line-height-at-least="0.1979in" fo:background-color="#1E1E1E"/>
    </style:style>
    <style:style style:name="T562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3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3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3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33" style:parent-style-name="Normal" style:family="paragraph">
      <style:paragraph-properties fo:margin-bottom="0in" style:line-height-at-least="0.1979in" fo:background-color="#1E1E1E"/>
    </style:style>
    <style:style style:name="T563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3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36" style:parent-style-name="Normal" style:family="paragraph">
      <style:paragraph-properties fo:margin-bottom="0in" style:line-height-at-least="0.1979in" fo:background-color="#1E1E1E"/>
    </style:style>
    <style:style style:name="T563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3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41" style:parent-style-name="Normal" style:family="paragraph">
      <style:paragraph-properties fo:margin-bottom="0in" style:line-height-at-least="0.1979in" fo:background-color="#1E1E1E"/>
    </style:style>
    <style:style style:name="T564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43"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44" style:parent-style-name="Normal" style:family="paragraph">
      <style:paragraph-properties fo:margin-bottom="0in" style:line-height-at-least="0.1979in" fo:background-color="#1E1E1E"/>
    </style:style>
    <style:style style:name="T564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4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4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49" style:parent-style-name="Normal" style:family="paragraph">
      <style:paragraph-properties fo:margin-bottom="0in" style:line-height-at-least="0.1979in" fo:background-color="#1E1E1E"/>
    </style:style>
    <style:style style:name="T565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51"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52" style:parent-style-name="Normal" style:family="paragraph">
      <style:paragraph-properties fo:margin-bottom="0in" style:line-height-at-least="0.1979in" fo:background-color="#1E1E1E"/>
    </style:style>
    <style:style style:name="T565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5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5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5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57" style:parent-style-name="Normal" style:family="paragraph">
      <style:paragraph-properties fo:margin-bottom="0in" style:line-height-at-least="0.1979in" fo:background-color="#1E1E1E"/>
    </style:style>
    <style:style style:name="T5658"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59"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60" style:parent-style-name="Normal" style:family="paragraph">
      <style:paragraph-properties fo:margin-bottom="0in" style:line-height-at-least="0.1979in" fo:background-color="#1E1E1E"/>
    </style:style>
    <style:style style:name="T566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6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6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64" style:parent-style-name="Normal" style:family="paragraph">
      <style:paragraph-properties fo:margin-bottom="0in" style:line-height-at-least="0.1979in" fo:background-color="#1E1E1E"/>
    </style:style>
    <style:style style:name="T5665" style:parent-style-name="DefaultParagraphFont" style:family="text">
      <style:text-properties style:font-name="Consolas" style:font-name-asian="Times New Roman" style:font-name-complex="Times New Roman" fo:color="#6A9955" fo:font-size="10.5pt" style:font-size-asian="10.5pt" style:font-size-complex="10.5pt" fo:language="en" fo:country="AT" style:language-asian="en" style:country-asian="AT"/>
    </style:style>
    <style:style style:name="P5666" style:parent-style-name="Normal" style:family="paragraph">
      <style:paragraph-properties fo:margin-bottom="0.1666in" style:line-height-at-least="0.1979in" fo:background-color="#1E1E1E"/>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P5667" style:parent-style-name="Normal" style:family="paragraph">
      <style:paragraph-properties fo:margin-bottom="0in" style:line-height-at-least="0.1979in" fo:background-color="#1E1E1E"/>
    </style:style>
    <style:style style:name="T566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6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7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71"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7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73"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7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75"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7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77"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7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79" style:parent-style-name="Normal" style:family="paragraph">
      <style:paragraph-properties fo:margin-bottom="0in" style:line-height-at-least="0.1979in" fo:background-color="#1E1E1E"/>
    </style:style>
    <style:style style:name="T568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8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8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83"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84"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8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86"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8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688" style:parent-style-name="Normal" style:family="paragraph">
      <style:paragraph-properties fo:margin-bottom="0in" style:line-height-at-least="0.1979in" fo:background-color="#1E1E1E"/>
    </style:style>
    <style:style style:name="T5689"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9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9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69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93" style:parent-style-name="DefaultParagraphFont" style:family="text">
      <style:text-properties style:font-name="Consolas" style:font-name-asian="Times New Roman" style:font-name-complex="Times New Roman" fo:color="#9CDCFE" fo:font-size="10.5pt" style:font-size-asian="10.5pt" style:font-size-complex="10.5pt" fo:language="en" fo:country="AT" style:language-asian="en" style:country-asian="AT"/>
    </style:style>
    <style:style style:name="T5694"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95" style:parent-style-name="DefaultParagraphFont" style:family="text">
      <style:text-properties style:font-name="Consolas" style:font-name-asian="Times New Roman" style:font-name-complex="Times New Roman" fo:color="#CE9178" fo:font-size="10.5pt" style:font-size-asian="10.5pt" style:font-size-complex="10.5pt" fo:language="en" fo:country="AT" style:language-asian="en" style:country-asian="AT"/>
    </style:style>
    <style:style style:name="T569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9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69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69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0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01" style:parent-style-name="Normal" style:family="paragraph">
      <style:paragraph-properties fo:margin-bottom="0in" style:line-height-at-least="0.1979in" fo:background-color="#1E1E1E"/>
    </style:style>
    <style:style style:name="T5702"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0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04"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05"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06" style:parent-style-name="Normal" style:family="paragraph">
      <style:paragraph-properties fo:margin-bottom="0in" style:line-height-at-least="0.1979in" fo:background-color="#1E1E1E"/>
    </style:style>
    <style:style style:name="T5707"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0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09"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1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11"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1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13"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1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15" style:parent-style-name="Normal" style:family="paragraph">
      <style:paragraph-properties fo:margin-bottom="0in" style:line-height-at-least="0.1979in" fo:background-color="#1E1E1E"/>
    </style:style>
    <style:style style:name="T5716"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17"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18"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19"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2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2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2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2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24" style:parent-style-name="Normal" style:family="paragraph">
      <style:paragraph-properties fo:margin-bottom="0in" style:line-height-at-least="0.1979in" fo:background-color="#1E1E1E"/>
    </style:style>
    <style:style style:name="T572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2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2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2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29" style:parent-style-name="Normal" style:family="paragraph">
      <style:paragraph-properties fo:margin-bottom="0in" style:line-height-at-least="0.1979in" fo:background-color="#1E1E1E"/>
    </style:style>
    <style:style style:name="T5730"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31"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32"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33"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34" style:parent-style-name="Normal" style:family="paragraph">
      <style:paragraph-properties fo:margin-bottom="0in" style:line-height-at-least="0.1979in" fo:background-color="#1E1E1E"/>
    </style:style>
    <style:style style:name="T5735" style:parent-style-name="DefaultParagraphFont" style:family="text">
      <style:text-properties style:font-name="Consolas" style:font-name-asian="Times New Roman" style:font-name-complex="Times New Roman" fo:color="#D4D4D4" fo:font-size="10.5pt" style:font-size-asian="10.5pt" style:font-size-complex="10.5pt" fo:language="en" fo:country="AT" style:language-asian="en" style:country-asian="AT"/>
    </style:style>
    <style:style style:name="T573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37"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38"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39" style:parent-style-name="Normal" style:family="paragraph">
      <style:paragraph-properties fo:margin-bottom="0in" style:line-height-at-least="0.1979in" fo:background-color="#1E1E1E"/>
    </style:style>
    <style:style style:name="T5740"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41"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42"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P5743" style:parent-style-name="Normal" style:family="paragraph">
      <style:paragraph-properties fo:margin-bottom="0in" style:line-height-at-least="0.1979in" fo:background-color="#1E1E1E"/>
    </style:style>
    <style:style style:name="T5744"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style:style style:name="T5745" style:parent-style-name="DefaultParagraphFont" style:family="text">
      <style:text-properties style:font-name="Consolas" style:font-name-asian="Times New Roman" style:font-name-complex="Times New Roman" fo:color="#569CD6" fo:font-size="10.5pt" style:font-size-asian="10.5pt" style:font-size-complex="10.5pt" fo:language="en" fo:country="AT" style:language-asian="en" style:country-asian="AT"/>
    </style:style>
    <style:style style:name="T5746" style:parent-style-name="DefaultParagraphFont" style:family="text">
      <style:text-properties style:font-name="Consolas" style:font-name-asian="Times New Roman" style:font-name-complex="Times New Roman" fo:color="#808080" fo:font-size="10.5pt" style:font-size-asian="10.5pt" style:font-size-complex="10.5pt" fo:language="en" fo:country="AT" style:language-asian="en" style:country-asian="AT"/>
    </style:style>
  </office:automatic-styles>
  <office:body>
    <office:text text:use-soft-page-breaks="true">
      <text:p text:style-name="P1"><text:span text:style-name="T2">&lt;!</text:span><text:span text:style-name="T3">DOCTYPE</text:span><text:span text:style-name="T4"> </text:span><text:span text:style-name="T5">html</text:span><text:span text:style-name="T6"> </text:span><text:span text:style-name="T7">class="has-navbar-fixed-top"</text:span><text:span text:style-name="T8">&gt;</text:span></text:p>
      <text:p text:style-name="P9"><text:span text:style-name="T10">&lt;</text:span><text:span text:style-name="T11">head</text:span><text:span text:style-name="T12">&gt;</text:span></text:p>
      <text:p text:style-name="P13"><text:span text:style-name="T14">    </text:span><text:span text:style-name="T15">&lt;</text:span><text:span text:style-name="T16">meta</text:span><text:span text:style-name="T17"> </text:span><text:span text:style-name="T18">charset</text:span><text:span text:style-name="T19">=</text:span><text:span text:style-name="T20">"utf-8"</text:span><text:span text:style-name="T21">&gt;</text:span></text:p>
      <text:p text:style-name="P22"><text:span text:style-name="T23">    </text:span><text:span text:style-name="T24">&lt;</text:span><text:span text:style-name="T25">meta</text:span><text:span text:style-name="T26"> </text:span><text:span text:style-name="T27">name</text:span><text:span text:style-name="T28">=</text:span><text:span text:style-name="T29">"viewport"</text:span><text:span text:style-name="T30"> </text:span><text:span text:style-name="T31">content</text:span><text:span text:style-name="T32">=</text:span><text:span text:style-name="T33">"width=device-width, initial-scale=1"</text:span><text:span text:style-name="T34">&gt;</text:span></text:p>
      <text:p text:style-name="P35"><text:span text:style-name="T36">    </text:span><text:span text:style-name="T37">&lt;</text:span><text:span text:style-name="T38">title</text:span><text:span text:style-name="T39">&gt;</text:span><text:span text:style-name="T40">Where 2 Watch</text:span><text:span text:style-name="T41">&lt;/</text:span><text:span text:style-name="T42">title</text:span><text:span text:style-name="T43">&gt;</text:span></text:p>
      <text:p text:style-name="P44"><text:span text:style-name="T45">    </text:span><text:span text:style-name="T46">&lt;</text:span><text:span text:style-name="T47">link</text:span><text:span text:style-name="T48"> </text:span><text:span text:style-name="T49">rel</text:span><text:span text:style-name="T50">=</text:span><text:span text:style-name="T51">"stylesheet"</text:span><text:span text:style-name="T52"> </text:span><text:span text:style-name="T53">href</text:span><text:span text:style-name="T54">=</text:span><text:span text:style-name="T55">"index/index.css"</text:span><text:span text:style-name="T56">&gt;</text:span></text:p>
      <text:p text:style-name="P57"><text:span text:style-name="T58">    </text:span><text:span text:style-name="T59">&lt;</text:span><text:span text:style-name="T60">script</text:span><text:span text:style-name="T61"> </text:span><text:span text:style-name="T62">src</text:span><text:span text:style-name="T63">=</text:span><text:span text:style-name="T64">"index/index.js"</text:span><text:span text:style-name="T65">&gt;&lt;/</text:span><text:span text:style-name="T66">script</text:span><text:span text:style-name="T67">&gt;</text:span></text:p>
      <text:p text:style-name="P68"><text:span text:style-name="T69">    </text:span><text:span text:style-name="T70">&lt;!--SWIPERJS--&gt;</text:span></text:p>
      <text:p text:style-name="P71"><text:span text:style-name="T72">    </text:span><text:span text:style-name="T73">&lt;</text:span><text:span text:style-name="T74">script</text:span><text:span text:style-name="T75"> </text:span><text:span text:style-name="T76">src</text:span><text:span text:style-name="T77">=</text:span><text:span text:style-name="T78">"everyone/swiper.js"</text:span><text:span text:style-name="T79">&gt;&lt;/</text:span><text:span text:style-name="T80">script</text:span><text:span text:style-name="T81">&gt;</text:span></text:p>
      <text:p text:style-name="P82"><text:span text:style-name="T83">    </text:span><text:span text:style-name="T84">&lt;!--JQUERY--&gt;</text:span></text:p>
      <text:p text:style-name="P85"><text:span text:style-name="T86">    </text:span><text:span text:style-name="T87">&lt;</text:span><text:span text:style-name="T88">script</text:span><text:span text:style-name="T89"> </text:span><text:span text:style-name="T90">src</text:span><text:span text:style-name="T91">=</text:span><text:span text:style-name="T92">"https://ajax.googleapis.com/ajax/libs/jquery/3.4.1/jquery.min.js"</text:span><text:span text:style-name="T93">&gt;&lt;/</text:span><text:span text:style-name="T94">script</text:span><text:span text:style-name="T95">&gt;</text:span></text:p>
      <text:p text:style-name="P96"><text:span text:style-name="T97">    </text:span><text:span text:style-name="T98">&lt;!--BULMA--&gt;</text:span></text:p>
      <text:p text:style-name="P99"><text:span text:style-name="T100">    </text:span><text:span text:style-name="T101">&lt;</text:span><text:span text:style-name="T102">script</text:span><text:span text:style-name="T103"> </text:span><text:span text:style-name="T104">defer</text:span><text:span text:style-name="T105"> </text:span><text:span text:style-name="T106">src</text:span><text:span text:style-name="T107">=</text:span><text:span text:style-name="T108">"https://use.fontawesome.com/releases/v5.3.1/js/all.js"</text:span><text:span text:style-name="T109">&gt;&lt;/</text:span><text:span text:style-name="T110">script</text:span><text:span text:style-name="T111">&gt;</text:span></text:p>
      <text:p text:style-name="P112"><text:span text:style-name="T113">&lt;/</text:span><text:span text:style-name="T114">head</text:span><text:span text:style-name="T115">&gt;</text:span></text:p>
      <text:p text:style-name="P116"/>
      <text:p text:style-name="P117"><text:span text:style-name="T118">&lt;</text:span><text:span text:style-name="T119">body</text:span><text:span text:style-name="T120">&gt;</text:span></text:p>
      <text:p text:style-name="P121"><text:span text:style-name="T122">&lt;!--Desktop--&gt;</text:span></text:p>
      <text:p text:style-name="P123"><text:span text:style-name="T124">&lt;!--Navbar--&gt;</text:span></text:p>
      <text:p text:style-name="P125"><text:span text:style-name="T126">&lt;</text:span><text:span text:style-name="T127">nav</text:span><text:span text:style-name="T128"> </text:span><text:span text:style-name="T129">id</text:span><text:span text:style-name="T130">=</text:span><text:span text:style-name="T131">"nav-moving"</text:span><text:span text:style-name="T132"> </text:span><text:span text:style-name="T133">class</text:span><text:span text:style-name="T134">=</text:span><text:span text:style-name="T135">"navbar is-fixed-top"</text:span><text:span text:style-name="T136"> </text:span><text:span text:style-name="T137">role</text:span><text:span text:style-name="T138">=</text:span><text:span text:style-name="T139">"navigation"</text:span><text:span text:style-name="T140"> </text:span><text:span text:style-name="T141">aria-label</text:span><text:span text:style-name="T142">=</text:span><text:span text:style-name="T143">"main navigation"</text:span><text:span text:style-name="T144">&gt;</text:span></text:p>
      <text:p text:style-name="P145"><text:span text:style-name="T146">    </text:span><text:span text:style-name="T147">&lt;</text:span><text:span text:style-name="T148">div</text:span><text:span text:style-name="T149"> </text:span><text:span text:style-name="T150">class</text:span><text:span text:style-name="T151">=</text:span><text:span text:style-name="T152">"navbar-brand"</text:span><text:span text:style-name="T153">&gt;</text:span></text:p>
      <text:p text:style-name="P154"><text:span text:style-name="T155">        </text:span><text:span text:style-name="T156">&lt;</text:span><text:span text:style-name="T157">a</text:span><text:span text:style-name="T158"> </text:span><text:span text:style-name="T159">class</text:span><text:span text:style-name="T160">=</text:span><text:span text:style-name="T161">"navbar-item"</text:span><text:span text:style-name="T162"> </text:span><text:span text:style-name="T163">href</text:span><text:span text:style-name="T164">=</text:span><text:span text:style-name="T165">"index.html"</text:span><text:span text:style-name="T166">&gt;</text:span></text:p>
      <text:p text:style-name="P167"><text:span text:style-name="T168">            </text:span><text:span text:style-name="T169">&lt;</text:span><text:span text:style-name="T170">img</text:span><text:span text:style-name="T171"> </text:span><text:span text:style-name="T172">src</text:span><text:span text:style-name="T173">=</text:span><text:span text:style-name="T174">"pictures/W2W_Logo_V2.png"</text:span><text:span text:style-name="T175"> </text:span><text:span text:style-name="T176">width</text:span><text:span text:style-name="T177">=</text:span><text:span text:style-name="T178">"80"</text:span><text:span text:style-name="T179"> </text:span><text:span text:style-name="T180">height</text:span><text:span text:style-name="T181">=</text:span><text:span text:style-name="T182">"20"</text:span><text:span text:style-name="T183">&gt;</text:span></text:p>
      <text:p text:style-name="P184"><text:span text:style-name="T185">        </text:span><text:span text:style-name="T186">&lt;/</text:span><text:span text:style-name="T187">a</text:span><text:span text:style-name="T188">&gt;</text:span></text:p>
      <text:p text:style-name="P189"><text:span text:style-name="T190">        </text:span><text:span text:style-name="T191">&lt;</text:span><text:span text:style-name="T192">a</text:span><text:span text:style-name="T193"> </text:span><text:span text:style-name="T194">role</text:span><text:span text:style-name="T195">=</text:span><text:span text:style-name="T196">"button"</text:span><text:span text:style-name="T197"> </text:span><text:span text:style-name="T198">class</text:span><text:span text:style-name="T199">=</text:span><text:span text:style-name="T200">"navbar-burger burger"</text:span><text:span text:style-name="T201"> </text:span><text:span text:style-name="T202">aria-label</text:span><text:span text:style-name="T203">=</text:span><text:span text:style-name="T204">"menu"</text:span><text:span text:style-name="T205"> </text:span><text:span text:style-name="T206">aria-expanded</text:span><text:span text:style-name="T207">=</text:span><text:span text:style-name="T208">"false"</text:span><text:span text:style-name="T209"> </text:span><text:span text:style-name="T210">data-target</text:span><text:span text:style-name="T211">=</text:span><text:span text:style-name="T212">"top-nav"</text:span><text:span text:style-name="T213"> </text:span><text:span text:style-name="T214">style</text:span><text:span text:style-name="T215">=</text:span><text:span text:style-name="T216">"color: white"</text:span><text:span text:style-name="T217">&gt;</text:span></text:p>
      <text:p text:style-name="P218"><text:span text:style-name="T219">            </text:span><text:span text:style-name="T220">&lt;</text:span><text:span text:style-name="T221">span</text:span><text:span text:style-name="T222"> </text:span><text:span text:style-name="T223">aria-hidden</text:span><text:span text:style-name="T224">=</text:span><text:span text:style-name="T225">"true"</text:span><text:span text:style-name="T226">&gt;&lt;/</text:span><text:span text:style-name="T227">span</text:span><text:span text:style-name="T228">&gt;</text:span></text:p>
      <text:p text:style-name="P229"><text:span text:style-name="T230">            </text:span><text:span text:style-name="T231">&lt;</text:span><text:span text:style-name="T232">span</text:span><text:span text:style-name="T233"> </text:span><text:span text:style-name="T234">aria-hidden</text:span><text:span text:style-name="T235">=</text:span><text:span text:style-name="T236">"true"</text:span><text:span text:style-name="T237">&gt;&lt;/</text:span><text:span text:style-name="T238">span</text:span><text:span text:style-name="T239">&gt;</text:span></text:p>
      <text:p text:style-name="P240"><text:span text:style-name="T241">            </text:span><text:span text:style-name="T242">&lt;</text:span><text:span text:style-name="T243">span</text:span><text:span text:style-name="T244"> </text:span><text:span text:style-name="T245">aria-hidden</text:span><text:span text:style-name="T246">=</text:span><text:span text:style-name="T247">"true"</text:span><text:span text:style-name="T248">&gt;&lt;/</text:span><text:span text:style-name="T249">span</text:span><text:span text:style-name="T250">&gt;</text:span></text:p>
      <text:p text:style-name="P251"><text:span text:style-name="T252">        </text:span><text:span text:style-name="T253">&lt;/</text:span><text:span text:style-name="T254">a</text:span><text:span text:style-name="T255">&gt;</text:span></text:p>
      <text:p text:style-name="P256"><text:span text:style-name="T257">    </text:span><text:span text:style-name="T258">&lt;/</text:span><text:span text:style-name="T259">div</text:span><text:span text:style-name="T260">&gt;</text:span></text:p>
      <text:p text:style-name="P261"><text:span text:style-name="T262">    </text:span><text:span text:style-name="T263">&lt;</text:span><text:span text:style-name="T264">div</text:span><text:span text:style-name="T265"> </text:span><text:span text:style-name="T266">id</text:span><text:span text:style-name="T267">=</text:span><text:span text:style-name="T268">"top-nav"</text:span><text:span text:style-name="T269"> </text:span><text:span text:style-name="T270">class</text:span><text:span text:style-name="T271">=</text:span><text:span text:style-name="T272">"navbar-menu"</text:span><text:span text:style-name="T273">&gt;</text:span></text:p>
      <text:p text:style-name="P274"><text:span text:style-name="T275">        </text:span><text:span text:style-name="T276">&lt;</text:span><text:span text:style-name="T277">div</text:span><text:span text:style-name="T278"> </text:span><text:span text:style-name="T279">class</text:span><text:span text:style-name="T280">=</text:span><text:span text:style-name="T281">"navbar-start"</text:span><text:span text:style-name="T282">&gt;</text:span></text:p>
      <text:p text:style-name="P283"><text:span text:style-name="T284">            </text:span><text:span text:style-name="T285">&lt;</text:span><text:span text:style-name="T286">a</text:span><text:span text:style-name="T287"> </text:span><text:span text:style-name="T288">id</text:span><text:span text:style-name="T289">=</text:span><text:span text:style-name="T290">"navi"</text:span><text:span text:style-name="T291"> </text:span><text:span text:style-name="T292">class</text:span><text:span text:style-name="T293">=</text:span><text:span text:style-name="T294">"navbar-item active-link"</text:span><text:span text:style-name="T295"> </text:span><text:span text:style-name="T296">href</text:span><text:span text:style-name="T297">=</text:span><text:span text:style-name="T298">"index.html"</text:span><text:span text:style-name="T299">&gt;</text:span></text:p>
      <text:p text:style-name="P300">                Home</text:p>
      <text:p text:style-name="P301"><text:span text:style-name="T302">                </text:span><text:span text:style-name="T303">&lt;</text:span><text:span text:style-name="T304">div</text:span><text:span text:style-name="T305"> </text:span><text:span text:style-name="T306">class</text:span><text:span text:style-name="T307">=</text:span><text:span text:style-name="T308">"underline"</text:span><text:span text:style-name="T309">&gt;&lt;/</text:span><text:span text:style-name="T310">div</text:span><text:span text:style-name="T311">&gt;</text:span></text:p>
      <text:p text:style-name="P312"><text:span text:style-name="T313">            </text:span><text:span text:style-name="T314">&lt;/</text:span><text:span text:style-name="T315">a</text:span><text:span text:style-name="T316">&gt;</text:span></text:p>
      <text:p text:style-name="P317"><text:span text:style-name="T318">            </text:span><text:span text:style-name="T319">&lt;</text:span><text:span text:style-name="T320">a</text:span><text:span text:style-name="T321"> </text:span><text:span text:style-name="T322">id</text:span><text:span text:style-name="T323">=</text:span><text:span text:style-name="T324">"navi"</text:span><text:span text:style-name="T325"> </text:span><text:span text:style-name="T326">class</text:span><text:span text:style-name="T327">=</text:span><text:span text:style-name="T328">"navbar-item"</text:span><text:span text:style-name="T329"> </text:span><text:span text:style-name="T330">href</text:span><text:span text:style-name="T331">=</text:span><text:span text:style-name="T332">"netflix/netflix.html"</text:span><text:span text:style-name="T333">&gt;</text:span></text:p>
      <text:p text:style-name="P334">                Netflix</text:p>
      <text:p text:style-name="P335"><text:span text:style-name="T336">                </text:span><text:span text:style-name="T337">&lt;</text:span><text:span text:style-name="T338">div</text:span><text:span text:style-name="T339"> </text:span><text:span text:style-name="T340">class</text:span><text:span text:style-name="T341">=</text:span><text:span text:style-name="T342">"underline"</text:span><text:span text:style-name="T343">&gt;&lt;/</text:span><text:span text:style-name="T344">div</text:span><text:span text:style-name="T345">&gt;</text:span></text:p>
      <text:p text:style-name="P346"><text:span text:style-name="T347">            </text:span><text:span text:style-name="T348">&lt;/</text:span><text:span text:style-name="T349">a</text:span><text:span text:style-name="T350">&gt;</text:span></text:p>
      <text:p text:style-name="P351"><text:span text:style-name="T352">            </text:span><text:span text:style-name="T353">&lt;</text:span><text:span text:style-name="T354">a</text:span><text:span text:style-name="T355"> </text:span><text:span text:style-name="T356">id</text:span><text:span text:style-name="T357">=</text:span><text:span text:style-name="T358">"navi"</text:span><text:span text:style-name="T359"> </text:span><text:span text:style-name="T360">class</text:span><text:span text:style-name="T361">=</text:span><text:span text:style-name="T362">"navbar-item"</text:span><text:span text:style-name="T363"> </text:span><text:span text:style-name="T364">href</text:span><text:span text:style-name="T365">=</text:span><text:span text:style-name="T366">"prime/prime.html"</text:span><text:span text:style-name="T367">&gt;</text:span></text:p>
      <text:p text:style-name="P368">                Prime</text:p>
      <text:p text:style-name="P369"><text:span text:style-name="T370">                </text:span><text:span text:style-name="T371">&lt;</text:span><text:span text:style-name="T372">div</text:span><text:span text:style-name="T373"> </text:span><text:span text:style-name="T374">class</text:span><text:span text:style-name="T375">=</text:span><text:span text:style-name="T376">"underline"</text:span><text:span text:style-name="T377">&gt;&lt;/</text:span><text:span text:style-name="T378">div</text:span><text:span text:style-name="T379">&gt;</text:span></text:p>
      <text:p text:style-name="P380"><text:span text:style-name="T381">            </text:span><text:span text:style-name="T382">&lt;/</text:span><text:span text:style-name="T383">a</text:span><text:span text:style-name="T384">&gt;</text:span></text:p>
      <text:p text:style-name="P385"><text:span text:style-name="T386">            </text:span><text:span text:style-name="T387">&lt;</text:span><text:span text:style-name="T388">a</text:span><text:span text:style-name="T389"> </text:span><text:span text:style-name="T390">id</text:span><text:span text:style-name="T391">=</text:span><text:span text:style-name="T392">"navi"</text:span><text:span text:style-name="T393"> </text:span><text:span text:style-name="T394">class</text:span><text:span text:style-name="T395">=</text:span><text:span text:style-name="T396">"navbar-item"</text:span><text:span text:style-name="T397">&gt;</text:span></text:p>
      <text:soft-page-break/>
      <text:p text:style-name="P398">                Disney+</text:p>
      <text:p text:style-name="P399"><text:span text:style-name="T400">                </text:span><text:span text:style-name="T401">&lt;</text:span><text:span text:style-name="T402">div</text:span><text:span text:style-name="T403"> </text:span><text:span text:style-name="T404">class</text:span><text:span text:style-name="T405">=</text:span><text:span text:style-name="T406">"underline"</text:span><text:span text:style-name="T407">&gt;&lt;/</text:span><text:span text:style-name="T408">div</text:span><text:span text:style-name="T409">&gt;</text:span></text:p>
      <text:p text:style-name="P410"><text:span text:style-name="T411">            </text:span><text:span text:style-name="T412">&lt;/</text:span><text:span text:style-name="T413">a</text:span><text:span text:style-name="T414">&gt;</text:span></text:p>
      <text:p text:style-name="P415"><text:span text:style-name="T416">            </text:span><text:span text:style-name="T417">&lt;</text:span><text:span text:style-name="T418">a</text:span><text:span text:style-name="T419"> </text:span><text:span text:style-name="T420">id</text:span><text:span text:style-name="T421">=</text:span><text:span text:style-name="T422">"navi"</text:span><text:span text:style-name="T423"> </text:span><text:span text:style-name="T424">class</text:span><text:span text:style-name="T425">=</text:span><text:span text:style-name="T426">"navbar-item"</text:span><text:span text:style-name="T427">&gt;</text:span></text:p>
      <text:p text:style-name="P428">                Sky X</text:p>
      <text:p text:style-name="P429"><text:span text:style-name="T430">                </text:span><text:span text:style-name="T431">&lt;</text:span><text:span text:style-name="T432">div</text:span><text:span text:style-name="T433"> </text:span><text:span text:style-name="T434">class</text:span><text:span text:style-name="T435">=</text:span><text:span text:style-name="T436">"underline"</text:span><text:span text:style-name="T437">&gt;&lt;/</text:span><text:span text:style-name="T438">div</text:span><text:span text:style-name="T439">&gt;</text:span></text:p>
      <text:p text:style-name="P440"><text:span text:style-name="T441">            </text:span><text:span text:style-name="T442">&lt;/</text:span><text:span text:style-name="T443">a</text:span><text:span text:style-name="T444">&gt;</text:span></text:p>
      <text:p text:style-name="P445"><text:span text:style-name="T446">            </text:span><text:span text:style-name="T447">&lt;</text:span><text:span text:style-name="T448">div</text:span><text:span text:style-name="T449"> </text:span><text:span text:style-name="T450">class</text:span><text:span text:style-name="T451">=</text:span><text:span text:style-name="T452">"navbar-item has-dropdown1 is-hoverable"</text:span><text:span text:style-name="T453">&gt;</text:span></text:p>
      <text:p text:style-name="P454"><text:span text:style-name="T455">                </text:span><text:span text:style-name="T456">&lt;</text:span><text:span text:style-name="T457">a</text:span><text:span text:style-name="T458"> </text:span><text:span text:style-name="T459">class</text:span><text:span text:style-name="T460">=</text:span><text:span text:style-name="T461">"navbar-link"</text:span><text:span text:style-name="T462">&gt;</text:span></text:p>
      <text:p text:style-name="P463">                    More</text:p>
      <text:p text:style-name="P464"><text:span text:style-name="T465">                </text:span><text:span text:style-name="T466">&lt;/</text:span><text:span text:style-name="T467">a</text:span><text:span text:style-name="T468">&gt;</text:span></text:p>
      <text:p text:style-name="P469"><text:span text:style-name="T470">                </text:span><text:span text:style-name="T471">&lt;</text:span><text:span text:style-name="T472">div</text:span><text:span text:style-name="T473"> </text:span><text:span text:style-name="T474">class</text:span><text:span text:style-name="T475">=</text:span><text:span text:style-name="T476">"navbar-dropdown"</text:span><text:span text:style-name="T477">&gt;</text:span></text:p>
      <text:p text:style-name="P478"><text:span text:style-name="T479">                    </text:span><text:span text:style-name="T480">&lt;</text:span><text:span text:style-name="T481">a</text:span><text:span text:style-name="T482"> </text:span><text:span text:style-name="T483">class</text:span><text:span text:style-name="T484">=</text:span><text:span text:style-name="T485">"navbar-item"</text:span><text:span text:style-name="T486">&gt;</text:span></text:p>
      <text:p text:style-name="P487">                        About</text:p>
      <text:p text:style-name="P488"><text:span text:style-name="T489">                    </text:span><text:span text:style-name="T490">&lt;/</text:span><text:span text:style-name="T491">a</text:span><text:span text:style-name="T492">&gt;</text:span></text:p>
      <text:p text:style-name="P493"><text:span text:style-name="T494">                    </text:span><text:span text:style-name="T495">&lt;</text:span><text:span text:style-name="T496">a</text:span><text:span text:style-name="T497"> </text:span><text:span text:style-name="T498">class</text:span><text:span text:style-name="T499">=</text:span><text:span text:style-name="T500">"navbar-item"</text:span><text:span text:style-name="T501">&gt;</text:span></text:p>
      <text:p text:style-name="P502">                        Jobs</text:p>
      <text:p text:style-name="P503"><text:span text:style-name="T504">                    </text:span><text:span text:style-name="T505">&lt;/</text:span><text:span text:style-name="T506">a</text:span><text:span text:style-name="T507">&gt;</text:span></text:p>
      <text:p text:style-name="P508"><text:span text:style-name="T509">                    </text:span><text:span text:style-name="T510">&lt;</text:span><text:span text:style-name="T511">a</text:span><text:span text:style-name="T512"> </text:span><text:span text:style-name="T513">class</text:span><text:span text:style-name="T514">=</text:span><text:span text:style-name="T515">"navbar-item"</text:span><text:span text:style-name="T516">&gt;</text:span></text:p>
      <text:p text:style-name="P517">                        Contact</text:p>
      <text:p text:style-name="P518"><text:span text:style-name="T519">                    </text:span><text:span text:style-name="T520">&lt;/</text:span><text:span text:style-name="T521">a</text:span><text:span text:style-name="T522">&gt;</text:span></text:p>
      <text:p text:style-name="P523"><text:span text:style-name="T524">                    </text:span><text:span text:style-name="T525">&lt;</text:span><text:span text:style-name="T526">hr</text:span><text:span text:style-name="T527"> </text:span><text:span text:style-name="T528">class</text:span><text:span text:style-name="T529">=</text:span><text:span text:style-name="T530">"navbar-divider"</text:span><text:span text:style-name="T531">&gt;</text:span></text:p>
      <text:p text:style-name="P532"><text:span text:style-name="T533">                    </text:span><text:span text:style-name="T534">&lt;</text:span><text:span text:style-name="T535">a</text:span><text:span text:style-name="T536"> </text:span><text:span text:style-name="T537">class</text:span><text:span text:style-name="T538">=</text:span><text:span text:style-name="T539">"navbar-item"</text:span><text:span text:style-name="T540">&gt;</text:span></text:p>
      <text:p text:style-name="P541">                        Report an issue</text:p>
      <text:p text:style-name="P542"><text:span text:style-name="T543">                    </text:span><text:span text:style-name="T544">&lt;/</text:span><text:span text:style-name="T545">a</text:span><text:span text:style-name="T546">&gt;</text:span></text:p>
      <text:p text:style-name="P547"><text:span text:style-name="T548">                </text:span><text:span text:style-name="T549">&lt;/</text:span><text:span text:style-name="T550">div</text:span><text:span text:style-name="T551">&gt;</text:span><text:span text:style-name="T552">&lt;!--Ende More Dropdown--&gt;</text:span></text:p>
      <text:p text:style-name="P553"><text:span text:style-name="T554">            </text:span><text:span text:style-name="T555">&lt;/</text:span><text:span text:style-name="T556">div</text:span><text:span text:style-name="T557">&gt;</text:span><text:span text:style-name="T558">&lt;!--Ende More--&gt;</text:span></text:p>
      <text:p text:style-name="P559"><text:span text:style-name="T560">        </text:span><text:span text:style-name="T561">&lt;/</text:span><text:span text:style-name="T562">div</text:span><text:span text:style-name="T563">&gt;</text:span><text:span text:style-name="T564">&lt;!--Ende linke Seite--&gt;</text:span></text:p>
      <text:p text:style-name="P565"><text:span text:style-name="T566">        </text:span><text:span text:style-name="T567">&lt;</text:span><text:span text:style-name="T568">div</text:span><text:span text:style-name="T569"> </text:span><text:span text:style-name="T570">class</text:span><text:span text:style-name="T571">=</text:span><text:span text:style-name="T572">"navbar-end"</text:span><text:span text:style-name="T573">&gt;</text:span></text:p>
      <text:p text:style-name="P574"><text:span text:style-name="T575">            </text:span><text:span text:style-name="T576">&lt;</text:span><text:span text:style-name="T577">div</text:span><text:span text:style-name="T578"> </text:span><text:span text:style-name="T579">class</text:span><text:span text:style-name="T580">=</text:span><text:span text:style-name="T581">"navbar-item"</text:span><text:span text:style-name="T582">&gt;</text:span></text:p>
      <text:p text:style-name="P583"><text:span text:style-name="T584">                </text:span><text:span text:style-name="T585">&lt;</text:span><text:span text:style-name="T586">form</text:span><text:span text:style-name="T587"> </text:span><text:span text:style-name="T588">id</text:span><text:span text:style-name="T589">=</text:span><text:span text:style-name="T590">"search"</text:span><text:span text:style-name="T591">&gt;</text:span></text:p>
      <text:p text:style-name="P592"><text:span text:style-name="T593">                    </text:span><text:span text:style-name="T594">&lt;</text:span><text:span text:style-name="T595">input</text:span><text:span text:style-name="T596"> </text:span><text:span text:style-name="T597">type</text:span><text:span text:style-name="T598">=</text:span><text:span text:style-name="T599">"search"</text:span><text:span text:style-name="T600"> </text:span><text:span text:style-name="T601">placeholder</text:span><text:span text:style-name="T602">=</text:span><text:span text:style-name="T603">"Search"</text:span><text:span text:style-name="T604">&gt;</text:span></text:p>
      <text:p text:style-name="P605"><text:span text:style-name="T606">                </text:span><text:span text:style-name="T607">&lt;/</text:span><text:span text:style-name="T608">form</text:span><text:span text:style-name="T609">&gt;</text:span></text:p>
      <text:p text:style-name="P610"><text:span text:style-name="T611">            </text:span><text:span text:style-name="T612">&lt;/</text:span><text:span text:style-name="T613">div</text:span><text:span text:style-name="T614">&gt;</text:span></text:p>
      <text:p text:style-name="P615"><text:span text:style-name="T616">        </text:span><text:span text:style-name="T617">&lt;/</text:span><text:span text:style-name="T618">div</text:span><text:span text:style-name="T619">&gt;</text:span><text:span text:style-name="T620">&lt;!--Ende rechte Seite--&gt;</text:span></text:p>
      <text:p text:style-name="P621"><text:span text:style-name="T622">    </text:span><text:span text:style-name="T623">&lt;/</text:span><text:span text:style-name="T624">div</text:span><text:span text:style-name="T625">&gt;</text:span><text:span text:style-name="T626">&lt;!--Ende Nav-Menü--&gt;</text:span></text:p>
      <text:p text:style-name="P627"><text:span text:style-name="T628">&lt;/</text:span><text:span text:style-name="T629">nav</text:span><text:span text:style-name="T630">&gt;</text:span></text:p>
      <text:p text:style-name="P631"><text:span text:style-name="T632">&lt;</text:span><text:span text:style-name="T633">script</text:span><text:span text:style-name="T634">&gt;</text:span></text:p>
      <text:p text:style-name="P635"><text:span text:style-name="T636">    </text:span><text:span text:style-name="T637">$</text:span><text:span text:style-name="T638">(</text:span><text:span text:style-name="T639">document</text:span><text:span text:style-name="T640">).</text:span><text:span text:style-name="T641">ready</text:span><text:span text:style-name="T642">(</text:span><text:span text:style-name="T643">function</text:span><text:span text:style-name="T644">() {</text:span></text:p>
      <text:p text:style-name="P645"><text:span text:style-name="T646">    </text:span><text:span text:style-name="T647">// Transition effect for navbar </text:span></text:p>
      <text:p text:style-name="P648"><text:span text:style-name="T649">    </text:span><text:span text:style-name="T650">$</text:span><text:span text:style-name="T651">(</text:span><text:span text:style-name="T652">window</text:span><text:span text:style-name="T653">).</text:span><text:span text:style-name="T654">scroll</text:span><text:span text:style-name="T655">(</text:span><text:span text:style-name="T656">function</text:span><text:span text:style-name="T657">() {</text:span></text:p>
      <text:p text:style-name="P658"><text:span text:style-name="T659">        </text:span><text:span text:style-name="T660">// checks if window is scrolled more than 500px, adds/removes solid class</text:span></text:p>
      <text:p text:style-name="P661"><text:span text:style-name="T662">        </text:span><text:span text:style-name="T663">if</text:span><text:span text:style-name="T664">(</text:span><text:span text:style-name="T665">$</text:span><text:span text:style-name="T666">(</text:span><text:span text:style-name="T667">this</text:span><text:span text:style-name="T668">).</text:span><text:span text:style-name="T669">scrollTop</text:span><text:span text:style-name="T670">() &gt; </text:span><text:span text:style-name="T671">50</text:span><text:span text:style-name="T672">) { </text:span></text:p>
      <text:p text:style-name="P673"><text:span text:style-name="T674">        </text:span><text:span text:style-name="T675">document</text:span><text:span text:style-name="T676">.</text:span><text:span text:style-name="T677">getElementById</text:span><text:span text:style-name="T678">(</text:span><text:span text:style-name="T679">"nav-moving"</text:span><text:span text:style-name="T680">).</text:span><text:span text:style-name="T681">style</text:span><text:span text:style-name="T682">.</text:span><text:span text:style-name="T683">backgroundColor</text:span><text:span text:style-name="T684"> = </text:span><text:span text:style-name="T685">"black"</text:span><text:span text:style-name="T686">;</text:span></text:p>
      <text:p text:style-name="P687">        }</text:p>
      <text:p text:style-name="P688"><text:span text:style-name="T689">        </text:span><text:span text:style-name="T690">else</text:span></text:p>
      <text:p text:style-name="P691">        {</text:p>
      <text:soft-page-break/>
      <text:p text:style-name="P692"><text:span text:style-name="T693">        </text:span><text:span text:style-name="T694">document</text:span><text:span text:style-name="T695">.</text:span><text:span text:style-name="T696">getElementById</text:span><text:span text:style-name="T697">(</text:span><text:span text:style-name="T698">"nav-moving"</text:span><text:span text:style-name="T699">).</text:span><text:span text:style-name="T700">style</text:span><text:span text:style-name="T701">.</text:span><text:span text:style-name="T702">backgroundColor</text:span><text:span text:style-name="T703"> = </text:span><text:span text:style-name="T704">"transparent"</text:span><text:span text:style-name="T705">;</text:span></text:p>
      <text:p text:style-name="P706">        }</text:p>
      <text:p text:style-name="P707">    });</text:p>
      <text:p text:style-name="P708"><text:span text:style-name="T709">    </text:span><text:span text:style-name="T710">// Check for click events on the navbar burger icon</text:span></text:p>
      <text:p text:style-name="P711"><text:span text:style-name="T712">    </text:span><text:span text:style-name="T713">$</text:span><text:span text:style-name="T714">(</text:span><text:span text:style-name="T715">".navbar-burger"</text:span><text:span text:style-name="T716">).</text:span><text:span text:style-name="T717">click</text:span><text:span text:style-name="T718">(</text:span><text:span text:style-name="T719">function</text:span><text:span text:style-name="T720">() </text:span></text:p>
      <text:p text:style-name="P721">    {</text:p>
      <text:p text:style-name="P722"><text:span text:style-name="T723">        </text:span><text:span text:style-name="T724">// Toggle the "is-active" class on both the "navbar-burger" and the "navbar-menu"</text:span></text:p>
      <text:p text:style-name="P725"><text:span text:style-name="T726">        </text:span><text:span text:style-name="T727">$</text:span><text:span text:style-name="T728">(</text:span><text:span text:style-name="T729">".navbar-burger"</text:span><text:span text:style-name="T730">).</text:span><text:span text:style-name="T731">toggleClass</text:span><text:span text:style-name="T732">(</text:span><text:span text:style-name="T733">"is-active"</text:span><text:span text:style-name="T734">);</text:span></text:p>
      <text:p text:style-name="P735"><text:span text:style-name="T736">        </text:span><text:span text:style-name="T737">$</text:span><text:span text:style-name="T738">(</text:span><text:span text:style-name="T739">".navbar-menu"</text:span><text:span text:style-name="T740">).</text:span><text:span text:style-name="T741">toggleClass</text:span><text:span text:style-name="T742">(</text:span><text:span text:style-name="T743">"is-active"</text:span><text:span text:style-name="T744">);</text:span></text:p>
      <text:p text:style-name="P745"/>
      <text:p text:style-name="P746">    });</text:p>
      <text:p text:style-name="P747"><text:span text:style-name="T748">    </text:span><text:span text:style-name="T749">// Check for click events on the navbar burger icon</text:span></text:p>
      <text:p text:style-name="P750"><text:span text:style-name="T751">    </text:span><text:span text:style-name="T752">$</text:span><text:span text:style-name="T753">(</text:span><text:span text:style-name="T754">".has-dropdown1 .navbar-link"</text:span><text:span text:style-name="T755">).</text:span><text:span text:style-name="T756">click</text:span><text:span text:style-name="T757">(</text:span><text:span text:style-name="T758">function</text:span><text:span text:style-name="T759">() </text:span></text:p>
      <text:p text:style-name="P760">    {</text:p>
      <text:p text:style-name="P761"><text:span text:style-name="T762">        </text:span><text:span text:style-name="T763">// Toggle the "is-active" class on both the "navbar-burger" and the "navbar-menu"</text:span></text:p>
      <text:p text:style-name="P764"><text:span text:style-name="T765">        </text:span><text:span text:style-name="T766">$</text:span><text:span text:style-name="T767">(</text:span><text:span text:style-name="T768">".has-dropdown1"</text:span><text:span text:style-name="T769">).</text:span><text:span text:style-name="T770">addClass</text:span><text:span text:style-name="T771">(</text:span><text:span text:style-name="T772">"is-active"</text:span><text:span text:style-name="T773">);</text:span></text:p>
      <text:p text:style-name="P774">    });</text:p>
      <text:p text:style-name="P775"><text:span text:style-name="T776">    </text:span><text:span text:style-name="T777">$</text:span><text:span text:style-name="T778">(</text:span><text:span text:style-name="T779">".removeclick"</text:span><text:span text:style-name="T780">).</text:span><text:span text:style-name="T781">click</text:span><text:span text:style-name="T782">(</text:span><text:span text:style-name="T783">function</text:span><text:span text:style-name="T784">(</text:span><text:span text:style-name="T785">e</text:span><text:span text:style-name="T786">) </text:span></text:p>
      <text:p text:style-name="P787">    {</text:p>
      <text:p text:style-name="P788"><text:span text:style-name="T789">        </text:span><text:span text:style-name="T790">if</text:span><text:span text:style-name="T791">(!</text:span><text:span text:style-name="T792">$</text:span><text:span text:style-name="T793">(</text:span><text:span text:style-name="T794">e</text:span><text:span text:style-name="T795">.</text:span><text:span text:style-name="T796">target</text:span><text:span text:style-name="T797">).</text:span><text:span text:style-name="T798">is</text:span><text:span text:style-name="T799">(</text:span><text:span text:style-name="T800">'#top-nav'</text:span><text:span text:style-name="T801">))</text:span></text:p>
      <text:p text:style-name="P802"><text:span text:style-name="T803">        </text:span><text:span text:style-name="T804">// Toggle the "is-active" class on both the "navbar-burger" and the "navbar-menu"</text:span></text:p>
      <text:p text:style-name="P805"><text:span text:style-name="T806">        </text:span><text:span text:style-name="T807">$</text:span><text:span text:style-name="T808">(</text:span><text:span text:style-name="T809">".has-dropdown1"</text:span><text:span text:style-name="T810">).</text:span><text:span text:style-name="T811">removeClass</text:span><text:span text:style-name="T812">(</text:span><text:span text:style-name="T813">"is-active"</text:span><text:span text:style-name="T814">);</text:span></text:p>
      <text:p text:style-name="P815"><text:span text:style-name="T816">        </text:span><text:span text:style-name="T817">$</text:span><text:span text:style-name="T818">(</text:span><text:span text:style-name="T819">".navbar-burger"</text:span><text:span text:style-name="T820">).</text:span><text:span text:style-name="T821">removeClass</text:span><text:span text:style-name="T822">(</text:span><text:span text:style-name="T823">"is-active"</text:span><text:span text:style-name="T824">);</text:span></text:p>
      <text:p text:style-name="P825"><text:span text:style-name="T826">        </text:span><text:span text:style-name="T827">$</text:span><text:span text:style-name="T828">(</text:span><text:span text:style-name="T829">".navbar-menu"</text:span><text:span text:style-name="T830">).</text:span><text:span text:style-name="T831">removeClass</text:span><text:span text:style-name="T832">(</text:span><text:span text:style-name="T833">"is-active"</text:span><text:span text:style-name="T834">);</text:span></text:p>
      <text:p text:style-name="P835">    });</text:p>
      <text:p text:style-name="P836">    });</text:p>
      <text:p text:style-name="P837"><text:span text:style-name="T838">&lt;/</text:span><text:span text:style-name="T839">script</text:span><text:span text:style-name="T840">&gt;</text:span></text:p>
      <text:p text:style-name="P841"/>
      <text:p text:style-name="P842"><text:span text:style-name="T843">&lt;</text:span><text:span text:style-name="T844">div</text:span><text:span text:style-name="T845"> </text:span><text:span text:style-name="T846">class</text:span><text:span text:style-name="T847">=</text:span><text:span text:style-name="T848">"removeclick"</text:span><text:span text:style-name="T849">&gt;</text:span><text:span text:style-name="T850"> </text:span><text:span text:style-name="T851">&lt;!--Removeclass ist vorhanden um Dropdown und mobilen Menü per klick auf dem body zu schließen--&gt;</text:span></text:p>
      <text:p text:style-name="P852"><text:span text:style-name="T853">&lt;!--Swiper-Recommendation--&gt;</text:span></text:p>
      <text:p text:style-name="P854"><text:span text:style-name="T855">&lt;</text:span><text:span text:style-name="T856">div</text:span><text:span text:style-name="T857"> </text:span><text:span text:style-name="T858">id</text:span><text:span text:style-name="T859">=</text:span><text:span text:style-name="T860">"start"</text:span><text:span text:style-name="T861"> </text:span><text:span text:style-name="T862">class</text:span><text:span text:style-name="T863">=</text:span><text:span text:style-name="T864">"swiper-container"</text:span><text:span text:style-name="T865"> </text:span><text:span text:style-name="T866">&gt;</text:span></text:p>
      <text:p text:style-name="P867"><text:span text:style-name="T868">    </text:span><text:span text:style-name="T869">&lt;</text:span><text:span text:style-name="T870">div</text:span><text:span text:style-name="T871"> </text:span><text:span text:style-name="T872">class</text:span><text:span text:style-name="T873">=</text:span><text:span text:style-name="T874">"swiper-wrapper"</text:span><text:span text:style-name="T875"> </text:span><text:span text:style-name="T876">style</text:span><text:span text:style-name="T877">=</text:span><text:span text:style-name="T878">"height: 500px;"</text:span><text:span text:style-name="T879">&gt;</text:span></text:p>
      <text:p text:style-name="P880"><text:span text:style-name="T881">        </text:span><text:span text:style-name="T882">&lt;</text:span><text:span text:style-name="T883">div</text:span><text:span text:style-name="T884"> </text:span><text:span text:style-name="T885">id</text:span><text:span text:style-name="T886">=</text:span><text:span text:style-name="T887">"recommend"</text:span><text:span text:style-name="T888"> </text:span><text:span text:style-name="T889">class</text:span><text:span text:style-name="T890">=</text:span><text:span text:style-name="T891">"swiper-slide"</text:span><text:span text:style-name="T892">&gt;</text:span></text:p>
      <text:p text:style-name="P893"><text:span text:style-name="T894">            </text:span><text:span text:style-name="T895">&lt;</text:span><text:span text:style-name="T896">div</text:span><text:span text:style-name="T897"> </text:span><text:span text:style-name="T898">class</text:span><text:span text:style-name="T899">=</text:span><text:span text:style-name="T900">"parallax-bg"</text:span><text:span text:style-name="T901"> </text:span><text:span text:style-name="T902">style</text:span><text:span text:style-name="T903">=</text:span><text:span text:style-name="T904">"background-image:url(https://wallpaperaccess.com/full/1888260.jpg); height: 100%; "</text:span><text:span text:style-name="T905"> </text:span><text:span text:style-name="T906">&gt;&lt;/</text:span><text:span text:style-name="T907">div</text:span><text:span text:style-name="T908">&gt;</text:span></text:p>
      <text:p text:style-name="P909"><text:span text:style-name="T910">            </text:span><text:span text:style-name="T911">&lt;</text:span><text:span text:style-name="T912">div</text:span><text:span text:style-name="T913"> </text:span><text:span text:style-name="T914">class</text:span><text:span text:style-name="T915">=</text:span><text:span text:style-name="T916">"title"</text:span><text:span text:style-name="T917"> </text:span><text:span text:style-name="T918">data-swiper-parallax</text:span><text:span text:style-name="T919">=</text:span><text:span text:style-name="T920">"-300"</text:span><text:span text:style-name="T921">&gt;</text:span><text:span text:style-name="T922">Slide 1</text:span><text:span text:style-name="T923">&lt;/</text:span><text:span text:style-name="T924">div</text:span><text:span text:style-name="T925">&gt;</text:span></text:p>
      <text:p text:style-name="P926"><text:span text:style-name="T927">            </text:span><text:span text:style-name="T928">&lt;</text:span><text:span text:style-name="T929">div</text:span><text:span text:style-name="T930"> </text:span><text:span text:style-name="T931">class</text:span><text:span text:style-name="T932">=</text:span><text:span text:style-name="T933">"subtitle"</text:span><text:span text:style-name="T934"> </text:span><text:span text:style-name="T935">data-swiper-parallax</text:span><text:span text:style-name="T936">=</text:span><text:span text:style-name="T937">"-200"</text:span><text:span text:style-name="T938">&gt;</text:span><text:span text:style-name="T939">Subtitle</text:span><text:span text:style-name="T940">&lt;/</text:span><text:span text:style-name="T941">div</text:span><text:span text:style-name="T942">&gt;</text:span></text:p>
      <text:p text:style-name="P943"><text:span text:style-name="T944">            </text:span><text:span text:style-name="T945">&lt;</text:span><text:span text:style-name="T946">div</text:span><text:span text:style-name="T947"> </text:span><text:span text:style-name="T948">class</text:span><text:span text:style-name="T949">=</text:span><text:span text:style-name="T950">"text"</text:span><text:span text:style-name="T951"> </text:span><text:span text:style-name="T952">data-swiper-parallax</text:span><text:span text:style-name="T953">=</text:span><text:span text:style-name="T954">"-100"</text:span><text:span text:style-name="T955">&gt;</text:span></text:p>
      <text:p text:style-name="P956"><text:span text:style-name="T957">                </text:span><text:span text:style-name="T958">&lt;</text:span><text:span text:style-name="T959">p</text:span><text:span text:style-name="T960">&gt;</text:span><text:span text:style-name="T961">Lorem ipsum dolor sit amet, consectetur adipiscing elit. Aliquam dictum mattis velit, sit amet faucibus felis iaculis nec. Nulla laoreet justo vitae porttitor porttitor. Suspendisse in sem justo. Integer laoreet mag</text:span><text:soft-page-break/><text:span text:style-name="T962">na nec elit suscipit, ac laoreet nibh euismod. Aliquam hendrerit lorem at elit facilisis rutrum. Ut at ullamcorper velit. Nulla ligula nisi, imperdiet ut lacinia nec, tincidunt ut libero. Aenean feugiat non eros quis feugiat.</text:span><text:span text:style-name="T963">&lt;/</text:span><text:span text:style-name="T964">p</text:span><text:span text:style-name="T965">&gt;</text:span></text:p>
      <text:p text:style-name="P966"><text:span text:style-name="T967">            </text:span><text:span text:style-name="T968">&lt;/</text:span><text:span text:style-name="T969">div</text:span><text:span text:style-name="T970">&gt;</text:span></text:p>
      <text:p text:style-name="P971"><text:span text:style-name="T972">        </text:span><text:span text:style-name="T973">&lt;/</text:span><text:span text:style-name="T974">div</text:span><text:span text:style-name="T975">&gt;</text:span></text:p>
      <text:p text:style-name="P976"><text:span text:style-name="T977">        </text:span><text:span text:style-name="T978">&lt;</text:span><text:span text:style-name="T979">div</text:span><text:span text:style-name="T980"> </text:span><text:span text:style-name="T981">id</text:span><text:span text:style-name="T982">=</text:span><text:span text:style-name="T983">"recommend"</text:span><text:span text:style-name="T984"> </text:span><text:span text:style-name="T985">class</text:span><text:span text:style-name="T986">=</text:span><text:span text:style-name="T987">"swiper-slide"</text:span><text:span text:style-name="T988">&gt;</text:span></text:p>
      <text:p text:style-name="P989"><text:span text:style-name="T990">            </text:span><text:span text:style-name="T991">&lt;</text:span><text:span text:style-name="T992">div</text:span><text:span text:style-name="T993"> </text:span><text:span text:style-name="T994">class</text:span><text:span text:style-name="T995">=</text:span><text:span text:style-name="T996">"parallax-bg"</text:span><text:span text:style-name="T997"> </text:span><text:span text:style-name="T998">style</text:span><text:span text:style-name="T999">=</text:span><text:span text:style-name="T1000">"background-image:url(pictures/Joker_V1.jpg); height: 100%; "</text:span><text:span text:style-name="T1001"> </text:span><text:span text:style-name="T1002">&gt;&lt;/</text:span><text:span text:style-name="T1003">div</text:span><text:span text:style-name="T1004">&gt;</text:span></text:p>
      <text:p text:style-name="P1005"><text:span text:style-name="T1006">            </text:span><text:span text:style-name="T1007">&lt;</text:span><text:span text:style-name="T1008">div</text:span><text:span text:style-name="T1009"> </text:span><text:span text:style-name="T1010">class</text:span><text:span text:style-name="T1011">=</text:span><text:span text:style-name="T1012">"title"</text:span><text:span text:style-name="T1013"> </text:span><text:span text:style-name="T1014">data-swiper-parallax</text:span><text:span text:style-name="T1015">=</text:span><text:span text:style-name="T1016">"-300"</text:span><text:span text:style-name="T1017"> </text:span><text:span text:style-name="T1018">data-swiper-parallax-opacity</text:span><text:span text:style-name="T1019">=</text:span><text:span text:style-name="T1020">"0"</text:span><text:span text:style-name="T1021">&gt;</text:span><text:span text:style-name="T1022">Slide 2</text:span><text:span text:style-name="T1023">&lt;/</text:span><text:span text:style-name="T1024">div</text:span><text:span text:style-name="T1025">&gt;</text:span></text:p>
      <text:p text:style-name="P1026"><text:span text:style-name="T1027">            </text:span><text:span text:style-name="T1028">&lt;</text:span><text:span text:style-name="T1029">div</text:span><text:span text:style-name="T1030"> </text:span><text:span text:style-name="T1031">class</text:span><text:span text:style-name="T1032">=</text:span><text:span text:style-name="T1033">"subtitle"</text:span><text:span text:style-name="T1034"> </text:span><text:span text:style-name="T1035">data-swiper-parallax</text:span><text:span text:style-name="T1036">=</text:span><text:span text:style-name="T1037">"-200"</text:span><text:span text:style-name="T1038">&gt;</text:span><text:span text:style-name="T1039">Subtitle</text:span><text:span text:style-name="T1040">&lt;/</text:span><text:span text:style-name="T1041">div</text:span><text:span text:style-name="T1042">&gt;</text:span></text:p>
      <text:p text:style-name="P1043"><text:span text:style-name="T1044">            </text:span><text:span text:style-name="T1045">&lt;</text:span><text:span text:style-name="T1046">div</text:span><text:span text:style-name="T1047"> </text:span><text:span text:style-name="T1048">class</text:span><text:span text:style-name="T1049">=</text:span><text:span text:style-name="T1050">"text"</text:span><text:span text:style-name="T1051"> </text:span><text:span text:style-name="T1052">data-swiper-parallax</text:span><text:span text:style-name="T1053">=</text:span><text:span text:style-name="T1054">"-100"</text:span><text:span text:style-name="T1055">&gt;</text:span></text:p>
      <text:p text:style-name="P1056"><text:span text:style-name="T1057">                </text:span><text:span text:style-name="T1058">&lt;</text:span><text:span text:style-name="T1059">p</text:span><text:span text:style-name="T1060">&gt;</text:span><text:span text:style-name="T1061">Lorem ipsum dolor sit amet, consectetur adipiscing elit. Aliquam dictum mattis velit, sit amet faucibus felis iaculis nec. Nulla laoreet justo vitae porttitor porttitor. Suspendisse in sem justo. Integer laoreet magna nec elit suscipit, ac laoreet nibh euismod. Aliquam hendrerit lorem at elit facilisis rutrum. Ut at ullamcorper velit. Nulla ligula nisi, imperdiet ut lacinia nec, tincidunt ut libero. Aenean feugiat non eros quis feugiat.</text:span><text:span text:style-name="T1062">&lt;/</text:span><text:span text:style-name="T1063">p</text:span><text:span text:style-name="T1064">&gt;</text:span></text:p>
      <text:p text:style-name="P1065"><text:span text:style-name="T1066">            </text:span><text:span text:style-name="T1067">&lt;/</text:span><text:span text:style-name="T1068">div</text:span><text:span text:style-name="T1069">&gt;</text:span></text:p>
      <text:p text:style-name="P1070"><text:span text:style-name="T1071">        </text:span><text:span text:style-name="T1072">&lt;/</text:span><text:span text:style-name="T1073">div</text:span><text:span text:style-name="T1074">&gt;</text:span></text:p>
      <text:p text:style-name="P1075"><text:span text:style-name="T1076">        </text:span><text:span text:style-name="T1077">&lt;</text:span><text:span text:style-name="T1078">div</text:span><text:span text:style-name="T1079"> </text:span><text:span text:style-name="T1080">id</text:span><text:span text:style-name="T1081">=</text:span><text:span text:style-name="T1082">"recommend"</text:span><text:span text:style-name="T1083"> </text:span><text:span text:style-name="T1084">class</text:span><text:span text:style-name="T1085">=</text:span><text:span text:style-name="T1086">"swiper-slide"</text:span><text:span text:style-name="T1087">&gt;</text:span></text:p>
      <text:p text:style-name="P1088"><text:span text:style-name="T1089">            </text:span><text:span text:style-name="T1090">&lt;</text:span><text:span text:style-name="T1091">div</text:span><text:span text:style-name="T1092"> </text:span><text:span text:style-name="T1093">class</text:span><text:span text:style-name="T1094">=</text:span><text:span text:style-name="T1095">"parallax-bg"</text:span><text:span text:style-name="T1096"> </text:span><text:span text:style-name="T1097">style</text:span><text:span text:style-name="T1098">=</text:span><text:span text:style-name="T1099">"background-image:url(https://wallpaperaccess.com/full/1888260.jpg); height: 100%; "</text:span><text:span text:style-name="T1100"> </text:span><text:span text:style-name="T1101">&gt;&lt;/</text:span><text:span text:style-name="T1102">div</text:span><text:span text:style-name="T1103">&gt;</text:span></text:p>
      <text:p text:style-name="P1104"><text:span text:style-name="T1105">            </text:span><text:span text:style-name="T1106">&lt;</text:span><text:span text:style-name="T1107">div</text:span><text:span text:style-name="T1108"> </text:span><text:span text:style-name="T1109">class</text:span><text:span text:style-name="T1110">=</text:span><text:span text:style-name="T1111">"title"</text:span><text:span text:style-name="T1112"> </text:span><text:span text:style-name="T1113">data-swiper-parallax</text:span><text:span text:style-name="T1114">=</text:span><text:span text:style-name="T1115">"-300"</text:span><text:span text:style-name="T1116">&gt;</text:span><text:span text:style-name="T1117">Slide 3</text:span><text:span text:style-name="T1118">&lt;/</text:span><text:span text:style-name="T1119">div</text:span><text:span text:style-name="T1120">&gt;</text:span></text:p>
      <text:p text:style-name="P1121"><text:span text:style-name="T1122">            </text:span><text:span text:style-name="T1123">&lt;</text:span><text:span text:style-name="T1124">div</text:span><text:span text:style-name="T1125"> </text:span><text:span text:style-name="T1126">class</text:span><text:span text:style-name="T1127">=</text:span><text:span text:style-name="T1128">"subtitle"</text:span><text:span text:style-name="T1129"> </text:span><text:span text:style-name="T1130">data-swiper-parallax</text:span><text:span text:style-name="T1131">=</text:span><text:span text:style-name="T1132">"-200"</text:span><text:span text:style-name="T1133">&gt;</text:span><text:span text:style-name="T1134">Subtitle</text:span><text:span text:style-name="T1135">&lt;/</text:span><text:span text:style-name="T1136">div</text:span><text:span text:style-name="T1137">&gt;</text:span></text:p>
      <text:p text:style-name="P1138"><text:span text:style-name="T1139">            </text:span><text:span text:style-name="T1140">&lt;</text:span><text:span text:style-name="T1141">div</text:span><text:span text:style-name="T1142"> </text:span><text:span text:style-name="T1143">class</text:span><text:span text:style-name="T1144">=</text:span><text:span text:style-name="T1145">"text"</text:span><text:span text:style-name="T1146"> </text:span><text:span text:style-name="T1147">data-swiper-parallax</text:span><text:span text:style-name="T1148">=</text:span><text:span text:style-name="T1149">"-100"</text:span><text:span text:style-name="T1150">&gt;</text:span></text:p>
      <text:p text:style-name="P1151"><text:span text:style-name="T1152">                </text:span><text:span text:style-name="T1153">&lt;</text:span><text:span text:style-name="T1154">p</text:span><text:span text:style-name="T1155">&gt;</text:span><text:span text:style-name="T1156">Lorem ipsum dolor sit amet, consectetur adipiscing elit. Aliquam dictum mattis velit, sit amet faucibus felis iaculis nec. Nulla laoreet justo vitae porttitor porttitor. Suspendisse in sem justo. Integer laoreet magna nec elit suscipit, ac laoreet nibh euismod. Aliquam hendrerit lorem at elit facilisis rutrum. Ut at ullamcorper velit. Nulla ligula nisi, imperdiet ut lacinia nec, tincidunt ut libero. Aenean feugiat non eros quis feugiat.</text:span><text:span text:style-name="T1157">&lt;/</text:span><text:span text:style-name="T1158">p</text:span><text:span text:style-name="T1159">&gt;</text:span></text:p>
      <text:p text:style-name="P1160"><text:span text:style-name="T1161">            </text:span><text:span text:style-name="T1162">&lt;/</text:span><text:span text:style-name="T1163">div</text:span><text:span text:style-name="T1164">&gt;</text:span></text:p>
      <text:p text:style-name="P1165"><text:span text:style-name="T1166">        </text:span><text:span text:style-name="T1167">&lt;/</text:span><text:span text:style-name="T1168">div</text:span><text:span text:style-name="T1169">&gt;</text:span></text:p>
      <text:p text:style-name="P1170"><text:span text:style-name="T1171">    </text:span><text:span text:style-name="T1172">&lt;/</text:span><text:span text:style-name="T1173">div</text:span><text:span text:style-name="T1174">&gt;</text:span><text:span text:style-name="T1175">&lt;!--Ende von Swiper--&gt;</text:span></text:p>
      <text:p text:style-name="P1176"><text:span text:style-name="T1177">    </text:span><text:span text:style-name="T1178">&lt;!-- Add Pagination --&gt;</text:span></text:p>
      <text:p text:style-name="P1179"><text:span text:style-name="T1180">    </text:span><text:span text:style-name="T1181">&lt;</text:span><text:span text:style-name="T1182">div</text:span><text:span text:style-name="T1183"> </text:span><text:span text:style-name="T1184">class</text:span><text:span text:style-name="T1185">=</text:span><text:span text:style-name="T1186">"swiper-pagination swiper-pagination-white"</text:span><text:span text:style-name="T1187">&gt;&lt;/</text:span><text:span text:style-name="T1188">div</text:span><text:span text:style-name="T1189">&gt;</text:span></text:p>
      <text:p text:style-name="P1190"><text:span text:style-name="T1191">    </text:span><text:span text:style-name="T1192">&lt;!-- Add Navigation --&gt;</text:span></text:p>
      <text:p text:style-name="P1193"><text:span text:style-name="T1194">    </text:span><text:span text:style-name="T1195">&lt;</text:span><text:span text:style-name="T1196">div</text:span><text:span text:style-name="T1197"> </text:span><text:span text:style-name="T1198">id</text:span><text:span text:style-name="T1199">=</text:span><text:span text:style-name="T1200">"start-bt"</text:span><text:span text:style-name="T1201"> </text:span><text:span text:style-name="T1202">class</text:span><text:span text:style-name="T1203">=</text:span><text:span text:style-name="T1204">"swiper-button-prev swiper-button-white"</text:span><text:span text:style-name="T1205">&gt;&lt;/</text:span><text:span text:style-name="T1206">div</text:span><text:span text:style-name="T1207">&gt;</text:span></text:p>
      <text:p text:style-name="P1208"><text:span text:style-name="T1209">    </text:span><text:span text:style-name="T1210">&lt;</text:span><text:span text:style-name="T1211">div</text:span><text:span text:style-name="T1212"> </text:span><text:span text:style-name="T1213">id</text:span><text:span text:style-name="T1214">=</text:span><text:span text:style-name="T1215">"start-bt"</text:span><text:span text:style-name="T1216"> </text:span><text:span text:style-name="T1217">class</text:span><text:span text:style-name="T1218">=</text:span><text:span text:style-name="T1219">"swiper-button-next swiper-button-white"</text:span><text:span text:style-name="T1220">&gt;&lt;/</text:span><text:span text:style-name="T1221">div</text:span><text:span text:style-name="T1222">&gt;</text:span></text:p>
      <text:p text:style-name="P1223"><text:span text:style-name="T1224">&lt;/</text:span><text:span text:style-name="T1225">div</text:span><text:span text:style-name="T1226">&gt;</text:span></text:p>
      <text:p text:style-name="P1227"><text:span text:style-name="T1228">&lt;!-- Initialize Swiper --&gt;</text:span></text:p>
      <text:p text:style-name="P1229"><text:span text:style-name="T1230">&lt;</text:span><text:span text:style-name="T1231">script</text:span><text:span text:style-name="T1232">&gt;</text:span></text:p>
      <text:p text:style-name="P1233"><text:span text:style-name="T1234">    </text:span><text:span text:style-name="T1235">var</text:span><text:span text:style-name="T1236"> </text:span><text:span text:style-name="T1237">swiper</text:span><text:span text:style-name="T1238"> = </text:span><text:span text:style-name="T1239">new</text:span><text:span text:style-name="T1240"> </text:span><text:span text:style-name="T1241">Swiper</text:span><text:span text:style-name="T1242">(</text:span><text:span text:style-name="T1243">'#start.swiper-container'</text:span><text:span text:style-name="T1244">, {</text:span></text:p>
      <text:p text:style-name="P1245"><text:span text:style-name="T1246">        </text:span><text:span text:style-name="T1247">speed:</text:span><text:span text:style-name="T1248"> </text:span><text:span text:style-name="T1249">600</text:span><text:span text:style-name="T1250">,                   </text:span></text:p>
      <text:p text:style-name="P1251"><text:span text:style-name="T1252">        </text:span><text:span text:style-name="T1253">parallax:</text:span><text:span text:style-name="T1254"> </text:span><text:span text:style-name="T1255">true</text:span><text:span text:style-name="T1256">,                   </text:span></text:p>
      <text:p text:style-name="P1257"><text:span text:style-name="T1258">        </text:span><text:span text:style-name="T1259">simulateTouch:</text:span><text:span text:style-name="T1260">false</text:span><text:span text:style-name="T1261">,</text:span></text:p>
      <text:soft-page-break/>
      <text:p text:style-name="P1262"><text:span text:style-name="T1263">        </text:span><text:span text:style-name="T1264">loop:</text:span><text:span text:style-name="T1265">true</text:span><text:span text:style-name="T1266">,</text:span></text:p>
      <text:p text:style-name="P1267"><text:span text:style-name="T1268">        </text:span><text:span text:style-name="T1269">pagination:</text:span><text:span text:style-name="T1270"> {</text:span></text:p>
      <text:p text:style-name="P1271"><text:span text:style-name="T1272">            </text:span><text:span text:style-name="T1273">el:</text:span><text:span text:style-name="T1274"> </text:span><text:span text:style-name="T1275">'.swiper-pagination'</text:span><text:span text:style-name="T1276">,</text:span></text:p>
      <text:p text:style-name="P1277"><text:span text:style-name="T1278">            </text:span><text:span text:style-name="T1279">clickable:</text:span><text:span text:style-name="T1280"> </text:span><text:span text:style-name="T1281">true</text:span><text:span text:style-name="T1282">,</text:span></text:p>
      <text:p text:style-name="P1283">        },</text:p>
      <text:p text:style-name="P1284"><text:span text:style-name="T1285">        </text:span><text:span text:style-name="T1286">navigation:</text:span><text:span text:style-name="T1287"> {</text:span></text:p>
      <text:p text:style-name="P1288"><text:span text:style-name="T1289">            </text:span><text:span text:style-name="T1290">nextEl:</text:span><text:span text:style-name="T1291"> </text:span><text:span text:style-name="T1292">'.swiper-button-next'</text:span><text:span text:style-name="T1293">,</text:span></text:p>
      <text:p text:style-name="P1294"><text:span text:style-name="T1295">            </text:span><text:span text:style-name="T1296">prevEl:</text:span><text:span text:style-name="T1297"> </text:span><text:span text:style-name="T1298">'.swiper-button-prev'</text:span><text:span text:style-name="T1299">,</text:span></text:p>
      <text:p text:style-name="P1300">        },</text:p>
      <text:p text:style-name="P1301"><text:span text:style-name="T1302">        </text:span><text:span text:style-name="T1303">autoplay:</text:span><text:span text:style-name="T1304">{</text:span></text:p>
      <text:p text:style-name="P1305"><text:span text:style-name="T1306">            </text:span><text:span text:style-name="T1307">delay:</text:span><text:span text:style-name="T1308"> </text:span><text:span text:style-name="T1309">3000</text:span><text:span text:style-name="T1310">,</text:span></text:p>
      <text:p text:style-name="P1311"><text:span text:style-name="T1312">            </text:span><text:span text:style-name="T1313">disableOnInteraction:</text:span><text:span text:style-name="T1314"> </text:span><text:span text:style-name="T1315">false</text:span><text:span text:style-name="T1316">,</text:span></text:p>
      <text:p text:style-name="P1317">        }</text:p>
      <text:p text:style-name="P1318">    });</text:p>
      <text:p text:style-name="P1319"><text:span text:style-name="T1320">&lt;/</text:span><text:span text:style-name="T1321">script</text:span><text:span text:style-name="T1322">&gt;</text:span></text:p>
      <text:p text:style-name="P1323"><text:span text:style-name="T1324">&lt;!--Ende von Swiper-Reccomendation--&gt;</text:span></text:p>
      <text:p text:style-name="P1325"/>
      <text:p text:style-name="P1326"><text:span text:style-name="T1327">&lt;</text:span><text:span text:style-name="T1328">div</text:span><text:span text:style-name="T1329"> </text:span><text:span text:style-name="T1330">style</text:span><text:span text:style-name="T1331">=</text:span><text:span text:style-name="T1332">"padding: 20px;"</text:span><text:span text:style-name="T1333">&gt;</text:span></text:p>
      <text:p text:style-name="P1334"><text:span text:style-name="T1335">    </text:span><text:span text:style-name="T1336">&lt;</text:span><text:span text:style-name="T1337">div</text:span><text:span text:style-name="T1338"> </text:span><text:span text:style-name="T1339">class</text:span><text:span text:style-name="T1340">=</text:span><text:span text:style-name="T1341">"tile is-ancestor"</text:span><text:span text:style-name="T1342">&gt;</text:span></text:p>
      <text:p text:style-name="P1343"><text:span text:style-name="T1344">        </text:span><text:span text:style-name="T1345">&lt;</text:span><text:span text:style-name="T1346">div</text:span><text:span text:style-name="T1347"> </text:span><text:span text:style-name="T1348">class</text:span><text:span text:style-name="T1349">=</text:span><text:span text:style-name="T1350">"tile is-12 is-vertical is-parent"</text:span><text:span text:style-name="T1351">&gt;</text:span></text:p>
      <text:p text:style-name="P1352"><text:span text:style-name="T1353">            </text:span><text:span text:style-name="T1354">&lt;!--Beginn von Netflix--&gt;</text:span></text:p>
      <text:p text:style-name="P1355"><text:span text:style-name="T1356">            </text:span><text:span text:style-name="T1357">&lt;</text:span><text:span text:style-name="T1358">div</text:span><text:span text:style-name="T1359"> </text:span><text:span text:style-name="T1360">class</text:span><text:span text:style-name="T1361">=</text:span><text:span text:style-name="T1362">"tile is-child"</text:span><text:span text:style-name="T1363">&gt;</text:span></text:p>
      <text:p text:style-name="P1364"><text:span text:style-name="T1365">                </text:span><text:span text:style-name="T1366">&lt;</text:span><text:span text:style-name="T1367">div</text:span><text:span text:style-name="T1368"> </text:span><text:span text:style-name="T1369">class</text:span><text:span text:style-name="T1370">=</text:span><text:span text:style-name="T1371">"columns is-gapless box"</text:span><text:span text:style-name="T1372"> </text:span><text:span text:style-name="T1373">style</text:span><text:span text:style-name="T1374">=</text:span><text:span text:style-name="T1375">"background-color:  #141414;"</text:span><text:span text:style-name="T1376">&gt;</text:span></text:p>
      <text:p text:style-name="P1377"><text:span text:style-name="T1378">                    </text:span><text:span text:style-name="T1379">&lt;!--Beginn von Logo Netflix--&gt;</text:span></text:p>
      <text:p text:style-name="P1380"><text:span text:style-name="T1381">                    </text:span><text:span text:style-name="T1382">&lt;</text:span><text:span text:style-name="T1383">div</text:span><text:span text:style-name="T1384"> </text:span><text:span text:style-name="T1385">id</text:span><text:span text:style-name="T1386">=</text:span><text:span text:style-name="T1387">"netflix-index"</text:span><text:span text:style-name="T1388">class</text:span><text:span text:style-name="T1389">=</text:span><text:span text:style-name="T1390">"column"</text:span><text:span text:style-name="T1391"> </text:span><text:span text:style-name="T1392">style</text:span><text:span text:style-name="T1393">=</text:span><text:span text:style-name="T1394">"color: black; vertical-align: middle; text-align: center; margin-right: 0%;"</text:span><text:span text:style-name="T1395">&gt;</text:span></text:p>
      <text:p text:style-name="P1396"><text:span text:style-name="T1397">                    </text:span><text:span text:style-name="T1398">&lt;</text:span><text:span text:style-name="T1399">figure</text:span><text:span text:style-name="T1400">&gt;</text:span></text:p>
      <text:p text:style-name="P1401"><text:span text:style-name="T1402">                        </text:span><text:span text:style-name="T1403">&lt;</text:span><text:span text:style-name="T1404">img</text:span><text:span text:style-name="T1405"> </text:span><text:span text:style-name="T1406">src</text:span><text:span text:style-name="T1407">=</text:span><text:span text:style-name="T1408">"netflix/640px-Netflix_2015_logo.svg.png"</text:span><text:span text:style-name="T1409"> </text:span><text:span text:style-name="T1410">style</text:span><text:span text:style-name="T1411">=</text:span><text:span text:style-name="T1412">"width: 300px; height: 100px;"</text:span><text:span text:style-name="T1413">/&gt;</text:span></text:p>
      <text:p text:style-name="P1414"><text:span text:style-name="T1415">                    </text:span><text:span text:style-name="T1416">&lt;/</text:span><text:span text:style-name="T1417">figure</text:span><text:span text:style-name="T1418">&gt;</text:span></text:p>
      <text:p text:style-name="P1419"><text:span text:style-name="T1420">                    </text:span><text:span text:style-name="T1421">&lt;/</text:span><text:span text:style-name="T1422">div</text:span><text:span text:style-name="T1423">&gt;</text:span></text:p>
      <text:p text:style-name="P1424"><text:span text:style-name="T1425">                    </text:span><text:span text:style-name="T1426">&lt;!--Ende von Logo Netflix--&gt;</text:span></text:p>
      <text:p text:style-name="P1427"><text:span text:style-name="T1428">                    </text:span><text:span text:style-name="T1429">&lt;</text:span><text:span text:style-name="T1430">div</text:span><text:span text:style-name="T1431"> </text:span><text:span text:style-name="T1432">class</text:span><text:span text:style-name="T1433">=</text:span><text:span text:style-name="T1434">"column"</text:span><text:span text:style-name="T1435">&gt;</text:span></text:p>
      <text:p text:style-name="P1436"><text:span text:style-name="T1437">                        </text:span><text:span text:style-name="T1438">&lt;</text:span><text:span text:style-name="T1439">div</text:span><text:span text:style-name="T1440"> </text:span><text:span text:style-name="T1441">id</text:span><text:span text:style-name="T1442">=</text:span><text:span text:style-name="T1443">"flex-col"</text:span><text:span text:style-name="T1444"> </text:span><text:span text:style-name="T1445">class</text:span><text:span text:style-name="T1446">=</text:span><text:span text:style-name="T1447">"tabs is-centered is-boxed"</text:span><text:span text:style-name="T1448">&gt;</text:span></text:p>
      <text:p text:style-name="P1449"><text:span text:style-name="T1450">                            </text:span><text:span text:style-name="T1451">&lt;</text:span><text:span text:style-name="T1452">ul</text:span><text:span text:style-name="T1453">&gt;</text:span></text:p>
      <text:p text:style-name="P1454"><text:span text:style-name="T1455">                                </text:span><text:span text:style-name="T1456">&lt;</text:span><text:span text:style-name="T1457">li</text:span><text:span text:style-name="T1458"> </text:span><text:span text:style-name="T1459">class</text:span><text:span text:style-name="T1460">=</text:span><text:span text:style-name="T1461">"netflixtab is-active"</text:span><text:span text:style-name="T1462"> </text:span><text:span text:style-name="T1463">onclick</text:span><text:span text:style-name="T1464">=</text:span><text:span text:style-name="T1465">"</text:span><text:span text:style-name="T1466">openTab</text:span><text:span text:style-name="T1467">(</text:span><text:span text:style-name="T1468">event</text:span><text:span text:style-name="T1469">,'netflix-cs')"</text:span><text:span text:style-name="T1470">&gt;&lt;</text:span><text:span text:style-name="T1471">a</text:span><text:span text:style-name="T1472">&gt;</text:span><text:span text:style-name="T1473">Coming Soon</text:span><text:span text:style-name="T1474">&lt;/</text:span><text:span text:style-name="T1475">a</text:span><text:span text:style-name="T1476">&gt;&lt;/</text:span><text:span text:style-name="T1477">li</text:span><text:span text:style-name="T1478">&gt;</text:span></text:p>
      <text:p text:style-name="P1479"><text:span text:style-name="T1480">                                </text:span><text:span text:style-name="T1481">&lt;</text:span><text:span text:style-name="T1482">li</text:span><text:span text:style-name="T1483"> </text:span><text:span text:style-name="T1484">class</text:span><text:span text:style-name="T1485">=</text:span><text:span text:style-name="T1486">"netflixtab"</text:span><text:span text:style-name="T1487"> </text:span><text:span text:style-name="T1488">onclick</text:span><text:span text:style-name="T1489">=</text:span><text:span text:style-name="T1490">"</text:span><text:span text:style-name="T1491">openTab</text:span><text:span text:style-name="T1492">(</text:span><text:span text:style-name="T1493">event</text:span><text:span text:style-name="T1494">,'netflix-leaving')"</text:span><text:span text:style-name="T1495">&gt;&lt;</text:span><text:span text:style-name="T1496">a</text:span><text:span text:style-name="T1497">&gt;</text:span><text:span text:style-name="T1498">Leaving Soon</text:span><text:span text:style-name="T1499">&lt;/</text:span><text:span text:style-name="T1500">a</text:span><text:span text:style-name="T1501">&gt;&lt;/</text:span><text:span text:style-name="T1502">li</text:span><text:span text:style-name="T1503">&gt;</text:span></text:p>
      <text:p text:style-name="P1504"><text:span text:style-name="T1505">                            </text:span><text:span text:style-name="T1506">&lt;/</text:span><text:span text:style-name="T1507">ul</text:span><text:span text:style-name="T1508">&gt;</text:span></text:p>
      <text:p text:style-name="P1509"><text:span text:style-name="T1510">                        </text:span><text:span text:style-name="T1511">&lt;/</text:span><text:span text:style-name="T1512">div</text:span><text:span text:style-name="T1513">&gt;</text:span></text:p>
      <text:p text:style-name="P1514"><text:span text:style-name="T1515">                        </text:span><text:span text:style-name="T1516">&lt;</text:span><text:span text:style-name="T1517">div</text:span><text:span text:style-name="T1518"> </text:span><text:span text:style-name="T1519">class</text:span><text:span text:style-name="T1520">=</text:span><text:span text:style-name="T1521">"container"</text:span><text:span text:style-name="T1522">&gt;</text:span></text:p>
      <text:p text:style-name="P1523"><text:span text:style-name="T1524">                            </text:span><text:span text:style-name="T1525">&lt;!--Beginn von Coming Netflix--&gt;</text:span></text:p>
      <text:p text:style-name="P1526"><text:span text:style-name="T1527">                            </text:span><text:span text:style-name="T1528">&lt;</text:span><text:span text:style-name="T1529">div</text:span><text:span text:style-name="T1530"> </text:span><text:span text:style-name="T1531">id</text:span><text:span text:style-name="T1532">=</text:span><text:span text:style-name="T1533">"netflix-cs"</text:span><text:span text:style-name="T1534"> </text:span><text:span text:style-name="T1535">class</text:span><text:span text:style-name="T1536">=</text:span><text:span text:style-name="T1537">"netflix-tab"</text:span><text:span text:style-name="T1538">&gt;</text:span></text:p>
      <text:p text:style-name="P1539"><text:span text:style-name="T1540">                                </text:span><text:span text:style-name="T1541">&lt;</text:span><text:span text:style-name="T1542">div</text:span><text:span text:style-name="T1543"> </text:span><text:span text:style-name="T1544">id</text:span><text:span text:style-name="T1545">=</text:span><text:span text:style-name="T1546">"row-direct"</text:span><text:span text:style-name="T1547">  </text:span><text:span text:style-name="T1548">class</text:span><text:span text:style-name="T1549">=</text:span><text:span text:style-name="T1550">"swiper-container"</text:span><text:span text:style-name="T1551">&gt;</text:span></text:p>
      <text:soft-page-break/>
      <text:p text:style-name="P1552"><text:span text:style-name="T1553">                                    </text:span><text:span text:style-name="T1554">&lt;</text:span><text:span text:style-name="T1555">div</text:span><text:span text:style-name="T1556"> </text:span><text:span text:style-name="T1557">id</text:span><text:span text:style-name="T1558">=</text:span><text:span text:style-name="T1559">"row-direct"</text:span><text:span text:style-name="T1560"> </text:span><text:span text:style-name="T1561">class</text:span><text:span text:style-name="T1562">=</text:span><text:span text:style-name="T1563">"swiper-wrapper"</text:span><text:span text:style-name="T1564">&gt;</text:span></text:p>
      <text:p text:style-name="P1565"><text:span text:style-name="T1566">                                        </text:span><text:span text:style-name="T1567">&lt;</text:span><text:span text:style-name="T1568">div</text:span><text:span text:style-name="T1569"> </text:span><text:span text:style-name="T1570">id</text:span><text:span text:style-name="T1571">=</text:span><text:span text:style-name="T1572">"verti-pos"</text:span><text:span text:style-name="T1573"> </text:span><text:span text:style-name="T1574">class</text:span><text:span text:style-name="T1575">=</text:span><text:span text:style-name="T1576">"swiper-slide"</text:span><text:span text:style-name="T1577">&gt;&lt;</text:span><text:span text:style-name="T1578">img</text:span><text:span text:style-name="T1579"> </text:span><text:span text:style-name="T1580">src</text:span><text:span text:style-name="T1581">=</text:span><text:span text:style-name="T1582">"prime/cs/Carnival_Row.jpg"</text:span><text:span text:style-name="T1583">/&gt;&lt;/</text:span><text:span text:style-name="T1584">div</text:span><text:span text:style-name="T1585">&gt;</text:span></text:p>
      <text:p text:style-name="P1586"><text:span text:style-name="T1587">                                        </text:span><text:span text:style-name="T1588">&lt;</text:span><text:span text:style-name="T1589">div</text:span><text:span text:style-name="T1590"> </text:span><text:span text:style-name="T1591">id</text:span><text:span text:style-name="T1592">=</text:span><text:span text:style-name="T1593">"verti-pos"</text:span><text:span text:style-name="T1594"> </text:span><text:span text:style-name="T1595">class</text:span><text:span text:style-name="T1596">=</text:span><text:span text:style-name="T1597">"swiper-slide"</text:span><text:span text:style-name="T1598">&gt;&lt;</text:span><text:span text:style-name="T1599">img</text:span><text:span text:style-name="T1600"> </text:span><text:span text:style-name="T1601">src</text:span><text:span text:style-name="T1602">=</text:span><text:span text:style-name="T1603">"prime/cs/Cold_Pursuit.jpg"</text:span><text:span text:style-name="T1604">/&gt;&lt;/</text:span><text:span text:style-name="T1605">div</text:span><text:span text:style-name="T1606">&gt;</text:span></text:p>
      <text:p text:style-name="P1607"><text:span text:style-name="T1608">                                        </text:span><text:span text:style-name="T1609">&lt;</text:span><text:span text:style-name="T1610">div</text:span><text:span text:style-name="T1611"> </text:span><text:span text:style-name="T1612">id</text:span><text:span text:style-name="T1613">=</text:span><text:span text:style-name="T1614">"verti-pos"</text:span><text:span text:style-name="T1615"> </text:span><text:span text:style-name="T1616">class</text:span><text:span text:style-name="T1617">=</text:span><text:span text:style-name="T1618">"swiper-slide"</text:span><text:span text:style-name="T1619">&gt;&lt;</text:span><text:span text:style-name="T1620">img</text:span><text:span text:style-name="T1621"> </text:span><text:span text:style-name="T1622">src</text:span><text:span text:style-name="T1623">=</text:span><text:span text:style-name="T1624">"prime/cs/pacificrim2.jpg"</text:span><text:span text:style-name="T1625">/&gt;&lt;/</text:span><text:span text:style-name="T1626">div</text:span><text:span text:style-name="T1627">&gt;</text:span></text:p>
      <text:p text:style-name="P1628"><text:span text:style-name="T1629">                                        </text:span><text:span text:style-name="T1630">&lt;</text:span><text:span text:style-name="T1631">div</text:span><text:span text:style-name="T1632"> </text:span><text:span text:style-name="T1633">id</text:span><text:span text:style-name="T1634">=</text:span><text:span text:style-name="T1635">"verti-pos"</text:span><text:span text:style-name="T1636"> </text:span><text:span text:style-name="T1637">class</text:span><text:span text:style-name="T1638">=</text:span><text:span text:style-name="T1639">"swiper-slide"</text:span><text:span text:style-name="T1640">&gt;&lt;</text:span><text:span text:style-name="T1641">img</text:span><text:span text:style-name="T1642"> </text:span><text:span text:style-name="T1643">src</text:span><text:span text:style-name="T1644">=</text:span><text:span text:style-name="T1645">"prime/cs/pacificrim2.jpg"</text:span><text:span text:style-name="T1646">/&gt;&lt;/</text:span><text:span text:style-name="T1647">div</text:span><text:span text:style-name="T1648">&gt;</text:span></text:p>
      <text:p text:style-name="P1649"><text:span text:style-name="T1650">                                        </text:span><text:span text:style-name="T1651">&lt;</text:span><text:span text:style-name="T1652">div</text:span><text:span text:style-name="T1653"> </text:span><text:span text:style-name="T1654">id</text:span><text:span text:style-name="T1655">=</text:span><text:span text:style-name="T1656">"verti-pos"</text:span><text:span text:style-name="T1657"> </text:span><text:span text:style-name="T1658">class</text:span><text:span text:style-name="T1659">=</text:span><text:span text:style-name="T1660">"swiper-slide"</text:span><text:span text:style-name="T1661">&gt;&lt;</text:span><text:span text:style-name="T1662">img</text:span><text:span text:style-name="T1663"> </text:span><text:span text:style-name="T1664">src</text:span><text:span text:style-name="T1665">=</text:span><text:span text:style-name="T1666">"prime/cs/pacificrim2.jpg"</text:span><text:span text:style-name="T1667">/&gt;&lt;/</text:span><text:span text:style-name="T1668">div</text:span><text:span text:style-name="T1669">&gt;</text:span></text:p>
      <text:p text:style-name="P1670"><text:span text:style-name="T1671">                                        </text:span><text:span text:style-name="T1672">&lt;</text:span><text:span text:style-name="T1673">div</text:span><text:span text:style-name="T1674"> </text:span><text:span text:style-name="T1675">id</text:span><text:span text:style-name="T1676">=</text:span><text:span text:style-name="T1677">"verti-pos"</text:span><text:span text:style-name="T1678"> </text:span><text:span text:style-name="T1679">class</text:span><text:span text:style-name="T1680">=</text:span><text:span text:style-name="T1681">"swiper-slide"</text:span><text:span text:style-name="T1682">&gt;&lt;</text:span><text:span text:style-name="T1683">img</text:span><text:span text:style-name="T1684"> </text:span><text:span text:style-name="T1685">src</text:span><text:span text:style-name="T1686">=</text:span><text:span text:style-name="T1687">"prime/cs/pacificrim2.jpg"</text:span><text:span text:style-name="T1688">/&gt;&lt;/</text:span><text:span text:style-name="T1689">div</text:span><text:span text:style-name="T1690">&gt;</text:span></text:p>
      <text:p text:style-name="P1691"><text:span text:style-name="T1692">                                        </text:span><text:span text:style-name="T1693">&lt;</text:span><text:span text:style-name="T1694">div</text:span><text:span text:style-name="T1695"> </text:span><text:span text:style-name="T1696">id</text:span><text:span text:style-name="T1697">=</text:span><text:span text:style-name="T1698">"verti-pos"</text:span><text:span text:style-name="T1699"> </text:span><text:span text:style-name="T1700">class</text:span><text:span text:style-name="T1701">=</text:span><text:span text:style-name="T1702">"swiper-slide"</text:span><text:span text:style-name="T1703">&gt;&lt;</text:span><text:span text:style-name="T1704">img</text:span><text:span text:style-name="T1705"> </text:span><text:span text:style-name="T1706">src</text:span><text:span text:style-name="T1707">=</text:span><text:span text:style-name="T1708">"prime/cs/pacificrim2.jpg"</text:span><text:span text:style-name="T1709">/&gt;&lt;/</text:span><text:span text:style-name="T1710">div</text:span><text:span text:style-name="T1711">&gt;</text:span></text:p>
      <text:p text:style-name="P1712"><text:span text:style-name="T1713">                                        </text:span><text:span text:style-name="T1714">&lt;</text:span><text:span text:style-name="T1715">div</text:span><text:span text:style-name="T1716"> </text:span><text:span text:style-name="T1717">id</text:span><text:span text:style-name="T1718">=</text:span><text:span text:style-name="T1719">"verti-pos"</text:span><text:span text:style-name="T1720"> </text:span><text:span text:style-name="T1721">class</text:span><text:span text:style-name="T1722">=</text:span><text:span text:style-name="T1723">"swiper-slide"</text:span><text:span text:style-name="T1724">&gt;&lt;</text:span><text:span text:style-name="T1725">img</text:span><text:span text:style-name="T1726"> </text:span><text:span text:style-name="T1727">src</text:span><text:span text:style-name="T1728">=</text:span><text:span text:style-name="T1729">"prime/cs/pacificrim2.jpg"</text:span><text:span text:style-name="T1730">/&gt;&lt;/</text:span><text:span text:style-name="T1731">div</text:span><text:span text:style-name="T1732">&gt;</text:span></text:p>
      <text:p text:style-name="P1733"><text:span text:style-name="T1734">                                        </text:span><text:span text:style-name="T1735">&lt;</text:span><text:span text:style-name="T1736">div</text:span><text:span text:style-name="T1737"> </text:span><text:span text:style-name="T1738">id</text:span><text:span text:style-name="T1739">=</text:span><text:span text:style-name="T1740">"verti-pos"</text:span><text:span text:style-name="T1741"> </text:span><text:span text:style-name="T1742">class</text:span><text:span text:style-name="T1743">=</text:span><text:span text:style-name="T1744">"swiper-slide"</text:span><text:span text:style-name="T1745">&gt;&lt;</text:span><text:span text:style-name="T1746">img</text:span><text:span text:style-name="T1747"> </text:span><text:span text:style-name="T1748">src</text:span><text:span text:style-name="T1749">=</text:span><text:span text:style-name="T1750">"prime/cs/pacificrim2.jpg"</text:span><text:span text:style-name="T1751">/&gt;&lt;/</text:span><text:span text:style-name="T1752">div</text:span><text:span text:style-name="T1753">&gt;</text:span></text:p>
      <text:p text:style-name="P1754"><text:span text:style-name="T1755">                                        </text:span><text:span text:style-name="T1756">&lt;</text:span><text:span text:style-name="T1757">div</text:span><text:span text:style-name="T1758"> </text:span><text:span text:style-name="T1759">id</text:span><text:span text:style-name="T1760">=</text:span><text:span text:style-name="T1761">"verti-pos"</text:span><text:span text:style-name="T1762"> </text:span><text:span text:style-name="T1763">class</text:span><text:span text:style-name="T1764">=</text:span><text:span text:style-name="T1765">"swiper-slide"</text:span><text:span text:style-name="T1766">&gt;&lt;</text:span><text:span text:style-name="T1767">img</text:span><text:span text:style-name="T1768"> </text:span><text:span text:style-name="T1769">src</text:span><text:span text:style-name="T1770">=</text:span><text:span text:style-name="T1771">"prime/cs/pacificrim2.jpg"</text:span><text:span text:style-name="T1772">/&gt;&lt;/</text:span><text:span text:style-name="T1773">div</text:span><text:span text:style-name="T1774">&gt;</text:span></text:p>
      <text:p text:style-name="P1775"><text:span text:style-name="T1776">                                        </text:span><text:span text:style-name="T1777">&lt;</text:span><text:span text:style-name="T1778">div</text:span><text:span text:style-name="T1779"> </text:span><text:span text:style-name="T1780">id</text:span><text:span text:style-name="T1781">=</text:span><text:span text:style-name="T1782">"verti-pos"</text:span><text:span text:style-name="T1783"> </text:span><text:span text:style-name="T1784">class</text:span><text:span text:style-name="T1785">=</text:span><text:span text:style-name="T1786">"swiper-slide"</text:span><text:span text:style-name="T1787">&gt;&lt;</text:span><text:span text:style-name="T1788">img</text:span><text:span text:style-name="T1789"> </text:span><text:span text:style-name="T1790">src</text:span><text:span text:style-name="T1791">=</text:span><text:span text:style-name="T1792">"prime/cs/walk_of_shame.jpg"</text:span><text:span text:style-name="T1793">/&gt;&lt;/</text:span><text:span text:style-name="T1794">div</text:span><text:span text:style-name="T1795">&gt;</text:span></text:p>
      <text:p text:style-name="P1796"><text:span text:style-name="T1797">                                    </text:span><text:span text:style-name="T1798">&lt;/</text:span><text:span text:style-name="T1799">div</text:span><text:span text:style-name="T1800">&gt;</text:span></text:p>
      <text:p text:style-name="P1801"><text:span text:style-name="T1802">                                    </text:span><text:span text:style-name="T1803">&lt;!-- Add Pagination --&gt;</text:span></text:p>
      <text:p text:style-name="P1804"><text:span text:style-name="T1805">                                    </text:span><text:span text:style-name="T1806">&lt;</text:span><text:span text:style-name="T1807">div</text:span><text:span text:style-name="T1808"> </text:span><text:span text:style-name="T1809">class</text:span><text:span text:style-name="T1810">=</text:span><text:span text:style-name="T1811">"swiper-pagination swiper-pagination-white"</text:span><text:span text:style-name="T1812">&gt;&lt;/</text:span><text:span text:style-name="T1813">div</text:span><text:span text:style-name="T1814">&gt;</text:span></text:p>
      <text:p text:style-name="P1815"><text:span text:style-name="T1816">                                    </text:span><text:span text:style-name="T1817">&lt;!-- Add Arrows --&gt;</text:span></text:p>
      <text:p text:style-name="P1818"><text:span text:style-name="T1819">                                    </text:span><text:span text:style-name="T1820">&lt;</text:span><text:span text:style-name="T1821">div</text:span><text:span text:style-name="T1822"> </text:span><text:span text:style-name="T1823">id</text:span><text:span text:style-name="T1824">=</text:span><text:span text:style-name="T1825">"btnext-verti"</text:span><text:span text:style-name="T1826"> </text:span><text:span text:style-name="T1827">class</text:span><text:span text:style-name="T1828">=</text:span><text:span text:style-name="T1829">"swiper-button-next"</text:span><text:span text:style-name="T1830">&gt;&lt;/</text:span><text:span text:style-name="T1831">div</text:span><text:span text:style-name="T1832">&gt;</text:span></text:p>
      <text:p text:style-name="P1833"><text:span text:style-name="T1834">                                    </text:span><text:span text:style-name="T1835">&lt;</text:span><text:span text:style-name="T1836">div</text:span><text:span text:style-name="T1837"> </text:span><text:span text:style-name="T1838">id</text:span><text:span text:style-name="T1839">=</text:span><text:span text:style-name="T1840">"btprev-verti"</text:span><text:span text:style-name="T1841"> </text:span><text:span text:style-name="T1842">class</text:span><text:span text:style-name="T1843">=</text:span><text:span text:style-name="T1844">"swiper-button-prev"</text:span><text:span text:style-name="T1845">&gt;&lt;/</text:span><text:span text:style-name="T1846">div</text:span><text:span text:style-name="T1847">&gt;</text:span></text:p>
      <text:p text:style-name="P1848"><text:span text:style-name="T1849">                                </text:span><text:span text:style-name="T1850">&lt;/</text:span><text:span text:style-name="T1851">div</text:span><text:span text:style-name="T1852">&gt;</text:span></text:p>
      <text:p text:style-name="P1853"><text:span text:style-name="T1854">                                </text:span><text:span text:style-name="T1855">&lt;!-- Initialize Swiper --&gt;</text:span></text:p>
      <text:p text:style-name="P1856"><text:span text:style-name="T1857">                                </text:span><text:span text:style-name="T1858">&lt;</text:span><text:span text:style-name="T1859">script</text:span><text:span text:style-name="T1860">&gt;</text:span></text:p>
      <text:p text:style-name="P1861"><text:span text:style-name="T1862">                                    </text:span><text:span text:style-name="T1863">var</text:span><text:span text:style-name="T1864"> </text:span><text:span text:style-name="T1865">swiper</text:span><text:span text:style-name="T1866"> = </text:span><text:span text:style-name="T1867">new</text:span><text:span text:style-name="T1868"> </text:span><text:span text:style-name="T1869">Swiper</text:span><text:span text:style-name="T1870">(</text:span><text:span text:style-name="T1871">'#row-direct.swiper-container'</text:span><text:span text:style-name="T1872">, {</text:span></text:p>
      <text:p text:style-name="P1873"><text:span text:style-name="T1874">                                        </text:span><text:span text:style-name="T1875">direction:</text:span><text:span text:style-name="T1876"> </text:span><text:span text:style-name="T1877">'vertical'</text:span><text:span text:style-name="T1878">,</text:span></text:p>
      <text:p text:style-name="P1879"><text:span text:style-name="T1880">                                        </text:span><text:span text:style-name="T1881">slidesPerView:</text:span><text:span text:style-name="T1882"> </text:span><text:span text:style-name="T1883">1</text:span><text:span text:style-name="T1884">,</text:span></text:p>
      <text:p text:style-name="P1885"><text:span text:style-name="T1886">                                        </text:span><text:span text:style-name="T1887">slidesPerColumn:</text:span><text:span text:style-name="T1888"> </text:span><text:span text:style-name="T1889">3</text:span><text:span text:style-name="T1890">,</text:span></text:p>
      <text:p text:style-name="P1891"><text:span text:style-name="T1892">                                        </text:span><text:span text:style-name="T1893">spaceBetween:</text:span><text:span text:style-name="T1894"> </text:span><text:span text:style-name="T1895">10</text:span><text:span text:style-name="T1896">,</text:span></text:p>
      <text:p text:style-name="P1897"><text:span text:style-name="T1898">                                        </text:span><text:span text:style-name="T1899">simulateTouch:</text:span><text:span text:style-name="T1900">false</text:span><text:span text:style-name="T1901">,</text:span></text:p>
      <text:p text:style-name="P1902"><text:span text:style-name="T1903">                                        </text:span><text:span text:style-name="T1904">pagination:</text:span><text:span text:style-name="T1905"> {</text:span></text:p>
      <text:p text:style-name="P1906"><text:span text:style-name="T1907">                                            </text:span><text:span text:style-name="T1908">el:</text:span><text:span text:style-name="T1909"> </text:span><text:span text:style-name="T1910">'.swiper-pagination'</text:span><text:span text:style-name="T1911">,</text:span></text:p>
      <text:p text:style-name="P1912"><text:span text:style-name="T1913">                                            </text:span><text:span text:style-name="T1914">clickable:</text:span><text:span text:style-name="T1915"> </text:span><text:span text:style-name="T1916">true</text:span><text:span text:style-name="T1917">,                        </text:span></text:p>
      <text:p text:style-name="P1918"><text:span text:style-name="T1919">                                            </text:span><text:span text:style-name="T1920">dynamicBullets:</text:span><text:span text:style-name="T1921">true</text:span><text:span text:style-name="T1922">,</text:span></text:p>
      <text:soft-page-break/>
      <text:p text:style-name="P1923">                                        },</text:p>
      <text:p text:style-name="P1924"><text:span text:style-name="T1925">                                        </text:span><text:span text:style-name="T1926">navigation:</text:span><text:span text:style-name="T1927"> {</text:span></text:p>
      <text:p text:style-name="P1928"><text:span text:style-name="T1929">                                            </text:span><text:span text:style-name="T1930">nextEl:</text:span><text:span text:style-name="T1931"> </text:span><text:span text:style-name="T1932">'.swiper-button-next'</text:span><text:span text:style-name="T1933">,</text:span></text:p>
      <text:p text:style-name="P1934"><text:span text:style-name="T1935">                                            </text:span><text:span text:style-name="T1936">prevEl:</text:span><text:span text:style-name="T1937"> </text:span><text:span text:style-name="T1938">'.swiper-button-prev'</text:span><text:span text:style-name="T1939">,</text:span></text:p>
      <text:p text:style-name="P1940">                                        },</text:p>
      <text:p text:style-name="P1941">                                    });</text:p>
      <text:p text:style-name="P1942"><text:span text:style-name="T1943">                                </text:span><text:span text:style-name="T1944">&lt;/</text:span><text:span text:style-name="T1945">script</text:span><text:span text:style-name="T1946">&gt;</text:span></text:p>
      <text:p text:style-name="P1947"><text:span text:style-name="T1948">                            </text:span><text:span text:style-name="T1949">&lt;/</text:span><text:span text:style-name="T1950">div</text:span><text:span text:style-name="T1951">&gt;</text:span></text:p>
      <text:p text:style-name="P1952"><text:span text:style-name="T1953">                            </text:span><text:span text:style-name="T1954">&lt;!--Ende von Coming Netflix--&gt;</text:span></text:p>
      <text:p text:style-name="P1955"><text:span text:style-name="T1956">                            </text:span><text:span text:style-name="T1957">&lt;!--Beginn von Leaving Netflix--&gt;</text:span></text:p>
      <text:p text:style-name="P1958"><text:span text:style-name="T1959">                            </text:span><text:span text:style-name="T1960">&lt;</text:span><text:span text:style-name="T1961">div</text:span><text:span text:style-name="T1962"> </text:span><text:span text:style-name="T1963">id</text:span><text:span text:style-name="T1964">=</text:span><text:span text:style-name="T1965">"netflix-leaving"</text:span><text:span text:style-name="T1966"> </text:span><text:span text:style-name="T1967">class</text:span><text:span text:style-name="T1968">=</text:span><text:span text:style-name="T1969">"netflix-tab"</text:span><text:span text:style-name="T1970"> </text:span><text:span text:style-name="T1971">style</text:span><text:span text:style-name="T1972">=</text:span><text:span text:style-name="T1973">"display: none;"</text:span><text:span text:style-name="T1974">&gt;</text:span></text:p>
      <text:p text:style-name="P1975"><text:span text:style-name="T1976">                                </text:span><text:span text:style-name="T1977">&lt;</text:span><text:span text:style-name="T1978">div</text:span><text:span text:style-name="T1979"> </text:span><text:span text:style-name="T1980">id</text:span><text:span text:style-name="T1981">=</text:span><text:span text:style-name="T1982">"row-direct"</text:span><text:span text:style-name="T1983">  </text:span><text:span text:style-name="T1984">class</text:span><text:span text:style-name="T1985">=</text:span><text:span text:style-name="T1986">"swiper-container"</text:span><text:span text:style-name="T1987">&gt;</text:span></text:p>
      <text:p text:style-name="P1988"><text:span text:style-name="T1989">                                    </text:span><text:span text:style-name="T1990">&lt;</text:span><text:span text:style-name="T1991">div</text:span><text:span text:style-name="T1992"> </text:span><text:span text:style-name="T1993">id</text:span><text:span text:style-name="T1994">=</text:span><text:span text:style-name="T1995">"row-direct"</text:span><text:span text:style-name="T1996"> </text:span><text:span text:style-name="T1997">class</text:span><text:span text:style-name="T1998">=</text:span><text:span text:style-name="T1999">"swiper-wrapper"</text:span><text:span text:style-name="T2000"> </text:span><text:span text:style-name="T2001">&gt;</text:span></text:p>
      <text:p text:style-name="P2002"><text:span text:style-name="T2003">                                        </text:span><text:span text:style-name="T2004">&lt;</text:span><text:span text:style-name="T2005">div</text:span><text:span text:style-name="T2006"> </text:span><text:span text:style-name="T2007">id</text:span><text:span text:style-name="T2008">=</text:span><text:span text:style-name="T2009">"leaving-verti-pos"</text:span><text:span text:style-name="T2010"> </text:span><text:span text:style-name="T2011">class</text:span><text:span text:style-name="T2012">=</text:span><text:span text:style-name="T2013">"swiper-slide"</text:span><text:span text:style-name="T2014">&gt;&lt;</text:span><text:span text:style-name="T2015">img</text:span><text:span text:style-name="T2016"> </text:span><text:span text:style-name="T2017">src</text:span><text:span text:style-name="T2018">=</text:span><text:span text:style-name="T2019">"prime/cs/Carnival_Row.jpg"</text:span><text:span text:style-name="T2020">/&gt;&lt;/</text:span><text:span text:style-name="T2021">div</text:span><text:span text:style-name="T2022">&gt;</text:span></text:p>
      <text:p text:style-name="P2023"><text:span text:style-name="T2024">                                        </text:span><text:span text:style-name="T2025">&lt;</text:span><text:span text:style-name="T2026">div</text:span><text:span text:style-name="T2027"> </text:span><text:span text:style-name="T2028">id</text:span><text:span text:style-name="T2029">=</text:span><text:span text:style-name="T2030">"leaving-verti-pos"</text:span><text:span text:style-name="T2031"> </text:span><text:span text:style-name="T2032">class</text:span><text:span text:style-name="T2033">=</text:span><text:span text:style-name="T2034">"swiper-slide"</text:span><text:span text:style-name="T2035">&gt;&lt;</text:span><text:span text:style-name="T2036">img</text:span><text:span text:style-name="T2037"> </text:span><text:span text:style-name="T2038">src</text:span><text:span text:style-name="T2039">=</text:span><text:span text:style-name="T2040">"prime/cs/Cold_Pursuit.jpg"</text:span><text:span text:style-name="T2041">/&gt;&lt;/</text:span><text:span text:style-name="T2042">div</text:span><text:span text:style-name="T2043">&gt;</text:span></text:p>
      <text:p text:style-name="P2044"><text:span text:style-name="T2045">                                        </text:span><text:span text:style-name="T2046">&lt;</text:span><text:span text:style-name="T2047">div</text:span><text:span text:style-name="T2048"> </text:span><text:span text:style-name="T2049">id</text:span><text:span text:style-name="T2050">=</text:span><text:span text:style-name="T2051">"leaving-verti-pos"</text:span><text:span text:style-name="T2052"> </text:span><text:span text:style-name="T2053">class</text:span><text:span text:style-name="T2054">=</text:span><text:span text:style-name="T2055">"swiper-slide"</text:span><text:span text:style-name="T2056">&gt;&lt;</text:span><text:span text:style-name="T2057">img</text:span><text:span text:style-name="T2058"> </text:span><text:span text:style-name="T2059">src</text:span><text:span text:style-name="T2060">=</text:span><text:span text:style-name="T2061">"prime/cs/pacificrim2.jpg"</text:span><text:span text:style-name="T2062">/&gt;&lt;/</text:span><text:span text:style-name="T2063">div</text:span><text:span text:style-name="T2064">&gt;</text:span></text:p>
      <text:p text:style-name="P2065"><text:span text:style-name="T2066">                                        </text:span><text:span text:style-name="T2067">&lt;</text:span><text:span text:style-name="T2068">div</text:span><text:span text:style-name="T2069"> </text:span><text:span text:style-name="T2070">id</text:span><text:span text:style-name="T2071">=</text:span><text:span text:style-name="T2072">"leaving-verti-pos"</text:span><text:span text:style-name="T2073"> </text:span><text:span text:style-name="T2074">class</text:span><text:span text:style-name="T2075">=</text:span><text:span text:style-name="T2076">"swiper-slide"</text:span><text:span text:style-name="T2077">&gt;&lt;</text:span><text:span text:style-name="T2078">img</text:span><text:span text:style-name="T2079"> </text:span><text:span text:style-name="T2080">src</text:span><text:span text:style-name="T2081">=</text:span><text:span text:style-name="T2082">"prime/cs/pacificrim2.jpg"</text:span><text:span text:style-name="T2083">/&gt;&lt;/</text:span><text:span text:style-name="T2084">div</text:span><text:span text:style-name="T2085">&gt;</text:span></text:p>
      <text:p text:style-name="P2086"><text:span text:style-name="T2087">                                        </text:span><text:span text:style-name="T2088">&lt;</text:span><text:span text:style-name="T2089">div</text:span><text:span text:style-name="T2090"> </text:span><text:span text:style-name="T2091">id</text:span><text:span text:style-name="T2092">=</text:span><text:span text:style-name="T2093">"leaving-verti-pos"</text:span><text:span text:style-name="T2094"> </text:span><text:span text:style-name="T2095">class</text:span><text:span text:style-name="T2096">=</text:span><text:span text:style-name="T2097">"swiper-slide"</text:span><text:span text:style-name="T2098">&gt;&lt;</text:span><text:span text:style-name="T2099">img</text:span><text:span text:style-name="T2100"> </text:span><text:span text:style-name="T2101">src</text:span><text:span text:style-name="T2102">=</text:span><text:span text:style-name="T2103">"prime/cs/pacificrim2.jpg"</text:span><text:span text:style-name="T2104">/&gt;&lt;/</text:span><text:span text:style-name="T2105">div</text:span><text:span text:style-name="T2106">&gt;</text:span></text:p>
      <text:p text:style-name="P2107"><text:span text:style-name="T2108">                                        </text:span><text:span text:style-name="T2109">&lt;</text:span><text:span text:style-name="T2110">div</text:span><text:span text:style-name="T2111"> </text:span><text:span text:style-name="T2112">id</text:span><text:span text:style-name="T2113">=</text:span><text:span text:style-name="T2114">"leaving-verti-pos"</text:span><text:span text:style-name="T2115"> </text:span><text:span text:style-name="T2116">class</text:span><text:span text:style-name="T2117">=</text:span><text:span text:style-name="T2118">"swiper-slide"</text:span><text:span text:style-name="T2119">&gt;&lt;</text:span><text:span text:style-name="T2120">img</text:span><text:span text:style-name="T2121"> </text:span><text:span text:style-name="T2122">src</text:span><text:span text:style-name="T2123">=</text:span><text:span text:style-name="T2124">"prime/cs/pacificrim2.jpg"</text:span><text:span text:style-name="T2125">/&gt;&lt;/</text:span><text:span text:style-name="T2126">div</text:span><text:span text:style-name="T2127">&gt;</text:span></text:p>
      <text:p text:style-name="P2128"><text:span text:style-name="T2129">                                        </text:span><text:span text:style-name="T2130">&lt;</text:span><text:span text:style-name="T2131">div</text:span><text:span text:style-name="T2132"> </text:span><text:span text:style-name="T2133">id</text:span><text:span text:style-name="T2134">=</text:span><text:span text:style-name="T2135">"leaving-verti-pos"</text:span><text:span text:style-name="T2136"> </text:span><text:span text:style-name="T2137">class</text:span><text:span text:style-name="T2138">=</text:span><text:span text:style-name="T2139">"swiper-slide"</text:span><text:span text:style-name="T2140">&gt;&lt;</text:span><text:span text:style-name="T2141">img</text:span><text:span text:style-name="T2142"> </text:span><text:span text:style-name="T2143">src</text:span><text:span text:style-name="T2144">=</text:span><text:span text:style-name="T2145">"prime/cs/pacificrim2.jpg"</text:span><text:span text:style-name="T2146">/&gt;&lt;/</text:span><text:span text:style-name="T2147">div</text:span><text:span text:style-name="T2148">&gt;</text:span></text:p>
      <text:p text:style-name="P2149"><text:span text:style-name="T2150">                                        </text:span><text:span text:style-name="T2151">&lt;</text:span><text:span text:style-name="T2152">div</text:span><text:span text:style-name="T2153"> </text:span><text:span text:style-name="T2154">id</text:span><text:span text:style-name="T2155">=</text:span><text:span text:style-name="T2156">"leaving-verti-pos"</text:span><text:span text:style-name="T2157"> </text:span><text:span text:style-name="T2158">class</text:span><text:span text:style-name="T2159">=</text:span><text:span text:style-name="T2160">"swiper-slide"</text:span><text:span text:style-name="T2161">&gt;&lt;</text:span><text:span text:style-name="T2162">img</text:span><text:span text:style-name="T2163"> </text:span><text:span text:style-name="T2164">src</text:span><text:span text:style-name="T2165">=</text:span><text:span text:style-name="T2166">"prime/cs/pacificrim2.jpg"</text:span><text:span text:style-name="T2167">/&gt;&lt;/</text:span><text:span text:style-name="T2168">div</text:span><text:span text:style-name="T2169">&gt;</text:span></text:p>
      <text:p text:style-name="P2170"><text:span text:style-name="T2171">                                        </text:span><text:span text:style-name="T2172">&lt;</text:span><text:span text:style-name="T2173">div</text:span><text:span text:style-name="T2174"> </text:span><text:span text:style-name="T2175">id</text:span><text:span text:style-name="T2176">=</text:span><text:span text:style-name="T2177">"leaving-verti-pos"</text:span><text:span text:style-name="T2178"> </text:span><text:span text:style-name="T2179">class</text:span><text:span text:style-name="T2180">=</text:span><text:span text:style-name="T2181">"swiper-slide"</text:span><text:span text:style-name="T2182">&gt;&lt;</text:span><text:span text:style-name="T2183">img</text:span><text:span text:style-name="T2184"> </text:span><text:span text:style-name="T2185">src</text:span><text:span text:style-name="T2186">=</text:span><text:span text:style-name="T2187">"prime/cs/pacificrim2.jpg"</text:span><text:span text:style-name="T2188">/&gt;&lt;/</text:span><text:span text:style-name="T2189">div</text:span><text:span text:style-name="T2190">&gt;</text:span></text:p>
      <text:p text:style-name="P2191"><text:span text:style-name="T2192">                                        </text:span><text:span text:style-name="T2193">&lt;</text:span><text:span text:style-name="T2194">div</text:span><text:span text:style-name="T2195"> </text:span><text:span text:style-name="T2196">id</text:span><text:span text:style-name="T2197">=</text:span><text:span text:style-name="T2198">"leaving-verti-pos"</text:span><text:span text:style-name="T2199"> </text:span><text:span text:style-name="T2200">class</text:span><text:span text:style-name="T2201">=</text:span><text:span text:style-name="T2202">"swiper-slide"</text:span><text:span text:style-name="T2203">&gt;&lt;</text:span><text:span text:style-name="T2204">img</text:span><text:span text:style-name="T2205"> </text:span><text:span text:style-name="T2206">src</text:span><text:span text:style-name="T2207">=</text:span><text:span text:style-name="T2208">"prime/cs/pacificrim2.jpg"</text:span><text:span text:style-name="T2209">/&gt;&lt;/</text:span><text:span text:style-name="T2210">div</text:span><text:span text:style-name="T2211">&gt;</text:span></text:p>
      <text:p text:style-name="P2212"><text:span text:style-name="T2213">                                        </text:span><text:span text:style-name="T2214">&lt;</text:span><text:span text:style-name="T2215">div</text:span><text:span text:style-name="T2216"> </text:span><text:span text:style-name="T2217">id</text:span><text:span text:style-name="T2218">=</text:span><text:span text:style-name="T2219">"leaving-verti-pos"</text:span><text:span text:style-name="T2220"> </text:span><text:span text:style-name="T2221">class</text:span><text:span text:style-name="T2222">=</text:span><text:span text:style-name="T2223">"swiper-slide"</text:span><text:span text:style-name="T2224">&gt;&lt;</text:span><text:span text:style-name="T2225">img</text:span><text:span text:style-name="T2226"> </text:span><text:span text:style-name="T2227">src</text:span><text:span text:style-name="T2228">=</text:span><text:span text:style-name="T2229">"prime/cs/walk_of_shame.jpg"</text:span><text:span text:style-name="T2230">/&gt;&lt;/</text:span><text:span text:style-name="T2231">div</text:span><text:span text:style-name="T2232">&gt;</text:span></text:p>
      <text:p text:style-name="P2233"><text:span text:style-name="T2234">                                    </text:span><text:span text:style-name="T2235">&lt;/</text:span><text:span text:style-name="T2236">div</text:span><text:span text:style-name="T2237">&gt;</text:span></text:p>
      <text:p text:style-name="P2238"><text:span text:style-name="T2239">                                    </text:span><text:span text:style-name="T2240">&lt;!-- Add Pagination --&gt;</text:span></text:p>
      <text:p text:style-name="P2241"><text:span text:style-name="T2242">                                    </text:span><text:span text:style-name="T2243">&lt;</text:span><text:span text:style-name="T2244">div</text:span><text:span text:style-name="T2245"> </text:span><text:span text:style-name="T2246">class</text:span><text:span text:style-name="T2247">=</text:span><text:span text:style-name="T2248">"swiper-pagination swiper-pagination-white"</text:span><text:span text:style-name="T2249">&gt;&lt;/</text:span><text:span text:style-name="T2250">div</text:span><text:span text:style-name="T2251">&gt;</text:span></text:p>
      <text:p text:style-name="P2252"><text:span text:style-name="T2253">                                    </text:span><text:span text:style-name="T2254">&lt;!-- Add Arrows --&gt;</text:span></text:p>
      <text:p text:style-name="P2255"><text:span text:style-name="T2256">                                    </text:span><text:span text:style-name="T2257">&lt;</text:span><text:span text:style-name="T2258">div</text:span><text:span text:style-name="T2259"> </text:span><text:span text:style-name="T2260">id</text:span><text:span text:style-name="T2261">=</text:span><text:span text:style-name="T2262">"btnext-verti"</text:span><text:span text:style-name="T2263"> </text:span><text:span text:style-name="T2264">class</text:span><text:span text:style-name="T2265">=</text:span><text:span text:style-name="T2266">"swiper-button-next"</text:span><text:span text:style-name="T2267">&gt;&lt;/</text:span><text:span text:style-name="T2268">div</text:span><text:span text:style-name="T2269">&gt;</text:span></text:p>
      <text:p text:style-name="P2270"><text:span text:style-name="T2271">                                    </text:span><text:span text:style-name="T2272">&lt;</text:span><text:span text:style-name="T2273">div</text:span><text:span text:style-name="T2274"> </text:span><text:span text:style-name="T2275">id</text:span><text:span text:style-name="T2276">=</text:span><text:span text:style-name="T2277">"btprev-verti"</text:span><text:span text:style-name="T2278"> </text:span><text:span text:style-name="T2279">class</text:span><text:span text:style-name="T2280">=</text:span><text:span text:style-name="T2281">"swiper-button-prev"</text:span><text:span text:style-name="T2282">&gt;&lt;/</text:span><text:span text:style-name="T2283">div</text:span><text:span text:style-name="T2284">&gt;</text:span></text:p>
      <text:p text:style-name="P2285"><text:span text:style-name="T2286">                                </text:span><text:span text:style-name="T2287">&lt;/</text:span><text:span text:style-name="T2288">div</text:span><text:span text:style-name="T2289">&gt;</text:span></text:p>
      <text:soft-page-break/>
      <text:p text:style-name="P2290"><text:span text:style-name="T2291">                                </text:span><text:span text:style-name="T2292">&lt;!-- Initialize Swiper --&gt;</text:span></text:p>
      <text:p text:style-name="P2293"><text:span text:style-name="T2294">                                </text:span><text:span text:style-name="T2295">&lt;</text:span><text:span text:style-name="T2296">script</text:span><text:span text:style-name="T2297">&gt;</text:span></text:p>
      <text:p text:style-name="P2298"><text:span text:style-name="T2299">                                    </text:span><text:span text:style-name="T2300">var</text:span><text:span text:style-name="T2301"> </text:span><text:span text:style-name="T2302">swiper</text:span><text:span text:style-name="T2303"> = </text:span><text:span text:style-name="T2304">new</text:span><text:span text:style-name="T2305"> </text:span><text:span text:style-name="T2306">Swiper</text:span><text:span text:style-name="T2307">(</text:span><text:span text:style-name="T2308">'#row-direct.swiper-container'</text:span><text:span text:style-name="T2309">, {</text:span></text:p>
      <text:p text:style-name="P2310"><text:span text:style-name="T2311">                                        </text:span><text:span text:style-name="T2312">direction:</text:span><text:span text:style-name="T2313"> </text:span><text:span text:style-name="T2314">'vertical'</text:span><text:span text:style-name="T2315">,</text:span></text:p>
      <text:p text:style-name="P2316"><text:span text:style-name="T2317">                                        </text:span><text:span text:style-name="T2318">slidesPerView:</text:span><text:span text:style-name="T2319"> </text:span><text:span text:style-name="T2320">1</text:span><text:span text:style-name="T2321">,</text:span></text:p>
      <text:p text:style-name="P2322"><text:span text:style-name="T2323">                                        </text:span><text:span text:style-name="T2324">slidesPerColumn:</text:span><text:span text:style-name="T2325"> </text:span><text:span text:style-name="T2326">3</text:span><text:span text:style-name="T2327">,</text:span></text:p>
      <text:p text:style-name="P2328"><text:span text:style-name="T2329">                                        </text:span><text:span text:style-name="T2330">spaceBetween:</text:span><text:span text:style-name="T2331"> </text:span><text:span text:style-name="T2332">10</text:span><text:span text:style-name="T2333">,</text:span></text:p>
      <text:p text:style-name="P2334"><text:span text:style-name="T2335">                                        </text:span><text:span text:style-name="T2336">simulateTouch:</text:span><text:span text:style-name="T2337">false</text:span><text:span text:style-name="T2338">,</text:span></text:p>
      <text:p text:style-name="P2339"><text:span text:style-name="T2340">                                        </text:span><text:span text:style-name="T2341">pagination:</text:span><text:span text:style-name="T2342"> {</text:span></text:p>
      <text:p text:style-name="P2343"><text:span text:style-name="T2344">                                            </text:span><text:span text:style-name="T2345">el:</text:span><text:span text:style-name="T2346"> </text:span><text:span text:style-name="T2347">'.swiper-pagination'</text:span><text:span text:style-name="T2348">,</text:span></text:p>
      <text:p text:style-name="P2349"><text:span text:style-name="T2350">                                            </text:span><text:span text:style-name="T2351">clickable:</text:span><text:span text:style-name="T2352"> </text:span><text:span text:style-name="T2353">true</text:span><text:span text:style-name="T2354">,                        </text:span></text:p>
      <text:p text:style-name="P2355"><text:span text:style-name="T2356">                                            </text:span><text:span text:style-name="T2357">dynamicBullets:</text:span><text:span text:style-name="T2358">true</text:span><text:span text:style-name="T2359">,</text:span></text:p>
      <text:p text:style-name="P2360">                                        },</text:p>
      <text:p text:style-name="P2361"><text:span text:style-name="T2362">                                        </text:span><text:span text:style-name="T2363">navigation:</text:span><text:span text:style-name="T2364"> {</text:span></text:p>
      <text:p text:style-name="P2365"><text:span text:style-name="T2366">                                            </text:span><text:span text:style-name="T2367">nextEl:</text:span><text:span text:style-name="T2368"> </text:span><text:span text:style-name="T2369">'.swiper-button-next'</text:span><text:span text:style-name="T2370">,</text:span></text:p>
      <text:p text:style-name="P2371"><text:span text:style-name="T2372">                                            </text:span><text:span text:style-name="T2373">prevEl:</text:span><text:span text:style-name="T2374"> </text:span><text:span text:style-name="T2375">'.swiper-button-prev'</text:span><text:span text:style-name="T2376">,</text:span></text:p>
      <text:p text:style-name="P2377">                                        },</text:p>
      <text:p text:style-name="P2378">                                    });</text:p>
      <text:p text:style-name="P2379"><text:span text:style-name="T2380">                                </text:span><text:span text:style-name="T2381">&lt;/</text:span><text:span text:style-name="T2382">script</text:span><text:span text:style-name="T2383">&gt;</text:span></text:p>
      <text:p text:style-name="P2384"><text:span text:style-name="T2385">                            </text:span><text:span text:style-name="T2386">&lt;/</text:span><text:span text:style-name="T2387">div</text:span><text:span text:style-name="T2388">&gt;</text:span></text:p>
      <text:p text:style-name="P2389"><text:span text:style-name="T2390">                            </text:span><text:span text:style-name="T2391">&lt;!--Ende von Leaving Netflix--&gt;</text:span></text:p>
      <text:p text:style-name="P2392"><text:span text:style-name="T2393">                        </text:span><text:span text:style-name="T2394">&lt;/</text:span><text:span text:style-name="T2395">div</text:span><text:span text:style-name="T2396">&gt;</text:span></text:p>
      <text:p text:style-name="P2397"><text:span text:style-name="T2398">                        </text:span><text:span text:style-name="T2399">&lt;!--Ende vom Container--&gt;</text:span></text:p>
      <text:p text:style-name="P2400"><text:span text:style-name="T2401">                    </text:span><text:span text:style-name="T2402">&lt;/</text:span><text:span text:style-name="T2403">div</text:span><text:span text:style-name="T2404">&gt;</text:span></text:p>
      <text:p text:style-name="P2405"><text:span text:style-name="T2406">                    </text:span><text:span text:style-name="T2407">&lt;!--Ende von Swiper Column--&gt;</text:span></text:p>
      <text:p text:style-name="P2408"><text:span text:style-name="T2409">                </text:span><text:span text:style-name="T2410">&lt;/</text:span><text:span text:style-name="T2411">div</text:span><text:span text:style-name="T2412">&gt;</text:span></text:p>
      <text:p text:style-name="P2413"><text:span text:style-name="T2414">                </text:span><text:span text:style-name="T2415">&lt;!--Ende von Gapless column--&gt;</text:span></text:p>
      <text:p text:style-name="P2416"><text:span text:style-name="T2417">            </text:span><text:span text:style-name="T2418">&lt;/</text:span><text:span text:style-name="T2419">div</text:span><text:span text:style-name="T2420">&gt;</text:span></text:p>
      <text:p text:style-name="P2421"><text:span text:style-name="T2422">            </text:span><text:span text:style-name="T2423">&lt;!--Ende von Netflix--&gt;</text:span></text:p>
      <text:p text:style-name="P2424"><text:span text:style-name="T2425">            </text:span><text:span text:style-name="T2426">&lt;!--Beginn von Prime--&gt;</text:span></text:p>
      <text:p text:style-name="P2427"><text:span text:style-name="T2428">            </text:span><text:span text:style-name="T2429">&lt;</text:span><text:span text:style-name="T2430">div</text:span></text:p>
      <text:p text:style-name="P2431"><text:span text:style-name="T2432">             </text:span><text:span text:style-name="T2433">class</text:span><text:span text:style-name="T2434">=</text:span><text:span text:style-name="T2435">"tile is-child"</text:span><text:span text:style-name="T2436">&gt;</text:span></text:p>
      <text:p text:style-name="P2437"><text:span text:style-name="T2438">                </text:span><text:span text:style-name="T2439">&lt;</text:span><text:span text:style-name="T2440">div</text:span><text:span text:style-name="T2441"> </text:span><text:span text:style-name="T2442">class</text:span><text:span text:style-name="T2443">=</text:span><text:span text:style-name="T2444">"columns is-gapless box"</text:span><text:span text:style-name="T2445"> </text:span><text:span text:style-name="T2446">style</text:span><text:span text:style-name="T2447">=</text:span><text:span text:style-name="T2448">"background-color: #0f171e;"</text:span><text:span text:style-name="T2449">&gt;</text:span></text:p>
      <text:p text:style-name="P2450"><text:span text:style-name="T2451">                    </text:span><text:span text:style-name="T2452">&lt;</text:span><text:span text:style-name="T2453">div</text:span><text:span text:style-name="T2454"> </text:span><text:span text:style-name="T2455">class</text:span><text:span text:style-name="T2456">=</text:span><text:span text:style-name="T2457">"column"</text:span><text:span text:style-name="T2458">&gt;</text:span></text:p>
      <text:p text:style-name="P2459"><text:span text:style-name="T2460">                        </text:span><text:span text:style-name="T2461">&lt;</text:span><text:span text:style-name="T2462">div</text:span><text:span text:style-name="T2463"> </text:span><text:span text:style-name="T2464">id</text:span><text:span text:style-name="T2465">=</text:span><text:span text:style-name="T2466">"flex-col"</text:span><text:span text:style-name="T2467"> </text:span><text:span text:style-name="T2468">class</text:span><text:span text:style-name="T2469">=</text:span><text:span text:style-name="T2470">"tabs is-centered is-boxed"</text:span><text:span text:style-name="T2471">&gt;</text:span></text:p>
      <text:p text:style-name="P2472"><text:span text:style-name="T2473">                            </text:span><text:span text:style-name="T2474">&lt;</text:span><text:span text:style-name="T2475">ul</text:span><text:span text:style-name="T2476">&gt;</text:span></text:p>
      <text:p text:style-name="P2477"><text:span text:style-name="T2478">                                </text:span><text:span text:style-name="T2479">&lt;</text:span><text:span text:style-name="T2480">li</text:span><text:span text:style-name="T2481"> </text:span><text:span text:style-name="T2482">class</text:span><text:span text:style-name="T2483">=</text:span><text:span text:style-name="T2484">"primetab is-active"</text:span><text:span text:style-name="T2485"> </text:span><text:span text:style-name="T2486">onclick</text:span><text:span text:style-name="T2487">=</text:span><text:span text:style-name="T2488">"</text:span><text:span text:style-name="T2489">primeTab</text:span><text:span text:style-name="T2490">(</text:span><text:span text:style-name="T2491">event</text:span><text:span text:style-name="T2492">,'prime-cs')"</text:span><text:span text:style-name="T2493">&gt;&lt;</text:span><text:span text:style-name="T2494">a</text:span><text:span text:style-name="T2495">&gt;</text:span><text:span text:style-name="T2496">Coming Soon</text:span><text:span text:style-name="T2497">&lt;/</text:span><text:span text:style-name="T2498">a</text:span><text:span text:style-name="T2499">&gt;&lt;/</text:span><text:span text:style-name="T2500">li</text:span><text:span text:style-name="T2501">&gt;</text:span></text:p>
      <text:p text:style-name="P2502"><text:span text:style-name="T2503">                                </text:span><text:span text:style-name="T2504">&lt;</text:span><text:span text:style-name="T2505">li</text:span><text:span text:style-name="T2506"> </text:span><text:span text:style-name="T2507">class</text:span><text:span text:style-name="T2508">=</text:span><text:span text:style-name="T2509">"primetab"</text:span><text:span text:style-name="T2510"> </text:span><text:span text:style-name="T2511">onclick</text:span><text:span text:style-name="T2512">=</text:span><text:span text:style-name="T2513">"</text:span><text:span text:style-name="T2514">primeTab</text:span><text:span text:style-name="T2515">(</text:span><text:span text:style-name="T2516">event</text:span><text:span text:style-name="T2517">,'prime-leaving')"</text:span><text:span text:style-name="T2518">&gt;&lt;</text:span><text:span text:style-name="T2519">a</text:span><text:span text:style-name="T2520">&gt;</text:span><text:span text:style-name="T2521">Leaving Soon</text:span><text:span text:style-name="T2522">&lt;/</text:span><text:span text:style-name="T2523">a</text:span><text:span text:style-name="T2524">&gt;&lt;/</text:span><text:span text:style-name="T2525">li</text:span><text:span text:style-name="T2526">&gt;</text:span></text:p>
      <text:p text:style-name="P2527"><text:span text:style-name="T2528">                            </text:span><text:span text:style-name="T2529">&lt;/</text:span><text:span text:style-name="T2530">ul</text:span><text:span text:style-name="T2531">&gt;</text:span></text:p>
      <text:p text:style-name="P2532"><text:span text:style-name="T2533">                        </text:span><text:span text:style-name="T2534">&lt;/</text:span><text:span text:style-name="T2535">div</text:span><text:span text:style-name="T2536">&gt;</text:span></text:p>
      <text:p text:style-name="P2537"><text:span text:style-name="T2538">                        </text:span><text:span text:style-name="T2539">&lt;</text:span><text:span text:style-name="T2540">div</text:span><text:span text:style-name="T2541"> </text:span><text:span text:style-name="T2542">class</text:span><text:span text:style-name="T2543">=</text:span><text:span text:style-name="T2544">"container"</text:span><text:span text:style-name="T2545">&gt;</text:span></text:p>
      <text:p text:style-name="P2546"><text:span text:style-name="T2547">                            </text:span><text:span text:style-name="T2548">&lt;!--Beginn von Coming Prime--&gt;</text:span></text:p>
      <text:p text:style-name="P2549"><text:span text:style-name="T2550">                            </text:span><text:span text:style-name="T2551">&lt;</text:span><text:span text:style-name="T2552">div</text:span><text:span text:style-name="T2553"> </text:span><text:span text:style-name="T2554">id</text:span><text:span text:style-name="T2555">=</text:span><text:span text:style-name="T2556">"prime-cs"</text:span><text:span text:style-name="T2557"> </text:span><text:span text:style-name="T2558">class</text:span><text:span text:style-name="T2559">=</text:span><text:span text:style-name="T2560">"prime-tab"</text:span><text:span text:style-name="T2561">&gt;</text:span></text:p>
      <text:soft-page-break/>
      <text:p text:style-name="P2562"><text:span text:style-name="T2563">                                </text:span><text:span text:style-name="T2564">&lt;</text:span><text:span text:style-name="T2565">div</text:span><text:span text:style-name="T2566"> </text:span><text:span text:style-name="T2567">id</text:span><text:span text:style-name="T2568">=</text:span><text:span text:style-name="T2569">"row-direct"</text:span><text:span text:style-name="T2570">  </text:span><text:span text:style-name="T2571">class</text:span><text:span text:style-name="T2572">=</text:span><text:span text:style-name="T2573">"swiper-container"</text:span><text:span text:style-name="T2574">&gt;</text:span></text:p>
      <text:p text:style-name="P2575"><text:span text:style-name="T2576">                                    </text:span><text:span text:style-name="T2577">&lt;</text:span><text:span text:style-name="T2578">div</text:span><text:span text:style-name="T2579"> </text:span><text:span text:style-name="T2580">id</text:span><text:span text:style-name="T2581">=</text:span><text:span text:style-name="T2582">"row-direct"</text:span><text:span text:style-name="T2583"> </text:span><text:span text:style-name="T2584">class</text:span><text:span text:style-name="T2585">=</text:span><text:span text:style-name="T2586">"swiper-wrapper"</text:span><text:span text:style-name="T2587">&gt;</text:span></text:p>
      <text:p text:style-name="P2588"><text:span text:style-name="T2589">                                        </text:span><text:span text:style-name="T2590">&lt;</text:span><text:span text:style-name="T2591">div</text:span><text:span text:style-name="T2592"> </text:span><text:span text:style-name="T2593">id</text:span><text:span text:style-name="T2594">=</text:span><text:span text:style-name="T2595">"verti-pos"</text:span><text:span text:style-name="T2596"> </text:span><text:span text:style-name="T2597">class</text:span><text:span text:style-name="T2598">=</text:span><text:span text:style-name="T2599">"swiper-slide"</text:span><text:span text:style-name="T2600">&gt;&lt;</text:span><text:span text:style-name="T2601">img</text:span><text:span text:style-name="T2602"> </text:span><text:span text:style-name="T2603">src</text:span><text:span text:style-name="T2604">=</text:span><text:span text:style-name="T2605">"prime/cs/Carnival_Row.jpg"</text:span><text:span text:style-name="T2606">/&gt;&lt;/</text:span><text:span text:style-name="T2607">div</text:span><text:span text:style-name="T2608">&gt;</text:span></text:p>
      <text:p text:style-name="P2609"><text:span text:style-name="T2610">                                        </text:span><text:span text:style-name="T2611">&lt;</text:span><text:span text:style-name="T2612">div</text:span><text:span text:style-name="T2613"> </text:span><text:span text:style-name="T2614">id</text:span><text:span text:style-name="T2615">=</text:span><text:span text:style-name="T2616">"verti-pos"</text:span><text:span text:style-name="T2617"> </text:span><text:span text:style-name="T2618">class</text:span><text:span text:style-name="T2619">=</text:span><text:span text:style-name="T2620">"swiper-slide"</text:span><text:span text:style-name="T2621">&gt;&lt;</text:span><text:span text:style-name="T2622">img</text:span><text:span text:style-name="T2623"> </text:span><text:span text:style-name="T2624">src</text:span><text:span text:style-name="T2625">=</text:span><text:span text:style-name="T2626">"prime/cs/Cold_Pursuit.jpg"</text:span><text:span text:style-name="T2627">/&gt;&lt;/</text:span><text:span text:style-name="T2628">div</text:span><text:span text:style-name="T2629">&gt;</text:span></text:p>
      <text:p text:style-name="P2630"><text:span text:style-name="T2631">                                        </text:span><text:span text:style-name="T2632">&lt;</text:span><text:span text:style-name="T2633">div</text:span><text:span text:style-name="T2634"> </text:span><text:span text:style-name="T2635">id</text:span><text:span text:style-name="T2636">=</text:span><text:span text:style-name="T2637">"verti-pos"</text:span><text:span text:style-name="T2638"> </text:span><text:span text:style-name="T2639">class</text:span><text:span text:style-name="T2640">=</text:span><text:span text:style-name="T2641">"swiper-slide"</text:span><text:span text:style-name="T2642">&gt;&lt;</text:span><text:span text:style-name="T2643">img</text:span><text:span text:style-name="T2644"> </text:span><text:span text:style-name="T2645">src</text:span><text:span text:style-name="T2646">=</text:span><text:span text:style-name="T2647">"prime/cs/pacificrim2.jpg"</text:span><text:span text:style-name="T2648">/&gt;&lt;/</text:span><text:span text:style-name="T2649">div</text:span><text:span text:style-name="T2650">&gt;</text:span></text:p>
      <text:p text:style-name="P2651"><text:span text:style-name="T2652">                                        </text:span><text:span text:style-name="T2653">&lt;</text:span><text:span text:style-name="T2654">div</text:span><text:span text:style-name="T2655"> </text:span><text:span text:style-name="T2656">id</text:span><text:span text:style-name="T2657">=</text:span><text:span text:style-name="T2658">"verti-pos"</text:span><text:span text:style-name="T2659"> </text:span><text:span text:style-name="T2660">class</text:span><text:span text:style-name="T2661">=</text:span><text:span text:style-name="T2662">"swiper-slide"</text:span><text:span text:style-name="T2663">&gt;&lt;</text:span><text:span text:style-name="T2664">img</text:span><text:span text:style-name="T2665"> </text:span><text:span text:style-name="T2666">src</text:span><text:span text:style-name="T2667">=</text:span><text:span text:style-name="T2668">"prime/cs/pacificrim2.jpg"</text:span><text:span text:style-name="T2669">/&gt;&lt;/</text:span><text:span text:style-name="T2670">div</text:span><text:span text:style-name="T2671">&gt;</text:span></text:p>
      <text:p text:style-name="P2672"><text:span text:style-name="T2673">                                        </text:span><text:span text:style-name="T2674">&lt;</text:span><text:span text:style-name="T2675">div</text:span><text:span text:style-name="T2676"> </text:span><text:span text:style-name="T2677">id</text:span><text:span text:style-name="T2678">=</text:span><text:span text:style-name="T2679">"verti-pos"</text:span><text:span text:style-name="T2680"> </text:span><text:span text:style-name="T2681">class</text:span><text:span text:style-name="T2682">=</text:span><text:span text:style-name="T2683">"swiper-slide"</text:span><text:span text:style-name="T2684">&gt;&lt;</text:span><text:span text:style-name="T2685">img</text:span><text:span text:style-name="T2686"> </text:span><text:span text:style-name="T2687">src</text:span><text:span text:style-name="T2688">=</text:span><text:span text:style-name="T2689">"prime/cs/pacificrim2.jpg"</text:span><text:span text:style-name="T2690">/&gt;&lt;/</text:span><text:span text:style-name="T2691">div</text:span><text:span text:style-name="T2692">&gt;</text:span></text:p>
      <text:p text:style-name="P2693"><text:span text:style-name="T2694">                                        </text:span><text:span text:style-name="T2695">&lt;</text:span><text:span text:style-name="T2696">div</text:span><text:span text:style-name="T2697"> </text:span><text:span text:style-name="T2698">id</text:span><text:span text:style-name="T2699">=</text:span><text:span text:style-name="T2700">"verti-pos"</text:span><text:span text:style-name="T2701"> </text:span><text:span text:style-name="T2702">class</text:span><text:span text:style-name="T2703">=</text:span><text:span text:style-name="T2704">"swiper-slide"</text:span><text:span text:style-name="T2705">&gt;&lt;</text:span><text:span text:style-name="T2706">img</text:span><text:span text:style-name="T2707"> </text:span><text:span text:style-name="T2708">src</text:span><text:span text:style-name="T2709">=</text:span><text:span text:style-name="T2710">"prime/cs/pacificrim2.jpg"</text:span><text:span text:style-name="T2711">/&gt;&lt;/</text:span><text:span text:style-name="T2712">div</text:span><text:span text:style-name="T2713">&gt;</text:span></text:p>
      <text:p text:style-name="P2714"><text:span text:style-name="T2715">                                        </text:span><text:span text:style-name="T2716">&lt;</text:span><text:span text:style-name="T2717">div</text:span><text:span text:style-name="T2718"> </text:span><text:span text:style-name="T2719">id</text:span><text:span text:style-name="T2720">=</text:span><text:span text:style-name="T2721">"verti-pos"</text:span><text:span text:style-name="T2722"> </text:span><text:span text:style-name="T2723">class</text:span><text:span text:style-name="T2724">=</text:span><text:span text:style-name="T2725">"swiper-slide"</text:span><text:span text:style-name="T2726">&gt;&lt;</text:span><text:span text:style-name="T2727">img</text:span><text:span text:style-name="T2728"> </text:span><text:span text:style-name="T2729">src</text:span><text:span text:style-name="T2730">=</text:span><text:span text:style-name="T2731">"prime/cs/pacificrim2.jpg"</text:span><text:span text:style-name="T2732">/&gt;&lt;/</text:span><text:span text:style-name="T2733">div</text:span><text:span text:style-name="T2734">&gt;</text:span></text:p>
      <text:p text:style-name="P2735"><text:span text:style-name="T2736">                                        </text:span><text:span text:style-name="T2737">&lt;</text:span><text:span text:style-name="T2738">div</text:span><text:span text:style-name="T2739"> </text:span><text:span text:style-name="T2740">id</text:span><text:span text:style-name="T2741">=</text:span><text:span text:style-name="T2742">"verti-pos"</text:span><text:span text:style-name="T2743"> </text:span><text:span text:style-name="T2744">class</text:span><text:span text:style-name="T2745">=</text:span><text:span text:style-name="T2746">"swiper-slide"</text:span><text:span text:style-name="T2747">&gt;&lt;</text:span><text:span text:style-name="T2748">img</text:span><text:span text:style-name="T2749"> </text:span><text:span text:style-name="T2750">src</text:span><text:span text:style-name="T2751">=</text:span><text:span text:style-name="T2752">"prime/cs/pacificrim2.jpg"</text:span><text:span text:style-name="T2753">/&gt;&lt;/</text:span><text:span text:style-name="T2754">div</text:span><text:span text:style-name="T2755">&gt;</text:span></text:p>
      <text:p text:style-name="P2756"><text:span text:style-name="T2757">                                        </text:span><text:span text:style-name="T2758">&lt;</text:span><text:span text:style-name="T2759">div</text:span><text:span text:style-name="T2760"> </text:span><text:span text:style-name="T2761">id</text:span><text:span text:style-name="T2762">=</text:span><text:span text:style-name="T2763">"verti-pos"</text:span><text:span text:style-name="T2764"> </text:span><text:span text:style-name="T2765">class</text:span><text:span text:style-name="T2766">=</text:span><text:span text:style-name="T2767">"swiper-slide"</text:span><text:span text:style-name="T2768">&gt;&lt;</text:span><text:span text:style-name="T2769">img</text:span><text:span text:style-name="T2770"> </text:span><text:span text:style-name="T2771">src</text:span><text:span text:style-name="T2772">=</text:span><text:span text:style-name="T2773">"prime/cs/pacificrim2.jpg"</text:span><text:span text:style-name="T2774">/&gt;&lt;/</text:span><text:span text:style-name="T2775">div</text:span><text:span text:style-name="T2776">&gt;</text:span></text:p>
      <text:p text:style-name="P2777"><text:span text:style-name="T2778">                                        </text:span><text:span text:style-name="T2779">&lt;</text:span><text:span text:style-name="T2780">div</text:span><text:span text:style-name="T2781"> </text:span><text:span text:style-name="T2782">id</text:span><text:span text:style-name="T2783">=</text:span><text:span text:style-name="T2784">"verti-pos"</text:span><text:span text:style-name="T2785"> </text:span><text:span text:style-name="T2786">class</text:span><text:span text:style-name="T2787">=</text:span><text:span text:style-name="T2788">"swiper-slide"</text:span><text:span text:style-name="T2789">&gt;&lt;</text:span><text:span text:style-name="T2790">img</text:span><text:span text:style-name="T2791"> </text:span><text:span text:style-name="T2792">src</text:span><text:span text:style-name="T2793">=</text:span><text:span text:style-name="T2794">"prime/cs/pacificrim2.jpg"</text:span><text:span text:style-name="T2795">/&gt;&lt;/</text:span><text:span text:style-name="T2796">div</text:span><text:span text:style-name="T2797">&gt;</text:span></text:p>
      <text:p text:style-name="P2798"><text:span text:style-name="T2799">                                        </text:span><text:span text:style-name="T2800">&lt;</text:span><text:span text:style-name="T2801">div</text:span><text:span text:style-name="T2802"> </text:span><text:span text:style-name="T2803">id</text:span><text:span text:style-name="T2804">=</text:span><text:span text:style-name="T2805">"verti-pos"</text:span><text:span text:style-name="T2806"> </text:span><text:span text:style-name="T2807">class</text:span><text:span text:style-name="T2808">=</text:span><text:span text:style-name="T2809">"swiper-slide"</text:span><text:span text:style-name="T2810">&gt;&lt;</text:span><text:span text:style-name="T2811">img</text:span><text:span text:style-name="T2812"> </text:span><text:span text:style-name="T2813">src</text:span><text:span text:style-name="T2814">=</text:span><text:span text:style-name="T2815">"prime/cs/walk_of_shame.jpg"</text:span><text:span text:style-name="T2816">/&gt;&lt;/</text:span><text:span text:style-name="T2817">div</text:span><text:span text:style-name="T2818">&gt;</text:span></text:p>
      <text:p text:style-name="P2819"><text:span text:style-name="T2820">                                    </text:span><text:span text:style-name="T2821">&lt;/</text:span><text:span text:style-name="T2822">div</text:span><text:span text:style-name="T2823">&gt;</text:span></text:p>
      <text:p text:style-name="P2824"><text:span text:style-name="T2825">                                    </text:span><text:span text:style-name="T2826">&lt;!-- Add Pagination --&gt;</text:span></text:p>
      <text:p text:style-name="P2827"><text:span text:style-name="T2828">                                    </text:span><text:span text:style-name="T2829">&lt;</text:span><text:span text:style-name="T2830">div</text:span><text:span text:style-name="T2831"> </text:span><text:span text:style-name="T2832">class</text:span><text:span text:style-name="T2833">=</text:span><text:span text:style-name="T2834">"swiper-pagination swiper-pagination-white"</text:span><text:span text:style-name="T2835">&gt;&lt;/</text:span><text:span text:style-name="T2836">div</text:span><text:span text:style-name="T2837">&gt;</text:span></text:p>
      <text:p text:style-name="P2838"><text:span text:style-name="T2839">                                    </text:span><text:span text:style-name="T2840">&lt;!-- Add Arrows --&gt;</text:span></text:p>
      <text:p text:style-name="P2841"><text:span text:style-name="T2842">                                    </text:span><text:span text:style-name="T2843">&lt;</text:span><text:span text:style-name="T2844">div</text:span><text:span text:style-name="T2845"> </text:span><text:span text:style-name="T2846">id</text:span><text:span text:style-name="T2847">=</text:span><text:span text:style-name="T2848">"btnext-verti"</text:span><text:span text:style-name="T2849"> </text:span><text:span text:style-name="T2850">class</text:span><text:span text:style-name="T2851">=</text:span><text:span text:style-name="T2852">"swiper-button-next"</text:span><text:span text:style-name="T2853">&gt;&lt;/</text:span><text:span text:style-name="T2854">div</text:span><text:span text:style-name="T2855">&gt;</text:span></text:p>
      <text:p text:style-name="P2856"><text:span text:style-name="T2857">                                    </text:span><text:span text:style-name="T2858">&lt;</text:span><text:span text:style-name="T2859">div</text:span><text:span text:style-name="T2860"> </text:span><text:span text:style-name="T2861">id</text:span><text:span text:style-name="T2862">=</text:span><text:span text:style-name="T2863">"btprev-verti"</text:span><text:span text:style-name="T2864"> </text:span><text:span text:style-name="T2865">class</text:span><text:span text:style-name="T2866">=</text:span><text:span text:style-name="T2867">"swiper-button-prev"</text:span><text:span text:style-name="T2868">&gt;&lt;/</text:span><text:span text:style-name="T2869">div</text:span><text:span text:style-name="T2870">&gt;</text:span></text:p>
      <text:p text:style-name="P2871"><text:span text:style-name="T2872">                                </text:span><text:span text:style-name="T2873">&lt;/</text:span><text:span text:style-name="T2874">div</text:span><text:span text:style-name="T2875">&gt;</text:span></text:p>
      <text:p text:style-name="P2876"><text:span text:style-name="T2877">                                </text:span><text:span text:style-name="T2878">&lt;!-- Initialize Swiper --&gt;</text:span></text:p>
      <text:p text:style-name="P2879"><text:span text:style-name="T2880">                                </text:span><text:span text:style-name="T2881">&lt;</text:span><text:span text:style-name="T2882">script</text:span><text:span text:style-name="T2883">&gt;</text:span></text:p>
      <text:p text:style-name="P2884"><text:span text:style-name="T2885">                                    </text:span><text:span text:style-name="T2886">var</text:span><text:span text:style-name="T2887"> </text:span><text:span text:style-name="T2888">swiper</text:span><text:span text:style-name="T2889"> = </text:span><text:span text:style-name="T2890">new</text:span><text:span text:style-name="T2891"> </text:span><text:span text:style-name="T2892">Swiper</text:span><text:span text:style-name="T2893">(</text:span><text:span text:style-name="T2894">'#row-direct.swiper-container'</text:span><text:span text:style-name="T2895">, {</text:span></text:p>
      <text:p text:style-name="P2896"><text:span text:style-name="T2897">                                        </text:span><text:span text:style-name="T2898">direction:</text:span><text:span text:style-name="T2899"> </text:span><text:span text:style-name="T2900">'vertical'</text:span><text:span text:style-name="T2901">,</text:span></text:p>
      <text:p text:style-name="P2902"><text:span text:style-name="T2903">                                        </text:span><text:span text:style-name="T2904">slidesPerView:</text:span><text:span text:style-name="T2905"> </text:span><text:span text:style-name="T2906">1</text:span><text:span text:style-name="T2907">,</text:span></text:p>
      <text:p text:style-name="P2908"><text:span text:style-name="T2909">                                        </text:span><text:span text:style-name="T2910">slidesPerColumn:</text:span><text:span text:style-name="T2911"> </text:span><text:span text:style-name="T2912">3</text:span><text:span text:style-name="T2913">,</text:span></text:p>
      <text:p text:style-name="P2914"><text:span text:style-name="T2915">                                        </text:span><text:span text:style-name="T2916">spaceBetween:</text:span><text:span text:style-name="T2917"> </text:span><text:span text:style-name="T2918">10</text:span><text:span text:style-name="T2919">,</text:span></text:p>
      <text:p text:style-name="P2920"><text:span text:style-name="T2921">                                        </text:span><text:span text:style-name="T2922">simulateTouch:</text:span><text:span text:style-name="T2923">false</text:span><text:span text:style-name="T2924">,</text:span></text:p>
      <text:p text:style-name="P2925"><text:span text:style-name="T2926">                                        </text:span><text:span text:style-name="T2927">pagination:</text:span><text:span text:style-name="T2928"> {</text:span></text:p>
      <text:p text:style-name="P2929"><text:span text:style-name="T2930">                                            </text:span><text:span text:style-name="T2931">el:</text:span><text:span text:style-name="T2932"> </text:span><text:span text:style-name="T2933">'.swiper-pagination'</text:span><text:span text:style-name="T2934">,</text:span></text:p>
      <text:soft-page-break/>
      <text:p text:style-name="P2935"><text:span text:style-name="T2936">                                            </text:span><text:span text:style-name="T2937">clickable:</text:span><text:span text:style-name="T2938"> </text:span><text:span text:style-name="T2939">true</text:span><text:span text:style-name="T2940">,                        </text:span></text:p>
      <text:p text:style-name="P2941"><text:span text:style-name="T2942">                                            </text:span><text:span text:style-name="T2943">dynamicBullets:</text:span><text:span text:style-name="T2944">true</text:span><text:span text:style-name="T2945">,</text:span></text:p>
      <text:p text:style-name="P2946">                                        },</text:p>
      <text:p text:style-name="P2947"><text:span text:style-name="T2948">                                        </text:span><text:span text:style-name="T2949">navigation:</text:span><text:span text:style-name="T2950"> {</text:span></text:p>
      <text:p text:style-name="P2951"><text:span text:style-name="T2952">                                            </text:span><text:span text:style-name="T2953">nextEl:</text:span><text:span text:style-name="T2954"> </text:span><text:span text:style-name="T2955">'.swiper-button-next'</text:span><text:span text:style-name="T2956">,</text:span></text:p>
      <text:p text:style-name="P2957"><text:span text:style-name="T2958">                                            </text:span><text:span text:style-name="T2959">prevEl:</text:span><text:span text:style-name="T2960"> </text:span><text:span text:style-name="T2961">'.swiper-button-prev'</text:span><text:span text:style-name="T2962">,</text:span></text:p>
      <text:p text:style-name="P2963">                                        },</text:p>
      <text:p text:style-name="P2964">                                    });</text:p>
      <text:p text:style-name="P2965"><text:span text:style-name="T2966">                                </text:span><text:span text:style-name="T2967">&lt;/</text:span><text:span text:style-name="T2968">script</text:span><text:span text:style-name="T2969">&gt;</text:span></text:p>
      <text:p text:style-name="P2970"><text:span text:style-name="T2971">                            </text:span><text:span text:style-name="T2972">&lt;/</text:span><text:span text:style-name="T2973">div</text:span><text:span text:style-name="T2974">&gt;</text:span></text:p>
      <text:p text:style-name="P2975"><text:span text:style-name="T2976">                            </text:span><text:span text:style-name="T2977">&lt;!--Ende von Comning Prime--&gt;</text:span></text:p>
      <text:p text:style-name="P2978"><text:span text:style-name="T2979">                            </text:span><text:span text:style-name="T2980">&lt;!--Beginn von Leaving Prime--&gt;</text:span></text:p>
      <text:p text:style-name="P2981"><text:span text:style-name="T2982">                            </text:span><text:span text:style-name="T2983">&lt;</text:span><text:span text:style-name="T2984">div</text:span><text:span text:style-name="T2985"> </text:span><text:span text:style-name="T2986">id</text:span><text:span text:style-name="T2987">=</text:span><text:span text:style-name="T2988">"prime-leaving"</text:span><text:span text:style-name="T2989"> </text:span><text:span text:style-name="T2990">class</text:span><text:span text:style-name="T2991">=</text:span><text:span text:style-name="T2992">"prime-tab"</text:span><text:span text:style-name="T2993"> </text:span><text:span text:style-name="T2994">style</text:span><text:span text:style-name="T2995">=</text:span><text:span text:style-name="T2996">"display: none;"</text:span><text:span text:style-name="T2997">&gt;</text:span></text:p>
      <text:p text:style-name="P2998"><text:span text:style-name="T2999">                                </text:span><text:span text:style-name="T3000">&lt;</text:span><text:span text:style-name="T3001">div</text:span><text:span text:style-name="T3002"> </text:span><text:span text:style-name="T3003">id</text:span><text:span text:style-name="T3004">=</text:span><text:span text:style-name="T3005">"row-direct"</text:span><text:span text:style-name="T3006">  </text:span><text:span text:style-name="T3007">class</text:span><text:span text:style-name="T3008">=</text:span><text:span text:style-name="T3009">"swiper-container"</text:span><text:span text:style-name="T3010">&gt;</text:span></text:p>
      <text:p text:style-name="P3011"><text:span text:style-name="T3012">                                    </text:span><text:span text:style-name="T3013">&lt;</text:span><text:span text:style-name="T3014">div</text:span><text:span text:style-name="T3015"> </text:span><text:span text:style-name="T3016">id</text:span><text:span text:style-name="T3017">=</text:span><text:span text:style-name="T3018">"row-direct"</text:span><text:span text:style-name="T3019"> </text:span><text:span text:style-name="T3020">class</text:span><text:span text:style-name="T3021">=</text:span><text:span text:style-name="T3022">"swiper-wrapper"</text:span><text:span text:style-name="T3023"> </text:span><text:span text:style-name="T3024">&gt;</text:span></text:p>
      <text:p text:style-name="P3025"><text:span text:style-name="T3026">                                        </text:span><text:span text:style-name="T3027">&lt;</text:span><text:span text:style-name="T3028">div</text:span><text:span text:style-name="T3029"> </text:span><text:span text:style-name="T3030">id</text:span><text:span text:style-name="T3031">=</text:span><text:span text:style-name="T3032">"leaving-verti-pos"</text:span><text:span text:style-name="T3033"> </text:span><text:span text:style-name="T3034">class</text:span><text:span text:style-name="T3035">=</text:span><text:span text:style-name="T3036">"swiper-slide"</text:span><text:span text:style-name="T3037">&gt;&lt;</text:span><text:span text:style-name="T3038">img</text:span><text:span text:style-name="T3039"> </text:span><text:span text:style-name="T3040">src</text:span><text:span text:style-name="T3041">=</text:span><text:span text:style-name="T3042">"prime/cs/Carnival_Row.jpg"</text:span><text:span text:style-name="T3043">/&gt;&lt;/</text:span><text:span text:style-name="T3044">div</text:span><text:span text:style-name="T3045">&gt;</text:span></text:p>
      <text:p text:style-name="P3046"><text:span text:style-name="T3047">                                        </text:span><text:span text:style-name="T3048">&lt;</text:span><text:span text:style-name="T3049">div</text:span><text:span text:style-name="T3050"> </text:span><text:span text:style-name="T3051">id</text:span><text:span text:style-name="T3052">=</text:span><text:span text:style-name="T3053">"leaving-verti-pos"</text:span><text:span text:style-name="T3054"> </text:span><text:span text:style-name="T3055">class</text:span><text:span text:style-name="T3056">=</text:span><text:span text:style-name="T3057">"swiper-slide"</text:span><text:span text:style-name="T3058">&gt;&lt;</text:span><text:span text:style-name="T3059">img</text:span><text:span text:style-name="T3060"> </text:span><text:span text:style-name="T3061">src</text:span><text:span text:style-name="T3062">=</text:span><text:span text:style-name="T3063">"prime/cs/Cold_Pursuit.jpg"</text:span><text:span text:style-name="T3064">/&gt;&lt;/</text:span><text:span text:style-name="T3065">div</text:span><text:span text:style-name="T3066">&gt;</text:span></text:p>
      <text:p text:style-name="P3067"><text:span text:style-name="T3068">                                        </text:span><text:span text:style-name="T3069">&lt;</text:span><text:span text:style-name="T3070">div</text:span><text:span text:style-name="T3071"> </text:span><text:span text:style-name="T3072">id</text:span><text:span text:style-name="T3073">=</text:span><text:span text:style-name="T3074">"leaving-verti-pos"</text:span><text:span text:style-name="T3075"> </text:span><text:span text:style-name="T3076">class</text:span><text:span text:style-name="T3077">=</text:span><text:span text:style-name="T3078">"swiper-slide"</text:span><text:span text:style-name="T3079">&gt;&lt;</text:span><text:span text:style-name="T3080">img</text:span><text:span text:style-name="T3081"> </text:span><text:span text:style-name="T3082">src</text:span><text:span text:style-name="T3083">=</text:span><text:span text:style-name="T3084">"prime/cs/pacificrim2.jpg"</text:span><text:span text:style-name="T3085">/&gt;&lt;/</text:span><text:span text:style-name="T3086">div</text:span><text:span text:style-name="T3087">&gt;</text:span></text:p>
      <text:p text:style-name="P3088"><text:span text:style-name="T3089">                                        </text:span><text:span text:style-name="T3090">&lt;</text:span><text:span text:style-name="T3091">div</text:span><text:span text:style-name="T3092"> </text:span><text:span text:style-name="T3093">id</text:span><text:span text:style-name="T3094">=</text:span><text:span text:style-name="T3095">"leaving-verti-pos"</text:span><text:span text:style-name="T3096"> </text:span><text:span text:style-name="T3097">class</text:span><text:span text:style-name="T3098">=</text:span><text:span text:style-name="T3099">"swiper-slide"</text:span><text:span text:style-name="T3100">&gt;&lt;</text:span><text:span text:style-name="T3101">img</text:span><text:span text:style-name="T3102"> </text:span><text:span text:style-name="T3103">src</text:span><text:span text:style-name="T3104">=</text:span><text:span text:style-name="T3105">"prime/cs/pacificrim2.jpg"</text:span><text:span text:style-name="T3106">/&gt;&lt;/</text:span><text:span text:style-name="T3107">div</text:span><text:span text:style-name="T3108">&gt;</text:span></text:p>
      <text:p text:style-name="P3109"><text:span text:style-name="T3110">                                        </text:span><text:span text:style-name="T3111">&lt;</text:span><text:span text:style-name="T3112">div</text:span><text:span text:style-name="T3113"> </text:span><text:span text:style-name="T3114">id</text:span><text:span text:style-name="T3115">=</text:span><text:span text:style-name="T3116">"leaving-verti-pos"</text:span><text:span text:style-name="T3117"> </text:span><text:span text:style-name="T3118">class</text:span><text:span text:style-name="T3119">=</text:span><text:span text:style-name="T3120">"swiper-slide"</text:span><text:span text:style-name="T3121">&gt;&lt;</text:span><text:span text:style-name="T3122">img</text:span><text:span text:style-name="T3123"> </text:span><text:span text:style-name="T3124">src</text:span><text:span text:style-name="T3125">=</text:span><text:span text:style-name="T3126">"prime/cs/pacificrim2.jpg"</text:span><text:span text:style-name="T3127">/&gt;&lt;/</text:span><text:span text:style-name="T3128">div</text:span><text:span text:style-name="T3129">&gt;</text:span></text:p>
      <text:p text:style-name="P3130"><text:span text:style-name="T3131">                                        </text:span><text:span text:style-name="T3132">&lt;</text:span><text:span text:style-name="T3133">div</text:span><text:span text:style-name="T3134"> </text:span><text:span text:style-name="T3135">id</text:span><text:span text:style-name="T3136">=</text:span><text:span text:style-name="T3137">"leaving-verti-pos"</text:span><text:span text:style-name="T3138"> </text:span><text:span text:style-name="T3139">class</text:span><text:span text:style-name="T3140">=</text:span><text:span text:style-name="T3141">"swiper-slide"</text:span><text:span text:style-name="T3142">&gt;&lt;</text:span><text:span text:style-name="T3143">img</text:span><text:span text:style-name="T3144"> </text:span><text:span text:style-name="T3145">src</text:span><text:span text:style-name="T3146">=</text:span><text:span text:style-name="T3147">"prime/cs/pacificrim2.jpg"</text:span><text:span text:style-name="T3148">/&gt;&lt;/</text:span><text:span text:style-name="T3149">div</text:span><text:span text:style-name="T3150">&gt;</text:span></text:p>
      <text:p text:style-name="P3151"><text:span text:style-name="T3152">                                        </text:span><text:span text:style-name="T3153">&lt;</text:span><text:span text:style-name="T3154">div</text:span><text:span text:style-name="T3155"> </text:span><text:span text:style-name="T3156">id</text:span><text:span text:style-name="T3157">=</text:span><text:span text:style-name="T3158">"leaving-verti-pos"</text:span><text:span text:style-name="T3159"> </text:span><text:span text:style-name="T3160">class</text:span><text:span text:style-name="T3161">=</text:span><text:span text:style-name="T3162">"swiper-slide"</text:span><text:span text:style-name="T3163">&gt;&lt;</text:span><text:span text:style-name="T3164">img</text:span><text:span text:style-name="T3165"> </text:span><text:span text:style-name="T3166">src</text:span><text:span text:style-name="T3167">=</text:span><text:span text:style-name="T3168">"prime/cs/pacificrim2.jpg"</text:span><text:span text:style-name="T3169">/&gt;&lt;/</text:span><text:span text:style-name="T3170">div</text:span><text:span text:style-name="T3171">&gt;</text:span></text:p>
      <text:p text:style-name="P3172"><text:span text:style-name="T3173">                                        </text:span><text:span text:style-name="T3174">&lt;</text:span><text:span text:style-name="T3175">div</text:span><text:span text:style-name="T3176"> </text:span><text:span text:style-name="T3177">id</text:span><text:span text:style-name="T3178">=</text:span><text:span text:style-name="T3179">"leaving-verti-pos"</text:span><text:span text:style-name="T3180"> </text:span><text:span text:style-name="T3181">class</text:span><text:span text:style-name="T3182">=</text:span><text:span text:style-name="T3183">"swiper-slide"</text:span><text:span text:style-name="T3184">&gt;&lt;</text:span><text:span text:style-name="T3185">img</text:span><text:span text:style-name="T3186"> </text:span><text:span text:style-name="T3187">src</text:span><text:span text:style-name="T3188">=</text:span><text:span text:style-name="T3189">"prime/cs/pacificrim2.jpg"</text:span><text:span text:style-name="T3190">/&gt;&lt;/</text:span><text:span text:style-name="T3191">div</text:span><text:span text:style-name="T3192">&gt;</text:span></text:p>
      <text:p text:style-name="P3193"><text:span text:style-name="T3194">                                        </text:span><text:span text:style-name="T3195">&lt;</text:span><text:span text:style-name="T3196">div</text:span><text:span text:style-name="T3197"> </text:span><text:span text:style-name="T3198">id</text:span><text:span text:style-name="T3199">=</text:span><text:span text:style-name="T3200">"leaving-verti-pos"</text:span><text:span text:style-name="T3201"> </text:span><text:span text:style-name="T3202">class</text:span><text:span text:style-name="T3203">=</text:span><text:span text:style-name="T3204">"swiper-slide"</text:span><text:span text:style-name="T3205">&gt;&lt;</text:span><text:span text:style-name="T3206">img</text:span><text:span text:style-name="T3207"> </text:span><text:span text:style-name="T3208">src</text:span><text:span text:style-name="T3209">=</text:span><text:span text:style-name="T3210">"prime/cs/pacificrim2.jpg"</text:span><text:span text:style-name="T3211">/&gt;&lt;/</text:span><text:span text:style-name="T3212">div</text:span><text:span text:style-name="T3213">&gt;</text:span></text:p>
      <text:p text:style-name="P3214"><text:span text:style-name="T3215">                                        </text:span><text:span text:style-name="T3216">&lt;</text:span><text:span text:style-name="T3217">div</text:span><text:span text:style-name="T3218"> </text:span><text:span text:style-name="T3219">id</text:span><text:span text:style-name="T3220">=</text:span><text:span text:style-name="T3221">"leaving-verti-pos"</text:span><text:span text:style-name="T3222"> </text:span><text:span text:style-name="T3223">class</text:span><text:span text:style-name="T3224">=</text:span><text:span text:style-name="T3225">"swiper-slide"</text:span><text:span text:style-name="T3226">&gt;&lt;</text:span><text:span text:style-name="T3227">img</text:span><text:span text:style-name="T3228"> </text:span><text:span text:style-name="T3229">src</text:span><text:span text:style-name="T3230">=</text:span><text:span text:style-name="T3231">"prime/cs/pacificrim2.jpg"</text:span><text:span text:style-name="T3232">/&gt;&lt;/</text:span><text:span text:style-name="T3233">div</text:span><text:span text:style-name="T3234">&gt;</text:span></text:p>
      <text:p text:style-name="P3235"><text:span text:style-name="T3236">                                        </text:span><text:span text:style-name="T3237">&lt;</text:span><text:span text:style-name="T3238">div</text:span><text:span text:style-name="T3239"> </text:span><text:span text:style-name="T3240">id</text:span><text:span text:style-name="T3241">=</text:span><text:span text:style-name="T3242">"leaving-verti-pos"</text:span><text:span text:style-name="T3243"> </text:span><text:span text:style-name="T3244">class</text:span><text:span text:style-name="T3245">=</text:span><text:span text:style-name="T3246">"swiper-slide"</text:span><text:span text:style-name="T3247">&gt;&lt;</text:span><text:span text:style-name="T3248">img</text:span><text:span text:style-name="T3249"> </text:span><text:span text:style-name="T3250">src</text:span><text:span text:style-name="T3251">=</text:span><text:span text:style-name="T3252">"prime/cs/walk_of_shame.jpg"</text:span><text:span text:style-name="T3253">/&gt;&lt;/</text:span><text:span text:style-name="T3254">div</text:span><text:span text:style-name="T3255">&gt;</text:span></text:p>
      <text:p text:style-name="P3256"><text:span text:style-name="T3257">                                    </text:span><text:span text:style-name="T3258">&lt;/</text:span><text:span text:style-name="T3259">div</text:span><text:span text:style-name="T3260">&gt;</text:span></text:p>
      <text:p text:style-name="P3261"><text:span text:style-name="T3262">                                    </text:span><text:span text:style-name="T3263">&lt;!-- Add Pagination --&gt;</text:span></text:p>
      <text:p text:style-name="P3264"><text:span text:style-name="T3265">                                    </text:span><text:span text:style-name="T3266">&lt;</text:span><text:span text:style-name="T3267">div</text:span><text:span text:style-name="T3268"> </text:span><text:span text:style-name="T3269">class</text:span><text:span text:style-name="T3270">=</text:span><text:span text:style-name="T3271">"swiper-pagination swiper-pagination-white"</text:span><text:span text:style-name="T3272">&gt;&lt;/</text:span><text:span text:style-name="T3273">div</text:span><text:span text:style-name="T3274">&gt;</text:span></text:p>
      <text:p text:style-name="P3275"><text:span text:style-name="T3276">                                    </text:span><text:span text:style-name="T3277">&lt;!-- Add Arrows --&gt;</text:span></text:p>
      <text:p text:style-name="P3278"><text:span text:style-name="T3279">                                    </text:span><text:span text:style-name="T3280">&lt;</text:span><text:span text:style-name="T3281">div</text:span><text:span text:style-name="T3282"> </text:span><text:span text:style-name="T3283">id</text:span><text:span text:style-name="T3284">=</text:span><text:span text:style-name="T3285">"btnext-verti"</text:span><text:span text:style-name="T3286"> </text:span><text:span text:style-name="T3287">class</text:span><text:span text:style-name="T3288">=</text:span><text:span text:style-name="T3289">"swiper-button-next"</text:span><text:span text:style-name="T3290">&gt;&lt;/</text:span><text:span text:style-name="T3291">div</text:span><text:span text:style-name="T3292">&gt;</text:span></text:p>
      <text:soft-page-break/>
      <text:p text:style-name="P3293"><text:span text:style-name="T3294">                                    </text:span><text:span text:style-name="T3295">&lt;</text:span><text:span text:style-name="T3296">div</text:span><text:span text:style-name="T3297"> </text:span><text:span text:style-name="T3298">id</text:span><text:span text:style-name="T3299">=</text:span><text:span text:style-name="T3300">"btprev-verti"</text:span><text:span text:style-name="T3301"> </text:span><text:span text:style-name="T3302">class</text:span><text:span text:style-name="T3303">=</text:span><text:span text:style-name="T3304">"swiper-button-prev"</text:span><text:span text:style-name="T3305">&gt;&lt;/</text:span><text:span text:style-name="T3306">div</text:span><text:span text:style-name="T3307">&gt;</text:span></text:p>
      <text:p text:style-name="P3308"><text:span text:style-name="T3309">                                </text:span><text:span text:style-name="T3310">&lt;/</text:span><text:span text:style-name="T3311">div</text:span><text:span text:style-name="T3312">&gt;</text:span></text:p>
      <text:p text:style-name="P3313"><text:span text:style-name="T3314">                                </text:span><text:span text:style-name="T3315">&lt;!-- Initialize Swiper --&gt;</text:span></text:p>
      <text:p text:style-name="P3316"><text:span text:style-name="T3317">                                </text:span><text:span text:style-name="T3318">&lt;</text:span><text:span text:style-name="T3319">script</text:span><text:span text:style-name="T3320">&gt;</text:span></text:p>
      <text:p text:style-name="P3321"><text:span text:style-name="T3322">                                    </text:span><text:span text:style-name="T3323">var</text:span><text:span text:style-name="T3324"> </text:span><text:span text:style-name="T3325">swiper</text:span><text:span text:style-name="T3326"> = </text:span><text:span text:style-name="T3327">new</text:span><text:span text:style-name="T3328"> </text:span><text:span text:style-name="T3329">Swiper</text:span><text:span text:style-name="T3330">(</text:span><text:span text:style-name="T3331">'#row-direct.swiper-container'</text:span><text:span text:style-name="T3332">, {</text:span></text:p>
      <text:p text:style-name="P3333"><text:span text:style-name="T3334">                                        </text:span><text:span text:style-name="T3335">direction:</text:span><text:span text:style-name="T3336"> </text:span><text:span text:style-name="T3337">'vertical'</text:span><text:span text:style-name="T3338">,</text:span></text:p>
      <text:p text:style-name="P3339"><text:span text:style-name="T3340">                                        </text:span><text:span text:style-name="T3341">slidesPerView:</text:span><text:span text:style-name="T3342"> </text:span><text:span text:style-name="T3343">1</text:span><text:span text:style-name="T3344">,</text:span></text:p>
      <text:p text:style-name="P3345"><text:span text:style-name="T3346">                                        </text:span><text:span text:style-name="T3347">slidesPerColumn:</text:span><text:span text:style-name="T3348"> </text:span><text:span text:style-name="T3349">3</text:span><text:span text:style-name="T3350">,</text:span></text:p>
      <text:p text:style-name="P3351"><text:span text:style-name="T3352">                                        </text:span><text:span text:style-name="T3353">spaceBetween:</text:span><text:span text:style-name="T3354"> </text:span><text:span text:style-name="T3355">10</text:span><text:span text:style-name="T3356">,</text:span></text:p>
      <text:p text:style-name="P3357"><text:span text:style-name="T3358">                                        </text:span><text:span text:style-name="T3359">simulateTouch:</text:span><text:span text:style-name="T3360">false</text:span><text:span text:style-name="T3361">,</text:span></text:p>
      <text:p text:style-name="P3362"><text:span text:style-name="T3363">                                        </text:span><text:span text:style-name="T3364">pagination:</text:span><text:span text:style-name="T3365"> {</text:span></text:p>
      <text:p text:style-name="P3366"><text:span text:style-name="T3367">                                            </text:span><text:span text:style-name="T3368">el:</text:span><text:span text:style-name="T3369"> </text:span><text:span text:style-name="T3370">'.swiper-pagination'</text:span><text:span text:style-name="T3371">,</text:span></text:p>
      <text:p text:style-name="P3372"><text:span text:style-name="T3373">                                            </text:span><text:span text:style-name="T3374">clickable:</text:span><text:span text:style-name="T3375"> </text:span><text:span text:style-name="T3376">true</text:span><text:span text:style-name="T3377">,                        </text:span></text:p>
      <text:p text:style-name="P3378"><text:span text:style-name="T3379">                                            </text:span><text:span text:style-name="T3380">dynamicBullets:</text:span><text:span text:style-name="T3381">true</text:span><text:span text:style-name="T3382">,</text:span></text:p>
      <text:p text:style-name="P3383">                                        },</text:p>
      <text:p text:style-name="P3384"><text:span text:style-name="T3385">                                        </text:span><text:span text:style-name="T3386">navigation:</text:span><text:span text:style-name="T3387"> {</text:span></text:p>
      <text:p text:style-name="P3388"><text:span text:style-name="T3389">                                            </text:span><text:span text:style-name="T3390">nextEl:</text:span><text:span text:style-name="T3391"> </text:span><text:span text:style-name="T3392">'.swiper-button-next'</text:span><text:span text:style-name="T3393">,</text:span></text:p>
      <text:p text:style-name="P3394"><text:span text:style-name="T3395">                                            </text:span><text:span text:style-name="T3396">prevEl:</text:span><text:span text:style-name="T3397"> </text:span><text:span text:style-name="T3398">'.swiper-button-prev'</text:span><text:span text:style-name="T3399">,</text:span></text:p>
      <text:p text:style-name="P3400">                                        },</text:p>
      <text:p text:style-name="P3401">                                    });</text:p>
      <text:p text:style-name="P3402"><text:span text:style-name="T3403">                                </text:span><text:span text:style-name="T3404">&lt;/</text:span><text:span text:style-name="T3405">script</text:span><text:span text:style-name="T3406">&gt;</text:span></text:p>
      <text:p text:style-name="P3407"><text:span text:style-name="T3408">                            </text:span><text:span text:style-name="T3409">&lt;/</text:span><text:span text:style-name="T3410">div</text:span><text:span text:style-name="T3411">&gt;</text:span></text:p>
      <text:p text:style-name="P3412"><text:span text:style-name="T3413">                            </text:span><text:span text:style-name="T3414">&lt;!--Ende von Leaving Prime--&gt;</text:span></text:p>
      <text:p text:style-name="P3415"><text:span text:style-name="T3416">                        </text:span><text:span text:style-name="T3417">&lt;/</text:span><text:span text:style-name="T3418">div</text:span><text:span text:style-name="T3419">&gt;</text:span></text:p>
      <text:p text:style-name="P3420"><text:span text:style-name="T3421">                        </text:span><text:span text:style-name="T3422">&lt;!--Ende von Container--&gt;</text:span></text:p>
      <text:p text:style-name="P3423"><text:span text:style-name="T3424">                    </text:span><text:span text:style-name="T3425">&lt;/</text:span><text:span text:style-name="T3426">div</text:span><text:span text:style-name="T3427">&gt;</text:span></text:p>
      <text:p text:style-name="P3428"><text:span text:style-name="T3429">                    </text:span><text:span text:style-name="T3430">&lt;!--Ende von Swiper Column--&gt;</text:span></text:p>
      <text:p text:style-name="P3431"><text:span text:style-name="T3432">                    </text:span><text:span text:style-name="T3433">&lt;!--Beginn von Logo--&gt;</text:span></text:p>
      <text:p text:style-name="P3434"><text:span text:style-name="T3435">                    </text:span><text:span text:style-name="T3436">&lt;</text:span><text:span text:style-name="T3437">div</text:span><text:span text:style-name="T3438"> </text:span><text:span text:style-name="T3439">id</text:span><text:span text:style-name="T3440">=</text:span><text:span text:style-name="T3441">"prime-index"</text:span><text:span text:style-name="T3442">class</text:span><text:span text:style-name="T3443">=</text:span><text:span text:style-name="T3444">"column"</text:span><text:span text:style-name="T3445"> </text:span><text:span text:style-name="T3446">style</text:span><text:span text:style-name="T3447">=</text:span><text:span text:style-name="T3448">"color: black; vertical-align: middle; text-align: center; margin-right: 0%;"</text:span><text:span text:style-name="T3449">&gt;</text:span></text:p>
      <text:p text:style-name="P3450"><text:span text:style-name="T3451">                        </text:span><text:span text:style-name="T3452">&lt;</text:span><text:span text:style-name="T3453">figure</text:span><text:span text:style-name="T3454">&gt;</text:span></text:p>
      <text:p text:style-name="P3455"><text:span text:style-name="T3456">                            </text:span><text:span text:style-name="T3457">&lt;</text:span><text:span text:style-name="T3458">img</text:span><text:span text:style-name="T3459"> </text:span><text:span text:style-name="T3460">src</text:span><text:span text:style-name="T3461">=</text:span><text:span text:style-name="T3462">"prime/Prime_Video.png"</text:span><text:span text:style-name="T3463"> </text:span><text:span text:style-name="T3464">style</text:span><text:span text:style-name="T3465">=</text:span><text:span text:style-name="T3466">"width: 350px; height: 170px;"</text:span><text:span text:style-name="T3467">/&gt;</text:span></text:p>
      <text:p text:style-name="P3468"><text:span text:style-name="T3469">                        </text:span><text:span text:style-name="T3470">&lt;/</text:span><text:span text:style-name="T3471">figure</text:span><text:span text:style-name="T3472">&gt;</text:span></text:p>
      <text:p text:style-name="P3473"><text:span text:style-name="T3474">                    </text:span><text:span text:style-name="T3475">&lt;/</text:span><text:span text:style-name="T3476">div</text:span><text:span text:style-name="T3477">&gt;</text:span></text:p>
      <text:p text:style-name="P3478"><text:span text:style-name="T3479">                    </text:span><text:span text:style-name="T3480">&lt;!--Ende von Logo Column--&gt;</text:span></text:p>
      <text:p text:style-name="P3481"><text:span text:style-name="T3482">                </text:span><text:span text:style-name="T3483">&lt;/</text:span><text:span text:style-name="T3484">div</text:span><text:span text:style-name="T3485">&gt;</text:span></text:p>
      <text:p text:style-name="P3486"><text:span text:style-name="T3487">                </text:span><text:span text:style-name="T3488">&lt;!--Ende von Gapless column--&gt;</text:span></text:p>
      <text:p text:style-name="P3489"><text:span text:style-name="T3490">            </text:span><text:span text:style-name="T3491">&lt;/</text:span><text:span text:style-name="T3492">div</text:span><text:span text:style-name="T3493">&gt;</text:span></text:p>
      <text:p text:style-name="P3494"><text:span text:style-name="T3495">            </text:span><text:span text:style-name="T3496">&lt;!--Ende von Prime--&gt;</text:span></text:p>
      <text:p text:style-name="P3497"><text:span text:style-name="T3498">            </text:span><text:span text:style-name="T3499">&lt;!--Beginn von Disney+--&gt;</text:span></text:p>
      <text:p text:style-name="P3500"><text:span text:style-name="T3501">            </text:span><text:span text:style-name="T3502">&lt;</text:span><text:span text:style-name="T3503">div</text:span><text:span text:style-name="T3504"> </text:span><text:span text:style-name="T3505">class</text:span><text:span text:style-name="T3506">=</text:span><text:span text:style-name="T3507">"tile is-child"</text:span><text:span text:style-name="T3508">&gt;</text:span></text:p>
      <text:p text:style-name="P3509"><text:span text:style-name="T3510">                </text:span><text:span text:style-name="T3511">&lt;</text:span><text:span text:style-name="T3512">div</text:span><text:span text:style-name="T3513"> </text:span><text:span text:style-name="T3514">class</text:span><text:span text:style-name="T3515">=</text:span><text:span text:style-name="T3516">"columns is-gapless box"</text:span><text:span text:style-name="T3517"> </text:span><text:span text:style-name="T3518">style</text:span><text:span text:style-name="T3519">=</text:span><text:span text:style-name="T3520">"background-color: #2C2E3B;"</text:span><text:span text:style-name="T3521">&gt;</text:span></text:p>
      <text:soft-page-break/>
      <text:p text:style-name="P3522"><text:span text:style-name="T3523">                    </text:span><text:span text:style-name="T3524">&lt;!--Beginn von Logo Disney--&gt;</text:span></text:p>
      <text:p text:style-name="P3525"><text:span text:style-name="T3526">                    </text:span><text:span text:style-name="T3527">&lt;</text:span><text:span text:style-name="T3528">div</text:span><text:span text:style-name="T3529"> </text:span><text:span text:style-name="T3530">id</text:span><text:span text:style-name="T3531">=</text:span><text:span text:style-name="T3532">"disney-index"</text:span><text:span text:style-name="T3533"> </text:span><text:span text:style-name="T3534">class</text:span><text:span text:style-name="T3535">=</text:span><text:span text:style-name="T3536">"column"</text:span><text:span text:style-name="T3537"> </text:span><text:span text:style-name="T3538">style</text:span><text:span text:style-name="T3539">=</text:span><text:span text:style-name="T3540">"color: white; vertical-align: middle; text-align: center;"</text:span><text:span text:style-name="T3541">&gt;</text:span></text:p>
      <text:p text:style-name="P3542"><text:span text:style-name="T3543">                        </text:span><text:span text:style-name="T3544">&lt;</text:span><text:span text:style-name="T3545">figure</text:span><text:span text:style-name="T3546">&gt;</text:span></text:p>
      <text:p text:style-name="P3547"><text:span text:style-name="T3548">                            </text:span><text:span text:style-name="T3549">&lt;</text:span><text:span text:style-name="T3550">img</text:span><text:span text:style-name="T3551"> </text:span><text:span text:style-name="T3552">src</text:span><text:span text:style-name="T3553">=</text:span><text:span text:style-name="T3554">"disney/640px-Disney+_logo.svg.png"</text:span><text:span text:style-name="T3555"> </text:span><text:span text:style-name="T3556">style</text:span><text:span text:style-name="T3557">=</text:span><text:span text:style-name="T3558">"width: 300px; height: 150px;"</text:span><text:span text:style-name="T3559">/&gt;</text:span></text:p>
      <text:p text:style-name="P3560"><text:span text:style-name="T3561">                        </text:span><text:span text:style-name="T3562">&lt;/</text:span><text:span text:style-name="T3563">figure</text:span><text:span text:style-name="T3564">&gt;</text:span></text:p>
      <text:p text:style-name="P3565"><text:span text:style-name="T3566">                    </text:span><text:span text:style-name="T3567">&lt;/</text:span><text:span text:style-name="T3568">div</text:span><text:span text:style-name="T3569">&gt;</text:span></text:p>
      <text:p text:style-name="P3570"><text:span text:style-name="T3571">                    </text:span><text:span text:style-name="T3572">&lt;!--Ende von Logo Disney--&gt;</text:span></text:p>
      <text:p text:style-name="P3573"><text:span text:style-name="T3574">                    </text:span><text:span text:style-name="T3575">&lt;</text:span><text:span text:style-name="T3576">div</text:span><text:span text:style-name="T3577"> </text:span><text:span text:style-name="T3578">class</text:span><text:span text:style-name="T3579">=</text:span><text:span text:style-name="T3580">"column"</text:span><text:span text:style-name="T3581">&gt;</text:span></text:p>
      <text:p text:style-name="P3582"><text:span text:style-name="T3583">                        </text:span><text:span text:style-name="T3584">&lt;</text:span><text:span text:style-name="T3585">div</text:span><text:span text:style-name="T3586"> </text:span><text:span text:style-name="T3587">id</text:span><text:span text:style-name="T3588">=</text:span><text:span text:style-name="T3589">"flex-col"</text:span><text:span text:style-name="T3590"> </text:span><text:span text:style-name="T3591">class</text:span><text:span text:style-name="T3592">=</text:span><text:span text:style-name="T3593">"tabs is-centered is-boxed"</text:span><text:span text:style-name="T3594">&gt;</text:span></text:p>
      <text:p text:style-name="P3595"><text:span text:style-name="T3596">                            </text:span><text:span text:style-name="T3597">&lt;</text:span><text:span text:style-name="T3598">ul</text:span><text:span text:style-name="T3599">&gt;</text:span></text:p>
      <text:p text:style-name="P3600"><text:span text:style-name="T3601">                                </text:span><text:span text:style-name="T3602">&lt;</text:span><text:span text:style-name="T3603">li</text:span><text:span text:style-name="T3604"> </text:span><text:span text:style-name="T3605">class</text:span><text:span text:style-name="T3606">=</text:span><text:span text:style-name="T3607">"disneytab is-active"</text:span><text:span text:style-name="T3608"> </text:span><text:span text:style-name="T3609">onclick</text:span><text:span text:style-name="T3610">=</text:span><text:span text:style-name="T3611">"</text:span><text:span text:style-name="T3612">disneyTab</text:span><text:span text:style-name="T3613">(</text:span><text:span text:style-name="T3614">event</text:span><text:span text:style-name="T3615">,'disney-cs')"</text:span><text:span text:style-name="T3616">&gt;&lt;</text:span><text:span text:style-name="T3617">a</text:span><text:span text:style-name="T3618">&gt;</text:span><text:span text:style-name="T3619">Coming Soon</text:span><text:span text:style-name="T3620">&lt;/</text:span><text:span text:style-name="T3621">a</text:span><text:span text:style-name="T3622">&gt;&lt;/</text:span><text:span text:style-name="T3623">li</text:span><text:span text:style-name="T3624">&gt;</text:span></text:p>
      <text:p text:style-name="P3625"><text:span text:style-name="T3626">                                </text:span><text:span text:style-name="T3627">&lt;</text:span><text:span text:style-name="T3628">li</text:span><text:span text:style-name="T3629"> </text:span><text:span text:style-name="T3630">class</text:span><text:span text:style-name="T3631">=</text:span><text:span text:style-name="T3632">"disneytab"</text:span><text:span text:style-name="T3633"> </text:span><text:span text:style-name="T3634">onclick</text:span><text:span text:style-name="T3635">=</text:span><text:span text:style-name="T3636">"</text:span><text:span text:style-name="T3637">disneyTab</text:span><text:span text:style-name="T3638">(</text:span><text:span text:style-name="T3639">event</text:span><text:span text:style-name="T3640">,'disney-leaving')"</text:span><text:span text:style-name="T3641">&gt;&lt;</text:span><text:span text:style-name="T3642">a</text:span><text:span text:style-name="T3643">&gt;</text:span><text:span text:style-name="T3644">Leaving Soon</text:span><text:span text:style-name="T3645">&lt;/</text:span><text:span text:style-name="T3646">a</text:span><text:span text:style-name="T3647">&gt;&lt;/</text:span><text:span text:style-name="T3648">li</text:span><text:span text:style-name="T3649">&gt;</text:span></text:p>
      <text:p text:style-name="P3650"><text:span text:style-name="T3651">                            </text:span><text:span text:style-name="T3652">&lt;/</text:span><text:span text:style-name="T3653">ul</text:span><text:span text:style-name="T3654">&gt;</text:span></text:p>
      <text:p text:style-name="P3655"><text:span text:style-name="T3656">                        </text:span><text:span text:style-name="T3657">&lt;/</text:span><text:span text:style-name="T3658">div</text:span><text:span text:style-name="T3659">&gt;</text:span></text:p>
      <text:p text:style-name="P3660"><text:span text:style-name="T3661">                        </text:span><text:span text:style-name="T3662">&lt;</text:span><text:span text:style-name="T3663">div</text:span><text:span text:style-name="T3664"> </text:span><text:span text:style-name="T3665">class</text:span><text:span text:style-name="T3666">=</text:span><text:span text:style-name="T3667">"container"</text:span><text:span text:style-name="T3668">&gt;</text:span></text:p>
      <text:p text:style-name="P3669"><text:span text:style-name="T3670">                            </text:span><text:span text:style-name="T3671">&lt;!--Beginn von Coming Disney--&gt;</text:span></text:p>
      <text:p text:style-name="P3672"><text:span text:style-name="T3673">                            </text:span><text:span text:style-name="T3674">&lt;</text:span><text:span text:style-name="T3675">div</text:span><text:span text:style-name="T3676"> </text:span><text:span text:style-name="T3677">id</text:span><text:span text:style-name="T3678">=</text:span><text:span text:style-name="T3679">"disney-cs"</text:span><text:span text:style-name="T3680"> </text:span><text:span text:style-name="T3681">class</text:span><text:span text:style-name="T3682">=</text:span><text:span text:style-name="T3683">"disney-tab"</text:span><text:span text:style-name="T3684">&gt;</text:span></text:p>
      <text:p text:style-name="P3685"><text:span text:style-name="T3686">                                </text:span><text:span text:style-name="T3687">&lt;</text:span><text:span text:style-name="T3688">div</text:span><text:span text:style-name="T3689"> </text:span><text:span text:style-name="T3690">id</text:span><text:span text:style-name="T3691">=</text:span><text:span text:style-name="T3692">"row-direct"</text:span><text:span text:style-name="T3693">  </text:span><text:span text:style-name="T3694">class</text:span><text:span text:style-name="T3695">=</text:span><text:span text:style-name="T3696">"swiper-container"</text:span><text:span text:style-name="T3697">&gt;</text:span></text:p>
      <text:p text:style-name="P3698"><text:span text:style-name="T3699">                                    </text:span><text:span text:style-name="T3700">&lt;</text:span><text:span text:style-name="T3701">div</text:span><text:span text:style-name="T3702"> </text:span><text:span text:style-name="T3703">id</text:span><text:span text:style-name="T3704">=</text:span><text:span text:style-name="T3705">"row-direct"</text:span><text:span text:style-name="T3706"> </text:span><text:span text:style-name="T3707">class</text:span><text:span text:style-name="T3708">=</text:span><text:span text:style-name="T3709">"swiper-wrapper"</text:span><text:span text:style-name="T3710">&gt;</text:span></text:p>
      <text:p text:style-name="P3711"><text:span text:style-name="T3712">                                        </text:span><text:span text:style-name="T3713">&lt;</text:span><text:span text:style-name="T3714">div</text:span><text:span text:style-name="T3715"> </text:span><text:span text:style-name="T3716">id</text:span><text:span text:style-name="T3717">=</text:span><text:span text:style-name="T3718">"verti-pos"</text:span><text:span text:style-name="T3719"> </text:span><text:span text:style-name="T3720">class</text:span><text:span text:style-name="T3721">=</text:span><text:span text:style-name="T3722">"swiper-slide"</text:span><text:span text:style-name="T3723">&gt;&lt;</text:span><text:span text:style-name="T3724">img</text:span><text:span text:style-name="T3725"> </text:span><text:span text:style-name="T3726">src</text:span><text:span text:style-name="T3727">=</text:span><text:span text:style-name="T3728">"prime/cs/Carnival_Row.jpg"</text:span><text:span text:style-name="T3729">/&gt;&lt;/</text:span><text:span text:style-name="T3730">div</text:span><text:span text:style-name="T3731">&gt;</text:span></text:p>
      <text:p text:style-name="P3732"><text:span text:style-name="T3733">                                        </text:span><text:span text:style-name="T3734">&lt;</text:span><text:span text:style-name="T3735">div</text:span><text:span text:style-name="T3736"> </text:span><text:span text:style-name="T3737">id</text:span><text:span text:style-name="T3738">=</text:span><text:span text:style-name="T3739">"verti-pos"</text:span><text:span text:style-name="T3740"> </text:span><text:span text:style-name="T3741">class</text:span><text:span text:style-name="T3742">=</text:span><text:span text:style-name="T3743">"swiper-slide"</text:span><text:span text:style-name="T3744">&gt;&lt;</text:span><text:span text:style-name="T3745">img</text:span><text:span text:style-name="T3746"> </text:span><text:span text:style-name="T3747">src</text:span><text:span text:style-name="T3748">=</text:span><text:span text:style-name="T3749">"prime/cs/Cold_Pursuit.jpg"</text:span><text:span text:style-name="T3750">/&gt;&lt;/</text:span><text:span text:style-name="T3751">div</text:span><text:span text:style-name="T3752">&gt;</text:span></text:p>
      <text:p text:style-name="P3753"><text:span text:style-name="T3754">                                        </text:span><text:span text:style-name="T3755">&lt;</text:span><text:span text:style-name="T3756">div</text:span><text:span text:style-name="T3757"> </text:span><text:span text:style-name="T3758">id</text:span><text:span text:style-name="T3759">=</text:span><text:span text:style-name="T3760">"verti-pos"</text:span><text:span text:style-name="T3761"> </text:span><text:span text:style-name="T3762">class</text:span><text:span text:style-name="T3763">=</text:span><text:span text:style-name="T3764">"swiper-slide"</text:span><text:span text:style-name="T3765">&gt;&lt;</text:span><text:span text:style-name="T3766">img</text:span><text:span text:style-name="T3767"> </text:span><text:span text:style-name="T3768">src</text:span><text:span text:style-name="T3769">=</text:span><text:span text:style-name="T3770">"prime/cs/pacificrim2.jpg"</text:span><text:span text:style-name="T3771">/&gt;&lt;/</text:span><text:span text:style-name="T3772">div</text:span><text:span text:style-name="T3773">&gt;</text:span></text:p>
      <text:p text:style-name="P3774"><text:span text:style-name="T3775">                                        </text:span><text:span text:style-name="T3776">&lt;</text:span><text:span text:style-name="T3777">div</text:span><text:span text:style-name="T3778"> </text:span><text:span text:style-name="T3779">id</text:span><text:span text:style-name="T3780">=</text:span><text:span text:style-name="T3781">"verti-pos"</text:span><text:span text:style-name="T3782"> </text:span><text:span text:style-name="T3783">class</text:span><text:span text:style-name="T3784">=</text:span><text:span text:style-name="T3785">"swiper-slide"</text:span><text:span text:style-name="T3786">&gt;&lt;</text:span><text:span text:style-name="T3787">img</text:span><text:span text:style-name="T3788"> </text:span><text:span text:style-name="T3789">src</text:span><text:span text:style-name="T3790">=</text:span><text:span text:style-name="T3791">"prime/cs/pacificrim2.jpg"</text:span><text:span text:style-name="T3792">/&gt;&lt;/</text:span><text:span text:style-name="T3793">div</text:span><text:span text:style-name="T3794">&gt;</text:span></text:p>
      <text:p text:style-name="P3795"><text:span text:style-name="T3796">                                        </text:span><text:span text:style-name="T3797">&lt;</text:span><text:span text:style-name="T3798">div</text:span><text:span text:style-name="T3799"> </text:span><text:span text:style-name="T3800">id</text:span><text:span text:style-name="T3801">=</text:span><text:span text:style-name="T3802">"verti-pos"</text:span><text:span text:style-name="T3803"> </text:span><text:span text:style-name="T3804">class</text:span><text:span text:style-name="T3805">=</text:span><text:span text:style-name="T3806">"swiper-slide"</text:span><text:span text:style-name="T3807">&gt;&lt;</text:span><text:span text:style-name="T3808">img</text:span><text:span text:style-name="T3809"> </text:span><text:span text:style-name="T3810">src</text:span><text:span text:style-name="T3811">=</text:span><text:span text:style-name="T3812">"prime/cs/pacificrim2.jpg"</text:span><text:span text:style-name="T3813">/&gt;&lt;/</text:span><text:span text:style-name="T3814">div</text:span><text:span text:style-name="T3815">&gt;</text:span></text:p>
      <text:p text:style-name="P3816"><text:span text:style-name="T3817">                                        </text:span><text:span text:style-name="T3818">&lt;</text:span><text:span text:style-name="T3819">div</text:span><text:span text:style-name="T3820"> </text:span><text:span text:style-name="T3821">id</text:span><text:span text:style-name="T3822">=</text:span><text:span text:style-name="T3823">"verti-pos"</text:span><text:span text:style-name="T3824"> </text:span><text:span text:style-name="T3825">class</text:span><text:span text:style-name="T3826">=</text:span><text:span text:style-name="T3827">"swiper-slide"</text:span><text:span text:style-name="T3828">&gt;&lt;</text:span><text:span text:style-name="T3829">img</text:span><text:span text:style-name="T3830"> </text:span><text:span text:style-name="T3831">src</text:span><text:span text:style-name="T3832">=</text:span><text:span text:style-name="T3833">"prime/cs/pacificrim2.jpg"</text:span><text:span text:style-name="T3834">/&gt;&lt;/</text:span><text:span text:style-name="T3835">div</text:span><text:span text:style-name="T3836">&gt;</text:span></text:p>
      <text:p text:style-name="P3837"><text:span text:style-name="T3838">                                        </text:span><text:span text:style-name="T3839">&lt;</text:span><text:span text:style-name="T3840">div</text:span><text:span text:style-name="T3841"> </text:span><text:span text:style-name="T3842">id</text:span><text:span text:style-name="T3843">=</text:span><text:span text:style-name="T3844">"verti-pos"</text:span><text:span text:style-name="T3845"> </text:span><text:span text:style-name="T3846">class</text:span><text:span text:style-name="T3847">=</text:span><text:span text:style-name="T3848">"swiper-slide"</text:span><text:span text:style-name="T3849">&gt;&lt;</text:span><text:span text:style-name="T3850">img</text:span><text:span text:style-name="T3851"> </text:span><text:span text:style-name="T3852">src</text:span><text:span text:style-name="T3853">=</text:span><text:span text:style-name="T3854">"prime/cs/pacificrim2.jpg"</text:span><text:span text:style-name="T3855">/&gt;&lt;/</text:span><text:span text:style-name="T3856">div</text:span><text:span text:style-name="T3857">&gt;</text:span></text:p>
      <text:p text:style-name="P3858"><text:span text:style-name="T3859">                                        </text:span><text:span text:style-name="T3860">&lt;</text:span><text:span text:style-name="T3861">div</text:span><text:span text:style-name="T3862"> </text:span><text:span text:style-name="T3863">id</text:span><text:span text:style-name="T3864">=</text:span><text:span text:style-name="T3865">"verti-pos"</text:span><text:span text:style-name="T3866"> </text:span><text:span text:style-name="T3867">class</text:span><text:span text:style-name="T3868">=</text:span><text:span text:style-name="T3869">"swiper-slide"</text:span><text:span text:style-name="T3870">&gt;&lt;</text:span><text:span text:style-name="T3871">img</text:span><text:span text:style-name="T3872"> </text:span><text:span text:style-name="T3873">src</text:span><text:span text:style-name="T3874">=</text:span><text:span text:style-name="T3875">"prime/cs/pacificrim2.jpg"</text:span><text:span text:style-name="T3876">/&gt;&lt;/</text:span><text:span text:style-name="T3877">div</text:span><text:span text:style-name="T3878">&gt;</text:span></text:p>
      <text:p text:style-name="P3879"><text:span text:style-name="T3880">                                        </text:span><text:span text:style-name="T3881">&lt;</text:span><text:span text:style-name="T3882">div</text:span><text:span text:style-name="T3883"> </text:span><text:span text:style-name="T3884">id</text:span><text:span text:style-name="T3885">=</text:span><text:span text:style-name="T3886">"verti-pos"</text:span><text:span text:style-name="T3887"> </text:span><text:span text:style-name="T3888">class</text:span><text:span text:style-name="T3889">=</text:span><text:span text:style-name="T3890">"swiper-slide"</text:span><text:span text:style-name="T3891">&gt;&lt;</text:span><text:span text:style-name="T3892">img</text:span><text:span text:style-name="T3893"> </text:span><text:span text:style-name="T3894">src</text:span><text:span text:style-name="T3895">=</text:span><text:span text:style-name="T3896">"prime/cs/pacificrim2.jpg"</text:span><text:span text:style-name="T3897">/&gt;&lt;/</text:span><text:span text:style-name="T3898">div</text:span><text:span text:style-name="T3899">&gt;</text:span></text:p>
      <text:p text:style-name="P3900"><text:span text:style-name="T3901">                                        </text:span><text:span text:style-name="T3902">&lt;</text:span><text:span text:style-name="T3903">div</text:span><text:span text:style-name="T3904"> </text:span><text:span text:style-name="T3905">id</text:span><text:span text:style-name="T3906">=</text:span><text:span text:style-name="T3907">"verti-pos"</text:span><text:span text:style-name="T3908"> </text:span><text:span text:style-name="T3909">class</text:span><text:span text:style-name="T3910">=</text:span><text:span text:style-name="T3911">"swiper-slide"</text:span><text:span text:style-name="T3912">&gt;&lt;</text:span><text:span text:style-name="T3913">img</text:span><text:span text:style-name="T3914"> </text:span><text:span text:style-name="T3915">src</text:span><text:span text:style-name="T3916">=</text:span><text:span text:style-name="T3917">"prime/cs/pacificrim2.jpg"</text:span><text:span text:style-name="T3918">/&gt;&lt;/</text:span><text:span text:style-name="T3919">div</text:span><text:span text:style-name="T3920">&gt;</text:span></text:p>
      <text:p text:style-name="P3921"><text:span text:style-name="T3922">                                        </text:span><text:span text:style-name="T3923">&lt;</text:span><text:span text:style-name="T3924">div</text:span><text:span text:style-name="T3925"> </text:span><text:span text:style-name="T3926">id</text:span><text:span text:style-name="T3927">=</text:span><text:span text:style-name="T3928">"verti-pos"</text:span><text:span text:style-name="T3929"> </text:span><text:span text:style-name="T3930">class</text:span><text:span text:style-name="T3931">=</text:span><text:span text:style-name="T3932">"swiper-slide"</text:span><text:span text:style-name="T3933">&gt;&lt;</text:span><text:span text:style-name="T3934">img</text:span><text:span text:style-name="T3935"> </text:span><text:span text:style-name="T3936">src</text:span><text:span text:style-name="T3937">=</text:span><text:span text:style-name="T3938">"prime/cs/walk_of_shame.jpg"</text:span><text:span text:style-name="T3939">/&gt;&lt;/</text:span><text:span text:style-name="T3940">div</text:span><text:span text:style-name="T3941">&gt;</text:span></text:p>
      <text:soft-page-break/>
      <text:p text:style-name="P3942"><text:span text:style-name="T3943">                                    </text:span><text:span text:style-name="T3944">&lt;/</text:span><text:span text:style-name="T3945">div</text:span><text:span text:style-name="T3946">&gt;</text:span></text:p>
      <text:p text:style-name="P3947"><text:span text:style-name="T3948">                                    </text:span><text:span text:style-name="T3949">&lt;!-- Add Pagination --&gt;</text:span></text:p>
      <text:p text:style-name="P3950"><text:span text:style-name="T3951">                                    </text:span><text:span text:style-name="T3952">&lt;</text:span><text:span text:style-name="T3953">div</text:span><text:span text:style-name="T3954"> </text:span><text:span text:style-name="T3955">class</text:span><text:span text:style-name="T3956">=</text:span><text:span text:style-name="T3957">"swiper-pagination swiper-pagination-white"</text:span><text:span text:style-name="T3958">&gt;&lt;/</text:span><text:span text:style-name="T3959">div</text:span><text:span text:style-name="T3960">&gt;</text:span></text:p>
      <text:p text:style-name="P3961"><text:span text:style-name="T3962">                                    </text:span><text:span text:style-name="T3963">&lt;!-- Add Arrows --&gt;</text:span></text:p>
      <text:p text:style-name="P3964"><text:span text:style-name="T3965">                                    </text:span><text:span text:style-name="T3966">&lt;</text:span><text:span text:style-name="T3967">div</text:span><text:span text:style-name="T3968"> </text:span><text:span text:style-name="T3969">id</text:span><text:span text:style-name="T3970">=</text:span><text:span text:style-name="T3971">"btnext-verti"</text:span><text:span text:style-name="T3972"> </text:span><text:span text:style-name="T3973">class</text:span><text:span text:style-name="T3974">=</text:span><text:span text:style-name="T3975">"swiper-button-next"</text:span><text:span text:style-name="T3976">&gt;&lt;/</text:span><text:span text:style-name="T3977">div</text:span><text:span text:style-name="T3978">&gt;</text:span></text:p>
      <text:p text:style-name="P3979"><text:span text:style-name="T3980">                                    </text:span><text:span text:style-name="T3981">&lt;</text:span><text:span text:style-name="T3982">div</text:span><text:span text:style-name="T3983"> </text:span><text:span text:style-name="T3984">id</text:span><text:span text:style-name="T3985">=</text:span><text:span text:style-name="T3986">"btprev-verti"</text:span><text:span text:style-name="T3987"> </text:span><text:span text:style-name="T3988">class</text:span><text:span text:style-name="T3989">=</text:span><text:span text:style-name="T3990">"swiper-button-prev"</text:span><text:span text:style-name="T3991">&gt;&lt;/</text:span><text:span text:style-name="T3992">div</text:span><text:span text:style-name="T3993">&gt;</text:span></text:p>
      <text:p text:style-name="P3994"><text:span text:style-name="T3995">                                </text:span><text:span text:style-name="T3996">&lt;/</text:span><text:span text:style-name="T3997">div</text:span><text:span text:style-name="T3998">&gt;</text:span></text:p>
      <text:p text:style-name="P3999"><text:span text:style-name="T4000">                                </text:span><text:span text:style-name="T4001">&lt;!-- Initialize Swiper --&gt;</text:span></text:p>
      <text:p text:style-name="P4002"><text:span text:style-name="T4003">                                </text:span><text:span text:style-name="T4004">&lt;</text:span><text:span text:style-name="T4005">script</text:span><text:span text:style-name="T4006">&gt;</text:span></text:p>
      <text:p text:style-name="P4007"><text:span text:style-name="T4008">                                    </text:span><text:span text:style-name="T4009">var</text:span><text:span text:style-name="T4010"> </text:span><text:span text:style-name="T4011">swiper</text:span><text:span text:style-name="T4012"> = </text:span><text:span text:style-name="T4013">new</text:span><text:span text:style-name="T4014"> </text:span><text:span text:style-name="T4015">Swiper</text:span><text:span text:style-name="T4016">(</text:span><text:span text:style-name="T4017">'#row-direct.swiper-container'</text:span><text:span text:style-name="T4018">, {</text:span></text:p>
      <text:p text:style-name="P4019"><text:span text:style-name="T4020">                                        </text:span><text:span text:style-name="T4021">direction:</text:span><text:span text:style-name="T4022"> </text:span><text:span text:style-name="T4023">'vertical'</text:span><text:span text:style-name="T4024">,</text:span></text:p>
      <text:p text:style-name="P4025"><text:span text:style-name="T4026">                                        </text:span><text:span text:style-name="T4027">slidesPerView:</text:span><text:span text:style-name="T4028"> </text:span><text:span text:style-name="T4029">1</text:span><text:span text:style-name="T4030">,</text:span></text:p>
      <text:p text:style-name="P4031"><text:span text:style-name="T4032">                                        </text:span><text:span text:style-name="T4033">slidesPerColumn:</text:span><text:span text:style-name="T4034"> </text:span><text:span text:style-name="T4035">3</text:span><text:span text:style-name="T4036">,</text:span></text:p>
      <text:p text:style-name="P4037"><text:span text:style-name="T4038">                                        </text:span><text:span text:style-name="T4039">spaceBetween:</text:span><text:span text:style-name="T4040"> </text:span><text:span text:style-name="T4041">10</text:span><text:span text:style-name="T4042">,</text:span></text:p>
      <text:p text:style-name="P4043"><text:span text:style-name="T4044">                                        </text:span><text:span text:style-name="T4045">simulateTouch:</text:span><text:span text:style-name="T4046">false</text:span><text:span text:style-name="T4047">,</text:span></text:p>
      <text:p text:style-name="P4048"><text:span text:style-name="T4049">                                        </text:span><text:span text:style-name="T4050">pagination:</text:span><text:span text:style-name="T4051"> {</text:span></text:p>
      <text:p text:style-name="P4052"><text:span text:style-name="T4053">                                            </text:span><text:span text:style-name="T4054">el:</text:span><text:span text:style-name="T4055"> </text:span><text:span text:style-name="T4056">'.swiper-pagination'</text:span><text:span text:style-name="T4057">,</text:span></text:p>
      <text:p text:style-name="P4058"><text:span text:style-name="T4059">                                            </text:span><text:span text:style-name="T4060">clickable:</text:span><text:span text:style-name="T4061"> </text:span><text:span text:style-name="T4062">true</text:span><text:span text:style-name="T4063">,                        </text:span></text:p>
      <text:p text:style-name="P4064"><text:span text:style-name="T4065">                                            </text:span><text:span text:style-name="T4066">dynamicBullets:</text:span><text:span text:style-name="T4067">true</text:span><text:span text:style-name="T4068">,</text:span></text:p>
      <text:p text:style-name="P4069">                                        },</text:p>
      <text:p text:style-name="P4070"><text:span text:style-name="T4071">                                        </text:span><text:span text:style-name="T4072">navigation:</text:span><text:span text:style-name="T4073"> {</text:span></text:p>
      <text:p text:style-name="P4074"><text:span text:style-name="T4075">                                            </text:span><text:span text:style-name="T4076">nextEl:</text:span><text:span text:style-name="T4077"> </text:span><text:span text:style-name="T4078">'.swiper-button-next'</text:span><text:span text:style-name="T4079">,</text:span></text:p>
      <text:p text:style-name="P4080"><text:span text:style-name="T4081">                                            </text:span><text:span text:style-name="T4082">prevEl:</text:span><text:span text:style-name="T4083"> </text:span><text:span text:style-name="T4084">'.swiper-button-prev'</text:span><text:span text:style-name="T4085">,</text:span></text:p>
      <text:p text:style-name="P4086">                                        },</text:p>
      <text:p text:style-name="P4087">                                    });</text:p>
      <text:p text:style-name="P4088"><text:span text:style-name="T4089">                                </text:span><text:span text:style-name="T4090">&lt;/</text:span><text:span text:style-name="T4091">script</text:span><text:span text:style-name="T4092">&gt;</text:span></text:p>
      <text:p text:style-name="P4093"><text:span text:style-name="T4094">                            </text:span><text:span text:style-name="T4095">&lt;/</text:span><text:span text:style-name="T4096">div</text:span><text:span text:style-name="T4097">&gt;</text:span></text:p>
      <text:p text:style-name="P4098"><text:span text:style-name="T4099">                            </text:span><text:span text:style-name="T4100">&lt;!--Ende von Coming Disney--&gt;</text:span></text:p>
      <text:p text:style-name="P4101"><text:span text:style-name="T4102">                            </text:span><text:span text:style-name="T4103">&lt;!--Beginn von Leaving Sky--&gt;</text:span></text:p>
      <text:p text:style-name="P4104"><text:span text:style-name="T4105">                            </text:span><text:span text:style-name="T4106">&lt;</text:span><text:span text:style-name="T4107">div</text:span><text:span text:style-name="T4108"> </text:span><text:span text:style-name="T4109">id</text:span><text:span text:style-name="T4110">=</text:span><text:span text:style-name="T4111">"disney-leaving"</text:span><text:span text:style-name="T4112"> </text:span><text:span text:style-name="T4113">class</text:span><text:span text:style-name="T4114">=</text:span><text:span text:style-name="T4115">"disney-tab"</text:span><text:span text:style-name="T4116"> </text:span><text:span text:style-name="T4117">style</text:span><text:span text:style-name="T4118">=</text:span><text:span text:style-name="T4119">"display: none;"</text:span><text:span text:style-name="T4120">&gt;</text:span></text:p>
      <text:p text:style-name="P4121"><text:span text:style-name="T4122">                                </text:span><text:span text:style-name="T4123">&lt;</text:span><text:span text:style-name="T4124">div</text:span><text:span text:style-name="T4125"> </text:span><text:span text:style-name="T4126">id</text:span><text:span text:style-name="T4127">=</text:span><text:span text:style-name="T4128">"row-direct"</text:span><text:span text:style-name="T4129">  </text:span><text:span text:style-name="T4130">class</text:span><text:span text:style-name="T4131">=</text:span><text:span text:style-name="T4132">"swiper-container"</text:span><text:span text:style-name="T4133">&gt;</text:span></text:p>
      <text:p text:style-name="P4134"><text:span text:style-name="T4135">                                    </text:span><text:span text:style-name="T4136">&lt;</text:span><text:span text:style-name="T4137">div</text:span><text:span text:style-name="T4138"> </text:span><text:span text:style-name="T4139">id</text:span><text:span text:style-name="T4140">=</text:span><text:span text:style-name="T4141">"row-direct"</text:span><text:span text:style-name="T4142"> </text:span><text:span text:style-name="T4143">class</text:span><text:span text:style-name="T4144">=</text:span><text:span text:style-name="T4145">"swiper-wrapper"</text:span><text:span text:style-name="T4146"> </text:span><text:span text:style-name="T4147">&gt;</text:span></text:p>
      <text:p text:style-name="P4148"><text:span text:style-name="T4149">                                        </text:span><text:span text:style-name="T4150">&lt;</text:span><text:span text:style-name="T4151">div</text:span><text:span text:style-name="T4152"> </text:span><text:span text:style-name="T4153">id</text:span><text:span text:style-name="T4154">=</text:span><text:span text:style-name="T4155">"leaving-verti-pos"</text:span><text:span text:style-name="T4156"> </text:span><text:span text:style-name="T4157">class</text:span><text:span text:style-name="T4158">=</text:span><text:span text:style-name="T4159">"swiper-slide"</text:span><text:span text:style-name="T4160">&gt;&lt;</text:span><text:span text:style-name="T4161">img</text:span><text:span text:style-name="T4162"> </text:span><text:span text:style-name="T4163">src</text:span><text:span text:style-name="T4164">=</text:span><text:span text:style-name="T4165">"prime/cs/Carnival_Row.jpg"</text:span><text:span text:style-name="T4166">/&gt;&lt;/</text:span><text:span text:style-name="T4167">div</text:span><text:span text:style-name="T4168">&gt;</text:span></text:p>
      <text:p text:style-name="P4169"><text:span text:style-name="T4170">                                        </text:span><text:span text:style-name="T4171">&lt;</text:span><text:span text:style-name="T4172">div</text:span><text:span text:style-name="T4173"> </text:span><text:span text:style-name="T4174">id</text:span><text:span text:style-name="T4175">=</text:span><text:span text:style-name="T4176">"leaving-verti-pos"</text:span><text:span text:style-name="T4177"> </text:span><text:span text:style-name="T4178">class</text:span><text:span text:style-name="T4179">=</text:span><text:span text:style-name="T4180">"swiper-slide"</text:span><text:span text:style-name="T4181">&gt;&lt;</text:span><text:span text:style-name="T4182">img</text:span><text:span text:style-name="T4183"> </text:span><text:span text:style-name="T4184">src</text:span><text:span text:style-name="T4185">=</text:span><text:span text:style-name="T4186">"prime/cs/Cold_Pursuit.jpg"</text:span><text:span text:style-name="T4187">/&gt;&lt;/</text:span><text:span text:style-name="T4188">div</text:span><text:span text:style-name="T4189">&gt;</text:span></text:p>
      <text:p text:style-name="P4190"><text:span text:style-name="T4191">                                        </text:span><text:span text:style-name="T4192">&lt;</text:span><text:span text:style-name="T4193">div</text:span><text:span text:style-name="T4194"> </text:span><text:span text:style-name="T4195">id</text:span><text:span text:style-name="T4196">=</text:span><text:span text:style-name="T4197">"leaving-verti-pos"</text:span><text:span text:style-name="T4198"> </text:span><text:span text:style-name="T4199">class</text:span><text:span text:style-name="T4200">=</text:span><text:span text:style-name="T4201">"swiper-slide"</text:span><text:span text:style-name="T4202">&gt;&lt;</text:span><text:span text:style-name="T4203">img</text:span><text:span text:style-name="T4204"> </text:span><text:span text:style-name="T4205">src</text:span><text:span text:style-name="T4206">=</text:span><text:span text:style-name="T4207">"prime/cs/pacificrim2.jpg"</text:span><text:span text:style-name="T4208">/&gt;&lt;/</text:span><text:span text:style-name="T4209">div</text:span><text:span text:style-name="T4210">&gt;</text:span></text:p>
      <text:p text:style-name="P4211"><text:span text:style-name="T4212">                                        </text:span><text:span text:style-name="T4213">&lt;</text:span><text:span text:style-name="T4214">div</text:span><text:span text:style-name="T4215"> </text:span><text:span text:style-name="T4216">id</text:span><text:span text:style-name="T4217">=</text:span><text:span text:style-name="T4218">"leaving-verti-pos"</text:span><text:span text:style-name="T4219"> </text:span><text:span text:style-name="T4220">class</text:span><text:span text:style-name="T4221">=</text:span><text:span text:style-name="T4222">"swiper-slide"</text:span><text:span text:style-name="T4223">&gt;&lt;</text:span><text:span text:style-name="T4224">img</text:span><text:span text:style-name="T4225"> </text:span><text:span text:style-name="T4226">src</text:span><text:span text:style-name="T4227">=</text:span><text:span text:style-name="T4228">"prime/cs/pacificrim2.jpg"</text:span><text:span text:style-name="T4229">/&gt;&lt;/</text:span><text:span text:style-name="T4230">div</text:span><text:span text:style-name="T4231">&gt;</text:span></text:p>
      <text:soft-page-break/>
      <text:p text:style-name="P4232"><text:span text:style-name="T4233">                                        </text:span><text:span text:style-name="T4234">&lt;</text:span><text:span text:style-name="T4235">div</text:span><text:span text:style-name="T4236"> </text:span><text:span text:style-name="T4237">id</text:span><text:span text:style-name="T4238">=</text:span><text:span text:style-name="T4239">"leaving-verti-pos"</text:span><text:span text:style-name="T4240"> </text:span><text:span text:style-name="T4241">class</text:span><text:span text:style-name="T4242">=</text:span><text:span text:style-name="T4243">"swiper-slide"</text:span><text:span text:style-name="T4244">&gt;&lt;</text:span><text:span text:style-name="T4245">img</text:span><text:span text:style-name="T4246"> </text:span><text:span text:style-name="T4247">src</text:span><text:span text:style-name="T4248">=</text:span><text:span text:style-name="T4249">"prime/cs/pacificrim2.jpg"</text:span><text:span text:style-name="T4250">/&gt;&lt;/</text:span><text:span text:style-name="T4251">div</text:span><text:span text:style-name="T4252">&gt;</text:span></text:p>
      <text:p text:style-name="P4253"><text:span text:style-name="T4254">                                        </text:span><text:span text:style-name="T4255">&lt;</text:span><text:span text:style-name="T4256">div</text:span><text:span text:style-name="T4257"> </text:span><text:span text:style-name="T4258">id</text:span><text:span text:style-name="T4259">=</text:span><text:span text:style-name="T4260">"leaving-verti-pos"</text:span><text:span text:style-name="T4261"> </text:span><text:span text:style-name="T4262">class</text:span><text:span text:style-name="T4263">=</text:span><text:span text:style-name="T4264">"swiper-slide"</text:span><text:span text:style-name="T4265">&gt;&lt;</text:span><text:span text:style-name="T4266">img</text:span><text:span text:style-name="T4267"> </text:span><text:span text:style-name="T4268">src</text:span><text:span text:style-name="T4269">=</text:span><text:span text:style-name="T4270">"prime/cs/pacificrim2.jpg"</text:span><text:span text:style-name="T4271">/&gt;&lt;/</text:span><text:span text:style-name="T4272">div</text:span><text:span text:style-name="T4273">&gt;</text:span></text:p>
      <text:p text:style-name="P4274"><text:span text:style-name="T4275">                                        </text:span><text:span text:style-name="T4276">&lt;</text:span><text:span text:style-name="T4277">div</text:span><text:span text:style-name="T4278"> </text:span><text:span text:style-name="T4279">id</text:span><text:span text:style-name="T4280">=</text:span><text:span text:style-name="T4281">"leaving-verti-pos"</text:span><text:span text:style-name="T4282"> </text:span><text:span text:style-name="T4283">class</text:span><text:span text:style-name="T4284">=</text:span><text:span text:style-name="T4285">"swiper-slide"</text:span><text:span text:style-name="T4286">&gt;&lt;</text:span><text:span text:style-name="T4287">img</text:span><text:span text:style-name="T4288"> </text:span><text:span text:style-name="T4289">src</text:span><text:span text:style-name="T4290">=</text:span><text:span text:style-name="T4291">"prime/cs/pacificrim2.jpg"</text:span><text:span text:style-name="T4292">/&gt;&lt;/</text:span><text:span text:style-name="T4293">div</text:span><text:span text:style-name="T4294">&gt;</text:span></text:p>
      <text:p text:style-name="P4295"><text:span text:style-name="T4296">                                        </text:span><text:span text:style-name="T4297">&lt;</text:span><text:span text:style-name="T4298">div</text:span><text:span text:style-name="T4299"> </text:span><text:span text:style-name="T4300">id</text:span><text:span text:style-name="T4301">=</text:span><text:span text:style-name="T4302">"leaving-verti-pos"</text:span><text:span text:style-name="T4303"> </text:span><text:span text:style-name="T4304">class</text:span><text:span text:style-name="T4305">=</text:span><text:span text:style-name="T4306">"swiper-slide"</text:span><text:span text:style-name="T4307">&gt;&lt;</text:span><text:span text:style-name="T4308">img</text:span><text:span text:style-name="T4309"> </text:span><text:span text:style-name="T4310">src</text:span><text:span text:style-name="T4311">=</text:span><text:span text:style-name="T4312">"prime/cs/pacificrim2.jpg"</text:span><text:span text:style-name="T4313">/&gt;&lt;/</text:span><text:span text:style-name="T4314">div</text:span><text:span text:style-name="T4315">&gt;</text:span></text:p>
      <text:p text:style-name="P4316"><text:span text:style-name="T4317">                                        </text:span><text:span text:style-name="T4318">&lt;</text:span><text:span text:style-name="T4319">div</text:span><text:span text:style-name="T4320"> </text:span><text:span text:style-name="T4321">id</text:span><text:span text:style-name="T4322">=</text:span><text:span text:style-name="T4323">"leaving-verti-pos"</text:span><text:span text:style-name="T4324"> </text:span><text:span text:style-name="T4325">class</text:span><text:span text:style-name="T4326">=</text:span><text:span text:style-name="T4327">"swiper-slide"</text:span><text:span text:style-name="T4328">&gt;&lt;</text:span><text:span text:style-name="T4329">img</text:span><text:span text:style-name="T4330"> </text:span><text:span text:style-name="T4331">src</text:span><text:span text:style-name="T4332">=</text:span><text:span text:style-name="T4333">"prime/cs/pacificrim2.jpg"</text:span><text:span text:style-name="T4334">/&gt;&lt;/</text:span><text:span text:style-name="T4335">div</text:span><text:span text:style-name="T4336">&gt;</text:span></text:p>
      <text:p text:style-name="P4337"><text:span text:style-name="T4338">                                        </text:span><text:span text:style-name="T4339">&lt;</text:span><text:span text:style-name="T4340">div</text:span><text:span text:style-name="T4341"> </text:span><text:span text:style-name="T4342">id</text:span><text:span text:style-name="T4343">=</text:span><text:span text:style-name="T4344">"leaving-verti-pos"</text:span><text:span text:style-name="T4345"> </text:span><text:span text:style-name="T4346">class</text:span><text:span text:style-name="T4347">=</text:span><text:span text:style-name="T4348">"swiper-slide"</text:span><text:span text:style-name="T4349">&gt;&lt;</text:span><text:span text:style-name="T4350">img</text:span><text:span text:style-name="T4351"> </text:span><text:span text:style-name="T4352">src</text:span><text:span text:style-name="T4353">=</text:span><text:span text:style-name="T4354">"prime/cs/pacificrim2.jpg"</text:span><text:span text:style-name="T4355">/&gt;&lt;/</text:span><text:span text:style-name="T4356">div</text:span><text:span text:style-name="T4357">&gt;</text:span></text:p>
      <text:p text:style-name="P4358"><text:span text:style-name="T4359">                                        </text:span><text:span text:style-name="T4360">&lt;</text:span><text:span text:style-name="T4361">div</text:span><text:span text:style-name="T4362"> </text:span><text:span text:style-name="T4363">id</text:span><text:span text:style-name="T4364">=</text:span><text:span text:style-name="T4365">"leaving-verti-pos"</text:span><text:span text:style-name="T4366"> </text:span><text:span text:style-name="T4367">class</text:span><text:span text:style-name="T4368">=</text:span><text:span text:style-name="T4369">"swiper-slide"</text:span><text:span text:style-name="T4370">&gt;&lt;</text:span><text:span text:style-name="T4371">img</text:span><text:span text:style-name="T4372"> </text:span><text:span text:style-name="T4373">src</text:span><text:span text:style-name="T4374">=</text:span><text:span text:style-name="T4375">"prime/cs/walk_of_shame.jpg"</text:span><text:span text:style-name="T4376">/&gt;&lt;/</text:span><text:span text:style-name="T4377">div</text:span><text:span text:style-name="T4378">&gt;</text:span></text:p>
      <text:p text:style-name="P4379"><text:span text:style-name="T4380">                                    </text:span><text:span text:style-name="T4381">&lt;/</text:span><text:span text:style-name="T4382">div</text:span><text:span text:style-name="T4383">&gt;</text:span></text:p>
      <text:p text:style-name="P4384"><text:span text:style-name="T4385">                                    </text:span><text:span text:style-name="T4386">&lt;!-- Add Pagination --&gt;</text:span></text:p>
      <text:p text:style-name="P4387"><text:span text:style-name="T4388">                                    </text:span><text:span text:style-name="T4389">&lt;</text:span><text:span text:style-name="T4390">div</text:span><text:span text:style-name="T4391"> </text:span><text:span text:style-name="T4392">class</text:span><text:span text:style-name="T4393">=</text:span><text:span text:style-name="T4394">"swiper-pagination swiper-pagination-white"</text:span><text:span text:style-name="T4395">&gt;&lt;/</text:span><text:span text:style-name="T4396">div</text:span><text:span text:style-name="T4397">&gt;</text:span></text:p>
      <text:p text:style-name="P4398"><text:span text:style-name="T4399">                                    </text:span><text:span text:style-name="T4400">&lt;!-- Add Arrows --&gt;</text:span></text:p>
      <text:p text:style-name="P4401"><text:span text:style-name="T4402">                                    </text:span><text:span text:style-name="T4403">&lt;</text:span><text:span text:style-name="T4404">div</text:span><text:span text:style-name="T4405"> </text:span><text:span text:style-name="T4406">id</text:span><text:span text:style-name="T4407">=</text:span><text:span text:style-name="T4408">"btnext-verti"</text:span><text:span text:style-name="T4409"> </text:span><text:span text:style-name="T4410">class</text:span><text:span text:style-name="T4411">=</text:span><text:span text:style-name="T4412">"swiper-button-next"</text:span><text:span text:style-name="T4413">&gt;&lt;/</text:span><text:span text:style-name="T4414">div</text:span><text:span text:style-name="T4415">&gt;</text:span></text:p>
      <text:p text:style-name="P4416"><text:span text:style-name="T4417">                                    </text:span><text:span text:style-name="T4418">&lt;</text:span><text:span text:style-name="T4419">div</text:span><text:span text:style-name="T4420"> </text:span><text:span text:style-name="T4421">id</text:span><text:span text:style-name="T4422">=</text:span><text:span text:style-name="T4423">"btprev-verti"</text:span><text:span text:style-name="T4424"> </text:span><text:span text:style-name="T4425">class</text:span><text:span text:style-name="T4426">=</text:span><text:span text:style-name="T4427">"swiper-button-prev"</text:span><text:span text:style-name="T4428">&gt;&lt;/</text:span><text:span text:style-name="T4429">div</text:span><text:span text:style-name="T4430">&gt;</text:span></text:p>
      <text:p text:style-name="P4431"><text:span text:style-name="T4432">                                </text:span><text:span text:style-name="T4433">&lt;/</text:span><text:span text:style-name="T4434">div</text:span><text:span text:style-name="T4435">&gt;</text:span></text:p>
      <text:p text:style-name="P4436"><text:span text:style-name="T4437">                                </text:span><text:span text:style-name="T4438">&lt;!-- Initialize Swiper --&gt;</text:span></text:p>
      <text:p text:style-name="P4439"><text:span text:style-name="T4440">                                </text:span><text:span text:style-name="T4441">&lt;</text:span><text:span text:style-name="T4442">script</text:span><text:span text:style-name="T4443">&gt;</text:span></text:p>
      <text:p text:style-name="P4444"><text:span text:style-name="T4445">                                    </text:span><text:span text:style-name="T4446">var</text:span><text:span text:style-name="T4447"> </text:span><text:span text:style-name="T4448">swiper</text:span><text:span text:style-name="T4449"> = </text:span><text:span text:style-name="T4450">new</text:span><text:span text:style-name="T4451"> </text:span><text:span text:style-name="T4452">Swiper</text:span><text:span text:style-name="T4453">(</text:span><text:span text:style-name="T4454">'#row-direct.swiper-container'</text:span><text:span text:style-name="T4455">, {</text:span></text:p>
      <text:p text:style-name="P4456"><text:span text:style-name="T4457">                                        </text:span><text:span text:style-name="T4458">direction:</text:span><text:span text:style-name="T4459"> </text:span><text:span text:style-name="T4460">'vertical'</text:span><text:span text:style-name="T4461">,</text:span></text:p>
      <text:p text:style-name="P4462"><text:span text:style-name="T4463">                                        </text:span><text:span text:style-name="T4464">slidesPerView:</text:span><text:span text:style-name="T4465"> </text:span><text:span text:style-name="T4466">1</text:span><text:span text:style-name="T4467">,</text:span></text:p>
      <text:p text:style-name="P4468"><text:span text:style-name="T4469">                                        </text:span><text:span text:style-name="T4470">slidesPerColumn:</text:span><text:span text:style-name="T4471"> </text:span><text:span text:style-name="T4472">3</text:span><text:span text:style-name="T4473">,</text:span></text:p>
      <text:p text:style-name="P4474"><text:span text:style-name="T4475">                                        </text:span><text:span text:style-name="T4476">spaceBetween:</text:span><text:span text:style-name="T4477"> </text:span><text:span text:style-name="T4478">10</text:span><text:span text:style-name="T4479">,</text:span></text:p>
      <text:p text:style-name="P4480"><text:span text:style-name="T4481">                                        </text:span><text:span text:style-name="T4482">simulateTouch:</text:span><text:span text:style-name="T4483">false</text:span><text:span text:style-name="T4484">,</text:span></text:p>
      <text:p text:style-name="P4485"><text:span text:style-name="T4486">                                        </text:span><text:span text:style-name="T4487">pagination:</text:span><text:span text:style-name="T4488"> {</text:span></text:p>
      <text:p text:style-name="P4489"><text:span text:style-name="T4490">                                            </text:span><text:span text:style-name="T4491">el:</text:span><text:span text:style-name="T4492"> </text:span><text:span text:style-name="T4493">'.swiper-pagination'</text:span><text:span text:style-name="T4494">,</text:span></text:p>
      <text:p text:style-name="P4495"><text:span text:style-name="T4496">                                            </text:span><text:span text:style-name="T4497">clickable:</text:span><text:span text:style-name="T4498"> </text:span><text:span text:style-name="T4499">true</text:span><text:span text:style-name="T4500">,                        </text:span></text:p>
      <text:p text:style-name="P4501"><text:span text:style-name="T4502">                                            </text:span><text:span text:style-name="T4503">dynamicBullets:</text:span><text:span text:style-name="T4504">true</text:span><text:span text:style-name="T4505">,</text:span></text:p>
      <text:p text:style-name="P4506">                                        },</text:p>
      <text:p text:style-name="P4507"><text:span text:style-name="T4508">                                        </text:span><text:span text:style-name="T4509">navigation:</text:span><text:span text:style-name="T4510"> {</text:span></text:p>
      <text:p text:style-name="P4511"><text:span text:style-name="T4512">                                            </text:span><text:span text:style-name="T4513">nextEl:</text:span><text:span text:style-name="T4514"> </text:span><text:span text:style-name="T4515">'.swiper-button-next'</text:span><text:span text:style-name="T4516">,</text:span></text:p>
      <text:p text:style-name="P4517"><text:span text:style-name="T4518">                                            </text:span><text:span text:style-name="T4519">prevEl:</text:span><text:span text:style-name="T4520"> </text:span><text:span text:style-name="T4521">'.swiper-button-prev'</text:span><text:span text:style-name="T4522">,</text:span></text:p>
      <text:p text:style-name="P4523">                                        },</text:p>
      <text:p text:style-name="P4524">                                    });</text:p>
      <text:p text:style-name="P4525"><text:span text:style-name="T4526">                                </text:span><text:span text:style-name="T4527">&lt;/</text:span><text:span text:style-name="T4528">script</text:span><text:span text:style-name="T4529">&gt;</text:span></text:p>
      <text:p text:style-name="P4530"><text:span text:style-name="T4531">                            </text:span><text:span text:style-name="T4532">&lt;/</text:span><text:span text:style-name="T4533">div</text:span><text:span text:style-name="T4534">&gt;</text:span></text:p>
      <text:p text:style-name="P4535"><text:span text:style-name="T4536">                            </text:span><text:span text:style-name="T4537">&lt;!--Ende von Leaving Disney--&gt;</text:span></text:p>
      <text:p text:style-name="P4538"><text:span text:style-name="T4539">                        </text:span><text:span text:style-name="T4540">&lt;/</text:span><text:span text:style-name="T4541">div</text:span><text:span text:style-name="T4542">&gt;</text:span></text:p>
      <text:soft-page-break/>
      <text:p text:style-name="P4543"><text:span text:style-name="T4544">                        </text:span><text:span text:style-name="T4545">&lt;!--Ende vom Container--&gt;</text:span></text:p>
      <text:p text:style-name="P4546"><text:span text:style-name="T4547">                    </text:span><text:span text:style-name="T4548">&lt;/</text:span><text:span text:style-name="T4549">div</text:span><text:span text:style-name="T4550">&gt;</text:span></text:p>
      <text:p text:style-name="P4551"><text:span text:style-name="T4552">                    </text:span><text:span text:style-name="T4553">&lt;!--Ende von Swiper Column--&gt;</text:span></text:p>
      <text:p text:style-name="P4554"><text:span text:style-name="T4555">                </text:span><text:span text:style-name="T4556">&lt;/</text:span><text:span text:style-name="T4557">div</text:span><text:span text:style-name="T4558">&gt;</text:span></text:p>
      <text:p text:style-name="P4559"><text:span text:style-name="T4560">                </text:span><text:span text:style-name="T4561">&lt;!--Ende von Gapless column--&gt;</text:span></text:p>
      <text:p text:style-name="P4562"><text:span text:style-name="T4563">            </text:span><text:span text:style-name="T4564">&lt;/</text:span><text:span text:style-name="T4565">div</text:span><text:span text:style-name="T4566">&gt;</text:span></text:p>
      <text:p text:style-name="P4567"><text:span text:style-name="T4568">            </text:span><text:span text:style-name="T4569">&lt;!--Ende von Disney+--&gt;</text:span></text:p>
      <text:p text:style-name="P4570"><text:span text:style-name="T4571">            </text:span><text:span text:style-name="T4572">&lt;!--Beginn von Sky--&gt;</text:span></text:p>
      <text:p text:style-name="P4573"><text:span text:style-name="T4574">            </text:span><text:span text:style-name="T4575">&lt;</text:span><text:span text:style-name="T4576">div</text:span><text:span text:style-name="T4577"> </text:span><text:span text:style-name="T4578">class</text:span><text:span text:style-name="T4579">=</text:span><text:span text:style-name="T4580">"tile is-child"</text:span><text:span text:style-name="T4581">&gt;</text:span></text:p>
      <text:p text:style-name="P4582"><text:span text:style-name="T4583">                </text:span><text:span text:style-name="T4584">&lt;</text:span><text:span text:style-name="T4585">div</text:span><text:span text:style-name="T4586"> </text:span><text:span text:style-name="T4587">class</text:span><text:span text:style-name="T4588">=</text:span><text:span text:style-name="T4589">"columns is-gapless box"</text:span><text:span text:style-name="T4590"> </text:span><text:span text:style-name="T4591">style</text:span><text:span text:style-name="T4592">=</text:span><text:span text:style-name="T4593">"background-color: #10599E;"</text:span><text:span text:style-name="T4594">&gt;</text:span></text:p>
      <text:p text:style-name="P4595"><text:span text:style-name="T4596">                    </text:span><text:span text:style-name="T4597">&lt;</text:span><text:span text:style-name="T4598">div</text:span><text:span text:style-name="T4599"> </text:span><text:span text:style-name="T4600">class</text:span><text:span text:style-name="T4601">=</text:span><text:span text:style-name="T4602">"column"</text:span><text:span text:style-name="T4603">&gt;</text:span></text:p>
      <text:p text:style-name="P4604"><text:span text:style-name="T4605">                        </text:span><text:span text:style-name="T4606">&lt;</text:span><text:span text:style-name="T4607">div</text:span><text:span text:style-name="T4608"> </text:span><text:span text:style-name="T4609">id</text:span><text:span text:style-name="T4610">=</text:span><text:span text:style-name="T4611">"flex-col"</text:span><text:span text:style-name="T4612"> </text:span><text:span text:style-name="T4613">class</text:span><text:span text:style-name="T4614">=</text:span><text:span text:style-name="T4615">"tabs is-centered is-boxed"</text:span><text:span text:style-name="T4616">&gt;</text:span></text:p>
      <text:p text:style-name="P4617"><text:span text:style-name="T4618">                            </text:span><text:span text:style-name="T4619">&lt;</text:span><text:span text:style-name="T4620">ul</text:span><text:span text:style-name="T4621">&gt;</text:span></text:p>
      <text:p text:style-name="P4622"><text:span text:style-name="T4623">                                </text:span><text:span text:style-name="T4624">&lt;</text:span><text:span text:style-name="T4625">li</text:span><text:span text:style-name="T4626"> </text:span><text:span text:style-name="T4627">class</text:span><text:span text:style-name="T4628">=</text:span><text:span text:style-name="T4629">"skytab is-active"</text:span><text:span text:style-name="T4630"> </text:span><text:span text:style-name="T4631">onclick</text:span><text:span text:style-name="T4632">=</text:span><text:span text:style-name="T4633">"</text:span><text:span text:style-name="T4634">skyTab</text:span><text:span text:style-name="T4635">(</text:span><text:span text:style-name="T4636">event</text:span><text:span text:style-name="T4637">,'sky-cs')"</text:span><text:span text:style-name="T4638">&gt;&lt;</text:span><text:span text:style-name="T4639">a</text:span><text:span text:style-name="T4640"> </text:span><text:span text:style-name="T4641">&gt;</text:span><text:span text:style-name="T4642">Coming Soon</text:span><text:span text:style-name="T4643">&lt;/</text:span><text:span text:style-name="T4644">a</text:span><text:span text:style-name="T4645">&gt;&lt;/</text:span><text:span text:style-name="T4646">li</text:span><text:span text:style-name="T4647">&gt;</text:span></text:p>
      <text:p text:style-name="P4648"><text:span text:style-name="T4649">                                </text:span><text:span text:style-name="T4650">&lt;</text:span><text:span text:style-name="T4651">li</text:span><text:span text:style-name="T4652"> </text:span><text:span text:style-name="T4653">class</text:span><text:span text:style-name="T4654">=</text:span><text:span text:style-name="T4655">"skytab"</text:span><text:span text:style-name="T4656"> </text:span><text:span text:style-name="T4657">onclick</text:span><text:span text:style-name="T4658">=</text:span><text:span text:style-name="T4659">"</text:span><text:span text:style-name="T4660">skyTab</text:span><text:span text:style-name="T4661">(</text:span><text:span text:style-name="T4662">event</text:span><text:span text:style-name="T4663">,'sky-leaving')"</text:span><text:span text:style-name="T4664">&gt;&lt;</text:span><text:span text:style-name="T4665">a</text:span><text:span text:style-name="T4666"> </text:span><text:span text:style-name="T4667">&gt;</text:span><text:span text:style-name="T4668">Leaving Soon</text:span><text:span text:style-name="T4669">&lt;/</text:span><text:span text:style-name="T4670">a</text:span><text:span text:style-name="T4671">&gt;&lt;/</text:span><text:span text:style-name="T4672">li</text:span><text:span text:style-name="T4673">&gt;</text:span></text:p>
      <text:p text:style-name="P4674"><text:span text:style-name="T4675">                            </text:span><text:span text:style-name="T4676">&lt;/</text:span><text:span text:style-name="T4677">ul</text:span><text:span text:style-name="T4678">&gt;</text:span></text:p>
      <text:p text:style-name="P4679"><text:span text:style-name="T4680">                        </text:span><text:span text:style-name="T4681">&lt;/</text:span><text:span text:style-name="T4682">div</text:span><text:span text:style-name="T4683">&gt;</text:span></text:p>
      <text:p text:style-name="P4684"><text:span text:style-name="T4685">                        </text:span><text:span text:style-name="T4686">&lt;</text:span><text:span text:style-name="T4687">div</text:span><text:span text:style-name="T4688"> </text:span><text:span text:style-name="T4689">class</text:span><text:span text:style-name="T4690">=</text:span><text:span text:style-name="T4691">"container"</text:span><text:span text:style-name="T4692">&gt;</text:span></text:p>
      <text:p text:style-name="P4693"><text:span text:style-name="T4694">                            </text:span><text:span text:style-name="T4695">&lt;!--Beginn von Coming Sky--&gt;</text:span></text:p>
      <text:p text:style-name="P4696"><text:span text:style-name="T4697">                            </text:span><text:span text:style-name="T4698">&lt;</text:span><text:span text:style-name="T4699">div</text:span><text:span text:style-name="T4700"> </text:span><text:span text:style-name="T4701">id</text:span><text:span text:style-name="T4702">=</text:span><text:span text:style-name="T4703">"sky-cs"</text:span><text:span text:style-name="T4704"> </text:span><text:span text:style-name="T4705">class</text:span><text:span text:style-name="T4706">=</text:span><text:span text:style-name="T4707">"sky-tab"</text:span><text:span text:style-name="T4708">&gt;</text:span></text:p>
      <text:p text:style-name="P4709"><text:span text:style-name="T4710">                                </text:span><text:span text:style-name="T4711">&lt;</text:span><text:span text:style-name="T4712">div</text:span><text:span text:style-name="T4713"> </text:span><text:span text:style-name="T4714">id</text:span><text:span text:style-name="T4715">=</text:span><text:span text:style-name="T4716">"row-direct"</text:span><text:span text:style-name="T4717">  </text:span><text:span text:style-name="T4718">class</text:span><text:span text:style-name="T4719">=</text:span><text:span text:style-name="T4720">"swiper-container"</text:span><text:span text:style-name="T4721">&gt;</text:span></text:p>
      <text:p text:style-name="P4722"><text:span text:style-name="T4723">                                    </text:span><text:span text:style-name="T4724">&lt;</text:span><text:span text:style-name="T4725">div</text:span><text:span text:style-name="T4726"> </text:span><text:span text:style-name="T4727">id</text:span><text:span text:style-name="T4728">=</text:span><text:span text:style-name="T4729">"row-direct"</text:span><text:span text:style-name="T4730"> </text:span><text:span text:style-name="T4731">class</text:span><text:span text:style-name="T4732">=</text:span><text:span text:style-name="T4733">"swiper-wrapper"</text:span><text:span text:style-name="T4734">&gt;</text:span></text:p>
      <text:p text:style-name="P4735"><text:span text:style-name="T4736">                                        </text:span><text:span text:style-name="T4737">&lt;</text:span><text:span text:style-name="T4738">div</text:span><text:span text:style-name="T4739"> </text:span><text:span text:style-name="T4740">id</text:span><text:span text:style-name="T4741">=</text:span><text:span text:style-name="T4742">"verti-pos"</text:span><text:span text:style-name="T4743"> </text:span><text:span text:style-name="T4744">class</text:span><text:span text:style-name="T4745">=</text:span><text:span text:style-name="T4746">"swiper-slide"</text:span><text:span text:style-name="T4747">&gt;&lt;</text:span><text:span text:style-name="T4748">img</text:span><text:span text:style-name="T4749"> </text:span><text:span text:style-name="T4750">src</text:span><text:span text:style-name="T4751">=</text:span><text:span text:style-name="T4752">"prime/cs/Carnival_Row.jpg"</text:span><text:span text:style-name="T4753">/&gt;&lt;/</text:span><text:span text:style-name="T4754">div</text:span><text:span text:style-name="T4755">&gt;</text:span></text:p>
      <text:p text:style-name="P4756"><text:span text:style-name="T4757">                                        </text:span><text:span text:style-name="T4758">&lt;</text:span><text:span text:style-name="T4759">div</text:span><text:span text:style-name="T4760"> </text:span><text:span text:style-name="T4761">id</text:span><text:span text:style-name="T4762">=</text:span><text:span text:style-name="T4763">"verti-pos"</text:span><text:span text:style-name="T4764"> </text:span><text:span text:style-name="T4765">class</text:span><text:span text:style-name="T4766">=</text:span><text:span text:style-name="T4767">"swiper-slide"</text:span><text:span text:style-name="T4768">&gt;&lt;</text:span><text:span text:style-name="T4769">img</text:span><text:span text:style-name="T4770"> </text:span><text:span text:style-name="T4771">src</text:span><text:span text:style-name="T4772">=</text:span><text:span text:style-name="T4773">"prime/cs/Cold_Pursuit.jpg"</text:span><text:span text:style-name="T4774">/&gt;&lt;/</text:span><text:span text:style-name="T4775">div</text:span><text:span text:style-name="T4776">&gt;</text:span></text:p>
      <text:p text:style-name="P4777"><text:span text:style-name="T4778">                                        </text:span><text:span text:style-name="T4779">&lt;</text:span><text:span text:style-name="T4780">div</text:span><text:span text:style-name="T4781"> </text:span><text:span text:style-name="T4782">id</text:span><text:span text:style-name="T4783">=</text:span><text:span text:style-name="T4784">"verti-pos"</text:span><text:span text:style-name="T4785"> </text:span><text:span text:style-name="T4786">class</text:span><text:span text:style-name="T4787">=</text:span><text:span text:style-name="T4788">"swiper-slide"</text:span><text:span text:style-name="T4789">&gt;&lt;</text:span><text:span text:style-name="T4790">img</text:span><text:span text:style-name="T4791"> </text:span><text:span text:style-name="T4792">src</text:span><text:span text:style-name="T4793">=</text:span><text:span text:style-name="T4794">"prime/cs/pacificrim2.jpg"</text:span><text:span text:style-name="T4795">/&gt;&lt;/</text:span><text:span text:style-name="T4796">div</text:span><text:span text:style-name="T4797">&gt;</text:span></text:p>
      <text:p text:style-name="P4798"><text:span text:style-name="T4799">                                        </text:span><text:span text:style-name="T4800">&lt;</text:span><text:span text:style-name="T4801">div</text:span><text:span text:style-name="T4802"> </text:span><text:span text:style-name="T4803">id</text:span><text:span text:style-name="T4804">=</text:span><text:span text:style-name="T4805">"verti-pos"</text:span><text:span text:style-name="T4806"> </text:span><text:span text:style-name="T4807">class</text:span><text:span text:style-name="T4808">=</text:span><text:span text:style-name="T4809">"swiper-slide"</text:span><text:span text:style-name="T4810">&gt;&lt;</text:span><text:span text:style-name="T4811">img</text:span><text:span text:style-name="T4812"> </text:span><text:span text:style-name="T4813">src</text:span><text:span text:style-name="T4814">=</text:span><text:span text:style-name="T4815">"prime/cs/pacificrim2.jpg"</text:span><text:span text:style-name="T4816">/&gt;&lt;/</text:span><text:span text:style-name="T4817">div</text:span><text:span text:style-name="T4818">&gt;</text:span></text:p>
      <text:p text:style-name="P4819"><text:span text:style-name="T4820">                                        </text:span><text:span text:style-name="T4821">&lt;</text:span><text:span text:style-name="T4822">div</text:span><text:span text:style-name="T4823"> </text:span><text:span text:style-name="T4824">id</text:span><text:span text:style-name="T4825">=</text:span><text:span text:style-name="T4826">"verti-pos"</text:span><text:span text:style-name="T4827"> </text:span><text:span text:style-name="T4828">class</text:span><text:span text:style-name="T4829">=</text:span><text:span text:style-name="T4830">"swiper-slide"</text:span><text:span text:style-name="T4831">&gt;&lt;</text:span><text:span text:style-name="T4832">img</text:span><text:span text:style-name="T4833"> </text:span><text:span text:style-name="T4834">src</text:span><text:span text:style-name="T4835">=</text:span><text:span text:style-name="T4836">"prime/cs/pacificrim2.jpg"</text:span><text:span text:style-name="T4837">/&gt;&lt;/</text:span><text:span text:style-name="T4838">div</text:span><text:span text:style-name="T4839">&gt;</text:span></text:p>
      <text:p text:style-name="P4840"><text:span text:style-name="T4841">                                        </text:span><text:span text:style-name="T4842">&lt;</text:span><text:span text:style-name="T4843">div</text:span><text:span text:style-name="T4844"> </text:span><text:span text:style-name="T4845">id</text:span><text:span text:style-name="T4846">=</text:span><text:span text:style-name="T4847">"verti-pos"</text:span><text:span text:style-name="T4848"> </text:span><text:span text:style-name="T4849">class</text:span><text:span text:style-name="T4850">=</text:span><text:span text:style-name="T4851">"swiper-slide"</text:span><text:span text:style-name="T4852">&gt;&lt;</text:span><text:span text:style-name="T4853">img</text:span><text:span text:style-name="T4854"> </text:span><text:span text:style-name="T4855">src</text:span><text:span text:style-name="T4856">=</text:span><text:span text:style-name="T4857">"prime/cs/pacificrim2.jpg"</text:span><text:span text:style-name="T4858">/&gt;&lt;/</text:span><text:span text:style-name="T4859">div</text:span><text:span text:style-name="T4860">&gt;</text:span></text:p>
      <text:p text:style-name="P4861"><text:span text:style-name="T4862">                                        </text:span><text:span text:style-name="T4863">&lt;</text:span><text:span text:style-name="T4864">div</text:span><text:span text:style-name="T4865"> </text:span><text:span text:style-name="T4866">id</text:span><text:span text:style-name="T4867">=</text:span><text:span text:style-name="T4868">"verti-pos"</text:span><text:span text:style-name="T4869"> </text:span><text:span text:style-name="T4870">class</text:span><text:span text:style-name="T4871">=</text:span><text:span text:style-name="T4872">"swiper-slide"</text:span><text:span text:style-name="T4873">&gt;&lt;</text:span><text:span text:style-name="T4874">img</text:span><text:span text:style-name="T4875"> </text:span><text:span text:style-name="T4876">src</text:span><text:span text:style-name="T4877">=</text:span><text:span text:style-name="T4878">"prime/cs/pacificrim2.jpg"</text:span><text:span text:style-name="T4879">/&gt;&lt;/</text:span><text:span text:style-name="T4880">div</text:span><text:span text:style-name="T4881">&gt;</text:span></text:p>
      <text:p text:style-name="P4882"><text:span text:style-name="T4883">                                        </text:span><text:span text:style-name="T4884">&lt;</text:span><text:span text:style-name="T4885">div</text:span><text:span text:style-name="T4886"> </text:span><text:span text:style-name="T4887">id</text:span><text:span text:style-name="T4888">=</text:span><text:span text:style-name="T4889">"verti-pos"</text:span><text:span text:style-name="T4890"> </text:span><text:span text:style-name="T4891">class</text:span><text:span text:style-name="T4892">=</text:span><text:span text:style-name="T4893">"swiper-slide"</text:span><text:span text:style-name="T4894">&gt;&lt;</text:span><text:span text:style-name="T4895">img</text:span><text:span text:style-name="T4896"> </text:span><text:span text:style-name="T4897">src</text:span><text:span text:style-name="T4898">=</text:span><text:span text:style-name="T4899">"prime/cs/pacificrim2.jpg"</text:span><text:span text:style-name="T4900">/&gt;&lt;/</text:span><text:span text:style-name="T4901">div</text:span><text:span text:style-name="T4902">&gt;</text:span></text:p>
      <text:p text:style-name="P4903"><text:span text:style-name="T4904">                                        </text:span><text:span text:style-name="T4905">&lt;</text:span><text:span text:style-name="T4906">div</text:span><text:span text:style-name="T4907"> </text:span><text:span text:style-name="T4908">id</text:span><text:span text:style-name="T4909">=</text:span><text:span text:style-name="T4910">"verti-pos"</text:span><text:span text:style-name="T4911"> </text:span><text:span text:style-name="T4912">class</text:span><text:span text:style-name="T4913">=</text:span><text:span text:style-name="T4914">"swiper-slide"</text:span><text:span text:style-name="T4915">&gt;&lt;</text:span><text:span text:style-name="T4916">img</text:span><text:span text:style-name="T4917"> </text:span><text:span text:style-name="T4918">src</text:span><text:span text:style-name="T4919">=</text:span><text:span text:style-name="T4920">"prime/cs/pacificrim2.jpg"</text:span><text:span text:style-name="T4921">/&gt;&lt;/</text:span><text:span text:style-name="T4922">div</text:span><text:span text:style-name="T4923">&gt;</text:span></text:p>
      <text:p text:style-name="P4924"><text:span text:style-name="T4925">                                        </text:span><text:span text:style-name="T4926">&lt;</text:span><text:span text:style-name="T4927">div</text:span><text:span text:style-name="T4928"> </text:span><text:span text:style-name="T4929">id</text:span><text:span text:style-name="T4930">=</text:span><text:span text:style-name="T4931">"verti-pos"</text:span><text:span text:style-name="T4932"> </text:span><text:span text:style-name="T4933">class</text:span><text:span text:style-name="T4934">=</text:span><text:span text:style-name="T4935">"swiper-slide"</text:span><text:span text:style-name="T4936">&gt;&lt;</text:span><text:span text:style-name="T4937">img</text:span><text:span text:style-name="T4938"> </text:span><text:span text:style-name="T4939">src</text:span><text:span text:style-name="T4940">=</text:span><text:span text:style-name="T4941">"prime/cs/pacificrim2.jpg"</text:span><text:span text:style-name="T4942">/&gt;&lt;/</text:span><text:span text:style-name="T4943">div</text:span><text:span text:style-name="T4944">&gt;</text:span></text:p>
      <text:soft-page-break/>
      <text:p text:style-name="P4945"><text:span text:style-name="T4946">                                        </text:span><text:span text:style-name="T4947">&lt;</text:span><text:span text:style-name="T4948">div</text:span><text:span text:style-name="T4949"> </text:span><text:span text:style-name="T4950">id</text:span><text:span text:style-name="T4951">=</text:span><text:span text:style-name="T4952">"verti-pos"</text:span><text:span text:style-name="T4953"> </text:span><text:span text:style-name="T4954">class</text:span><text:span text:style-name="T4955">=</text:span><text:span text:style-name="T4956">"swiper-slide"</text:span><text:span text:style-name="T4957">&gt;&lt;</text:span><text:span text:style-name="T4958">img</text:span><text:span text:style-name="T4959"> </text:span><text:span text:style-name="T4960">src</text:span><text:span text:style-name="T4961">=</text:span><text:span text:style-name="T4962">"prime/cs/walk_of_shame.jpg"</text:span><text:span text:style-name="T4963">/&gt;&lt;/</text:span><text:span text:style-name="T4964">div</text:span><text:span text:style-name="T4965">&gt;</text:span></text:p>
      <text:p text:style-name="P4966"><text:span text:style-name="T4967">                                    </text:span><text:span text:style-name="T4968">&lt;/</text:span><text:span text:style-name="T4969">div</text:span><text:span text:style-name="T4970">&gt;</text:span></text:p>
      <text:p text:style-name="P4971"><text:span text:style-name="T4972">                                    </text:span><text:span text:style-name="T4973">&lt;!-- Add Pagination --&gt;</text:span></text:p>
      <text:p text:style-name="P4974"><text:span text:style-name="T4975">                                    </text:span><text:span text:style-name="T4976">&lt;</text:span><text:span text:style-name="T4977">div</text:span><text:span text:style-name="T4978"> </text:span><text:span text:style-name="T4979">class</text:span><text:span text:style-name="T4980">=</text:span><text:span text:style-name="T4981">"swiper-pagination swiper-pagination-white"</text:span><text:span text:style-name="T4982">&gt;&lt;/</text:span><text:span text:style-name="T4983">div</text:span><text:span text:style-name="T4984">&gt;</text:span></text:p>
      <text:p text:style-name="P4985"><text:span text:style-name="T4986">                                    </text:span><text:span text:style-name="T4987">&lt;!-- Add Arrows --&gt;</text:span></text:p>
      <text:p text:style-name="P4988"><text:span text:style-name="T4989">                                    </text:span><text:span text:style-name="T4990">&lt;</text:span><text:span text:style-name="T4991">div</text:span><text:span text:style-name="T4992"> </text:span><text:span text:style-name="T4993">id</text:span><text:span text:style-name="T4994">=</text:span><text:span text:style-name="T4995">"btnext-verti"</text:span><text:span text:style-name="T4996"> </text:span><text:span text:style-name="T4997">class</text:span><text:span text:style-name="T4998">=</text:span><text:span text:style-name="T4999">"swiper-button-next"</text:span><text:span text:style-name="T5000">&gt;&lt;/</text:span><text:span text:style-name="T5001">div</text:span><text:span text:style-name="T5002">&gt;</text:span></text:p>
      <text:p text:style-name="P5003"><text:span text:style-name="T5004">                                    </text:span><text:span text:style-name="T5005">&lt;</text:span><text:span text:style-name="T5006">div</text:span><text:span text:style-name="T5007"> </text:span><text:span text:style-name="T5008">id</text:span><text:span text:style-name="T5009">=</text:span><text:span text:style-name="T5010">"btprev-verti"</text:span><text:span text:style-name="T5011"> </text:span><text:span text:style-name="T5012">class</text:span><text:span text:style-name="T5013">=</text:span><text:span text:style-name="T5014">"swiper-button-prev"</text:span><text:span text:style-name="T5015">&gt;&lt;/</text:span><text:span text:style-name="T5016">div</text:span><text:span text:style-name="T5017">&gt;</text:span></text:p>
      <text:p text:style-name="P5018"><text:span text:style-name="T5019">                                </text:span><text:span text:style-name="T5020">&lt;/</text:span><text:span text:style-name="T5021">div</text:span><text:span text:style-name="T5022">&gt;</text:span></text:p>
      <text:p text:style-name="P5023"><text:span text:style-name="T5024">                                </text:span><text:span text:style-name="T5025">&lt;!-- Initialize Swiper --&gt;</text:span></text:p>
      <text:p text:style-name="P5026"><text:span text:style-name="T5027">                                </text:span><text:span text:style-name="T5028">&lt;</text:span><text:span text:style-name="T5029">script</text:span><text:span text:style-name="T5030">&gt;</text:span></text:p>
      <text:p text:style-name="P5031"><text:span text:style-name="T5032">                                    </text:span><text:span text:style-name="T5033">var</text:span><text:span text:style-name="T5034"> </text:span><text:span text:style-name="T5035">swiper</text:span><text:span text:style-name="T5036"> = </text:span><text:span text:style-name="T5037">new</text:span><text:span text:style-name="T5038"> </text:span><text:span text:style-name="T5039">Swiper</text:span><text:span text:style-name="T5040">(</text:span><text:span text:style-name="T5041">'#row-direct.swiper-container'</text:span><text:span text:style-name="T5042">, {</text:span></text:p>
      <text:p text:style-name="P5043"><text:span text:style-name="T5044">                                        </text:span><text:span text:style-name="T5045">direction:</text:span><text:span text:style-name="T5046"> </text:span><text:span text:style-name="T5047">'vertical'</text:span><text:span text:style-name="T5048">,</text:span></text:p>
      <text:p text:style-name="P5049"><text:span text:style-name="T5050">                                        </text:span><text:span text:style-name="T5051">slidesPerView:</text:span><text:span text:style-name="T5052"> </text:span><text:span text:style-name="T5053">1</text:span><text:span text:style-name="T5054">,</text:span></text:p>
      <text:p text:style-name="P5055"><text:span text:style-name="T5056">                                        </text:span><text:span text:style-name="T5057">slidesPerColumn:</text:span><text:span text:style-name="T5058"> </text:span><text:span text:style-name="T5059">3</text:span><text:span text:style-name="T5060">,</text:span></text:p>
      <text:p text:style-name="P5061"><text:span text:style-name="T5062">                                        </text:span><text:span text:style-name="T5063">spaceBetween:</text:span><text:span text:style-name="T5064"> </text:span><text:span text:style-name="T5065">10</text:span><text:span text:style-name="T5066">,</text:span></text:p>
      <text:p text:style-name="P5067"><text:span text:style-name="T5068">                                        </text:span><text:span text:style-name="T5069">simulateTouch:</text:span><text:span text:style-name="T5070">false</text:span><text:span text:style-name="T5071">,</text:span></text:p>
      <text:p text:style-name="P5072"><text:span text:style-name="T5073">                                        </text:span><text:span text:style-name="T5074">pagination:</text:span><text:span text:style-name="T5075"> {</text:span></text:p>
      <text:p text:style-name="P5076"><text:span text:style-name="T5077">                                            </text:span><text:span text:style-name="T5078">el:</text:span><text:span text:style-name="T5079"> </text:span><text:span text:style-name="T5080">'.swiper-pagination'</text:span><text:span text:style-name="T5081">,</text:span></text:p>
      <text:p text:style-name="P5082"><text:span text:style-name="T5083">                                            </text:span><text:span text:style-name="T5084">clickable:</text:span><text:span text:style-name="T5085"> </text:span><text:span text:style-name="T5086">true</text:span><text:span text:style-name="T5087">,                        </text:span></text:p>
      <text:p text:style-name="P5088"><text:span text:style-name="T5089">                                            </text:span><text:span text:style-name="T5090">dynamicBullets:</text:span><text:span text:style-name="T5091">true</text:span><text:span text:style-name="T5092">,</text:span></text:p>
      <text:p text:style-name="P5093">                                        },</text:p>
      <text:p text:style-name="P5094"><text:span text:style-name="T5095">                                        </text:span><text:span text:style-name="T5096">navigation:</text:span><text:span text:style-name="T5097"> {</text:span></text:p>
      <text:p text:style-name="P5098"><text:span text:style-name="T5099">                                            </text:span><text:span text:style-name="T5100">nextEl:</text:span><text:span text:style-name="T5101"> </text:span><text:span text:style-name="T5102">'.swiper-button-next'</text:span><text:span text:style-name="T5103">,</text:span></text:p>
      <text:p text:style-name="P5104"><text:span text:style-name="T5105">                                            </text:span><text:span text:style-name="T5106">prevEl:</text:span><text:span text:style-name="T5107"> </text:span><text:span text:style-name="T5108">'.swiper-button-prev'</text:span><text:span text:style-name="T5109">,</text:span></text:p>
      <text:p text:style-name="P5110">                                        },</text:p>
      <text:p text:style-name="P5111">                                    });</text:p>
      <text:p text:style-name="P5112"><text:span text:style-name="T5113">                                </text:span><text:span text:style-name="T5114">&lt;/</text:span><text:span text:style-name="T5115">script</text:span><text:span text:style-name="T5116">&gt;</text:span></text:p>
      <text:p text:style-name="P5117"><text:span text:style-name="T5118">                            </text:span><text:span text:style-name="T5119">&lt;/</text:span><text:span text:style-name="T5120">div</text:span><text:span text:style-name="T5121">&gt;</text:span></text:p>
      <text:p text:style-name="P5122"><text:span text:style-name="T5123">                            </text:span><text:span text:style-name="T5124">&lt;!--Ende von Coming Sky--&gt;</text:span></text:p>
      <text:p text:style-name="P5125"><text:span text:style-name="T5126">                            </text:span><text:span text:style-name="T5127">&lt;!--Beginn von Leaving Sky--&gt;</text:span></text:p>
      <text:p text:style-name="P5128"><text:span text:style-name="T5129">                            </text:span><text:span text:style-name="T5130">&lt;</text:span><text:span text:style-name="T5131">div</text:span><text:span text:style-name="T5132"> </text:span><text:span text:style-name="T5133">id</text:span><text:span text:style-name="T5134">=</text:span><text:span text:style-name="T5135">"sky-leaving"</text:span><text:span text:style-name="T5136"> </text:span><text:span text:style-name="T5137">class</text:span><text:span text:style-name="T5138">=</text:span><text:span text:style-name="T5139">"sky-tab"</text:span><text:span text:style-name="T5140"> </text:span><text:span text:style-name="T5141">style</text:span><text:span text:style-name="T5142">=</text:span><text:span text:style-name="T5143">"display: none;"</text:span><text:span text:style-name="T5144">&gt;</text:span></text:p>
      <text:p text:style-name="P5145"><text:span text:style-name="T5146">                                </text:span><text:span text:style-name="T5147">&lt;</text:span><text:span text:style-name="T5148">div</text:span><text:span text:style-name="T5149"> </text:span><text:span text:style-name="T5150">id</text:span><text:span text:style-name="T5151">=</text:span><text:span text:style-name="T5152">"row-direct"</text:span><text:span text:style-name="T5153">  </text:span><text:span text:style-name="T5154">class</text:span><text:span text:style-name="T5155">=</text:span><text:span text:style-name="T5156">"swiper-container"</text:span><text:span text:style-name="T5157">&gt;</text:span></text:p>
      <text:p text:style-name="P5158"><text:span text:style-name="T5159">                                    </text:span><text:span text:style-name="T5160">&lt;</text:span><text:span text:style-name="T5161">div</text:span><text:span text:style-name="T5162"> </text:span><text:span text:style-name="T5163">id</text:span><text:span text:style-name="T5164">=</text:span><text:span text:style-name="T5165">"row-direct"</text:span><text:span text:style-name="T5166"> </text:span><text:span text:style-name="T5167">class</text:span><text:span text:style-name="T5168">=</text:span><text:span text:style-name="T5169">"swiper-wrapper"</text:span><text:span text:style-name="T5170"> </text:span><text:span text:style-name="T5171">&gt;</text:span></text:p>
      <text:p text:style-name="P5172"><text:span text:style-name="T5173">                                        </text:span><text:span text:style-name="T5174">&lt;</text:span><text:span text:style-name="T5175">div</text:span><text:span text:style-name="T5176"> </text:span><text:span text:style-name="T5177">id</text:span><text:span text:style-name="T5178">=</text:span><text:span text:style-name="T5179">"leaving-verti-pos"</text:span><text:span text:style-name="T5180"> </text:span><text:span text:style-name="T5181">class</text:span><text:span text:style-name="T5182">=</text:span><text:span text:style-name="T5183">"swiper-slide"</text:span><text:span text:style-name="T5184">&gt;&lt;</text:span><text:span text:style-name="T5185">img</text:span><text:span text:style-name="T5186"> </text:span><text:span text:style-name="T5187">src</text:span><text:span text:style-name="T5188">=</text:span><text:span text:style-name="T5189">"prime/cs/Carnival_Row.jpg"</text:span><text:span text:style-name="T5190">/&gt;&lt;/</text:span><text:span text:style-name="T5191">div</text:span><text:span text:style-name="T5192">&gt;</text:span></text:p>
      <text:p text:style-name="P5193"><text:span text:style-name="T5194">                                        </text:span><text:span text:style-name="T5195">&lt;</text:span><text:span text:style-name="T5196">div</text:span><text:span text:style-name="T5197"> </text:span><text:span text:style-name="T5198">id</text:span><text:span text:style-name="T5199">=</text:span><text:span text:style-name="T5200">"leaving-verti-pos"</text:span><text:span text:style-name="T5201"> </text:span><text:span text:style-name="T5202">class</text:span><text:span text:style-name="T5203">=</text:span><text:span text:style-name="T5204">"swiper-slide"</text:span><text:span text:style-name="T5205">&gt;&lt;</text:span><text:span text:style-name="T5206">img</text:span><text:span text:style-name="T5207"> </text:span><text:span text:style-name="T5208">src</text:span><text:span text:style-name="T5209">=</text:span><text:span text:style-name="T5210">"prime/cs/Cold_Pursuit.jpg"</text:span><text:span text:style-name="T5211">/&gt;&lt;/</text:span><text:span text:style-name="T5212">div</text:span><text:span text:style-name="T5213">&gt;</text:span></text:p>
      <text:p text:style-name="P5214"><text:span text:style-name="T5215">                                        </text:span><text:span text:style-name="T5216">&lt;</text:span><text:span text:style-name="T5217">div</text:span><text:span text:style-name="T5218"> </text:span><text:span text:style-name="T5219">id</text:span><text:span text:style-name="T5220">=</text:span><text:span text:style-name="T5221">"leaving-verti-pos"</text:span><text:span text:style-name="T5222"> </text:span><text:span text:style-name="T5223">class</text:span><text:span text:style-name="T5224">=</text:span><text:span text:style-name="T5225">"swiper-slide"</text:span><text:span text:style-name="T5226">&gt;&lt;</text:span><text:span text:style-name="T5227">img</text:span><text:span text:style-name="T5228"> </text:span><text:span text:style-name="T5229">src</text:span><text:span text:style-name="T5230">=</text:span><text:span text:style-name="T5231">"prime/cs/pacificrim2.jpg"</text:span><text:span text:style-name="T5232">/&gt;&lt;/</text:span><text:span text:style-name="T5233">div</text:span><text:span text:style-name="T5234">&gt;</text:span></text:p>
      <text:soft-page-break/>
      <text:p text:style-name="P5235"><text:span text:style-name="T5236">                                        </text:span><text:span text:style-name="T5237">&lt;</text:span><text:span text:style-name="T5238">div</text:span><text:span text:style-name="T5239"> </text:span><text:span text:style-name="T5240">id</text:span><text:span text:style-name="T5241">=</text:span><text:span text:style-name="T5242">"leaving-verti-pos"</text:span><text:span text:style-name="T5243"> </text:span><text:span text:style-name="T5244">class</text:span><text:span text:style-name="T5245">=</text:span><text:span text:style-name="T5246">"swiper-slide"</text:span><text:span text:style-name="T5247">&gt;&lt;</text:span><text:span text:style-name="T5248">img</text:span><text:span text:style-name="T5249"> </text:span><text:span text:style-name="T5250">src</text:span><text:span text:style-name="T5251">=</text:span><text:span text:style-name="T5252">"prime/cs/pacificrim2.jpg"</text:span><text:span text:style-name="T5253">/&gt;&lt;/</text:span><text:span text:style-name="T5254">div</text:span><text:span text:style-name="T5255">&gt;</text:span></text:p>
      <text:p text:style-name="P5256"><text:span text:style-name="T5257">                                        </text:span><text:span text:style-name="T5258">&lt;</text:span><text:span text:style-name="T5259">div</text:span><text:span text:style-name="T5260"> </text:span><text:span text:style-name="T5261">id</text:span><text:span text:style-name="T5262">=</text:span><text:span text:style-name="T5263">"leaving-verti-pos"</text:span><text:span text:style-name="T5264"> </text:span><text:span text:style-name="T5265">class</text:span><text:span text:style-name="T5266">=</text:span><text:span text:style-name="T5267">"swiper-slide"</text:span><text:span text:style-name="T5268">&gt;&lt;</text:span><text:span text:style-name="T5269">img</text:span><text:span text:style-name="T5270"> </text:span><text:span text:style-name="T5271">src</text:span><text:span text:style-name="T5272">=</text:span><text:span text:style-name="T5273">"prime/cs/pacificrim2.jpg"</text:span><text:span text:style-name="T5274">/&gt;&lt;/</text:span><text:span text:style-name="T5275">div</text:span><text:span text:style-name="T5276">&gt;</text:span></text:p>
      <text:p text:style-name="P5277"><text:span text:style-name="T5278">                                        </text:span><text:span text:style-name="T5279">&lt;</text:span><text:span text:style-name="T5280">div</text:span><text:span text:style-name="T5281"> </text:span><text:span text:style-name="T5282">id</text:span><text:span text:style-name="T5283">=</text:span><text:span text:style-name="T5284">"leaving-verti-pos"</text:span><text:span text:style-name="T5285"> </text:span><text:span text:style-name="T5286">class</text:span><text:span text:style-name="T5287">=</text:span><text:span text:style-name="T5288">"swiper-slide"</text:span><text:span text:style-name="T5289">&gt;&lt;</text:span><text:span text:style-name="T5290">img</text:span><text:span text:style-name="T5291"> </text:span><text:span text:style-name="T5292">src</text:span><text:span text:style-name="T5293">=</text:span><text:span text:style-name="T5294">"prime/cs/pacificrim2.jpg"</text:span><text:span text:style-name="T5295">/&gt;&lt;/</text:span><text:span text:style-name="T5296">div</text:span><text:span text:style-name="T5297">&gt;</text:span></text:p>
      <text:p text:style-name="P5298"><text:span text:style-name="T5299">                                        </text:span><text:span text:style-name="T5300">&lt;</text:span><text:span text:style-name="T5301">div</text:span><text:span text:style-name="T5302"> </text:span><text:span text:style-name="T5303">id</text:span><text:span text:style-name="T5304">=</text:span><text:span text:style-name="T5305">"leaving-verti-pos"</text:span><text:span text:style-name="T5306"> </text:span><text:span text:style-name="T5307">class</text:span><text:span text:style-name="T5308">=</text:span><text:span text:style-name="T5309">"swiper-slide"</text:span><text:span text:style-name="T5310">&gt;&lt;</text:span><text:span text:style-name="T5311">img</text:span><text:span text:style-name="T5312"> </text:span><text:span text:style-name="T5313">src</text:span><text:span text:style-name="T5314">=</text:span><text:span text:style-name="T5315">"prime/cs/pacificrim2.jpg"</text:span><text:span text:style-name="T5316">/&gt;&lt;/</text:span><text:span text:style-name="T5317">div</text:span><text:span text:style-name="T5318">&gt;</text:span></text:p>
      <text:p text:style-name="P5319"><text:span text:style-name="T5320">                                        </text:span><text:span text:style-name="T5321">&lt;</text:span><text:span text:style-name="T5322">div</text:span><text:span text:style-name="T5323"> </text:span><text:span text:style-name="T5324">id</text:span><text:span text:style-name="T5325">=</text:span><text:span text:style-name="T5326">"leaving-verti-pos"</text:span><text:span text:style-name="T5327"> </text:span><text:span text:style-name="T5328">class</text:span><text:span text:style-name="T5329">=</text:span><text:span text:style-name="T5330">"swiper-slide"</text:span><text:span text:style-name="T5331">&gt;&lt;</text:span><text:span text:style-name="T5332">img</text:span><text:span text:style-name="T5333"> </text:span><text:span text:style-name="T5334">src</text:span><text:span text:style-name="T5335">=</text:span><text:span text:style-name="T5336">"prime/cs/pacificrim2.jpg"</text:span><text:span text:style-name="T5337">/&gt;&lt;/</text:span><text:span text:style-name="T5338">div</text:span><text:span text:style-name="T5339">&gt;</text:span></text:p>
      <text:p text:style-name="P5340"><text:span text:style-name="T5341">                                        </text:span><text:span text:style-name="T5342">&lt;</text:span><text:span text:style-name="T5343">div</text:span><text:span text:style-name="T5344"> </text:span><text:span text:style-name="T5345">id</text:span><text:span text:style-name="T5346">=</text:span><text:span text:style-name="T5347">"leaving-verti-pos"</text:span><text:span text:style-name="T5348"> </text:span><text:span text:style-name="T5349">class</text:span><text:span text:style-name="T5350">=</text:span><text:span text:style-name="T5351">"swiper-slide"</text:span><text:span text:style-name="T5352">&gt;&lt;</text:span><text:span text:style-name="T5353">img</text:span><text:span text:style-name="T5354"> </text:span><text:span text:style-name="T5355">src</text:span><text:span text:style-name="T5356">=</text:span><text:span text:style-name="T5357">"prime/cs/pacificrim2.jpg"</text:span><text:span text:style-name="T5358">/&gt;&lt;/</text:span><text:span text:style-name="T5359">div</text:span><text:span text:style-name="T5360">&gt;</text:span></text:p>
      <text:p text:style-name="P5361"><text:span text:style-name="T5362">                                        </text:span><text:span text:style-name="T5363">&lt;</text:span><text:span text:style-name="T5364">div</text:span><text:span text:style-name="T5365"> </text:span><text:span text:style-name="T5366">id</text:span><text:span text:style-name="T5367">=</text:span><text:span text:style-name="T5368">"leaving-verti-pos"</text:span><text:span text:style-name="T5369"> </text:span><text:span text:style-name="T5370">class</text:span><text:span text:style-name="T5371">=</text:span><text:span text:style-name="T5372">"swiper-slide"</text:span><text:span text:style-name="T5373">&gt;&lt;</text:span><text:span text:style-name="T5374">img</text:span><text:span text:style-name="T5375"> </text:span><text:span text:style-name="T5376">src</text:span><text:span text:style-name="T5377">=</text:span><text:span text:style-name="T5378">"prime/cs/pacificrim2.jpg"</text:span><text:span text:style-name="T5379">/&gt;&lt;/</text:span><text:span text:style-name="T5380">div</text:span><text:span text:style-name="T5381">&gt;</text:span></text:p>
      <text:p text:style-name="P5382"><text:span text:style-name="T5383">                                        </text:span><text:span text:style-name="T5384">&lt;</text:span><text:span text:style-name="T5385">div</text:span><text:span text:style-name="T5386"> </text:span><text:span text:style-name="T5387">id</text:span><text:span text:style-name="T5388">=</text:span><text:span text:style-name="T5389">"leaving-verti-pos"</text:span><text:span text:style-name="T5390"> </text:span><text:span text:style-name="T5391">class</text:span><text:span text:style-name="T5392">=</text:span><text:span text:style-name="T5393">"swiper-slide"</text:span><text:span text:style-name="T5394">&gt;&lt;</text:span><text:span text:style-name="T5395">img</text:span><text:span text:style-name="T5396"> </text:span><text:span text:style-name="T5397">src</text:span><text:span text:style-name="T5398">=</text:span><text:span text:style-name="T5399">"prime/cs/walk_of_shame.jpg"</text:span><text:span text:style-name="T5400">/&gt;&lt;/</text:span><text:span text:style-name="T5401">div</text:span><text:span text:style-name="T5402">&gt;</text:span></text:p>
      <text:p text:style-name="P5403"><text:span text:style-name="T5404">                                    </text:span><text:span text:style-name="T5405">&lt;/</text:span><text:span text:style-name="T5406">div</text:span><text:span text:style-name="T5407">&gt;</text:span></text:p>
      <text:p text:style-name="P5408"><text:span text:style-name="T5409">                                    </text:span><text:span text:style-name="T5410">&lt;!-- Add Pagination --&gt;</text:span></text:p>
      <text:p text:style-name="P5411"><text:span text:style-name="T5412">                                    </text:span><text:span text:style-name="T5413">&lt;</text:span><text:span text:style-name="T5414">div</text:span><text:span text:style-name="T5415"> </text:span><text:span text:style-name="T5416">class</text:span><text:span text:style-name="T5417">=</text:span><text:span text:style-name="T5418">"swiper-pagination swiper-pagination-white"</text:span><text:span text:style-name="T5419">&gt;&lt;/</text:span><text:span text:style-name="T5420">div</text:span><text:span text:style-name="T5421">&gt;</text:span></text:p>
      <text:p text:style-name="P5422"><text:span text:style-name="T5423">                                    </text:span><text:span text:style-name="T5424">&lt;!-- Add Arrows --&gt;</text:span></text:p>
      <text:p text:style-name="P5425"><text:span text:style-name="T5426">                                    </text:span><text:span text:style-name="T5427">&lt;</text:span><text:span text:style-name="T5428">div</text:span><text:span text:style-name="T5429"> </text:span><text:span text:style-name="T5430">id</text:span><text:span text:style-name="T5431">=</text:span><text:span text:style-name="T5432">"btnext-verti"</text:span><text:span text:style-name="T5433"> </text:span><text:span text:style-name="T5434">class</text:span><text:span text:style-name="T5435">=</text:span><text:span text:style-name="T5436">"swiper-button-next"</text:span><text:span text:style-name="T5437">&gt;&lt;/</text:span><text:span text:style-name="T5438">div</text:span><text:span text:style-name="T5439">&gt;</text:span></text:p>
      <text:p text:style-name="P5440"><text:span text:style-name="T5441">                                    </text:span><text:span text:style-name="T5442">&lt;</text:span><text:span text:style-name="T5443">div</text:span><text:span text:style-name="T5444"> </text:span><text:span text:style-name="T5445">id</text:span><text:span text:style-name="T5446">=</text:span><text:span text:style-name="T5447">"btprev-verti"</text:span><text:span text:style-name="T5448"> </text:span><text:span text:style-name="T5449">class</text:span><text:span text:style-name="T5450">=</text:span><text:span text:style-name="T5451">"swiper-button-prev"</text:span><text:span text:style-name="T5452">&gt;&lt;/</text:span><text:span text:style-name="T5453">div</text:span><text:span text:style-name="T5454">&gt;</text:span></text:p>
      <text:p text:style-name="P5455"><text:span text:style-name="T5456">                                </text:span><text:span text:style-name="T5457">&lt;/</text:span><text:span text:style-name="T5458">div</text:span><text:span text:style-name="T5459">&gt;</text:span></text:p>
      <text:p text:style-name="P5460"><text:span text:style-name="T5461">                                </text:span><text:span text:style-name="T5462">&lt;!-- Initialize Swiper --&gt;</text:span></text:p>
      <text:p text:style-name="P5463"><text:span text:style-name="T5464">                                </text:span><text:span text:style-name="T5465">&lt;</text:span><text:span text:style-name="T5466">script</text:span><text:span text:style-name="T5467">&gt;</text:span></text:p>
      <text:p text:style-name="P5468"><text:span text:style-name="T5469">                                    </text:span><text:span text:style-name="T5470">var</text:span><text:span text:style-name="T5471"> </text:span><text:span text:style-name="T5472">swiper</text:span><text:span text:style-name="T5473"> = </text:span><text:span text:style-name="T5474">new</text:span><text:span text:style-name="T5475"> </text:span><text:span text:style-name="T5476">Swiper</text:span><text:span text:style-name="T5477">(</text:span><text:span text:style-name="T5478">'#row-direct.swiper-container'</text:span><text:span text:style-name="T5479">, {</text:span></text:p>
      <text:p text:style-name="P5480"><text:span text:style-name="T5481">                                        </text:span><text:span text:style-name="T5482">direction:</text:span><text:span text:style-name="T5483"> </text:span><text:span text:style-name="T5484">'vertical'</text:span><text:span text:style-name="T5485">,</text:span></text:p>
      <text:p text:style-name="P5486"><text:span text:style-name="T5487">                                        </text:span><text:span text:style-name="T5488">slidesPerView:</text:span><text:span text:style-name="T5489"> </text:span><text:span text:style-name="T5490">1</text:span><text:span text:style-name="T5491">,</text:span></text:p>
      <text:p text:style-name="P5492"><text:span text:style-name="T5493">                                        </text:span><text:span text:style-name="T5494">slidesPerColumn:</text:span><text:span text:style-name="T5495"> </text:span><text:span text:style-name="T5496">3</text:span><text:span text:style-name="T5497">,</text:span></text:p>
      <text:p text:style-name="P5498"><text:span text:style-name="T5499">                                        </text:span><text:span text:style-name="T5500">spaceBetween:</text:span><text:span text:style-name="T5501"> </text:span><text:span text:style-name="T5502">10</text:span><text:span text:style-name="T5503">,</text:span></text:p>
      <text:p text:style-name="P5504"><text:span text:style-name="T5505">                                        </text:span><text:span text:style-name="T5506">simulateTouch:</text:span><text:span text:style-name="T5507">false</text:span><text:span text:style-name="T5508">,</text:span></text:p>
      <text:p text:style-name="P5509"><text:span text:style-name="T5510">                                        </text:span><text:span text:style-name="T5511">pagination:</text:span><text:span text:style-name="T5512"> {</text:span></text:p>
      <text:p text:style-name="P5513"><text:span text:style-name="T5514">                                            </text:span><text:span text:style-name="T5515">el:</text:span><text:span text:style-name="T5516"> </text:span><text:span text:style-name="T5517">'.swiper-pagination'</text:span><text:span text:style-name="T5518">,</text:span></text:p>
      <text:p text:style-name="P5519"><text:span text:style-name="T5520">                                            </text:span><text:span text:style-name="T5521">clickable:</text:span><text:span text:style-name="T5522"> </text:span><text:span text:style-name="T5523">true</text:span><text:span text:style-name="T5524">,                        </text:span></text:p>
      <text:p text:style-name="P5525"><text:span text:style-name="T5526">                                            </text:span><text:span text:style-name="T5527">dynamicBullets:</text:span><text:span text:style-name="T5528">true</text:span><text:span text:style-name="T5529">,</text:span></text:p>
      <text:p text:style-name="P5530">                                        },</text:p>
      <text:p text:style-name="P5531"><text:span text:style-name="T5532">                                        </text:span><text:span text:style-name="T5533">navigation:</text:span><text:span text:style-name="T5534"> {</text:span></text:p>
      <text:p text:style-name="P5535"><text:span text:style-name="T5536">                                            </text:span><text:span text:style-name="T5537">nextEl:</text:span><text:span text:style-name="T5538"> </text:span><text:span text:style-name="T5539">'.swiper-button-next'</text:span><text:span text:style-name="T5540">,</text:span></text:p>
      <text:p text:style-name="P5541"><text:span text:style-name="T5542">                                            </text:span><text:span text:style-name="T5543">prevEl:</text:span><text:span text:style-name="T5544"> </text:span><text:span text:style-name="T5545">'.swiper-button-prev'</text:span><text:span text:style-name="T5546">,</text:span></text:p>
      <text:p text:style-name="P5547">                                        },</text:p>
      <text:p text:style-name="P5548">                                    });</text:p>
      <text:p text:style-name="P5549"><text:span text:style-name="T5550">                                </text:span><text:span text:style-name="T5551">&lt;/</text:span><text:span text:style-name="T5552">script</text:span><text:span text:style-name="T5553">&gt;</text:span></text:p>
      <text:p text:style-name="P5554"><text:span text:style-name="T5555">                            </text:span><text:span text:style-name="T5556">&lt;/</text:span><text:span text:style-name="T5557">div</text:span><text:span text:style-name="T5558">&gt;</text:span></text:p>
      <text:soft-page-break/>
      <text:p text:style-name="P5559"><text:span text:style-name="T5560">                            </text:span><text:span text:style-name="T5561">&lt;!--Ende von Leaving Sky--&gt;</text:span></text:p>
      <text:p text:style-name="P5562"><text:span text:style-name="T5563">                        </text:span><text:span text:style-name="T5564">&lt;/</text:span><text:span text:style-name="T5565">div</text:span><text:span text:style-name="T5566">&gt;</text:span></text:p>
      <text:p text:style-name="P5567"><text:span text:style-name="T5568">                        </text:span><text:span text:style-name="T5569">&lt;!--Ende vom Container--&gt;</text:span></text:p>
      <text:p text:style-name="P5570"><text:span text:style-name="T5571">                    </text:span><text:span text:style-name="T5572">&lt;/</text:span><text:span text:style-name="T5573">div</text:span><text:span text:style-name="T5574">&gt;</text:span></text:p>
      <text:p text:style-name="P5575"><text:span text:style-name="T5576">                    </text:span><text:span text:style-name="T5577">&lt;!--Ende von Swiper Sky--&gt;</text:span></text:p>
      <text:p text:style-name="P5578"><text:span text:style-name="T5579">                    </text:span><text:span text:style-name="T5580">&lt;!--Beginn von Logo Sky--&gt;</text:span></text:p>
      <text:p text:style-name="P5581"><text:span text:style-name="T5582">                    </text:span><text:span text:style-name="T5583">&lt;</text:span><text:span text:style-name="T5584">div</text:span><text:span text:style-name="T5585"> </text:span><text:span text:style-name="T5586">id</text:span><text:span text:style-name="T5587">=</text:span><text:span text:style-name="T5588">"sky-index"</text:span><text:span text:style-name="T5589">class</text:span><text:span text:style-name="T5590">=</text:span><text:span text:style-name="T5591">"column"</text:span><text:span text:style-name="T5592"> </text:span><text:span text:style-name="T5593">style</text:span><text:span text:style-name="T5594">=</text:span><text:span text:style-name="T5595">"color: black; vertical-align: middle; text-align: center; margin-right: 0%;"</text:span><text:span text:style-name="T5596">&gt;</text:span></text:p>
      <text:p text:style-name="P5597"><text:span text:style-name="T5598">                        </text:span><text:span text:style-name="T5599">&lt;</text:span><text:span text:style-name="T5600">figure</text:span><text:span text:style-name="T5601">&gt;</text:span></text:p>
      <text:p text:style-name="P5602"><text:span text:style-name="T5603">                            </text:span><text:span text:style-name="T5604">&lt;</text:span><text:span text:style-name="T5605">img</text:span><text:span text:style-name="T5606"> </text:span><text:span text:style-name="T5607">src</text:span><text:span text:style-name="T5608">=</text:span><text:span text:style-name="T5609">"sky/skyq-nav.svg"</text:span><text:span text:style-name="T5610"> </text:span><text:span text:style-name="T5611">style</text:span><text:span text:style-name="T5612">=</text:span><text:span text:style-name="T5613">"width: 300px; height: 200px;"</text:span><text:span text:style-name="T5614">/&gt;</text:span></text:p>
      <text:p text:style-name="P5615"><text:span text:style-name="T5616">                        </text:span><text:span text:style-name="T5617">&lt;/</text:span><text:span text:style-name="T5618">figure</text:span><text:span text:style-name="T5619">&gt;</text:span></text:p>
      <text:p text:style-name="P5620"><text:span text:style-name="T5621">                    </text:span><text:span text:style-name="T5622">&lt;/</text:span><text:span text:style-name="T5623">div</text:span><text:span text:style-name="T5624">&gt;</text:span></text:p>
      <text:p text:style-name="P5625"><text:span text:style-name="T5626">                    </text:span><text:span text:style-name="T5627">&lt;!--Ende von Logo Sky--&gt;</text:span></text:p>
      <text:p text:style-name="P5628"><text:span text:style-name="T5629">                </text:span><text:span text:style-name="T5630">&lt;/</text:span><text:span text:style-name="T5631">div</text:span><text:span text:style-name="T5632">&gt;</text:span></text:p>
      <text:p text:style-name="P5633"><text:span text:style-name="T5634">                </text:span><text:span text:style-name="T5635">&lt;!--Ende von Gapless column--&gt;</text:span></text:p>
      <text:p text:style-name="P5636"><text:span text:style-name="T5637">            </text:span><text:span text:style-name="T5638">&lt;/</text:span><text:span text:style-name="T5639">div</text:span><text:span text:style-name="T5640">&gt;</text:span></text:p>
      <text:p text:style-name="P5641"><text:span text:style-name="T5642">            </text:span><text:span text:style-name="T5643">&lt;!--Ende von Sky X--&gt;</text:span></text:p>
      <text:p text:style-name="P5644"><text:span text:style-name="T5645">        </text:span><text:span text:style-name="T5646">&lt;/</text:span><text:span text:style-name="T5647">div</text:span><text:span text:style-name="T5648">&gt;</text:span></text:p>
      <text:p text:style-name="P5649"><text:span text:style-name="T5650">        </text:span><text:span text:style-name="T5651">&lt;!--Ende von Parent--&gt;</text:span></text:p>
      <text:p text:style-name="P5652"><text:span text:style-name="T5653">    </text:span><text:span text:style-name="T5654">&lt;/</text:span><text:span text:style-name="T5655">div</text:span><text:span text:style-name="T5656">&gt;</text:span></text:p>
      <text:p text:style-name="P5657"><text:span text:style-name="T5658">    </text:span><text:span text:style-name="T5659">&lt;!--Ende von Ancestor--&gt;</text:span></text:p>
      <text:p text:style-name="P5660"><text:span text:style-name="T5661">&lt;/</text:span><text:span text:style-name="T5662">div</text:span><text:span text:style-name="T5663">&gt;</text:span></text:p>
      <text:p text:style-name="P5664"><text:span text:style-name="T5665">&lt;!--Ende der Desktop Ansicht--&gt;</text:span></text:p>
      <text:p text:style-name="P5666"><text:line-break/></text:p>
      <text:p text:style-name="P5667"><text:span text:style-name="T5668">&lt;</text:span><text:span text:style-name="T5669">footer</text:span><text:span text:style-name="T5670"> </text:span><text:span text:style-name="T5671">class</text:span><text:span text:style-name="T5672">=</text:span><text:span text:style-name="T5673">"footer-index"</text:span><text:span text:style-name="T5674"> </text:span><text:span text:style-name="T5675">style</text:span><text:span text:style-name="T5676">=</text:span><text:span text:style-name="T5677">"border-top:white 10px ;"</text:span><text:span text:style-name="T5678">&gt;</text:span></text:p>
      <text:p text:style-name="P5679"><text:span text:style-name="T5680">        </text:span><text:span text:style-name="T5681">&lt;</text:span><text:span text:style-name="T5682">div</text:span><text:span text:style-name="T5683"> </text:span><text:span text:style-name="T5684">class</text:span><text:span text:style-name="T5685">=</text:span><text:span text:style-name="T5686">"navFooterLinkCol"</text:span><text:span text:style-name="T5687">&gt;</text:span></text:p>
      <text:p text:style-name="P5688"><text:span text:style-name="T5689">            </text:span><text:span text:style-name="T5690">&lt;</text:span><text:span text:style-name="T5691">div</text:span><text:span text:style-name="T5692"> </text:span><text:span text:style-name="T5693">class</text:span><text:span text:style-name="T5694">=</text:span><text:span text:style-name="T5695">"navFooterColHead"</text:span><text:span text:style-name="T5696">&gt;</text:span><text:span text:style-name="T5697">Über W2W</text:span><text:span text:style-name="T5698">&lt;/</text:span><text:span text:style-name="T5699">div</text:span><text:span text:style-name="T5700">&gt;</text:span></text:p>
      <text:p text:style-name="P5701"><text:span text:style-name="T5702">            </text:span><text:span text:style-name="T5703">&lt;</text:span><text:span text:style-name="T5704">ul</text:span><text:span text:style-name="T5705">&gt;</text:span></text:p>
      <text:p text:style-name="P5706"><text:span text:style-name="T5707">                </text:span><text:span text:style-name="T5708">&lt;</text:span><text:span text:style-name="T5709">li</text:span><text:span text:style-name="T5710">&gt;</text:span><text:span text:style-name="T5711">Karriere bei uns</text:span><text:span text:style-name="T5712">&lt;/</text:span><text:span text:style-name="T5713">li</text:span><text:span text:style-name="T5714">&gt;</text:span></text:p>
      <text:p text:style-name="P5715"><text:span text:style-name="T5716">                </text:span><text:span text:style-name="T5717">&lt;</text:span><text:span text:style-name="T5718">li</text:span><text:span text:style-name="T5719">&gt;</text:span><text:span text:style-name="T5720">Über uns</text:span><text:span text:style-name="T5721">&lt;/</text:span><text:span text:style-name="T5722">li</text:span><text:span text:style-name="T5723">&gt;</text:span></text:p>
      <text:p text:style-name="P5724"><text:span text:style-name="T5725">            </text:span><text:span text:style-name="T5726">&lt;/</text:span><text:span text:style-name="T5727">ul</text:span><text:span text:style-name="T5728">&gt;</text:span></text:p>
      <text:p text:style-name="P5729"><text:span text:style-name="T5730">        </text:span><text:span text:style-name="T5731">&lt;/</text:span><text:span text:style-name="T5732">div</text:span><text:span text:style-name="T5733">&gt;</text:span></text:p>
      <text:p text:style-name="P5734"><text:span text:style-name="T5735">  </text:span><text:span text:style-name="T5736">&lt;/</text:span><text:span text:style-name="T5737">footer</text:span><text:span text:style-name="T5738">&gt;</text:span></text:p>
      <text:p text:style-name="P5739"><text:span text:style-name="T5740">&lt;/</text:span><text:span text:style-name="T5741">div</text:span><text:span text:style-name="T5742">&gt;</text:span></text:p>
      <text:p text:style-name="P5743"><text:span text:style-name="T5744">&lt;/</text:span><text:span text:style-name="T5745">body</text:span><text:span text:style-name="T5746">&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AT" style:language-asian="en" style:country-asian="A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elrahaman shehata</meta:initial-creator>
    <dc:creator>abdelrahaman shehata</dc:creator>
    <meta:creation-date>2020-02-09T20:25:00Z</meta:creation-date>
    <dc:date>2020-02-09T20:26:00Z</dc:date>
    <meta:template xlink:href="Normal.dotm" xlink:type="simple"/>
    <meta:editing-cycles>1</meta:editing-cycles>
    <meta:editing-duration>PT60S</meta:editing-duration>
    <meta:document-statistic meta:page-count="18" meta:paragraph-count="83" meta:word-count="6255" meta:character-count="41831" meta:row-count="297" meta:non-whitespace-character-count="35659"/>
  </office:meta>
</office:document-meta>
</file>